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31.882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1.767cm"/>
    </style:style>
    <style:style style:name="co22" style:family="table-column">
      <style:table-column-properties fo:break-before="auto" style:column-width="2.942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2.443cm"/>
    </style:style>
    <style:style style:name="co30" style:family="table-column">
      <style:table-column-properties fo:break-before="auto" style:column-width="1.954cm"/>
    </style:style>
    <style:style style:name="co31" style:family="table-column">
      <style:table-column-properties fo:break-before="auto" style:column-width="1.977cm"/>
    </style:style>
    <style:style style:name="co32" style:family="table-column">
      <style:table-column-properties fo:break-before="auto" style:column-width="5.893cm"/>
    </style:style>
    <style:style style:name="co33" style:family="table-column">
      <style:table-column-properties fo:break-before="auto" style:column-width="3.191cm"/>
    </style:style>
    <style:style style:name="co34" style:family="table-column">
      <style:table-column-properties fo:break-before="auto" style:column-width="12.795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5.868cm"/>
    </style:style>
    <style:style style:name="co37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 style:data-style-name="N108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 style:data-style-name="N0"/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-group table:display="false">
          <table:table-column table:style-name="co5" table:visibility="collapse" table:default-cell-style-name="ce10"/>
          <table:table-column table:style-name="co6" table:visibility="collapse" table:default-cell-style-name="ce10"/>
          <table:table-column table:style-name="co7" table:visibility="collapse" table:default-cell-style-name="ce10"/>
          <table:table-column table:style-name="co6" table:visibility="collapse" table:default-cell-style-name="Default"/>
          <table:table-column table:style-name="co8" table:visibility="collapse" table:default-cell-style-name="ce10"/>
          <table:table-column table:style-name="co6" table:visibility="collapse" table:default-cell-style-name="Default"/>
          <table:table-column table:style-name="co9" table:visibility="collapse" table:default-cell-style-name="ce10"/>
          <table:table-column table:style-name="co10" table:visibility="collapse" table:default-cell-style-name="Default"/>
          <table:table-column table:style-name="co11" table:visibility="collapse" table:default-cell-style-name="ce12"/>
          <table:table-column table:style-name="co10" table:visibility="collapse" table:number-columns-repeated="2" table:default-cell-style-name="ce15"/>
        </table:table-column-group>
        <table:table-column-group table:display="false">
          <table:table-column table:style-name="co12" table:visibility="collapse" table:default-cell-style-name="ce10"/>
          <table:table-column table:style-name="co13" table:visibility="collapse" table:default-cell-style-name="Default"/>
          <table:table-column table:style-name="co14" table:visibility="collapse" table:default-cell-style-name="Default"/>
          <table:table-column table:style-name="co15" table:visibility="collapse" table:default-cell-style-name="ce10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7" table:visibility="collapse" table:default-cell-style-name="ce12"/>
          <table:table-column table:style-name="co18" table:visibility="collapse" table:default-cell-style-name="ce12"/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ce10"/>
        <table:table-column table:style-name="co21" table:default-cell-style-name="Default"/>
        <table:table-column table:style-name="co22" table:default-cell-style-name="ce10"/>
        <table:table-column table:style-name="co21" table:default-cell-style-name="Default"/>
        <table:table-column table:style-name="co23" table:default-cell-style-name="ce10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ce29"/>
        <table:table-column table:style-name="co28" table:default-cell-style-name="Default"/>
        <table:table-column table:style-name="co34" table:default-cell-style-name="ce20"/>
        <table:table-column table:style-name="co28" table:default-cell-style-name="ce20"/>
        <table:table-column table:style-name="co28" table:number-columns-repeated="978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visibility="collapse" table:number-rows-repeated="5">
            <table:table-cell table:style-name="ce1"/>
            <table:table-cell table:style-name="ce5" table:number-columns-repeated="2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5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5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10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5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10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4.931cm" svg:y="0cm" draw:caption-point-x="-0.61cm" draw:caption-point-y="1.364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5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9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11" office:value-type="string">
            <text:p>Temps</text:p>
          </table:table-cell>
          <table:table-cell table:number-columns-repeated="10"/>
          <table:table-cell table:style-name="ce11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6.091cm" svg:y="1.204cm" draw:caption-point-x="-0.61cm" draw:caption-point-y="1.515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7.755cm" svg:y="1.204cm" draw:caption-point-x="-0.61cm" draw:caption-point-y="1.515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12.184cm" svg:y="1.204cm" draw:caption-point-x="-0.61cm" draw:caption-point-y="1.515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16.612cm" svg:y="1.204cm" draw:caption-point-x="-0.61cm" draw:caption-point-y="1.515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6.612cm" svg:y="1.204cm" draw:caption-point-x="-0.61cm" draw:caption-point-y="1.515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16.612cm" svg:y="1.204cm" draw:caption-point-x="-0.61cm" draw:caption-point-y="1.515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16.612cm" svg:y="1.204cm" draw:caption-point-x="-0.61cm" draw:caption-point-y="1.515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16.612cm" svg:y="1.204cm" draw:caption-point-x="-0.61cm" draw:caption-point-y="1.515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16.612cm" svg:y="1.204cm" draw:caption-point-x="-0.61cm" draw:caption-point-y="1.515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16.612cm" svg:y="1.204cm" draw:caption-point-x="-0.61cm" draw:caption-point-y="1.515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16.612cm" svg:y="1.204cm" draw:caption-point-x="-0.61cm" draw:caption-point-y="1.515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16.612cm" svg:y="1.204cm" draw:caption-point-x="-0.61cm" draw:caption-point-y="1.515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16.612cm" svg:y="1.204cm" draw:caption-point-x="-0.61cm" draw:caption-point-y="1.515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16.612cm" svg:y="1.204cm" draw:caption-point-x="-0.61cm" draw:caption-point-y="1.515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16.612cm" svg:y="1.204cm" draw:caption-point-x="-0.61cm" draw:caption-point-y="1.515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16.612cm" svg:y="1.204cm" draw:caption-point-x="-0.61cm" draw:caption-point-y="1.515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16.612cm" svg:y="1.204cm" draw:caption-point-x="-0.61cm" draw:caption-point-y="1.515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16.612cm" svg:y="1.204cm" draw:caption-point-x="-0.61cm" draw:caption-point-y="1.515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21" office:value-type="string">
            <office:annotation draw:style-name="gr1" draw:text-style-name="P1" svg:width="2.899cm" svg:height="1.386cm" svg:x="19.021cm" svg:y="1.204cm" draw:caption-point-x="-0.61cm" draw:caption-point-y="1.515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23" office:value-type="string">
            <text:p>E1 valeur</text:p>
          </table:table-cell>
          <table:table-cell table:style-name="ce21" office:value-type="string">
            <text:p>Effet 2 nom</text:p>
          </table:table-cell>
          <table:table-cell table:style-name="ce23" office:value-type="string">
            <text:p>E2 valeur</text:p>
          </table:table-cell>
          <table:table-cell table:style-name="ce21" office:value-type="string">
            <text:p>Effet 3 nom</text:p>
          </table:table-cell>
          <table:table-cell table:style-name="ce23" office:value-type="string">
            <text:p>E3 valeur</text:p>
          </table:table-cell>
          <table:table-cell table:style-name="ce23" office:value-type="string">
            <text:p>Effet 4 nom</text:p>
          </table:table-cell>
          <table:table-cell table:style-name="ce23" office:value-type="string">
            <text:p>E4 valeur</text:p>
          </table:table-cell>
          <table:table-cell table:style-name="ce23" office:value-type="string">
            <text:p>free_code</text:p>
          </table:table-cell>
          <table:table-cell table:style-name="ce23" office:value-type="string">
            <text:p>Not_if_exists</text:p>
          </table:table-cell>
          <table:table-cell table:style-name="ce23" office:value-type="string">
            <office:annotation draw:style-name="gr1" draw:text-style-name="P1" svg:width="2.899cm" svg:height="1.386cm" svg:x="41.348cm" svg:y="1.204cm" draw:caption-point-x="-0.61cm" draw:caption-point-y="1.515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23" office:value-type="string">
            <text:p>Préreq2</text:p>
          </table:table-cell>
          <table:table-cell table:style-name="ce23" office:value-type="string">
            <text:p>Upgrade from</text:p>
          </table:table-cell>
          <table:table-cell table:style-name="ce23" office:value-type="string">
            <text:p>Potential Terrain</text:p>
          </table:table-cell>
          <table:table-cell table:style-name="ce23" office:value-type="string">
            <text:p>Potential modifieur de province</text:p>
          </table:table-cell>
          <table:table-cell table:style-name="ce23" office:value-type="string">
            <text:p>trigger Technologie</text:p>
          </table:table-cell>
          <table:table-cell table:style-name="ce28" office:value-type="string">
            <text:p>Niveau tech requis</text:p>
          </table:table-cell>
          <table:table-cell table:style-name="ce30" office:value-type="string">
            <text:p>Facteur création IA</text:p>
          </table:table-cell>
          <table:table-cell table:style-name="ce32" office:value-type="string">
            <text:p>Extra tech</text:p>
          </table:table-cell>
          <table:table-cell table:style-name="ce33" office:value-type="string">
            <text:p>Description FR</text:p>
          </table:table-cell>
          <table:table-cell table:style-name="ce33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3" office:value-type="string">
            <text:p>T=365*a*b*c*d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18" office:value-type="string">
            <text:p>O=S+M</text:p>
          </table:table-cell>
          <table:table-cell table:style-name="ce18" office:value-type="string">
            <text:p>P=50*1*d</text:p>
          </table:table-cell>
          <table:table-cell table:style-name="ce4"/>
          <table:table-cell table:style-name="ce22"/>
          <table:table-cell table:number-columns-repeated="11"/>
          <table:table-cell/>
          <table:table-cell table:number-columns-repeated="8"/>
          <table:table-cell table:number-columns-repeated="2"/>
          <table:table-cell table:style-name="ce4" table:number-columns-repeated="976"/>
        </table:table-row>
        <table:table-row table:style-name="ro1">
          <table:table-cell table:formula="of:=CONCATENATE([.B50];&quot;_&quot;;LOWER([.C50]);&quot;_&quot;;[.L50])" office:value-type="string" office:string-value="TR_taverne_1">
            <text:p>TR_taverne_1</text:p>
          </table:table-cell>
          <table:table-cell table:style-name="ce2" office:value-type="string">
            <text:p>TR</text:p>
          </table:table-cell>
          <table:table-cell table:style-name="ce2" office:value-type="string">
            <text:p>taverne</text:p>
          </table:table-cell>
          <table:table-cell table:style-name="ce8" office:value-type="string">
            <text:p>Taverne</text:p>
          </table:table-cell>
          <table:table-cell table:style-name="ce8" office:value-type="string">
            <text:p>Tavern</text:p>
          </table:table-cell>
          <table:table-cell table:style-name="ce8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8" office:value-type="string">
            <text:p>new</text:p>
          </table:table-cell>
          <table:table-cell table:formula="of:=VLOOKUP([.H50];[.$H$43:.$I$44];2;0)" office:value-type="float" office:value="1">
            <text:p>1</text:p>
          </table:table-cell>
          <table:table-cell table:style-name="ce8" office:value-type="string">
            <text:p>sans</text:p>
          </table:table-cell>
          <table:table-cell table:formula="of:=VLOOKUP([.J50];[.$J$43:.$K$44];2;0)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4" table:formula="of:=ROUND(365*[.G50]*[.I50]*[.K50]*[.M50];-1)" office:value-type="float" office:value="180">
            <text:p>180</text:p>
          </table:table-cell>
          <table:table-cell table:formula="of:=ROUNDDOWN([.N50]/365;0)" office:value-type="float" office:value="0">
            <text:p>0</text:p>
          </table:table-cell>
          <table:table-cell table:style-name="ce17" table:formula="of:=ROUNDDOWN([.N50]/30-12*[.O50];0)" office:value-type="float" office:value="6">
            <text:p>6</text:p>
          </table:table-cell>
          <table:table-cell table:style-name="ce8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9">
            <text:p>9</text:p>
          </table:table-cell>
          <table:table-cell table:style-name="ce8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100">
            <text:p>100</text:p>
          </table:table-cell>
          <table:table-cell table:formula="of:=ROUNDDOWN([.S50]+[.V50];-1)" office:value-type="float" office:value="100">
            <text:p>100</text:p>
          </table:table-cell>
          <table:table-cell table:formula="of:=ROUNDDOWN(60*IF([.J50]=&quot;avec&quot;;1;0)*[.M50];-1)" office:value-type="float" office:value="0">
            <text:p>0</text:p>
          </table:table-cell>
          <table:table-cell table:style-name="ce20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Taverne est un petit bâtiment de 1 construit en bois. Il a été érigé par des paysans payés 0,05 ducats par jour. Sa construction a duré 0 an(s) et 6 mois, et a coûté 100 ducats et 0 de prestige. ">
            <text:p>Taverne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26"/>
          <table:table-cell table:style-name="ce5"/>
          <table:table-cell table:number-columns-repeated="2"/>
          <table:table-cell table:style-name="ce5"/>
          <table:table-cell table:style-name="ce27" office:value-type="string">
            <text:p>TECH_CASTLE_CONSTRUCTION</text:p>
          </table:table-cell>
          <table:table-cell table:style-name="ce27" office:value-type="float" office:value="0">
            <text:p>0</text:p>
          </table:table-cell>
          <table:table-cell table:style-name="ce31" office:value-type="float" office:value="99">
            <text:p>99</text:p>
          </table:table-cell>
          <table:table-cell table:style-name="ce27" office:value-type="float" office:value="2">
            <text:p>2</text:p>
          </table:table-cell>
          <table:table-cell table:number-columns-repeated="2" table:style-name="ce34"/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TR_taverne_2">
            <text:p>TR_taverne_2</text:p>
          </table:table-cell>
          <table:table-cell table:style-name="ce2" office:value-type="string">
            <text:p>TR</text:p>
          </table:table-cell>
          <table:table-cell table:style-name="ce2" office:value-type="string">
            <text:p>taverne</text:p>
          </table:table-cell>
          <table:table-cell table:style-name="ce8" office:value-type="string">
            <text:p>Taverne</text:p>
          </table:table-cell>
          <table:table-cell table:style-name="ce8" office:value-type="string">
            <text:p>Tavern</text:p>
          </table:table-cell>
          <table:table-cell table:style-name="ce8" office:value-type="string">
            <text:p>moyen</text:p>
          </table:table-cell>
          <table:table-cell table:formula="of:=VLOOKUP([.F51];[.$F$43:.$G$46];2;0)" office:value-type="float" office:value="1.5">
            <text:p>1,5</text:p>
          </table:table-cell>
          <table:table-cell table:style-name="ce8" office:value-type="string">
            <text:p>ext.</text:p>
          </table:table-cell>
          <table:table-cell table:formula="of:=VLOOKUP([.H51];[.$H$43:.$I$44];2;0)" office:value-type="float" office:value="0.7">
            <text:p>0,7</text:p>
          </table:table-cell>
          <table:table-cell table:style-name="ce8" office:value-type="string">
            <text:p>sans</text:p>
          </table:table-cell>
          <table:table-cell table:formula="of:=VLOOKUP([.J51];[.$J$43:.$K$44];2;0)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4" table:formula="of:=ROUND(365*[.G51]*[.I51]*[.K51]*[.M51];-1)" office:value-type="float" office:value="380">
            <text:p>380</text:p>
          </table:table-cell>
          <table:table-cell table:formula="of:=ROUNDDOWN([.N51]/365;0)" office:value-type="float" office:value="1">
            <text:p>1</text:p>
          </table:table-cell>
          <table:table-cell table:style-name="ce17" table:formula="of:=ROUNDDOWN([.N51]/30-12*[.O51];0)" office:value-type="float" office:value="0">
            <text:p>0</text:p>
          </table:table-cell>
          <table:table-cell table:style-name="ce8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38">
            <text:p>38</text:p>
          </table:table-cell>
          <table:table-cell table:style-name="ce8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5.5">
            <text:p>115,5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0">
            <text:p>0</text:p>
          </table:table-cell>
          <table:table-cell table:style-name="ce20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Taverne est un moyen bâtiment de 2 construit en pierre. Il a été érigé par des ouvriers payés 0,1 ducats par jour. Sa construction a duré 1 an(s) et 0 mois, et a coûté 150 ducats et 0 de prestige. ">
            <text:p>Tavern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5"/>
          <table:table-cell table:style-name="ce26"/>
          <table:table-cell table:style-name="ce5" table:formula="of:=[.A50]" office:value-type="string" office:string-value="TR_taverne_1">
            <text:p>TR_taverne_1</text:p>
          </table:table-cell>
          <table:table-cell/>
          <table:table-cell table:style-name="ce5"/>
          <table:table-cell table:style-name="ce27" office:value-type="string">
            <text:p>TECH_CASTLE_CONSTRUCTION</text:p>
          </table:table-cell>
          <table:table-cell table:style-name="ce27" office:value-type="float" office:value="0">
            <text:p>0</text:p>
          </table:table-cell>
          <table:table-cell table:style-name="ce31" office:value-type="float" office:value="98">
            <text:p>98</text:p>
          </table:table-cell>
          <table:table-cell table:style-name="ce27" office:value-type="float" office:value="3">
            <text:p>3</text:p>
          </table:table-cell>
          <table:table-cell table:number-columns-repeated="2" table:style-name="ce34"/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TR_taverne_3">
            <text:p>TR_taverne_3</text:p>
          </table:table-cell>
          <table:table-cell table:style-name="ce2" office:value-type="string">
            <text:p>TR</text:p>
          </table:table-cell>
          <table:table-cell table:style-name="ce2" office:value-type="string">
            <text:p>taverne</text:p>
          </table:table-cell>
          <table:table-cell table:style-name="ce8" office:value-type="string">
            <text:p>Taverne</text:p>
          </table:table-cell>
          <table:table-cell table:style-name="ce8" office:value-type="string">
            <text:p>Tavern</text:p>
          </table:table-cell>
          <table:table-cell table:style-name="ce8" office:value-type="string">
            <text:p>grand</text:p>
          </table:table-cell>
          <table:table-cell table:formula="of:=VLOOKUP([.F52];[.$F$43:.$G$46];2;0)" office:value-type="float" office:value="2">
            <text:p>2</text:p>
          </table:table-cell>
          <table:table-cell table:style-name="ce8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8" office:value-type="string">
            <text:p>sans</text:p>
          </table:table-cell>
          <table:table-cell table:formula="of:=VLOOKUP([.J52];[.$J$43:.$K$44];2;0)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4" table:formula="of:=ROUND(365*[.G52]*[.I52]*[.K52]*[.M52];-1)" office:value-type="float" office:value="640">
            <text:p>640</text:p>
          </table:table-cell>
          <table:table-cell table:formula="of:=ROUNDDOWN([.N52]/365;0)" office:value-type="float" office:value="1">
            <text:p>1</text:p>
          </table:table-cell>
          <table:table-cell table:style-name="ce17" table:formula="of:=ROUNDDOWN([.N52]/30-12*[.O52];0)" office:value-type="float" office:value="9">
            <text:p>9</text:p>
          </table:table-cell>
          <table:table-cell table:style-name="ce8" office:value-type="string">
            <text:p>ouvriers</text:p>
          </table:table-cell>
          <table:table-cell table:formula="of:=VLOOKUP([.Q52];[.$Q$43:.$R$45];2;0)" office:value-type="float" office:value="0.1">
            <text:p>0,1</text:p>
          </table:table-cell>
          <table:table-cell table:formula="of:=[.N52]*[.R52]" office:value-type="float" office:value="64">
            <text:p>64</text:p>
          </table:table-cell>
          <table:table-cell table:style-name="ce8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210">
            <text:p>210</text:p>
          </table:table-cell>
          <table:table-cell table:formula="of:=ROUNDDOWN([.S52]+[.V52];-1)" office:value-type="float" office:value="270">
            <text:p>270</text:p>
          </table:table-cell>
          <table:table-cell table:formula="of:=ROUNDDOWN(60*IF([.J52]=&quot;avec&quot;;1;0)*[.M52];-1)" office:value-type="float" office:value="0">
            <text:p>0</text:p>
          </table:table-cell>
          <table:table-cell table:style-name="ce20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Taverne est un grand bâtiment de 3 construit en p taillée. Il a été érigé par des ouvriers payés 0,1 ducats par jour. Sa construction a duré 1 an(s) et 9 mois, et a coûté 270 ducats et 0 de prestige. ">
            <text:p>Taverne est un grand bâtiment de 3 construit en p taillée. Il a été érigé par des ouvriers payés 0,1 ducats par jour. Sa construction a duré 1 an(s) et 9 mois, et a coûté 27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0.5">
            <text:p>0,5</text:p>
          </table:table-cell>
          <table:table-cell office:value-type="string">
            <text:p>garrison_size</text:p>
          </table:table-cell>
          <table:table-cell office:value-type="float" office:value="0.04">
            <text:p>0,04</text:p>
          </table:table-cell>
          <table:table-cell office:value-type="string">
            <text:p>land_morale</text:p>
          </table:table-cell>
          <table:table-cell office:value-type="float" office:value="0.02">
            <text:p>0,02</text:p>
          </table:table-cell>
          <table:table-cell table:number-columns-repeated="4"/>
          <table:table-cell table:number-columns-repeated="2" table:style-name="ce26"/>
          <table:table-cell table:style-name="ce5" table:formula="of:=[.A51]" office:value-type="string" office:string-value="TR_taverne_2">
            <text:p>TR_taverne_2</text:p>
          </table:table-cell>
          <table:table-cell/>
          <table:table-cell table:style-name="ce26"/>
          <table:table-cell table:style-name="ce27" office:value-type="string">
            <text:p>TECH_CASTLE_CONSTRUCTION</text:p>
          </table:table-cell>
          <table:table-cell table:style-name="ce27" office:value-type="float" office:value="0">
            <text:p>0</text:p>
          </table:table-cell>
          <table:table-cell table:style-name="ce31" office:value-type="float" office:value="97">
            <text:p>97</text:p>
          </table:table-cell>
          <table:table-cell table:style-name="ce27" office:value-type="float" office:value="4">
            <text:p>4</text:p>
          </table:table-cell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6" office:value-type="string">
            <text:p>tradepost ruler</text:p>
          </table:table-cell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 table:number-columns-repeated="9"/>
          <table:table-cell table:style-name="ce26"/>
          <table:table-cell table:number-columns-repeated="2"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7"/>
          <table:table-cell table:style-name="ce8" office:value-type="string">
            <text:p>Contrebandiers</text:p>
          </table:table-cell>
          <table:table-cell table:style-name="ce9" office:value-type="string">
            <text:p>voir dépendances pour chaque (tripots etc, )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 table:number-columns-repeated="7"/>
          <table:table-cell table:number-columns-repeated="2"/>
          <table:table-cell table:style-name="ce26"/>
          <table:table-cell table:style-name="ce5" table:number-columns-repeated="2"/>
          <table:table-cell/>
          <table:table-cell table:style-name="ce5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number-columns-repeated="7"/>
          <table:table-cell table:style-name="ce5"/>
          <table:table-cell table:style-name="ce26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number-columns-repeated="7"/>
          <table:table-cell table:number-columns-repeated="2" table:style-name="ce26"/>
          <table:table-cell table:style-name="ce5"/>
          <table:table-cell/>
          <table:table-cell table:style-name="ce26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7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number-columns-repeated="7"/>
          <table:table-cell table:style-name="ce26"/>
          <table:table-cell table:number-columns-repeated="2"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7" office:value-type="string">
            <text:p>(affinité féodale)</text:p>
          </table:table-cell>
          <table:table-cell table:style-name="ce8" office:value-type="string">
            <text:p>Nobles</text:p>
          </table:table-cell>
          <table:table-cell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number-columns-repeated="7"/>
          <table:table-cell table:style-name="ce5"/>
          <table:table-cell table:style-name="ce26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7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number-columns-repeated="7"/>
          <table:table-cell table:number-columns-repeated="2" table:style-name="ce26"/>
          <table:table-cell table:style-name="ce5"/>
          <table:table-cell/>
          <table:table-cell table:style-name="ce26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7" office:value-type="string">
            <text:p>(affinité religieuse)</text:p>
          </table:table-cell>
          <table:table-cell table:style-name="ce8" office:value-type="string">
            <text:p>Croisés</text:p>
          </table:table-cell>
          <table:table-cell table:style-name="ce8" table:number-columns-repeated="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number-columns-repeated="5"/>
          <table:table-cell table:number-columns-repeated="2"/>
          <table:table-cell table:style-name="ce26" table:number-columns-repeated="2"/>
          <table:table-cell table:style-name="ce5"/>
          <table:table-cell/>
          <table:table-cell table:style-name="ce26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7"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number-columns-repeated="5"/>
          <table:table-cell table:number-columns-repeated="2"/>
          <table:table-cell table:style-name="ce26" table:number-columns-repeated="2"/>
          <table:table-cell table:style-name="ce5"/>
          <table:table-cell/>
          <table:table-cell table:style-name="ce26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7" office:value-type="string">
            <text:p>(affinité république)</text:p>
          </table:table-cell>
          <table:table-cell table:style-name="ce8" office:value-type="string">
            <text:p>Marchands</text:p>
          </table:table-cell>
          <table:table-cell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6"/>
          <table:table-cell table:style-name="ce26"/>
          <table:table-cell table:number-columns-repeated="2"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7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6"/>
          <table:table-cell table:style-name="ce5"/>
          <table:table-cell table:style-name="ce26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7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6"/>
          <table:table-cell table:style-name="ce5"/>
          <table:table-cell table:style-name="ce26"/>
          <table:table-cell table:style-name="ce5"/>
          <table:table-cell/>
          <table:table-cell table:style-name="ce26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7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6"/>
          <table:table-cell table:style-name="ce26"/>
          <table:table-cell table:number-columns-repeated="2"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/>
          <table:table-cell table:style-name="ce2" office:value-type="string">
            <text:p>entrepôt</text:p>
          </table:table-cell>
          <table:table-cell table:style-name="ce8" office:value-type="string">
            <text:p>ressource X</text:p>
          </table:table-cell>
          <table:table-cell table:style-name="ce8" table:number-columns-repeated="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 table:number-columns-repeated="5"/>
          <table:table-cell table:style-name="ce26" table:number-columns-repeated="2"/>
          <table:table-cell table:number-columns-repeated="2" table:style-name="ce26"/>
          <table:table-cell table:style-name="ce26"/>
          <table:table-cell table:style-name="ce5" table:number-columns-repeated="2"/>
          <table:table-cell/>
          <table:table-cell table:style-name="ce5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8" office:value-type="string">
            <text:p>ressource X</text:p>
          </table:table-cell>
          <table:table-cell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number-columns-repeated="5" table:style-name="ce26"/>
          <table:table-cell table:style-name="ce5"/>
          <table:table-cell/>
          <table:table-cell table:style-name="ce26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8" office:value-type="string">
            <text:p>ressource X</text:p>
          </table:table-cell>
          <table:table-cell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number-columns-repeated="2" table:style-name="ce26"/>
          <table:table-cell/>
          <table:table-cell table:number-columns-repeated="3"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26" table:number-columns-repeated="2"/>
          <table:table-cell/>
          <table:table-cell table:style-name="ce26" table:number-columns-repeated="2"/>
          <table:table-cell table:style-name="ce5"/>
          <table:table-cell/>
          <table:table-cell table:style-name="ce5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26" table:number-columns-repeated="5"/>
          <table:table-cell table:style-name="ce5"/>
          <table:table-cell/>
          <table:table-cell table:style-name="ce26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8" office:value-type="string">
            <text:p>chantier naval</text:p>
          </table:table-cell>
          <table:table-cell table:style-name="ce8" office:value-type="string">
            <text:p>réparation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26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ce2" table:number-columns-repeated="2"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26" table:number-columns-repeated="2"/>
          <table:table-cell table:number-columns-repeated="2"/>
          <table:table-cell table:style-name="ce26"/>
          <table:table-cell table:style-name="ce5"/>
          <table:table-cell/>
          <table:table-cell table:style-name="ce5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26" table:number-columns-repeated="3"/>
          <table:table-cell/>
          <table:table-cell table:style-name="ce26"/>
          <table:table-cell table:style-name="ce5"/>
          <table:table-cell/>
          <table:table-cell table:style-name="ce26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26" table:number-columns-repeated="2"/>
          <table:table-cell/>
          <table:table-cell table:style-name="ce5" table:number-columns-repeated="3"/>
          <table:table-cell/>
          <table:table-cell table:style-name="ce5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26"/>
          <table:table-cell table:number-columns-repeated="4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style-name="ce27" table:number-columns-repeated="2"/>
          <table:table-cell table:style-name="ce31"/>
          <table:table-cell table:style-name="ce27"/>
          <table:table-cell table:style-name="ce34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 table:style-name="ce34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0"/>
          <table:table-cell table:style-name="ce26"/>
          <table:table-cell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 table:number-rows-repeated="2">
          <table:table-cell/>
          <table:table-cell table:style-name="ce2" table:number-columns-repeated="2"/>
          <table:table-cell table:style-name="ce8" table:number-columns-repeated="3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style-name="ce27" table:number-columns-repeated="2"/>
          <table:table-cell table:style-name="ce31"/>
          <table:table-cell table:style-name="ce27"/>
          <table:table-cell table:style-name="ce34"/>
          <table:table-cell table:number-columns-repeated="979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8"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14"/>
          <table:table-cell/>
          <table:table-cell table:style-name="ce17"/>
          <table:table-cell table:style-name="ce8"/>
          <table:table-cell table:number-columns-repeated="2"/>
          <table:table-cell table:style-name="ce8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 table:formula="of:=CONCATENATE([.B110];&quot;_&quot;;LOWER([.C110]);&quot;_L&quot;;[.L11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0];[.$F$43:.$G$46];2;0)" office:value-type="float" office:value="0">
            <text:p>#N/A</text:p>
          </table:table-cell>
          <table:table-cell table:style-name="ce8"/>
          <table:table-cell table:formula="of:=VLOOKUP([.H110];[.$H$43:.$I$44];2;0)" office:value-type="float" office:value="0">
            <text:p>#N/A</text:p>
          </table:table-cell>
          <table:table-cell table:style-name="ce8"/>
          <table:table-cell table:formula="of:=VLOOKUP([.J110];[.$J$43:.$K$44];2;0)" office:value-type="float" office:value="0">
            <text:p>#N/A</text:p>
          </table:table-cell>
          <table:table-cell table:style-name="ce8"/>
          <table:table-cell table:formula="of:=VLOOKUP([.L110];[.$L$42:.$M$46];2;0)" office:value-type="float" office:value="0">
            <text:p>#N/A</text:p>
          </table:table-cell>
          <table:table-cell table:style-name="ce14" table:formula="of:=ROUND(365*[.G110]*[.I110]*[.K110]*[.M110];-1)" office:value-type="float" office:value="0">
            <text:p>#N/A</text:p>
          </table:table-cell>
          <table:table-cell table:formula="of:=ROUNDDOWN([.N110]/365;0)" office:value-type="float" office:value="0">
            <text:p>#N/A</text:p>
          </table:table-cell>
          <table:table-cell table:style-name="ce17" table:formula="of:=ROUNDDOWN([.N110]/30-12*[.O110];0)" office:value-type="float" office:value="0">
            <text:p>#N/A</text:p>
          </table:table-cell>
          <table:table-cell table:style-name="ce8"/>
          <table:table-cell table:formula="of:=VLOOKUP([.Q110];[.$Q$43:.$R$45];2;0)" office:value-type="float" office:value="0">
            <text:p>#N/A</text:p>
          </table:table-cell>
          <table:table-cell table:formula="of:=[.N110]*[.R110]" office:value-type="float" office:value="0">
            <text:p>#N/A</text:p>
          </table:table-cell>
          <table:table-cell table:style-name="ce8"/>
          <table:table-cell table:formula="of:=VLOOKUP([.T110];[.$T$43:.$U$45];2;0)" office:value-type="float" office:value="0">
            <text:p>#N/A</text:p>
          </table:table-cell>
          <table:table-cell table:formula="of:=+100*[.G110]*[.U110]*[.I110]" office:value-type="float" office:value="0">
            <text:p>#N/A</text:p>
          </table:table-cell>
          <table:table-cell table:formula="of:=ROUNDDOWN([.S110]+[.V110];-1)" office:value-type="float" office:value="0">
            <text:p>#N/A</text:p>
          </table:table-cell>
          <table:table-cell table:formula="of:=ROUNDDOWN(60*IF([.J110]=&quot;avec&quot;;1;0)*[.M110];-1)" office:value-type="float" office:value="0">
            <text:p>#N/A</text:p>
          </table:table-cell>
          <table:table-cell table:style-name="ce20" table:formula="of:=CONCATENATE([.D110];&quot; est un &quot;;[.F110];&quot; bâtiment de &quot;;[.L110];&quot; construit en &quot;;[.T110];&quot;. Il a été érigé par des &quot;;[.Q110];&quot; payés &quot;;[.R110];&quot; ducats par jour. Sa construction a duré &quot;;[.O110];&quot; an(s) et &quot;;[.P110];&quot; mois, et a coûté &quot;;[.W110];&quot; ducats et &quot;;[.X110];&quot; de prestige. &quot;)" office:value-type="float" office:value="0">
            <text:p>#N/A</text:p>
          </table:table-cell>
          <table:table-cell table:number-columns-repeated="12"/>
          <table:table-cell table:style-name="ce5" table:formula="of:=[.A109]" office:value-type="float" office:value="0">
            <text:p>0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 table:formula="of:=CONCATENATE([.B111];&quot;_&quot;;LOWER([.C111]);&quot;_L&quot;;[.L11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1];[.$F$43:.$G$46];2;0)" office:value-type="float" office:value="0">
            <text:p>#N/A</text:p>
          </table:table-cell>
          <table:table-cell table:style-name="ce8"/>
          <table:table-cell table:formula="of:=VLOOKUP([.H111];[.$H$43:.$I$44];2;0)" office:value-type="float" office:value="0">
            <text:p>#N/A</text:p>
          </table:table-cell>
          <table:table-cell table:style-name="ce8"/>
          <table:table-cell table:formula="of:=VLOOKUP([.J111];[.$J$43:.$K$44];2;0)" office:value-type="float" office:value="0">
            <text:p>#N/A</text:p>
          </table:table-cell>
          <table:table-cell table:style-name="ce8"/>
          <table:table-cell table:formula="of:=VLOOKUP([.L111];[.$L$42:.$M$46];2;0)" office:value-type="float" office:value="0">
            <text:p>#N/A</text:p>
          </table:table-cell>
          <table:table-cell table:style-name="ce14" table:formula="of:=ROUND(365*[.G111]*[.I111]*[.K111]*[.M111];-1)" office:value-type="float" office:value="0">
            <text:p>#N/A</text:p>
          </table:table-cell>
          <table:table-cell table:formula="of:=ROUNDDOWN([.N111]/365;0)" office:value-type="float" office:value="0">
            <text:p>#N/A</text:p>
          </table:table-cell>
          <table:table-cell table:style-name="ce17" table:formula="of:=ROUNDDOWN([.N111]/30-12*[.O111];0)" office:value-type="float" office:value="0">
            <text:p>#N/A</text:p>
          </table:table-cell>
          <table:table-cell table:style-name="ce8"/>
          <table:table-cell table:formula="of:=VLOOKUP([.Q111];[.$Q$43:.$R$45];2;0)" office:value-type="float" office:value="0">
            <text:p>#N/A</text:p>
          </table:table-cell>
          <table:table-cell table:formula="of:=[.N111]*[.R111]" office:value-type="float" office:value="0">
            <text:p>#N/A</text:p>
          </table:table-cell>
          <table:table-cell table:style-name="ce8"/>
          <table:table-cell table:formula="of:=VLOOKUP([.T111];[.$T$43:.$U$45];2;0)" office:value-type="float" office:value="0">
            <text:p>#N/A</text:p>
          </table:table-cell>
          <table:table-cell table:formula="of:=+100*[.G111]*[.U111]*[.I111]" office:value-type="float" office:value="0">
            <text:p>#N/A</text:p>
          </table:table-cell>
          <table:table-cell table:formula="of:=ROUNDDOWN([.S111]+[.V111];-1)" office:value-type="float" office:value="0">
            <text:p>#N/A</text:p>
          </table:table-cell>
          <table:table-cell table:formula="of:=ROUNDDOWN(60*IF([.J111]=&quot;avec&quot;;1;0)*[.M111];-1)" office:value-type="float" office:value="0">
            <text:p>#N/A</text:p>
          </table:table-cell>
          <table:table-cell table:style-name="ce20" table:formula="of:=CONCATENATE([.D111];&quot; est un &quot;;[.F111];&quot; bâtiment de &quot;;[.L111];&quot; construit en &quot;;[.T111];&quot;. Il a été érigé par des &quot;;[.Q111];&quot; payés &quot;;[.R111];&quot; ducats par jour. Sa construction a duré &quot;;[.O111];&quot; an(s) et &quot;;[.P111];&quot; mois, et a coûté &quot;;[.W111];&quot; ducats et &quot;;[.X111];&quot; de prestige. &quot;)" office:value-type="float" office:value="0">
            <text:p>#N/A</text:p>
          </table:table-cell>
          <table:table-cell table:number-columns-repeated="12"/>
          <table:table-cell table:style-name="ce5" table:formula="of:=[.A11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 table:formula="of:=CONCATENATE([.B112];&quot;_&quot;;LOWER([.C112]);&quot;_L&quot;;[.L11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2];[.$F$43:.$G$46];2;0)" office:value-type="float" office:value="0">
            <text:p>#N/A</text:p>
          </table:table-cell>
          <table:table-cell table:style-name="ce8"/>
          <table:table-cell table:formula="of:=VLOOKUP([.H112];[.$H$43:.$I$44];2;0)" office:value-type="float" office:value="0">
            <text:p>#N/A</text:p>
          </table:table-cell>
          <table:table-cell table:style-name="ce8"/>
          <table:table-cell table:formula="of:=VLOOKUP([.J112];[.$J$43:.$K$44];2;0)" office:value-type="float" office:value="0">
            <text:p>#N/A</text:p>
          </table:table-cell>
          <table:table-cell table:style-name="ce8"/>
          <table:table-cell table:formula="of:=VLOOKUP([.L112];[.$L$42:.$M$46];2;0)" office:value-type="float" office:value="0">
            <text:p>#N/A</text:p>
          </table:table-cell>
          <table:table-cell table:style-name="ce14" table:formula="of:=ROUND(365*[.G112]*[.I112]*[.K112]*[.M112];-1)" office:value-type="float" office:value="0">
            <text:p>#N/A</text:p>
          </table:table-cell>
          <table:table-cell table:formula="of:=ROUNDDOWN([.N112]/365;0)" office:value-type="float" office:value="0">
            <text:p>#N/A</text:p>
          </table:table-cell>
          <table:table-cell table:style-name="ce17" table:formula="of:=ROUNDDOWN([.N112]/30-12*[.O112];0)" office:value-type="float" office:value="0">
            <text:p>#N/A</text:p>
          </table:table-cell>
          <table:table-cell table:style-name="ce8"/>
          <table:table-cell table:formula="of:=VLOOKUP([.Q112];[.$Q$43:.$R$45];2;0)" office:value-type="float" office:value="0">
            <text:p>#N/A</text:p>
          </table:table-cell>
          <table:table-cell table:formula="of:=[.N112]*[.R112]" office:value-type="float" office:value="0">
            <text:p>#N/A</text:p>
          </table:table-cell>
          <table:table-cell table:style-name="ce8"/>
          <table:table-cell table:formula="of:=VLOOKUP([.T112];[.$T$43:.$U$45];2;0)" office:value-type="float" office:value="0">
            <text:p>#N/A</text:p>
          </table:table-cell>
          <table:table-cell table:formula="of:=+100*[.G112]*[.U112]*[.I112]" office:value-type="float" office:value="0">
            <text:p>#N/A</text:p>
          </table:table-cell>
          <table:table-cell table:formula="of:=ROUNDDOWN([.S112]+[.V112];-1)" office:value-type="float" office:value="0">
            <text:p>#N/A</text:p>
          </table:table-cell>
          <table:table-cell table:formula="of:=ROUNDDOWN(60*IF([.J112]=&quot;avec&quot;;1;0)*[.M112];-1)" office:value-type="float" office:value="0">
            <text:p>#N/A</text:p>
          </table:table-cell>
          <table:table-cell table:style-name="ce20" table:formula="of:=CONCATENATE([.D112];&quot; est un &quot;;[.F112];&quot; bâtiment de &quot;;[.L112];&quot; construit en &quot;;[.T112];&quot;. Il a été érigé par des &quot;;[.Q112];&quot; payés &quot;;[.R112];&quot; ducats par jour. Sa construction a duré &quot;;[.O112];&quot; an(s) et &quot;;[.P112];&quot; mois, et a coûté &quot;;[.W112];&quot; ducats et &quot;;[.X112];&quot; de prestige. &quot;)" office:value-type="float" office:value="0">
            <text:p>#N/A</text:p>
          </table:table-cell>
          <table:table-cell table:number-columns-repeated="12"/>
          <table:table-cell table:style-name="ce5" table:formula="of:=[.A11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 table:formula="of:=CONCATENATE([.B113];&quot;_&quot;;LOWER([.C113]);&quot;_L&quot;;[.L11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3];[.$F$43:.$G$46];2;0)" office:value-type="float" office:value="0">
            <text:p>#N/A</text:p>
          </table:table-cell>
          <table:table-cell table:style-name="ce8"/>
          <table:table-cell table:formula="of:=VLOOKUP([.H113];[.$H$43:.$I$44];2;0)" office:value-type="float" office:value="0">
            <text:p>#N/A</text:p>
          </table:table-cell>
          <table:table-cell table:style-name="ce8"/>
          <table:table-cell table:formula="of:=VLOOKUP([.J113];[.$J$43:.$K$44];2;0)" office:value-type="float" office:value="0">
            <text:p>#N/A</text:p>
          </table:table-cell>
          <table:table-cell table:style-name="ce8"/>
          <table:table-cell table:formula="of:=VLOOKUP([.L113];[.$L$42:.$M$46];2;0)" office:value-type="float" office:value="0">
            <text:p>#N/A</text:p>
          </table:table-cell>
          <table:table-cell table:style-name="ce14" table:formula="of:=ROUND(365*[.G113]*[.I113]*[.K113]*[.M113];-1)" office:value-type="float" office:value="0">
            <text:p>#N/A</text:p>
          </table:table-cell>
          <table:table-cell table:formula="of:=ROUNDDOWN([.N113]/365;0)" office:value-type="float" office:value="0">
            <text:p>#N/A</text:p>
          </table:table-cell>
          <table:table-cell table:style-name="ce17" table:formula="of:=ROUNDDOWN([.N113]/30-12*[.O113];0)" office:value-type="float" office:value="0">
            <text:p>#N/A</text:p>
          </table:table-cell>
          <table:table-cell table:style-name="ce8"/>
          <table:table-cell table:formula="of:=VLOOKUP([.Q113];[.$Q$43:.$R$45];2;0)" office:value-type="float" office:value="0">
            <text:p>#N/A</text:p>
          </table:table-cell>
          <table:table-cell table:formula="of:=[.N113]*[.R113]" office:value-type="float" office:value="0">
            <text:p>#N/A</text:p>
          </table:table-cell>
          <table:table-cell table:style-name="ce8"/>
          <table:table-cell table:formula="of:=VLOOKUP([.T113];[.$T$43:.$U$45];2;0)" office:value-type="float" office:value="0">
            <text:p>#N/A</text:p>
          </table:table-cell>
          <table:table-cell table:formula="of:=+100*[.G113]*[.U113]*[.I113]" office:value-type="float" office:value="0">
            <text:p>#N/A</text:p>
          </table:table-cell>
          <table:table-cell table:formula="of:=ROUNDDOWN([.S113]+[.V113];-1)" office:value-type="float" office:value="0">
            <text:p>#N/A</text:p>
          </table:table-cell>
          <table:table-cell table:formula="of:=ROUNDDOWN(60*IF([.J113]=&quot;avec&quot;;1;0)*[.M113];-1)" office:value-type="float" office:value="0">
            <text:p>#N/A</text:p>
          </table:table-cell>
          <table:table-cell table:style-name="ce20" table:formula="of:=CONCATENATE([.D113];&quot; est un &quot;;[.F113];&quot; bâtiment de &quot;;[.L113];&quot; construit en &quot;;[.T113];&quot;. Il a été érigé par des &quot;;[.Q113];&quot; payés &quot;;[.R113];&quot; ducats par jour. Sa construction a duré &quot;;[.O113];&quot; an(s) et &quot;;[.P113];&quot; mois, et a coûté &quot;;[.W113];&quot; ducats et &quot;;[.X113];&quot; de prestige. &quot;)" office:value-type="float" office:value="0">
            <text:p>#N/A</text:p>
          </table:table-cell>
          <table:table-cell table:number-columns-repeated="12"/>
          <table:table-cell table:style-name="ce5" table:formula="of:=[.A11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 table:formula="of:=CONCATENATE([.B114];&quot;_&quot;;LOWER([.C114]);&quot;_L&quot;;[.L11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4];[.$F$43:.$G$46];2;0)" office:value-type="float" office:value="0">
            <text:p>#N/A</text:p>
          </table:table-cell>
          <table:table-cell table:style-name="ce8"/>
          <table:table-cell table:formula="of:=VLOOKUP([.H114];[.$H$43:.$I$44];2;0)" office:value-type="float" office:value="0">
            <text:p>#N/A</text:p>
          </table:table-cell>
          <table:table-cell table:style-name="ce8"/>
          <table:table-cell table:formula="of:=VLOOKUP([.J114];[.$J$43:.$K$44];2;0)" office:value-type="float" office:value="0">
            <text:p>#N/A</text:p>
          </table:table-cell>
          <table:table-cell table:style-name="ce8"/>
          <table:table-cell table:formula="of:=VLOOKUP([.L114];[.$L$42:.$M$46];2;0)" office:value-type="float" office:value="0">
            <text:p>#N/A</text:p>
          </table:table-cell>
          <table:table-cell table:style-name="ce14" table:formula="of:=ROUND(365*[.G114]*[.I114]*[.K114]*[.M114];-1)" office:value-type="float" office:value="0">
            <text:p>#N/A</text:p>
          </table:table-cell>
          <table:table-cell table:formula="of:=ROUNDDOWN([.N114]/365;0)" office:value-type="float" office:value="0">
            <text:p>#N/A</text:p>
          </table:table-cell>
          <table:table-cell table:style-name="ce17" table:formula="of:=ROUNDDOWN([.N114]/30-12*[.O114];0)" office:value-type="float" office:value="0">
            <text:p>#N/A</text:p>
          </table:table-cell>
          <table:table-cell table:style-name="ce8"/>
          <table:table-cell table:formula="of:=VLOOKUP([.Q114];[.$Q$43:.$R$45];2;0)" office:value-type="float" office:value="0">
            <text:p>#N/A</text:p>
          </table:table-cell>
          <table:table-cell table:formula="of:=[.N114]*[.R114]" office:value-type="float" office:value="0">
            <text:p>#N/A</text:p>
          </table:table-cell>
          <table:table-cell table:style-name="ce8"/>
          <table:table-cell table:formula="of:=VLOOKUP([.T114];[.$T$43:.$U$45];2;0)" office:value-type="float" office:value="0">
            <text:p>#N/A</text:p>
          </table:table-cell>
          <table:table-cell table:formula="of:=+100*[.G114]*[.U114]*[.I114]" office:value-type="float" office:value="0">
            <text:p>#N/A</text:p>
          </table:table-cell>
          <table:table-cell table:formula="of:=ROUNDDOWN([.S114]+[.V114];-1)" office:value-type="float" office:value="0">
            <text:p>#N/A</text:p>
          </table:table-cell>
          <table:table-cell table:formula="of:=ROUNDDOWN(60*IF([.J114]=&quot;avec&quot;;1;0)*[.M114];-1)" office:value-type="float" office:value="0">
            <text:p>#N/A</text:p>
          </table:table-cell>
          <table:table-cell table:style-name="ce20" table:formula="of:=CONCATENATE([.D114];&quot; est un &quot;;[.F114];&quot; bâtiment de &quot;;[.L114];&quot; construit en &quot;;[.T114];&quot;. Il a été érigé par des &quot;;[.Q114];&quot; payés &quot;;[.R114];&quot; ducats par jour. Sa construction a duré &quot;;[.O114];&quot; an(s) et &quot;;[.P114];&quot; mois, et a coûté &quot;;[.W114];&quot; ducats et &quot;;[.X114];&quot; de prestige. &quot;)" office:value-type="float" office:value="0">
            <text:p>#N/A</text:p>
          </table:table-cell>
          <table:table-cell table:number-columns-repeated="12"/>
          <table:table-cell table:style-name="ce5" table:formula="of:=[.A11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 table:formula="of:=CONCATENATE([.B115];&quot;_&quot;;LOWER([.C115]);&quot;_L&quot;;[.L11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5];[.$F$43:.$G$46];2;0)" office:value-type="float" office:value="0">
            <text:p>#N/A</text:p>
          </table:table-cell>
          <table:table-cell table:style-name="ce8"/>
          <table:table-cell table:formula="of:=VLOOKUP([.H115];[.$H$43:.$I$44];2;0)" office:value-type="float" office:value="0">
            <text:p>#N/A</text:p>
          </table:table-cell>
          <table:table-cell table:style-name="ce8"/>
          <table:table-cell table:formula="of:=VLOOKUP([.J115];[.$J$43:.$K$44];2;0)" office:value-type="float" office:value="0">
            <text:p>#N/A</text:p>
          </table:table-cell>
          <table:table-cell table:style-name="ce8"/>
          <table:table-cell table:formula="of:=VLOOKUP([.L115];[.$L$42:.$M$46];2;0)" office:value-type="float" office:value="0">
            <text:p>#N/A</text:p>
          </table:table-cell>
          <table:table-cell table:style-name="ce14" table:formula="of:=ROUND(365*[.G115]*[.I115]*[.K115]*[.M115];-1)" office:value-type="float" office:value="0">
            <text:p>#N/A</text:p>
          </table:table-cell>
          <table:table-cell table:formula="of:=ROUNDDOWN([.N115]/365;0)" office:value-type="float" office:value="0">
            <text:p>#N/A</text:p>
          </table:table-cell>
          <table:table-cell table:style-name="ce17" table:formula="of:=ROUNDDOWN([.N115]/30-12*[.O115];0)" office:value-type="float" office:value="0">
            <text:p>#N/A</text:p>
          </table:table-cell>
          <table:table-cell table:style-name="ce8"/>
          <table:table-cell table:formula="of:=VLOOKUP([.Q115];[.$Q$43:.$R$45];2;0)" office:value-type="float" office:value="0">
            <text:p>#N/A</text:p>
          </table:table-cell>
          <table:table-cell table:formula="of:=[.N115]*[.R115]" office:value-type="float" office:value="0">
            <text:p>#N/A</text:p>
          </table:table-cell>
          <table:table-cell table:style-name="ce8"/>
          <table:table-cell table:formula="of:=VLOOKUP([.T115];[.$T$43:.$U$45];2;0)" office:value-type="float" office:value="0">
            <text:p>#N/A</text:p>
          </table:table-cell>
          <table:table-cell table:formula="of:=+100*[.G115]*[.U115]*[.I115]" office:value-type="float" office:value="0">
            <text:p>#N/A</text:p>
          </table:table-cell>
          <table:table-cell table:formula="of:=ROUNDDOWN([.S115]+[.V115];-1)" office:value-type="float" office:value="0">
            <text:p>#N/A</text:p>
          </table:table-cell>
          <table:table-cell table:formula="of:=ROUNDDOWN(60*IF([.J115]=&quot;avec&quot;;1;0)*[.M115];-1)" office:value-type="float" office:value="0">
            <text:p>#N/A</text:p>
          </table:table-cell>
          <table:table-cell table:style-name="ce20" table:formula="of:=CONCATENATE([.D115];&quot; est un &quot;;[.F115];&quot; bâtiment de &quot;;[.L115];&quot; construit en &quot;;[.T115];&quot;. Il a été érigé par des &quot;;[.Q115];&quot; payés &quot;;[.R115];&quot; ducats par jour. Sa construction a duré &quot;;[.O115];&quot; an(s) et &quot;;[.P115];&quot; mois, et a coûté &quot;;[.W115];&quot; ducats et &quot;;[.X115];&quot; de prestige. &quot;)" office:value-type="float" office:value="0">
            <text:p>#N/A</text:p>
          </table:table-cell>
          <table:table-cell table:number-columns-repeated="12"/>
          <table:table-cell table:style-name="ce5" table:formula="of:=[.A11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style-name="ce34"/>
          <table:table-cell/>
          <table:table-cell table:number-columns-repeated="978"/>
        </table:table-row>
        <table:table-row table:style-name="ro1">
          <table:table-cell table:formula="of:=CONCATENATE([.B116];&quot;_&quot;;LOWER([.C116]);&quot;_L&quot;;[.L11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6];[.$F$43:.$G$46];2;0)" office:value-type="float" office:value="0">
            <text:p>#N/A</text:p>
          </table:table-cell>
          <table:table-cell table:style-name="ce8"/>
          <table:table-cell table:formula="of:=VLOOKUP([.H116];[.$H$43:.$I$44];2;0)" office:value-type="float" office:value="0">
            <text:p>#N/A</text:p>
          </table:table-cell>
          <table:table-cell table:style-name="ce8"/>
          <table:table-cell table:formula="of:=VLOOKUP([.J116];[.$J$43:.$K$44];2;0)" office:value-type="float" office:value="0">
            <text:p>#N/A</text:p>
          </table:table-cell>
          <table:table-cell table:style-name="ce8"/>
          <table:table-cell table:formula="of:=VLOOKUP([.L116];[.$L$42:.$M$46];2;0)" office:value-type="float" office:value="0">
            <text:p>#N/A</text:p>
          </table:table-cell>
          <table:table-cell table:style-name="ce14" table:formula="of:=ROUND(365*[.G116]*[.I116]*[.K116]*[.M116];-1)" office:value-type="float" office:value="0">
            <text:p>#N/A</text:p>
          </table:table-cell>
          <table:table-cell table:formula="of:=ROUNDDOWN([.N116]/365;0)" office:value-type="float" office:value="0">
            <text:p>#N/A</text:p>
          </table:table-cell>
          <table:table-cell table:style-name="ce17" table:formula="of:=ROUNDDOWN([.N116]/30-12*[.O116];0)" office:value-type="float" office:value="0">
            <text:p>#N/A</text:p>
          </table:table-cell>
          <table:table-cell table:style-name="ce8"/>
          <table:table-cell table:formula="of:=VLOOKUP([.Q116];[.$Q$43:.$R$45];2;0)" office:value-type="float" office:value="0">
            <text:p>#N/A</text:p>
          </table:table-cell>
          <table:table-cell table:formula="of:=[.N116]*[.R116]" office:value-type="float" office:value="0">
            <text:p>#N/A</text:p>
          </table:table-cell>
          <table:table-cell table:style-name="ce8"/>
          <table:table-cell table:formula="of:=VLOOKUP([.T116];[.$T$43:.$U$45];2;0)" office:value-type="float" office:value="0">
            <text:p>#N/A</text:p>
          </table:table-cell>
          <table:table-cell table:formula="of:=+100*[.G116]*[.U116]*[.I116]" office:value-type="float" office:value="0">
            <text:p>#N/A</text:p>
          </table:table-cell>
          <table:table-cell table:formula="of:=ROUNDDOWN([.S116]+[.V116];-1)" office:value-type="float" office:value="0">
            <text:p>#N/A</text:p>
          </table:table-cell>
          <table:table-cell table:formula="of:=ROUNDDOWN(60*IF([.J116]=&quot;avec&quot;;1;0)*[.M116];-1)" office:value-type="float" office:value="0">
            <text:p>#N/A</text:p>
          </table:table-cell>
          <table:table-cell table:style-name="ce20" table:formula="of:=CONCATENATE([.D116];&quot; est un &quot;;[.F116];&quot; bâtiment de &quot;;[.L116];&quot; construit en &quot;;[.T116];&quot;. Il a été érigé par des &quot;;[.Q116];&quot; payés &quot;;[.R116];&quot; ducats par jour. Sa construction a duré &quot;;[.O116];&quot; an(s) et &quot;;[.P116];&quot; mois, et a coûté &quot;;[.W116];&quot; ducats et &quot;;[.X116];&quot; de prestige. &quot;)" office:value-type="float" office:value="0">
            <text:p>#N/A</text:p>
          </table:table-cell>
          <table:table-cell table:number-columns-repeated="12"/>
          <table:table-cell table:style-name="ce5" table:formula="of:=[.A11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17];&quot;_&quot;;LOWER([.C117]);&quot;_L&quot;;[.L11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7];[.$F$43:.$G$46];2;0)" office:value-type="float" office:value="0">
            <text:p>#N/A</text:p>
          </table:table-cell>
          <table:table-cell table:style-name="ce8"/>
          <table:table-cell table:formula="of:=VLOOKUP([.H117];[.$H$43:.$I$44];2;0)" office:value-type="float" office:value="0">
            <text:p>#N/A</text:p>
          </table:table-cell>
          <table:table-cell table:style-name="ce8"/>
          <table:table-cell table:formula="of:=VLOOKUP([.J117];[.$J$43:.$K$44];2;0)" office:value-type="float" office:value="0">
            <text:p>#N/A</text:p>
          </table:table-cell>
          <table:table-cell table:style-name="ce8"/>
          <table:table-cell table:formula="of:=VLOOKUP([.L117];[.$L$42:.$M$46];2;0)" office:value-type="float" office:value="0">
            <text:p>#N/A</text:p>
          </table:table-cell>
          <table:table-cell table:style-name="ce14" table:formula="of:=ROUND(365*[.G117]*[.I117]*[.K117]*[.M117];-1)" office:value-type="float" office:value="0">
            <text:p>#N/A</text:p>
          </table:table-cell>
          <table:table-cell table:formula="of:=ROUNDDOWN([.N117]/365;0)" office:value-type="float" office:value="0">
            <text:p>#N/A</text:p>
          </table:table-cell>
          <table:table-cell table:style-name="ce17" table:formula="of:=ROUNDDOWN([.N117]/30-12*[.O117];0)" office:value-type="float" office:value="0">
            <text:p>#N/A</text:p>
          </table:table-cell>
          <table:table-cell table:style-name="ce8"/>
          <table:table-cell table:formula="of:=VLOOKUP([.Q117];[.$Q$43:.$R$45];2;0)" office:value-type="float" office:value="0">
            <text:p>#N/A</text:p>
          </table:table-cell>
          <table:table-cell table:formula="of:=[.N117]*[.R117]" office:value-type="float" office:value="0">
            <text:p>#N/A</text:p>
          </table:table-cell>
          <table:table-cell table:style-name="ce8"/>
          <table:table-cell table:formula="of:=VLOOKUP([.T117];[.$T$43:.$U$45];2;0)" office:value-type="float" office:value="0">
            <text:p>#N/A</text:p>
          </table:table-cell>
          <table:table-cell table:formula="of:=+100*[.G117]*[.U117]*[.I117]" office:value-type="float" office:value="0">
            <text:p>#N/A</text:p>
          </table:table-cell>
          <table:table-cell table:formula="of:=ROUNDDOWN([.S117]+[.V117];-1)" office:value-type="float" office:value="0">
            <text:p>#N/A</text:p>
          </table:table-cell>
          <table:table-cell table:formula="of:=ROUNDDOWN(60*IF([.J117]=&quot;avec&quot;;1;0)*[.M117];-1)" office:value-type="float" office:value="0">
            <text:p>#N/A</text:p>
          </table:table-cell>
          <table:table-cell table:style-name="ce20" table:formula="of:=CONCATENATE([.D117];&quot; est un &quot;;[.F117];&quot; bâtiment de &quot;;[.L117];&quot; construit en &quot;;[.T117];&quot;. Il a été érigé par des &quot;;[.Q117];&quot; payés &quot;;[.R117];&quot; ducats par jour. Sa construction a duré &quot;;[.O117];&quot; an(s) et &quot;;[.P117];&quot; mois, et a coûté &quot;;[.W117];&quot; ducats et &quot;;[.X117];&quot; de prestige. &quot;)" office:value-type="float" office:value="0">
            <text:p>#N/A</text:p>
          </table:table-cell>
          <table:table-cell table:number-columns-repeated="12"/>
          <table:table-cell table:style-name="ce5" table:formula="of:=[.A11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18];&quot;_&quot;;LOWER([.C118]);&quot;_L&quot;;[.L11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8];[.$F$43:.$G$46];2;0)" office:value-type="float" office:value="0">
            <text:p>#N/A</text:p>
          </table:table-cell>
          <table:table-cell table:style-name="ce8"/>
          <table:table-cell table:formula="of:=VLOOKUP([.H118];[.$H$43:.$I$44];2;0)" office:value-type="float" office:value="0">
            <text:p>#N/A</text:p>
          </table:table-cell>
          <table:table-cell table:style-name="ce8"/>
          <table:table-cell table:formula="of:=VLOOKUP([.J118];[.$J$43:.$K$44];2;0)" office:value-type="float" office:value="0">
            <text:p>#N/A</text:p>
          </table:table-cell>
          <table:table-cell table:style-name="ce8"/>
          <table:table-cell table:formula="of:=VLOOKUP([.L118];[.$L$42:.$M$46];2;0)" office:value-type="float" office:value="0">
            <text:p>#N/A</text:p>
          </table:table-cell>
          <table:table-cell table:style-name="ce14" table:formula="of:=ROUND(365*[.G118]*[.I118]*[.K118]*[.M118];-1)" office:value-type="float" office:value="0">
            <text:p>#N/A</text:p>
          </table:table-cell>
          <table:table-cell table:formula="of:=ROUNDDOWN([.N118]/365;0)" office:value-type="float" office:value="0">
            <text:p>#N/A</text:p>
          </table:table-cell>
          <table:table-cell table:style-name="ce17" table:formula="of:=ROUNDDOWN([.N118]/30-12*[.O118];0)" office:value-type="float" office:value="0">
            <text:p>#N/A</text:p>
          </table:table-cell>
          <table:table-cell table:style-name="ce8"/>
          <table:table-cell table:formula="of:=VLOOKUP([.Q118];[.$Q$43:.$R$45];2;0)" office:value-type="float" office:value="0">
            <text:p>#N/A</text:p>
          </table:table-cell>
          <table:table-cell table:formula="of:=[.N118]*[.R118]" office:value-type="float" office:value="0">
            <text:p>#N/A</text:p>
          </table:table-cell>
          <table:table-cell table:style-name="ce8"/>
          <table:table-cell table:formula="of:=VLOOKUP([.T118];[.$T$43:.$U$45];2;0)" office:value-type="float" office:value="0">
            <text:p>#N/A</text:p>
          </table:table-cell>
          <table:table-cell table:formula="of:=+100*[.G118]*[.U118]*[.I118]" office:value-type="float" office:value="0">
            <text:p>#N/A</text:p>
          </table:table-cell>
          <table:table-cell table:formula="of:=ROUNDDOWN([.S118]+[.V118];-1)" office:value-type="float" office:value="0">
            <text:p>#N/A</text:p>
          </table:table-cell>
          <table:table-cell table:formula="of:=ROUNDDOWN(60*IF([.J118]=&quot;avec&quot;;1;0)*[.M118];-1)" office:value-type="float" office:value="0">
            <text:p>#N/A</text:p>
          </table:table-cell>
          <table:table-cell table:style-name="ce20" table:formula="of:=CONCATENATE([.D118];&quot; est un &quot;;[.F118];&quot; bâtiment de &quot;;[.L118];&quot; construit en &quot;;[.T118];&quot;. Il a été érigé par des &quot;;[.Q118];&quot; payés &quot;;[.R118];&quot; ducats par jour. Sa construction a duré &quot;;[.O118];&quot; an(s) et &quot;;[.P118];&quot; mois, et a coûté &quot;;[.W118];&quot; ducats et &quot;;[.X118];&quot; de prestige. &quot;)" office:value-type="float" office:value="0">
            <text:p>#N/A</text:p>
          </table:table-cell>
          <table:table-cell table:number-columns-repeated="12"/>
          <table:table-cell table:style-name="ce5" table:formula="of:=[.A11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19];&quot;_&quot;;LOWER([.C119]);&quot;_L&quot;;[.L11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19];[.$F$43:.$G$46];2;0)" office:value-type="float" office:value="0">
            <text:p>#N/A</text:p>
          </table:table-cell>
          <table:table-cell table:style-name="ce8"/>
          <table:table-cell table:formula="of:=VLOOKUP([.H119];[.$H$43:.$I$44];2;0)" office:value-type="float" office:value="0">
            <text:p>#N/A</text:p>
          </table:table-cell>
          <table:table-cell table:style-name="ce8"/>
          <table:table-cell table:formula="of:=VLOOKUP([.J119];[.$J$43:.$K$44];2;0)" office:value-type="float" office:value="0">
            <text:p>#N/A</text:p>
          </table:table-cell>
          <table:table-cell table:style-name="ce8"/>
          <table:table-cell table:formula="of:=VLOOKUP([.L119];[.$L$42:.$M$46];2;0)" office:value-type="float" office:value="0">
            <text:p>#N/A</text:p>
          </table:table-cell>
          <table:table-cell table:style-name="ce14" table:formula="of:=ROUND(365*[.G119]*[.I119]*[.K119]*[.M119];-1)" office:value-type="float" office:value="0">
            <text:p>#N/A</text:p>
          </table:table-cell>
          <table:table-cell table:formula="of:=ROUNDDOWN([.N119]/365;0)" office:value-type="float" office:value="0">
            <text:p>#N/A</text:p>
          </table:table-cell>
          <table:table-cell table:style-name="ce17" table:formula="of:=ROUNDDOWN([.N119]/30-12*[.O119];0)" office:value-type="float" office:value="0">
            <text:p>#N/A</text:p>
          </table:table-cell>
          <table:table-cell table:style-name="ce8"/>
          <table:table-cell table:formula="of:=VLOOKUP([.Q119];[.$Q$43:.$R$45];2;0)" office:value-type="float" office:value="0">
            <text:p>#N/A</text:p>
          </table:table-cell>
          <table:table-cell table:formula="of:=[.N119]*[.R119]" office:value-type="float" office:value="0">
            <text:p>#N/A</text:p>
          </table:table-cell>
          <table:table-cell table:style-name="ce8"/>
          <table:table-cell table:formula="of:=VLOOKUP([.T119];[.$T$43:.$U$45];2;0)" office:value-type="float" office:value="0">
            <text:p>#N/A</text:p>
          </table:table-cell>
          <table:table-cell table:formula="of:=+100*[.G119]*[.U119]*[.I119]" office:value-type="float" office:value="0">
            <text:p>#N/A</text:p>
          </table:table-cell>
          <table:table-cell table:formula="of:=ROUNDDOWN([.S119]+[.V119];-1)" office:value-type="float" office:value="0">
            <text:p>#N/A</text:p>
          </table:table-cell>
          <table:table-cell table:formula="of:=ROUNDDOWN(60*IF([.J119]=&quot;avec&quot;;1;0)*[.M119];-1)" office:value-type="float" office:value="0">
            <text:p>#N/A</text:p>
          </table:table-cell>
          <table:table-cell table:style-name="ce20" table:formula="of:=CONCATENATE([.D119];&quot; est un &quot;;[.F119];&quot; bâtiment de &quot;;[.L119];&quot; construit en &quot;;[.T119];&quot;. Il a été érigé par des &quot;;[.Q119];&quot; payés &quot;;[.R119];&quot; ducats par jour. Sa construction a duré &quot;;[.O119];&quot; an(s) et &quot;;[.P119];&quot; mois, et a coûté &quot;;[.W119];&quot; ducats et &quot;;[.X119];&quot; de prestige. &quot;)" office:value-type="float" office:value="0">
            <text:p>#N/A</text:p>
          </table:table-cell>
          <table:table-cell table:number-columns-repeated="12"/>
          <table:table-cell table:style-name="ce5" table:formula="of:=[.A11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0];&quot;_&quot;;LOWER([.C120]);&quot;_L&quot;;[.L12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0];[.$F$43:.$G$46];2;0)" office:value-type="float" office:value="0">
            <text:p>#N/A</text:p>
          </table:table-cell>
          <table:table-cell table:style-name="ce8"/>
          <table:table-cell table:formula="of:=VLOOKUP([.H120];[.$H$43:.$I$44];2;0)" office:value-type="float" office:value="0">
            <text:p>#N/A</text:p>
          </table:table-cell>
          <table:table-cell table:style-name="ce8"/>
          <table:table-cell table:formula="of:=VLOOKUP([.J120];[.$J$43:.$K$44];2;0)" office:value-type="float" office:value="0">
            <text:p>#N/A</text:p>
          </table:table-cell>
          <table:table-cell table:style-name="ce8"/>
          <table:table-cell table:formula="of:=VLOOKUP([.L120];[.$L$42:.$M$46];2;0)" office:value-type="float" office:value="0">
            <text:p>#N/A</text:p>
          </table:table-cell>
          <table:table-cell table:style-name="ce14" table:formula="of:=ROUND(365*[.G120]*[.I120]*[.K120]*[.M120];-1)" office:value-type="float" office:value="0">
            <text:p>#N/A</text:p>
          </table:table-cell>
          <table:table-cell table:formula="of:=ROUNDDOWN([.N120]/365;0)" office:value-type="float" office:value="0">
            <text:p>#N/A</text:p>
          </table:table-cell>
          <table:table-cell table:style-name="ce17" table:formula="of:=ROUNDDOWN([.N120]/30-12*[.O120];0)" office:value-type="float" office:value="0">
            <text:p>#N/A</text:p>
          </table:table-cell>
          <table:table-cell table:style-name="ce8"/>
          <table:table-cell table:formula="of:=VLOOKUP([.Q120];[.$Q$43:.$R$45];2;0)" office:value-type="float" office:value="0">
            <text:p>#N/A</text:p>
          </table:table-cell>
          <table:table-cell table:formula="of:=[.N120]*[.R120]" office:value-type="float" office:value="0">
            <text:p>#N/A</text:p>
          </table:table-cell>
          <table:table-cell table:style-name="ce8"/>
          <table:table-cell table:formula="of:=VLOOKUP([.T120];[.$T$43:.$U$45];2;0)" office:value-type="float" office:value="0">
            <text:p>#N/A</text:p>
          </table:table-cell>
          <table:table-cell table:formula="of:=+100*[.G120]*[.U120]*[.I120]" office:value-type="float" office:value="0">
            <text:p>#N/A</text:p>
          </table:table-cell>
          <table:table-cell table:formula="of:=ROUNDDOWN([.S120]+[.V120];-1)" office:value-type="float" office:value="0">
            <text:p>#N/A</text:p>
          </table:table-cell>
          <table:table-cell table:formula="of:=ROUNDDOWN(60*IF([.J120]=&quot;avec&quot;;1;0)*[.M120];-1)" office:value-type="float" office:value="0">
            <text:p>#N/A</text:p>
          </table:table-cell>
          <table:table-cell table:style-name="ce20" table:formula="of:=CONCATENATE([.D120];&quot; est un &quot;;[.F120];&quot; bâtiment de &quot;;[.L120];&quot; construit en &quot;;[.T120];&quot;. Il a été érigé par des &quot;;[.Q120];&quot; payés &quot;;[.R120];&quot; ducats par jour. Sa construction a duré &quot;;[.O120];&quot; an(s) et &quot;;[.P120];&quot; mois, et a coûté &quot;;[.W120];&quot; ducats et &quot;;[.X120];&quot; de prestige. &quot;)" office:value-type="float" office:value="0">
            <text:p>#N/A</text:p>
          </table:table-cell>
          <table:table-cell table:number-columns-repeated="12"/>
          <table:table-cell table:style-name="ce5" table:formula="of:=[.A11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1];&quot;_&quot;;LOWER([.C121]);&quot;_L&quot;;[.L12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1];[.$F$43:.$G$46];2;0)" office:value-type="float" office:value="0">
            <text:p>#N/A</text:p>
          </table:table-cell>
          <table:table-cell table:style-name="ce8"/>
          <table:table-cell table:formula="of:=VLOOKUP([.H121];[.$H$43:.$I$44];2;0)" office:value-type="float" office:value="0">
            <text:p>#N/A</text:p>
          </table:table-cell>
          <table:table-cell table:style-name="ce8"/>
          <table:table-cell table:formula="of:=VLOOKUP([.J121];[.$J$43:.$K$44];2;0)" office:value-type="float" office:value="0">
            <text:p>#N/A</text:p>
          </table:table-cell>
          <table:table-cell table:style-name="ce8"/>
          <table:table-cell table:formula="of:=VLOOKUP([.L121];[.$L$42:.$M$46];2;0)" office:value-type="float" office:value="0">
            <text:p>#N/A</text:p>
          </table:table-cell>
          <table:table-cell table:style-name="ce14" table:formula="of:=ROUND(365*[.G121]*[.I121]*[.K121]*[.M121];-1)" office:value-type="float" office:value="0">
            <text:p>#N/A</text:p>
          </table:table-cell>
          <table:table-cell table:formula="of:=ROUNDDOWN([.N121]/365;0)" office:value-type="float" office:value="0">
            <text:p>#N/A</text:p>
          </table:table-cell>
          <table:table-cell table:style-name="ce17" table:formula="of:=ROUNDDOWN([.N121]/30-12*[.O121];0)" office:value-type="float" office:value="0">
            <text:p>#N/A</text:p>
          </table:table-cell>
          <table:table-cell table:style-name="ce8"/>
          <table:table-cell table:formula="of:=VLOOKUP([.Q121];[.$Q$43:.$R$45];2;0)" office:value-type="float" office:value="0">
            <text:p>#N/A</text:p>
          </table:table-cell>
          <table:table-cell table:formula="of:=[.N121]*[.R121]" office:value-type="float" office:value="0">
            <text:p>#N/A</text:p>
          </table:table-cell>
          <table:table-cell table:style-name="ce8"/>
          <table:table-cell table:formula="of:=VLOOKUP([.T121];[.$T$43:.$U$45];2;0)" office:value-type="float" office:value="0">
            <text:p>#N/A</text:p>
          </table:table-cell>
          <table:table-cell table:formula="of:=+100*[.G121]*[.U121]*[.I121]" office:value-type="float" office:value="0">
            <text:p>#N/A</text:p>
          </table:table-cell>
          <table:table-cell table:formula="of:=ROUNDDOWN([.S121]+[.V121];-1)" office:value-type="float" office:value="0">
            <text:p>#N/A</text:p>
          </table:table-cell>
          <table:table-cell table:formula="of:=ROUNDDOWN(60*IF([.J121]=&quot;avec&quot;;1;0)*[.M121];-1)" office:value-type="float" office:value="0">
            <text:p>#N/A</text:p>
          </table:table-cell>
          <table:table-cell table:style-name="ce20" table:formula="of:=CONCATENATE([.D121];&quot; est un &quot;;[.F121];&quot; bâtiment de &quot;;[.L121];&quot; construit en &quot;;[.T121];&quot;. Il a été érigé par des &quot;;[.Q121];&quot; payés &quot;;[.R121];&quot; ducats par jour. Sa construction a duré &quot;;[.O121];&quot; an(s) et &quot;;[.P121];&quot; mois, et a coûté &quot;;[.W121];&quot; ducats et &quot;;[.X121];&quot; de prestige. &quot;)" office:value-type="float" office:value="0">
            <text:p>#N/A</text:p>
          </table:table-cell>
          <table:table-cell table:number-columns-repeated="12"/>
          <table:table-cell table:style-name="ce5" table:formula="of:=[.A12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2];&quot;_&quot;;LOWER([.C122]);&quot;_L&quot;;[.L12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2];[.$F$43:.$G$46];2;0)" office:value-type="float" office:value="0">
            <text:p>#N/A</text:p>
          </table:table-cell>
          <table:table-cell table:style-name="ce8"/>
          <table:table-cell table:formula="of:=VLOOKUP([.H122];[.$H$43:.$I$44];2;0)" office:value-type="float" office:value="0">
            <text:p>#N/A</text:p>
          </table:table-cell>
          <table:table-cell table:style-name="ce8"/>
          <table:table-cell table:formula="of:=VLOOKUP([.J122];[.$J$43:.$K$44];2;0)" office:value-type="float" office:value="0">
            <text:p>#N/A</text:p>
          </table:table-cell>
          <table:table-cell table:style-name="ce8"/>
          <table:table-cell table:formula="of:=VLOOKUP([.L122];[.$L$42:.$M$46];2;0)" office:value-type="float" office:value="0">
            <text:p>#N/A</text:p>
          </table:table-cell>
          <table:table-cell table:style-name="ce14" table:formula="of:=ROUND(365*[.G122]*[.I122]*[.K122]*[.M122];-1)" office:value-type="float" office:value="0">
            <text:p>#N/A</text:p>
          </table:table-cell>
          <table:table-cell table:formula="of:=ROUNDDOWN([.N122]/365;0)" office:value-type="float" office:value="0">
            <text:p>#N/A</text:p>
          </table:table-cell>
          <table:table-cell table:style-name="ce17" table:formula="of:=ROUNDDOWN([.N122]/30-12*[.O122];0)" office:value-type="float" office:value="0">
            <text:p>#N/A</text:p>
          </table:table-cell>
          <table:table-cell table:style-name="ce8"/>
          <table:table-cell table:formula="of:=VLOOKUP([.Q122];[.$Q$43:.$R$45];2;0)" office:value-type="float" office:value="0">
            <text:p>#N/A</text:p>
          </table:table-cell>
          <table:table-cell table:formula="of:=[.N122]*[.R122]" office:value-type="float" office:value="0">
            <text:p>#N/A</text:p>
          </table:table-cell>
          <table:table-cell table:style-name="ce8"/>
          <table:table-cell table:formula="of:=VLOOKUP([.T122];[.$T$43:.$U$45];2;0)" office:value-type="float" office:value="0">
            <text:p>#N/A</text:p>
          </table:table-cell>
          <table:table-cell table:formula="of:=+100*[.G122]*[.U122]*[.I122]" office:value-type="float" office:value="0">
            <text:p>#N/A</text:p>
          </table:table-cell>
          <table:table-cell table:formula="of:=ROUNDDOWN([.S122]+[.V122];-1)" office:value-type="float" office:value="0">
            <text:p>#N/A</text:p>
          </table:table-cell>
          <table:table-cell table:formula="of:=ROUNDDOWN(60*IF([.J122]=&quot;avec&quot;;1;0)*[.M122];-1)" office:value-type="float" office:value="0">
            <text:p>#N/A</text:p>
          </table:table-cell>
          <table:table-cell table:style-name="ce20" table:formula="of:=CONCATENATE([.D122];&quot; est un &quot;;[.F122];&quot; bâtiment de &quot;;[.L122];&quot; construit en &quot;;[.T122];&quot;. Il a été érigé par des &quot;;[.Q122];&quot; payés &quot;;[.R122];&quot; ducats par jour. Sa construction a duré &quot;;[.O122];&quot; an(s) et &quot;;[.P122];&quot; mois, et a coûté &quot;;[.W122];&quot; ducats et &quot;;[.X122];&quot; de prestige. &quot;)" office:value-type="float" office:value="0">
            <text:p>#N/A</text:p>
          </table:table-cell>
          <table:table-cell table:number-columns-repeated="12"/>
          <table:table-cell table:style-name="ce5" table:formula="of:=[.A12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3];&quot;_&quot;;LOWER([.C123]);&quot;_L&quot;;[.L12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3];[.$F$43:.$G$46];2;0)" office:value-type="float" office:value="0">
            <text:p>#N/A</text:p>
          </table:table-cell>
          <table:table-cell table:style-name="ce8"/>
          <table:table-cell table:formula="of:=VLOOKUP([.H123];[.$H$43:.$I$44];2;0)" office:value-type="float" office:value="0">
            <text:p>#N/A</text:p>
          </table:table-cell>
          <table:table-cell table:style-name="ce8"/>
          <table:table-cell table:formula="of:=VLOOKUP([.J123];[.$J$43:.$K$44];2;0)" office:value-type="float" office:value="0">
            <text:p>#N/A</text:p>
          </table:table-cell>
          <table:table-cell table:style-name="ce8"/>
          <table:table-cell table:formula="of:=VLOOKUP([.L123];[.$L$42:.$M$46];2;0)" office:value-type="float" office:value="0">
            <text:p>#N/A</text:p>
          </table:table-cell>
          <table:table-cell table:style-name="ce14" table:formula="of:=ROUND(365*[.G123]*[.I123]*[.K123]*[.M123];-1)" office:value-type="float" office:value="0">
            <text:p>#N/A</text:p>
          </table:table-cell>
          <table:table-cell table:formula="of:=ROUNDDOWN([.N123]/365;0)" office:value-type="float" office:value="0">
            <text:p>#N/A</text:p>
          </table:table-cell>
          <table:table-cell table:style-name="ce17" table:formula="of:=ROUNDDOWN([.N123]/30-12*[.O123];0)" office:value-type="float" office:value="0">
            <text:p>#N/A</text:p>
          </table:table-cell>
          <table:table-cell table:style-name="ce8"/>
          <table:table-cell table:formula="of:=VLOOKUP([.Q123];[.$Q$43:.$R$45];2;0)" office:value-type="float" office:value="0">
            <text:p>#N/A</text:p>
          </table:table-cell>
          <table:table-cell table:formula="of:=[.N123]*[.R123]" office:value-type="float" office:value="0">
            <text:p>#N/A</text:p>
          </table:table-cell>
          <table:table-cell table:style-name="ce8"/>
          <table:table-cell table:formula="of:=VLOOKUP([.T123];[.$T$43:.$U$45];2;0)" office:value-type="float" office:value="0">
            <text:p>#N/A</text:p>
          </table:table-cell>
          <table:table-cell table:formula="of:=+100*[.G123]*[.U123]*[.I123]" office:value-type="float" office:value="0">
            <text:p>#N/A</text:p>
          </table:table-cell>
          <table:table-cell table:formula="of:=ROUNDDOWN([.S123]+[.V123];-1)" office:value-type="float" office:value="0">
            <text:p>#N/A</text:p>
          </table:table-cell>
          <table:table-cell table:formula="of:=ROUNDDOWN(60*IF([.J123]=&quot;avec&quot;;1;0)*[.M123];-1)" office:value-type="float" office:value="0">
            <text:p>#N/A</text:p>
          </table:table-cell>
          <table:table-cell table:style-name="ce20" table:formula="of:=CONCATENATE([.D123];&quot; est un &quot;;[.F123];&quot; bâtiment de &quot;;[.L123];&quot; construit en &quot;;[.T123];&quot;. Il a été érigé par des &quot;;[.Q123];&quot; payés &quot;;[.R123];&quot; ducats par jour. Sa construction a duré &quot;;[.O123];&quot; an(s) et &quot;;[.P123];&quot; mois, et a coûté &quot;;[.W123];&quot; ducats et &quot;;[.X123];&quot; de prestige. &quot;)" office:value-type="float" office:value="0">
            <text:p>#N/A</text:p>
          </table:table-cell>
          <table:table-cell table:number-columns-repeated="12"/>
          <table:table-cell table:style-name="ce5" table:formula="of:=[.A12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4];&quot;_&quot;;LOWER([.C124]);&quot;_L&quot;;[.L12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4];[.$F$43:.$G$46];2;0)" office:value-type="float" office:value="0">
            <text:p>#N/A</text:p>
          </table:table-cell>
          <table:table-cell table:style-name="ce8"/>
          <table:table-cell table:formula="of:=VLOOKUP([.H124];[.$H$43:.$I$44];2;0)" office:value-type="float" office:value="0">
            <text:p>#N/A</text:p>
          </table:table-cell>
          <table:table-cell table:style-name="ce8"/>
          <table:table-cell table:formula="of:=VLOOKUP([.J124];[.$J$43:.$K$44];2;0)" office:value-type="float" office:value="0">
            <text:p>#N/A</text:p>
          </table:table-cell>
          <table:table-cell table:style-name="ce8"/>
          <table:table-cell table:formula="of:=VLOOKUP([.L124];[.$L$42:.$M$46];2;0)" office:value-type="float" office:value="0">
            <text:p>#N/A</text:p>
          </table:table-cell>
          <table:table-cell table:style-name="ce14" table:formula="of:=ROUND(365*[.G124]*[.I124]*[.K124]*[.M124];-1)" office:value-type="float" office:value="0">
            <text:p>#N/A</text:p>
          </table:table-cell>
          <table:table-cell table:formula="of:=ROUNDDOWN([.N124]/365;0)" office:value-type="float" office:value="0">
            <text:p>#N/A</text:p>
          </table:table-cell>
          <table:table-cell table:style-name="ce17" table:formula="of:=ROUNDDOWN([.N124]/30-12*[.O124];0)" office:value-type="float" office:value="0">
            <text:p>#N/A</text:p>
          </table:table-cell>
          <table:table-cell table:style-name="ce8"/>
          <table:table-cell table:formula="of:=VLOOKUP([.Q124];[.$Q$43:.$R$45];2;0)" office:value-type="float" office:value="0">
            <text:p>#N/A</text:p>
          </table:table-cell>
          <table:table-cell table:formula="of:=[.N124]*[.R124]" office:value-type="float" office:value="0">
            <text:p>#N/A</text:p>
          </table:table-cell>
          <table:table-cell table:style-name="ce8"/>
          <table:table-cell table:formula="of:=VLOOKUP([.T124];[.$T$43:.$U$45];2;0)" office:value-type="float" office:value="0">
            <text:p>#N/A</text:p>
          </table:table-cell>
          <table:table-cell table:formula="of:=+100*[.G124]*[.U124]*[.I124]" office:value-type="float" office:value="0">
            <text:p>#N/A</text:p>
          </table:table-cell>
          <table:table-cell table:formula="of:=ROUNDDOWN([.S124]+[.V124];-1)" office:value-type="float" office:value="0">
            <text:p>#N/A</text:p>
          </table:table-cell>
          <table:table-cell table:formula="of:=ROUNDDOWN(60*IF([.J124]=&quot;avec&quot;;1;0)*[.M124];-1)" office:value-type="float" office:value="0">
            <text:p>#N/A</text:p>
          </table:table-cell>
          <table:table-cell table:style-name="ce20" table:formula="of:=CONCATENATE([.D124];&quot; est un &quot;;[.F124];&quot; bâtiment de &quot;;[.L124];&quot; construit en &quot;;[.T124];&quot;. Il a été érigé par des &quot;;[.Q124];&quot; payés &quot;;[.R124];&quot; ducats par jour. Sa construction a duré &quot;;[.O124];&quot; an(s) et &quot;;[.P124];&quot; mois, et a coûté &quot;;[.W124];&quot; ducats et &quot;;[.X124];&quot; de prestige. &quot;)" office:value-type="float" office:value="0">
            <text:p>#N/A</text:p>
          </table:table-cell>
          <table:table-cell table:number-columns-repeated="12"/>
          <table:table-cell table:style-name="ce5" table:formula="of:=[.A12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5];&quot;_&quot;;LOWER([.C125]);&quot;_L&quot;;[.L12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5];[.$F$43:.$G$46];2;0)" office:value-type="float" office:value="0">
            <text:p>#N/A</text:p>
          </table:table-cell>
          <table:table-cell table:style-name="ce8"/>
          <table:table-cell table:formula="of:=VLOOKUP([.H125];[.$H$43:.$I$44];2;0)" office:value-type="float" office:value="0">
            <text:p>#N/A</text:p>
          </table:table-cell>
          <table:table-cell table:style-name="ce8"/>
          <table:table-cell table:formula="of:=VLOOKUP([.J125];[.$J$43:.$K$44];2;0)" office:value-type="float" office:value="0">
            <text:p>#N/A</text:p>
          </table:table-cell>
          <table:table-cell table:style-name="ce8"/>
          <table:table-cell table:formula="of:=VLOOKUP([.L125];[.$L$42:.$M$46];2;0)" office:value-type="float" office:value="0">
            <text:p>#N/A</text:p>
          </table:table-cell>
          <table:table-cell table:style-name="ce14" table:formula="of:=ROUND(365*[.G125]*[.I125]*[.K125]*[.M125];-1)" office:value-type="float" office:value="0">
            <text:p>#N/A</text:p>
          </table:table-cell>
          <table:table-cell table:formula="of:=ROUNDDOWN([.N125]/365;0)" office:value-type="float" office:value="0">
            <text:p>#N/A</text:p>
          </table:table-cell>
          <table:table-cell table:style-name="ce17" table:formula="of:=ROUNDDOWN([.N125]/30-12*[.O125];0)" office:value-type="float" office:value="0">
            <text:p>#N/A</text:p>
          </table:table-cell>
          <table:table-cell table:style-name="ce8"/>
          <table:table-cell table:formula="of:=VLOOKUP([.Q125];[.$Q$43:.$R$45];2;0)" office:value-type="float" office:value="0">
            <text:p>#N/A</text:p>
          </table:table-cell>
          <table:table-cell table:formula="of:=[.N125]*[.R125]" office:value-type="float" office:value="0">
            <text:p>#N/A</text:p>
          </table:table-cell>
          <table:table-cell table:style-name="ce8"/>
          <table:table-cell table:formula="of:=VLOOKUP([.T125];[.$T$43:.$U$45];2;0)" office:value-type="float" office:value="0">
            <text:p>#N/A</text:p>
          </table:table-cell>
          <table:table-cell table:formula="of:=+100*[.G125]*[.U125]*[.I125]" office:value-type="float" office:value="0">
            <text:p>#N/A</text:p>
          </table:table-cell>
          <table:table-cell table:formula="of:=ROUNDDOWN([.S125]+[.V125];-1)" office:value-type="float" office:value="0">
            <text:p>#N/A</text:p>
          </table:table-cell>
          <table:table-cell table:formula="of:=ROUNDDOWN(60*IF([.J125]=&quot;avec&quot;;1;0)*[.M125];-1)" office:value-type="float" office:value="0">
            <text:p>#N/A</text:p>
          </table:table-cell>
          <table:table-cell table:style-name="ce20" table:formula="of:=CONCATENATE([.D125];&quot; est un &quot;;[.F125];&quot; bâtiment de &quot;;[.L125];&quot; construit en &quot;;[.T125];&quot;. Il a été érigé par des &quot;;[.Q125];&quot; payés &quot;;[.R125];&quot; ducats par jour. Sa construction a duré &quot;;[.O125];&quot; an(s) et &quot;;[.P125];&quot; mois, et a coûté &quot;;[.W125];&quot; ducats et &quot;;[.X125];&quot; de prestige. &quot;)" office:value-type="float" office:value="0">
            <text:p>#N/A</text:p>
          </table:table-cell>
          <table:table-cell table:number-columns-repeated="12"/>
          <table:table-cell table:style-name="ce5" table:formula="of:=[.A12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6];&quot;_&quot;;LOWER([.C126]);&quot;_L&quot;;[.L12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6];[.$F$43:.$G$46];2;0)" office:value-type="float" office:value="0">
            <text:p>#N/A</text:p>
          </table:table-cell>
          <table:table-cell table:style-name="ce8"/>
          <table:table-cell table:formula="of:=VLOOKUP([.H126];[.$H$43:.$I$44];2;0)" office:value-type="float" office:value="0">
            <text:p>#N/A</text:p>
          </table:table-cell>
          <table:table-cell table:style-name="ce8"/>
          <table:table-cell table:formula="of:=VLOOKUP([.J126];[.$J$43:.$K$44];2;0)" office:value-type="float" office:value="0">
            <text:p>#N/A</text:p>
          </table:table-cell>
          <table:table-cell table:style-name="ce8"/>
          <table:table-cell table:formula="of:=VLOOKUP([.L126];[.$L$42:.$M$46];2;0)" office:value-type="float" office:value="0">
            <text:p>#N/A</text:p>
          </table:table-cell>
          <table:table-cell table:style-name="ce14" table:formula="of:=ROUND(365*[.G126]*[.I126]*[.K126]*[.M126];-1)" office:value-type="float" office:value="0">
            <text:p>#N/A</text:p>
          </table:table-cell>
          <table:table-cell table:formula="of:=ROUNDDOWN([.N126]/365;0)" office:value-type="float" office:value="0">
            <text:p>#N/A</text:p>
          </table:table-cell>
          <table:table-cell table:style-name="ce17" table:formula="of:=ROUNDDOWN([.N126]/30-12*[.O126];0)" office:value-type="float" office:value="0">
            <text:p>#N/A</text:p>
          </table:table-cell>
          <table:table-cell table:style-name="ce8"/>
          <table:table-cell table:formula="of:=VLOOKUP([.Q126];[.$Q$43:.$R$45];2;0)" office:value-type="float" office:value="0">
            <text:p>#N/A</text:p>
          </table:table-cell>
          <table:table-cell table:formula="of:=[.N126]*[.R126]" office:value-type="float" office:value="0">
            <text:p>#N/A</text:p>
          </table:table-cell>
          <table:table-cell table:style-name="ce8"/>
          <table:table-cell table:formula="of:=VLOOKUP([.T126];[.$T$43:.$U$45];2;0)" office:value-type="float" office:value="0">
            <text:p>#N/A</text:p>
          </table:table-cell>
          <table:table-cell table:formula="of:=+100*[.G126]*[.U126]*[.I126]" office:value-type="float" office:value="0">
            <text:p>#N/A</text:p>
          </table:table-cell>
          <table:table-cell table:formula="of:=ROUNDDOWN([.S126]+[.V126];-1)" office:value-type="float" office:value="0">
            <text:p>#N/A</text:p>
          </table:table-cell>
          <table:table-cell table:formula="of:=ROUNDDOWN(60*IF([.J126]=&quot;avec&quot;;1;0)*[.M126];-1)" office:value-type="float" office:value="0">
            <text:p>#N/A</text:p>
          </table:table-cell>
          <table:table-cell table:style-name="ce20" table:formula="of:=CONCATENATE([.D126];&quot; est un &quot;;[.F126];&quot; bâtiment de &quot;;[.L126];&quot; construit en &quot;;[.T126];&quot;. Il a été érigé par des &quot;;[.Q126];&quot; payés &quot;;[.R126];&quot; ducats par jour. Sa construction a duré &quot;;[.O126];&quot; an(s) et &quot;;[.P126];&quot; mois, et a coûté &quot;;[.W126];&quot; ducats et &quot;;[.X126];&quot; de prestige. &quot;)" office:value-type="float" office:value="0">
            <text:p>#N/A</text:p>
          </table:table-cell>
          <table:table-cell table:number-columns-repeated="12"/>
          <table:table-cell table:style-name="ce5" table:formula="of:=[.A12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7];&quot;_&quot;;LOWER([.C127]);&quot;_L&quot;;[.L12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7];[.$F$43:.$G$46];2;0)" office:value-type="float" office:value="0">
            <text:p>#N/A</text:p>
          </table:table-cell>
          <table:table-cell table:style-name="ce8"/>
          <table:table-cell table:formula="of:=VLOOKUP([.H127];[.$H$43:.$I$44];2;0)" office:value-type="float" office:value="0">
            <text:p>#N/A</text:p>
          </table:table-cell>
          <table:table-cell table:style-name="ce8"/>
          <table:table-cell table:formula="of:=VLOOKUP([.J127];[.$J$43:.$K$44];2;0)" office:value-type="float" office:value="0">
            <text:p>#N/A</text:p>
          </table:table-cell>
          <table:table-cell table:style-name="ce8"/>
          <table:table-cell table:formula="of:=VLOOKUP([.L127];[.$L$42:.$M$46];2;0)" office:value-type="float" office:value="0">
            <text:p>#N/A</text:p>
          </table:table-cell>
          <table:table-cell table:style-name="ce14" table:formula="of:=ROUND(365*[.G127]*[.I127]*[.K127]*[.M127];-1)" office:value-type="float" office:value="0">
            <text:p>#N/A</text:p>
          </table:table-cell>
          <table:table-cell table:formula="of:=ROUNDDOWN([.N127]/365;0)" office:value-type="float" office:value="0">
            <text:p>#N/A</text:p>
          </table:table-cell>
          <table:table-cell table:style-name="ce17" table:formula="of:=ROUNDDOWN([.N127]/30-12*[.O127];0)" office:value-type="float" office:value="0">
            <text:p>#N/A</text:p>
          </table:table-cell>
          <table:table-cell table:style-name="ce8"/>
          <table:table-cell table:formula="of:=VLOOKUP([.Q127];[.$Q$43:.$R$45];2;0)" office:value-type="float" office:value="0">
            <text:p>#N/A</text:p>
          </table:table-cell>
          <table:table-cell table:formula="of:=[.N127]*[.R127]" office:value-type="float" office:value="0">
            <text:p>#N/A</text:p>
          </table:table-cell>
          <table:table-cell table:style-name="ce8"/>
          <table:table-cell table:formula="of:=VLOOKUP([.T127];[.$T$43:.$U$45];2;0)" office:value-type="float" office:value="0">
            <text:p>#N/A</text:p>
          </table:table-cell>
          <table:table-cell table:formula="of:=+100*[.G127]*[.U127]*[.I127]" office:value-type="float" office:value="0">
            <text:p>#N/A</text:p>
          </table:table-cell>
          <table:table-cell table:formula="of:=ROUNDDOWN([.S127]+[.V127];-1)" office:value-type="float" office:value="0">
            <text:p>#N/A</text:p>
          </table:table-cell>
          <table:table-cell table:formula="of:=ROUNDDOWN(60*IF([.J127]=&quot;avec&quot;;1;0)*[.M127];-1)" office:value-type="float" office:value="0">
            <text:p>#N/A</text:p>
          </table:table-cell>
          <table:table-cell table:style-name="ce20" table:formula="of:=CONCATENATE([.D127];&quot; est un &quot;;[.F127];&quot; bâtiment de &quot;;[.L127];&quot; construit en &quot;;[.T127];&quot;. Il a été érigé par des &quot;;[.Q127];&quot; payés &quot;;[.R127];&quot; ducats par jour. Sa construction a duré &quot;;[.O127];&quot; an(s) et &quot;;[.P127];&quot; mois, et a coûté &quot;;[.W127];&quot; ducats et &quot;;[.X127];&quot; de prestige. &quot;)" office:value-type="float" office:value="0">
            <text:p>#N/A</text:p>
          </table:table-cell>
          <table:table-cell table:number-columns-repeated="12"/>
          <table:table-cell table:style-name="ce5" table:formula="of:=[.A12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8];&quot;_&quot;;LOWER([.C128]);&quot;_L&quot;;[.L12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8];[.$F$43:.$G$46];2;0)" office:value-type="float" office:value="0">
            <text:p>#N/A</text:p>
          </table:table-cell>
          <table:table-cell table:style-name="ce8"/>
          <table:table-cell table:formula="of:=VLOOKUP([.H128];[.$H$43:.$I$44];2;0)" office:value-type="float" office:value="0">
            <text:p>#N/A</text:p>
          </table:table-cell>
          <table:table-cell table:style-name="ce8"/>
          <table:table-cell table:formula="of:=VLOOKUP([.J128];[.$J$43:.$K$44];2;0)" office:value-type="float" office:value="0">
            <text:p>#N/A</text:p>
          </table:table-cell>
          <table:table-cell table:style-name="ce8"/>
          <table:table-cell table:formula="of:=VLOOKUP([.L128];[.$L$42:.$M$46];2;0)" office:value-type="float" office:value="0">
            <text:p>#N/A</text:p>
          </table:table-cell>
          <table:table-cell table:style-name="ce14" table:formula="of:=ROUND(365*[.G128]*[.I128]*[.K128]*[.M128];-1)" office:value-type="float" office:value="0">
            <text:p>#N/A</text:p>
          </table:table-cell>
          <table:table-cell table:formula="of:=ROUNDDOWN([.N128]/365;0)" office:value-type="float" office:value="0">
            <text:p>#N/A</text:p>
          </table:table-cell>
          <table:table-cell table:style-name="ce17" table:formula="of:=ROUNDDOWN([.N128]/30-12*[.O128];0)" office:value-type="float" office:value="0">
            <text:p>#N/A</text:p>
          </table:table-cell>
          <table:table-cell table:style-name="ce8"/>
          <table:table-cell table:formula="of:=VLOOKUP([.Q128];[.$Q$43:.$R$45];2;0)" office:value-type="float" office:value="0">
            <text:p>#N/A</text:p>
          </table:table-cell>
          <table:table-cell table:formula="of:=[.N128]*[.R128]" office:value-type="float" office:value="0">
            <text:p>#N/A</text:p>
          </table:table-cell>
          <table:table-cell table:style-name="ce8"/>
          <table:table-cell table:formula="of:=VLOOKUP([.T128];[.$T$43:.$U$45];2;0)" office:value-type="float" office:value="0">
            <text:p>#N/A</text:p>
          </table:table-cell>
          <table:table-cell table:formula="of:=+100*[.G128]*[.U128]*[.I128]" office:value-type="float" office:value="0">
            <text:p>#N/A</text:p>
          </table:table-cell>
          <table:table-cell table:formula="of:=ROUNDDOWN([.S128]+[.V128];-1)" office:value-type="float" office:value="0">
            <text:p>#N/A</text:p>
          </table:table-cell>
          <table:table-cell table:formula="of:=ROUNDDOWN(60*IF([.J128]=&quot;avec&quot;;1;0)*[.M128];-1)" office:value-type="float" office:value="0">
            <text:p>#N/A</text:p>
          </table:table-cell>
          <table:table-cell table:style-name="ce20" table:formula="of:=CONCATENATE([.D128];&quot; est un &quot;;[.F128];&quot; bâtiment de &quot;;[.L128];&quot; construit en &quot;;[.T128];&quot;. Il a été érigé par des &quot;;[.Q128];&quot; payés &quot;;[.R128];&quot; ducats par jour. Sa construction a duré &quot;;[.O128];&quot; an(s) et &quot;;[.P128];&quot; mois, et a coûté &quot;;[.W128];&quot; ducats et &quot;;[.X128];&quot; de prestige. &quot;)" office:value-type="float" office:value="0">
            <text:p>#N/A</text:p>
          </table:table-cell>
          <table:table-cell table:number-columns-repeated="12"/>
          <table:table-cell table:style-name="ce5" table:formula="of:=[.A12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29];&quot;_&quot;;LOWER([.C129]);&quot;_L&quot;;[.L12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29];[.$F$43:.$G$46];2;0)" office:value-type="float" office:value="0">
            <text:p>#N/A</text:p>
          </table:table-cell>
          <table:table-cell table:style-name="ce8"/>
          <table:table-cell table:formula="of:=VLOOKUP([.H129];[.$H$43:.$I$44];2;0)" office:value-type="float" office:value="0">
            <text:p>#N/A</text:p>
          </table:table-cell>
          <table:table-cell table:style-name="ce8"/>
          <table:table-cell table:formula="of:=VLOOKUP([.J129];[.$J$43:.$K$44];2;0)" office:value-type="float" office:value="0">
            <text:p>#N/A</text:p>
          </table:table-cell>
          <table:table-cell table:style-name="ce8"/>
          <table:table-cell table:formula="of:=VLOOKUP([.L129];[.$L$42:.$M$46];2;0)" office:value-type="float" office:value="0">
            <text:p>#N/A</text:p>
          </table:table-cell>
          <table:table-cell table:style-name="ce14" table:formula="of:=ROUND(365*[.G129]*[.I129]*[.K129]*[.M129];-1)" office:value-type="float" office:value="0">
            <text:p>#N/A</text:p>
          </table:table-cell>
          <table:table-cell table:formula="of:=ROUNDDOWN([.N129]/365;0)" office:value-type="float" office:value="0">
            <text:p>#N/A</text:p>
          </table:table-cell>
          <table:table-cell table:style-name="ce17" table:formula="of:=ROUNDDOWN([.N129]/30-12*[.O129];0)" office:value-type="float" office:value="0">
            <text:p>#N/A</text:p>
          </table:table-cell>
          <table:table-cell table:style-name="ce8"/>
          <table:table-cell table:formula="of:=VLOOKUP([.Q129];[.$Q$43:.$R$45];2;0)" office:value-type="float" office:value="0">
            <text:p>#N/A</text:p>
          </table:table-cell>
          <table:table-cell table:formula="of:=[.N129]*[.R129]" office:value-type="float" office:value="0">
            <text:p>#N/A</text:p>
          </table:table-cell>
          <table:table-cell table:style-name="ce8"/>
          <table:table-cell table:formula="of:=VLOOKUP([.T129];[.$T$43:.$U$45];2;0)" office:value-type="float" office:value="0">
            <text:p>#N/A</text:p>
          </table:table-cell>
          <table:table-cell table:formula="of:=+100*[.G129]*[.U129]*[.I129]" office:value-type="float" office:value="0">
            <text:p>#N/A</text:p>
          </table:table-cell>
          <table:table-cell table:formula="of:=ROUNDDOWN([.S129]+[.V129];-1)" office:value-type="float" office:value="0">
            <text:p>#N/A</text:p>
          </table:table-cell>
          <table:table-cell table:formula="of:=ROUNDDOWN(60*IF([.J129]=&quot;avec&quot;;1;0)*[.M129];-1)" office:value-type="float" office:value="0">
            <text:p>#N/A</text:p>
          </table:table-cell>
          <table:table-cell table:style-name="ce20" table:formula="of:=CONCATENATE([.D129];&quot; est un &quot;;[.F129];&quot; bâtiment de &quot;;[.L129];&quot; construit en &quot;;[.T129];&quot;. Il a été érigé par des &quot;;[.Q129];&quot; payés &quot;;[.R129];&quot; ducats par jour. Sa construction a duré &quot;;[.O129];&quot; an(s) et &quot;;[.P129];&quot; mois, et a coûté &quot;;[.W129];&quot; ducats et &quot;;[.X129];&quot; de prestige. &quot;)" office:value-type="float" office:value="0">
            <text:p>#N/A</text:p>
          </table:table-cell>
          <table:table-cell table:number-columns-repeated="12"/>
          <table:table-cell table:style-name="ce5" table:formula="of:=[.A12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0];&quot;_&quot;;LOWER([.C130]);&quot;_L&quot;;[.L13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0];[.$F$43:.$G$46];2;0)" office:value-type="float" office:value="0">
            <text:p>#N/A</text:p>
          </table:table-cell>
          <table:table-cell table:style-name="ce8"/>
          <table:table-cell table:formula="of:=VLOOKUP([.H130];[.$H$43:.$I$44];2;0)" office:value-type="float" office:value="0">
            <text:p>#N/A</text:p>
          </table:table-cell>
          <table:table-cell table:style-name="ce8"/>
          <table:table-cell table:formula="of:=VLOOKUP([.J130];[.$J$43:.$K$44];2;0)" office:value-type="float" office:value="0">
            <text:p>#N/A</text:p>
          </table:table-cell>
          <table:table-cell table:style-name="ce8"/>
          <table:table-cell table:formula="of:=VLOOKUP([.L130];[.$L$42:.$M$46];2;0)" office:value-type="float" office:value="0">
            <text:p>#N/A</text:p>
          </table:table-cell>
          <table:table-cell table:style-name="ce14" table:formula="of:=ROUND(365*[.G130]*[.I130]*[.K130]*[.M130];-1)" office:value-type="float" office:value="0">
            <text:p>#N/A</text:p>
          </table:table-cell>
          <table:table-cell table:formula="of:=ROUNDDOWN([.N130]/365;0)" office:value-type="float" office:value="0">
            <text:p>#N/A</text:p>
          </table:table-cell>
          <table:table-cell table:style-name="ce17" table:formula="of:=ROUNDDOWN([.N130]/30-12*[.O130];0)" office:value-type="float" office:value="0">
            <text:p>#N/A</text:p>
          </table:table-cell>
          <table:table-cell table:style-name="ce8"/>
          <table:table-cell table:formula="of:=VLOOKUP([.Q130];[.$Q$43:.$R$45];2;0)" office:value-type="float" office:value="0">
            <text:p>#N/A</text:p>
          </table:table-cell>
          <table:table-cell table:formula="of:=[.N130]*[.R130]" office:value-type="float" office:value="0">
            <text:p>#N/A</text:p>
          </table:table-cell>
          <table:table-cell table:style-name="ce8"/>
          <table:table-cell table:formula="of:=VLOOKUP([.T130];[.$T$43:.$U$45];2;0)" office:value-type="float" office:value="0">
            <text:p>#N/A</text:p>
          </table:table-cell>
          <table:table-cell table:formula="of:=+100*[.G130]*[.U130]*[.I130]" office:value-type="float" office:value="0">
            <text:p>#N/A</text:p>
          </table:table-cell>
          <table:table-cell table:formula="of:=ROUNDDOWN([.S130]+[.V130];-1)" office:value-type="float" office:value="0">
            <text:p>#N/A</text:p>
          </table:table-cell>
          <table:table-cell table:formula="of:=ROUNDDOWN(60*IF([.J130]=&quot;avec&quot;;1;0)*[.M130];-1)" office:value-type="float" office:value="0">
            <text:p>#N/A</text:p>
          </table:table-cell>
          <table:table-cell table:style-name="ce20" table:formula="of:=CONCATENATE([.D130];&quot; est un &quot;;[.F130];&quot; bâtiment de &quot;;[.L130];&quot; construit en &quot;;[.T130];&quot;. Il a été érigé par des &quot;;[.Q130];&quot; payés &quot;;[.R130];&quot; ducats par jour. Sa construction a duré &quot;;[.O130];&quot; an(s) et &quot;;[.P130];&quot; mois, et a coûté &quot;;[.W130];&quot; ducats et &quot;;[.X130];&quot; de prestige. &quot;)" office:value-type="float" office:value="0">
            <text:p>#N/A</text:p>
          </table:table-cell>
          <table:table-cell table:number-columns-repeated="12"/>
          <table:table-cell table:style-name="ce5" table:formula="of:=[.A12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1];&quot;_&quot;;LOWER([.C131]);&quot;_L&quot;;[.L13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1];[.$F$43:.$G$46];2;0)" office:value-type="float" office:value="0">
            <text:p>#N/A</text:p>
          </table:table-cell>
          <table:table-cell table:style-name="ce8"/>
          <table:table-cell table:formula="of:=VLOOKUP([.H131];[.$H$43:.$I$44];2;0)" office:value-type="float" office:value="0">
            <text:p>#N/A</text:p>
          </table:table-cell>
          <table:table-cell table:style-name="ce8"/>
          <table:table-cell table:formula="of:=VLOOKUP([.J131];[.$J$43:.$K$44];2;0)" office:value-type="float" office:value="0">
            <text:p>#N/A</text:p>
          </table:table-cell>
          <table:table-cell table:style-name="ce8"/>
          <table:table-cell table:formula="of:=VLOOKUP([.L131];[.$L$42:.$M$46];2;0)" office:value-type="float" office:value="0">
            <text:p>#N/A</text:p>
          </table:table-cell>
          <table:table-cell table:style-name="ce14" table:formula="of:=ROUND(365*[.G131]*[.I131]*[.K131]*[.M131];-1)" office:value-type="float" office:value="0">
            <text:p>#N/A</text:p>
          </table:table-cell>
          <table:table-cell table:formula="of:=ROUNDDOWN([.N131]/365;0)" office:value-type="float" office:value="0">
            <text:p>#N/A</text:p>
          </table:table-cell>
          <table:table-cell table:style-name="ce17" table:formula="of:=ROUNDDOWN([.N131]/30-12*[.O131];0)" office:value-type="float" office:value="0">
            <text:p>#N/A</text:p>
          </table:table-cell>
          <table:table-cell table:style-name="ce8"/>
          <table:table-cell table:formula="of:=VLOOKUP([.Q131];[.$Q$43:.$R$45];2;0)" office:value-type="float" office:value="0">
            <text:p>#N/A</text:p>
          </table:table-cell>
          <table:table-cell table:formula="of:=[.N131]*[.R131]" office:value-type="float" office:value="0">
            <text:p>#N/A</text:p>
          </table:table-cell>
          <table:table-cell table:style-name="ce8"/>
          <table:table-cell table:formula="of:=VLOOKUP([.T131];[.$T$43:.$U$45];2;0)" office:value-type="float" office:value="0">
            <text:p>#N/A</text:p>
          </table:table-cell>
          <table:table-cell table:formula="of:=+100*[.G131]*[.U131]*[.I131]" office:value-type="float" office:value="0">
            <text:p>#N/A</text:p>
          </table:table-cell>
          <table:table-cell table:formula="of:=ROUNDDOWN([.S131]+[.V131];-1)" office:value-type="float" office:value="0">
            <text:p>#N/A</text:p>
          </table:table-cell>
          <table:table-cell table:formula="of:=ROUNDDOWN(60*IF([.J131]=&quot;avec&quot;;1;0)*[.M131];-1)" office:value-type="float" office:value="0">
            <text:p>#N/A</text:p>
          </table:table-cell>
          <table:table-cell table:style-name="ce20" table:formula="of:=CONCATENATE([.D131];&quot; est un &quot;;[.F131];&quot; bâtiment de &quot;;[.L131];&quot; construit en &quot;;[.T131];&quot;. Il a été érigé par des &quot;;[.Q131];&quot; payés &quot;;[.R131];&quot; ducats par jour. Sa construction a duré &quot;;[.O131];&quot; an(s) et &quot;;[.P131];&quot; mois, et a coûté &quot;;[.W131];&quot; ducats et &quot;;[.X131];&quot; de prestige. &quot;)" office:value-type="float" office:value="0">
            <text:p>#N/A</text:p>
          </table:table-cell>
          <table:table-cell table:number-columns-repeated="12"/>
          <table:table-cell table:style-name="ce5" table:formula="of:=[.A13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2];&quot;_&quot;;LOWER([.C132]);&quot;_L&quot;;[.L13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2];[.$F$43:.$G$46];2;0)" office:value-type="float" office:value="0">
            <text:p>#N/A</text:p>
          </table:table-cell>
          <table:table-cell table:style-name="ce8"/>
          <table:table-cell table:formula="of:=VLOOKUP([.H132];[.$H$43:.$I$44];2;0)" office:value-type="float" office:value="0">
            <text:p>#N/A</text:p>
          </table:table-cell>
          <table:table-cell table:style-name="ce8"/>
          <table:table-cell table:formula="of:=VLOOKUP([.J132];[.$J$43:.$K$44];2;0)" office:value-type="float" office:value="0">
            <text:p>#N/A</text:p>
          </table:table-cell>
          <table:table-cell table:style-name="ce8"/>
          <table:table-cell table:formula="of:=VLOOKUP([.L132];[.$L$42:.$M$46];2;0)" office:value-type="float" office:value="0">
            <text:p>#N/A</text:p>
          </table:table-cell>
          <table:table-cell table:style-name="ce14" table:formula="of:=ROUND(365*[.G132]*[.I132]*[.K132]*[.M132];-1)" office:value-type="float" office:value="0">
            <text:p>#N/A</text:p>
          </table:table-cell>
          <table:table-cell table:formula="of:=ROUNDDOWN([.N132]/365;0)" office:value-type="float" office:value="0">
            <text:p>#N/A</text:p>
          </table:table-cell>
          <table:table-cell table:style-name="ce17" table:formula="of:=ROUNDDOWN([.N132]/30-12*[.O132];0)" office:value-type="float" office:value="0">
            <text:p>#N/A</text:p>
          </table:table-cell>
          <table:table-cell table:style-name="ce8"/>
          <table:table-cell table:formula="of:=VLOOKUP([.Q132];[.$Q$43:.$R$45];2;0)" office:value-type="float" office:value="0">
            <text:p>#N/A</text:p>
          </table:table-cell>
          <table:table-cell table:formula="of:=[.N132]*[.R132]" office:value-type="float" office:value="0">
            <text:p>#N/A</text:p>
          </table:table-cell>
          <table:table-cell table:style-name="ce8"/>
          <table:table-cell table:formula="of:=VLOOKUP([.T132];[.$T$43:.$U$45];2;0)" office:value-type="float" office:value="0">
            <text:p>#N/A</text:p>
          </table:table-cell>
          <table:table-cell table:formula="of:=+100*[.G132]*[.U132]*[.I132]" office:value-type="float" office:value="0">
            <text:p>#N/A</text:p>
          </table:table-cell>
          <table:table-cell table:formula="of:=ROUNDDOWN([.S132]+[.V132];-1)" office:value-type="float" office:value="0">
            <text:p>#N/A</text:p>
          </table:table-cell>
          <table:table-cell table:formula="of:=ROUNDDOWN(60*IF([.J132]=&quot;avec&quot;;1;0)*[.M132];-1)" office:value-type="float" office:value="0">
            <text:p>#N/A</text:p>
          </table:table-cell>
          <table:table-cell table:style-name="ce20" table:formula="of:=CONCATENATE([.D132];&quot; est un &quot;;[.F132];&quot; bâtiment de &quot;;[.L132];&quot; construit en &quot;;[.T132];&quot;. Il a été érigé par des &quot;;[.Q132];&quot; payés &quot;;[.R132];&quot; ducats par jour. Sa construction a duré &quot;;[.O132];&quot; an(s) et &quot;;[.P132];&quot; mois, et a coûté &quot;;[.W132];&quot; ducats et &quot;;[.X132];&quot; de prestige. &quot;)" office:value-type="float" office:value="0">
            <text:p>#N/A</text:p>
          </table:table-cell>
          <table:table-cell table:number-columns-repeated="12"/>
          <table:table-cell table:style-name="ce5" table:formula="of:=[.A13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3];&quot;_&quot;;LOWER([.C133]);&quot;_L&quot;;[.L13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3];[.$F$43:.$G$46];2;0)" office:value-type="float" office:value="0">
            <text:p>#N/A</text:p>
          </table:table-cell>
          <table:table-cell table:style-name="ce8"/>
          <table:table-cell table:formula="of:=VLOOKUP([.H133];[.$H$43:.$I$44];2;0)" office:value-type="float" office:value="0">
            <text:p>#N/A</text:p>
          </table:table-cell>
          <table:table-cell table:style-name="ce8"/>
          <table:table-cell table:formula="of:=VLOOKUP([.J133];[.$J$43:.$K$44];2;0)" office:value-type="float" office:value="0">
            <text:p>#N/A</text:p>
          </table:table-cell>
          <table:table-cell table:style-name="ce8"/>
          <table:table-cell table:formula="of:=VLOOKUP([.L133];[.$L$42:.$M$46];2;0)" office:value-type="float" office:value="0">
            <text:p>#N/A</text:p>
          </table:table-cell>
          <table:table-cell table:style-name="ce14" table:formula="of:=ROUND(365*[.G133]*[.I133]*[.K133]*[.M133];-1)" office:value-type="float" office:value="0">
            <text:p>#N/A</text:p>
          </table:table-cell>
          <table:table-cell table:formula="of:=ROUNDDOWN([.N133]/365;0)" office:value-type="float" office:value="0">
            <text:p>#N/A</text:p>
          </table:table-cell>
          <table:table-cell table:style-name="ce17" table:formula="of:=ROUNDDOWN([.N133]/30-12*[.O133];0)" office:value-type="float" office:value="0">
            <text:p>#N/A</text:p>
          </table:table-cell>
          <table:table-cell table:style-name="ce8"/>
          <table:table-cell table:formula="of:=VLOOKUP([.Q133];[.$Q$43:.$R$45];2;0)" office:value-type="float" office:value="0">
            <text:p>#N/A</text:p>
          </table:table-cell>
          <table:table-cell table:formula="of:=[.N133]*[.R133]" office:value-type="float" office:value="0">
            <text:p>#N/A</text:p>
          </table:table-cell>
          <table:table-cell table:style-name="ce8"/>
          <table:table-cell table:formula="of:=VLOOKUP([.T133];[.$T$43:.$U$45];2;0)" office:value-type="float" office:value="0">
            <text:p>#N/A</text:p>
          </table:table-cell>
          <table:table-cell table:formula="of:=+100*[.G133]*[.U133]*[.I133]" office:value-type="float" office:value="0">
            <text:p>#N/A</text:p>
          </table:table-cell>
          <table:table-cell table:formula="of:=ROUNDDOWN([.S133]+[.V133];-1)" office:value-type="float" office:value="0">
            <text:p>#N/A</text:p>
          </table:table-cell>
          <table:table-cell table:formula="of:=ROUNDDOWN(60*IF([.J133]=&quot;avec&quot;;1;0)*[.M133];-1)" office:value-type="float" office:value="0">
            <text:p>#N/A</text:p>
          </table:table-cell>
          <table:table-cell table:style-name="ce20" table:formula="of:=CONCATENATE([.D133];&quot; est un &quot;;[.F133];&quot; bâtiment de &quot;;[.L133];&quot; construit en &quot;;[.T133];&quot;. Il a été érigé par des &quot;;[.Q133];&quot; payés &quot;;[.R133];&quot; ducats par jour. Sa construction a duré &quot;;[.O133];&quot; an(s) et &quot;;[.P133];&quot; mois, et a coûté &quot;;[.W133];&quot; ducats et &quot;;[.X133];&quot; de prestige. &quot;)" office:value-type="float" office:value="0">
            <text:p>#N/A</text:p>
          </table:table-cell>
          <table:table-cell table:number-columns-repeated="12"/>
          <table:table-cell table:style-name="ce5" table:formula="of:=[.A13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4];&quot;_&quot;;LOWER([.C134]);&quot;_L&quot;;[.L13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4];[.$F$43:.$G$46];2;0)" office:value-type="float" office:value="0">
            <text:p>#N/A</text:p>
          </table:table-cell>
          <table:table-cell table:style-name="ce8"/>
          <table:table-cell table:formula="of:=VLOOKUP([.H134];[.$H$43:.$I$44];2;0)" office:value-type="float" office:value="0">
            <text:p>#N/A</text:p>
          </table:table-cell>
          <table:table-cell table:style-name="ce8"/>
          <table:table-cell table:formula="of:=VLOOKUP([.J134];[.$J$43:.$K$44];2;0)" office:value-type="float" office:value="0">
            <text:p>#N/A</text:p>
          </table:table-cell>
          <table:table-cell table:style-name="ce8"/>
          <table:table-cell table:formula="of:=VLOOKUP([.L134];[.$L$42:.$M$46];2;0)" office:value-type="float" office:value="0">
            <text:p>#N/A</text:p>
          </table:table-cell>
          <table:table-cell table:style-name="ce14" table:formula="of:=ROUND(365*[.G134]*[.I134]*[.K134]*[.M134];-1)" office:value-type="float" office:value="0">
            <text:p>#N/A</text:p>
          </table:table-cell>
          <table:table-cell table:formula="of:=ROUNDDOWN([.N134]/365;0)" office:value-type="float" office:value="0">
            <text:p>#N/A</text:p>
          </table:table-cell>
          <table:table-cell table:style-name="ce17" table:formula="of:=ROUNDDOWN([.N134]/30-12*[.O134];0)" office:value-type="float" office:value="0">
            <text:p>#N/A</text:p>
          </table:table-cell>
          <table:table-cell table:style-name="ce8"/>
          <table:table-cell table:formula="of:=VLOOKUP([.Q134];[.$Q$43:.$R$45];2;0)" office:value-type="float" office:value="0">
            <text:p>#N/A</text:p>
          </table:table-cell>
          <table:table-cell table:formula="of:=[.N134]*[.R134]" office:value-type="float" office:value="0">
            <text:p>#N/A</text:p>
          </table:table-cell>
          <table:table-cell table:style-name="ce8"/>
          <table:table-cell table:formula="of:=VLOOKUP([.T134];[.$T$43:.$U$45];2;0)" office:value-type="float" office:value="0">
            <text:p>#N/A</text:p>
          </table:table-cell>
          <table:table-cell table:formula="of:=+100*[.G134]*[.U134]*[.I134]" office:value-type="float" office:value="0">
            <text:p>#N/A</text:p>
          </table:table-cell>
          <table:table-cell table:formula="of:=ROUNDDOWN([.S134]+[.V134];-1)" office:value-type="float" office:value="0">
            <text:p>#N/A</text:p>
          </table:table-cell>
          <table:table-cell table:formula="of:=ROUNDDOWN(60*IF([.J134]=&quot;avec&quot;;1;0)*[.M134];-1)" office:value-type="float" office:value="0">
            <text:p>#N/A</text:p>
          </table:table-cell>
          <table:table-cell table:style-name="ce20" table:formula="of:=CONCATENATE([.D134];&quot; est un &quot;;[.F134];&quot; bâtiment de &quot;;[.L134];&quot; construit en &quot;;[.T134];&quot;. Il a été érigé par des &quot;;[.Q134];&quot; payés &quot;;[.R134];&quot; ducats par jour. Sa construction a duré &quot;;[.O134];&quot; an(s) et &quot;;[.P134];&quot; mois, et a coûté &quot;;[.W134];&quot; ducats et &quot;;[.X134];&quot; de prestige. &quot;)" office:value-type="float" office:value="0">
            <text:p>#N/A</text:p>
          </table:table-cell>
          <table:table-cell table:number-columns-repeated="12"/>
          <table:table-cell table:style-name="ce5" table:formula="of:=[.A13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5];&quot;_&quot;;LOWER([.C135]);&quot;_L&quot;;[.L13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5];[.$F$43:.$G$46];2;0)" office:value-type="float" office:value="0">
            <text:p>#N/A</text:p>
          </table:table-cell>
          <table:table-cell table:style-name="ce8"/>
          <table:table-cell table:formula="of:=VLOOKUP([.H135];[.$H$43:.$I$44];2;0)" office:value-type="float" office:value="0">
            <text:p>#N/A</text:p>
          </table:table-cell>
          <table:table-cell table:style-name="ce8"/>
          <table:table-cell table:formula="of:=VLOOKUP([.J135];[.$J$43:.$K$44];2;0)" office:value-type="float" office:value="0">
            <text:p>#N/A</text:p>
          </table:table-cell>
          <table:table-cell table:style-name="ce8"/>
          <table:table-cell table:formula="of:=VLOOKUP([.L135];[.$L$42:.$M$46];2;0)" office:value-type="float" office:value="0">
            <text:p>#N/A</text:p>
          </table:table-cell>
          <table:table-cell table:style-name="ce14" table:formula="of:=ROUND(365*[.G135]*[.I135]*[.K135]*[.M135];-1)" office:value-type="float" office:value="0">
            <text:p>#N/A</text:p>
          </table:table-cell>
          <table:table-cell table:formula="of:=ROUNDDOWN([.N135]/365;0)" office:value-type="float" office:value="0">
            <text:p>#N/A</text:p>
          </table:table-cell>
          <table:table-cell table:style-name="ce17" table:formula="of:=ROUNDDOWN([.N135]/30-12*[.O135];0)" office:value-type="float" office:value="0">
            <text:p>#N/A</text:p>
          </table:table-cell>
          <table:table-cell table:style-name="ce8"/>
          <table:table-cell table:formula="of:=VLOOKUP([.Q135];[.$Q$43:.$R$45];2;0)" office:value-type="float" office:value="0">
            <text:p>#N/A</text:p>
          </table:table-cell>
          <table:table-cell table:formula="of:=[.N135]*[.R135]" office:value-type="float" office:value="0">
            <text:p>#N/A</text:p>
          </table:table-cell>
          <table:table-cell table:style-name="ce8"/>
          <table:table-cell table:formula="of:=VLOOKUP([.T135];[.$T$43:.$U$45];2;0)" office:value-type="float" office:value="0">
            <text:p>#N/A</text:p>
          </table:table-cell>
          <table:table-cell table:formula="of:=+100*[.G135]*[.U135]*[.I135]" office:value-type="float" office:value="0">
            <text:p>#N/A</text:p>
          </table:table-cell>
          <table:table-cell table:formula="of:=ROUNDDOWN([.S135]+[.V135];-1)" office:value-type="float" office:value="0">
            <text:p>#N/A</text:p>
          </table:table-cell>
          <table:table-cell table:formula="of:=ROUNDDOWN(60*IF([.J135]=&quot;avec&quot;;1;0)*[.M135];-1)" office:value-type="float" office:value="0">
            <text:p>#N/A</text:p>
          </table:table-cell>
          <table:table-cell table:style-name="ce20" table:formula="of:=CONCATENATE([.D135];&quot; est un &quot;;[.F135];&quot; bâtiment de &quot;;[.L135];&quot; construit en &quot;;[.T135];&quot;. Il a été érigé par des &quot;;[.Q135];&quot; payés &quot;;[.R135];&quot; ducats par jour. Sa construction a duré &quot;;[.O135];&quot; an(s) et &quot;;[.P135];&quot; mois, et a coûté &quot;;[.W135];&quot; ducats et &quot;;[.X135];&quot; de prestige. &quot;)" office:value-type="float" office:value="0">
            <text:p>#N/A</text:p>
          </table:table-cell>
          <table:table-cell table:number-columns-repeated="12"/>
          <table:table-cell table:style-name="ce5" table:formula="of:=[.A13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6];&quot;_&quot;;LOWER([.C136]);&quot;_L&quot;;[.L13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6];[.$F$43:.$G$46];2;0)" office:value-type="float" office:value="0">
            <text:p>#N/A</text:p>
          </table:table-cell>
          <table:table-cell table:style-name="ce8"/>
          <table:table-cell table:formula="of:=VLOOKUP([.H136];[.$H$43:.$I$44];2;0)" office:value-type="float" office:value="0">
            <text:p>#N/A</text:p>
          </table:table-cell>
          <table:table-cell table:style-name="ce8"/>
          <table:table-cell table:formula="of:=VLOOKUP([.J136];[.$J$43:.$K$44];2;0)" office:value-type="float" office:value="0">
            <text:p>#N/A</text:p>
          </table:table-cell>
          <table:table-cell table:style-name="ce8"/>
          <table:table-cell table:formula="of:=VLOOKUP([.L136];[.$L$42:.$M$46];2;0)" office:value-type="float" office:value="0">
            <text:p>#N/A</text:p>
          </table:table-cell>
          <table:table-cell table:style-name="ce14" table:formula="of:=ROUND(365*[.G136]*[.I136]*[.K136]*[.M136];-1)" office:value-type="float" office:value="0">
            <text:p>#N/A</text:p>
          </table:table-cell>
          <table:table-cell table:formula="of:=ROUNDDOWN([.N136]/365;0)" office:value-type="float" office:value="0">
            <text:p>#N/A</text:p>
          </table:table-cell>
          <table:table-cell table:style-name="ce17" table:formula="of:=ROUNDDOWN([.N136]/30-12*[.O136];0)" office:value-type="float" office:value="0">
            <text:p>#N/A</text:p>
          </table:table-cell>
          <table:table-cell table:style-name="ce8"/>
          <table:table-cell table:formula="of:=VLOOKUP([.Q136];[.$Q$43:.$R$45];2;0)" office:value-type="float" office:value="0">
            <text:p>#N/A</text:p>
          </table:table-cell>
          <table:table-cell table:formula="of:=[.N136]*[.R136]" office:value-type="float" office:value="0">
            <text:p>#N/A</text:p>
          </table:table-cell>
          <table:table-cell table:style-name="ce8"/>
          <table:table-cell table:formula="of:=VLOOKUP([.T136];[.$T$43:.$U$45];2;0)" office:value-type="float" office:value="0">
            <text:p>#N/A</text:p>
          </table:table-cell>
          <table:table-cell table:formula="of:=+100*[.G136]*[.U136]*[.I136]" office:value-type="float" office:value="0">
            <text:p>#N/A</text:p>
          </table:table-cell>
          <table:table-cell table:formula="of:=ROUNDDOWN([.S136]+[.V136];-1)" office:value-type="float" office:value="0">
            <text:p>#N/A</text:p>
          </table:table-cell>
          <table:table-cell table:formula="of:=ROUNDDOWN(60*IF([.J136]=&quot;avec&quot;;1;0)*[.M136];-1)" office:value-type="float" office:value="0">
            <text:p>#N/A</text:p>
          </table:table-cell>
          <table:table-cell table:style-name="ce20" table:formula="of:=CONCATENATE([.D136];&quot; est un &quot;;[.F136];&quot; bâtiment de &quot;;[.L136];&quot; construit en &quot;;[.T136];&quot;. Il a été érigé par des &quot;;[.Q136];&quot; payés &quot;;[.R136];&quot; ducats par jour. Sa construction a duré &quot;;[.O136];&quot; an(s) et &quot;;[.P136];&quot; mois, et a coûté &quot;;[.W136];&quot; ducats et &quot;;[.X136];&quot; de prestige. &quot;)" office:value-type="float" office:value="0">
            <text:p>#N/A</text:p>
          </table:table-cell>
          <table:table-cell table:number-columns-repeated="12"/>
          <table:table-cell table:style-name="ce5" table:formula="of:=[.A13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7];&quot;_&quot;;LOWER([.C137]);&quot;_L&quot;;[.L13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7];[.$F$43:.$G$46];2;0)" office:value-type="float" office:value="0">
            <text:p>#N/A</text:p>
          </table:table-cell>
          <table:table-cell table:style-name="ce8"/>
          <table:table-cell table:formula="of:=VLOOKUP([.H137];[.$H$43:.$I$44];2;0)" office:value-type="float" office:value="0">
            <text:p>#N/A</text:p>
          </table:table-cell>
          <table:table-cell table:style-name="ce8"/>
          <table:table-cell table:formula="of:=VLOOKUP([.J137];[.$J$43:.$K$44];2;0)" office:value-type="float" office:value="0">
            <text:p>#N/A</text:p>
          </table:table-cell>
          <table:table-cell table:style-name="ce8"/>
          <table:table-cell table:formula="of:=VLOOKUP([.L137];[.$L$42:.$M$46];2;0)" office:value-type="float" office:value="0">
            <text:p>#N/A</text:p>
          </table:table-cell>
          <table:table-cell table:style-name="ce14" table:formula="of:=ROUND(365*[.G137]*[.I137]*[.K137]*[.M137];-1)" office:value-type="float" office:value="0">
            <text:p>#N/A</text:p>
          </table:table-cell>
          <table:table-cell table:formula="of:=ROUNDDOWN([.N137]/365;0)" office:value-type="float" office:value="0">
            <text:p>#N/A</text:p>
          </table:table-cell>
          <table:table-cell table:style-name="ce17" table:formula="of:=ROUNDDOWN([.N137]/30-12*[.O137];0)" office:value-type="float" office:value="0">
            <text:p>#N/A</text:p>
          </table:table-cell>
          <table:table-cell table:style-name="ce8"/>
          <table:table-cell table:formula="of:=VLOOKUP([.Q137];[.$Q$43:.$R$45];2;0)" office:value-type="float" office:value="0">
            <text:p>#N/A</text:p>
          </table:table-cell>
          <table:table-cell table:formula="of:=[.N137]*[.R137]" office:value-type="float" office:value="0">
            <text:p>#N/A</text:p>
          </table:table-cell>
          <table:table-cell table:style-name="ce8"/>
          <table:table-cell table:formula="of:=VLOOKUP([.T137];[.$T$43:.$U$45];2;0)" office:value-type="float" office:value="0">
            <text:p>#N/A</text:p>
          </table:table-cell>
          <table:table-cell table:formula="of:=+100*[.G137]*[.U137]*[.I137]" office:value-type="float" office:value="0">
            <text:p>#N/A</text:p>
          </table:table-cell>
          <table:table-cell table:formula="of:=ROUNDDOWN([.S137]+[.V137];-1)" office:value-type="float" office:value="0">
            <text:p>#N/A</text:p>
          </table:table-cell>
          <table:table-cell table:formula="of:=ROUNDDOWN(60*IF([.J137]=&quot;avec&quot;;1;0)*[.M137];-1)" office:value-type="float" office:value="0">
            <text:p>#N/A</text:p>
          </table:table-cell>
          <table:table-cell table:style-name="ce20" table:formula="of:=CONCATENATE([.D137];&quot; est un &quot;;[.F137];&quot; bâtiment de &quot;;[.L137];&quot; construit en &quot;;[.T137];&quot;. Il a été érigé par des &quot;;[.Q137];&quot; payés &quot;;[.R137];&quot; ducats par jour. Sa construction a duré &quot;;[.O137];&quot; an(s) et &quot;;[.P137];&quot; mois, et a coûté &quot;;[.W137];&quot; ducats et &quot;;[.X137];&quot; de prestige. &quot;)" office:value-type="float" office:value="0">
            <text:p>#N/A</text:p>
          </table:table-cell>
          <table:table-cell table:number-columns-repeated="12"/>
          <table:table-cell table:style-name="ce5" table:formula="of:=[.A13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8];&quot;_&quot;;LOWER([.C138]);&quot;_L&quot;;[.L13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8];[.$F$43:.$G$46];2;0)" office:value-type="float" office:value="0">
            <text:p>#N/A</text:p>
          </table:table-cell>
          <table:table-cell table:style-name="ce8"/>
          <table:table-cell table:formula="of:=VLOOKUP([.H138];[.$H$43:.$I$44];2;0)" office:value-type="float" office:value="0">
            <text:p>#N/A</text:p>
          </table:table-cell>
          <table:table-cell table:style-name="ce8"/>
          <table:table-cell table:formula="of:=VLOOKUP([.J138];[.$J$43:.$K$44];2;0)" office:value-type="float" office:value="0">
            <text:p>#N/A</text:p>
          </table:table-cell>
          <table:table-cell table:style-name="ce8"/>
          <table:table-cell table:formula="of:=VLOOKUP([.L138];[.$L$42:.$M$46];2;0)" office:value-type="float" office:value="0">
            <text:p>#N/A</text:p>
          </table:table-cell>
          <table:table-cell table:style-name="ce14" table:formula="of:=ROUND(365*[.G138]*[.I138]*[.K138]*[.M138];-1)" office:value-type="float" office:value="0">
            <text:p>#N/A</text:p>
          </table:table-cell>
          <table:table-cell table:formula="of:=ROUNDDOWN([.N138]/365;0)" office:value-type="float" office:value="0">
            <text:p>#N/A</text:p>
          </table:table-cell>
          <table:table-cell table:style-name="ce17" table:formula="of:=ROUNDDOWN([.N138]/30-12*[.O138];0)" office:value-type="float" office:value="0">
            <text:p>#N/A</text:p>
          </table:table-cell>
          <table:table-cell table:style-name="ce8"/>
          <table:table-cell table:formula="of:=VLOOKUP([.Q138];[.$Q$43:.$R$45];2;0)" office:value-type="float" office:value="0">
            <text:p>#N/A</text:p>
          </table:table-cell>
          <table:table-cell table:formula="of:=[.N138]*[.R138]" office:value-type="float" office:value="0">
            <text:p>#N/A</text:p>
          </table:table-cell>
          <table:table-cell table:style-name="ce8"/>
          <table:table-cell table:formula="of:=VLOOKUP([.T138];[.$T$43:.$U$45];2;0)" office:value-type="float" office:value="0">
            <text:p>#N/A</text:p>
          </table:table-cell>
          <table:table-cell table:formula="of:=+100*[.G138]*[.U138]*[.I138]" office:value-type="float" office:value="0">
            <text:p>#N/A</text:p>
          </table:table-cell>
          <table:table-cell table:formula="of:=ROUNDDOWN([.S138]+[.V138];-1)" office:value-type="float" office:value="0">
            <text:p>#N/A</text:p>
          </table:table-cell>
          <table:table-cell table:formula="of:=ROUNDDOWN(60*IF([.J138]=&quot;avec&quot;;1;0)*[.M138];-1)" office:value-type="float" office:value="0">
            <text:p>#N/A</text:p>
          </table:table-cell>
          <table:table-cell table:style-name="ce20" table:formula="of:=CONCATENATE([.D138];&quot; est un &quot;;[.F138];&quot; bâtiment de &quot;;[.L138];&quot; construit en &quot;;[.T138];&quot;. Il a été érigé par des &quot;;[.Q138];&quot; payés &quot;;[.R138];&quot; ducats par jour. Sa construction a duré &quot;;[.O138];&quot; an(s) et &quot;;[.P138];&quot; mois, et a coûté &quot;;[.W138];&quot; ducats et &quot;;[.X138];&quot; de prestige. &quot;)" office:value-type="float" office:value="0">
            <text:p>#N/A</text:p>
          </table:table-cell>
          <table:table-cell table:number-columns-repeated="12"/>
          <table:table-cell table:style-name="ce5" table:formula="of:=[.A13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39];&quot;_&quot;;LOWER([.C139]);&quot;_L&quot;;[.L13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39];[.$F$43:.$G$46];2;0)" office:value-type="float" office:value="0">
            <text:p>#N/A</text:p>
          </table:table-cell>
          <table:table-cell table:style-name="ce8"/>
          <table:table-cell table:formula="of:=VLOOKUP([.H139];[.$H$43:.$I$44];2;0)" office:value-type="float" office:value="0">
            <text:p>#N/A</text:p>
          </table:table-cell>
          <table:table-cell table:style-name="ce8"/>
          <table:table-cell table:formula="of:=VLOOKUP([.J139];[.$J$43:.$K$44];2;0)" office:value-type="float" office:value="0">
            <text:p>#N/A</text:p>
          </table:table-cell>
          <table:table-cell table:style-name="ce8"/>
          <table:table-cell table:formula="of:=VLOOKUP([.L139];[.$L$42:.$M$46];2;0)" office:value-type="float" office:value="0">
            <text:p>#N/A</text:p>
          </table:table-cell>
          <table:table-cell table:style-name="ce14" table:formula="of:=ROUND(365*[.G139]*[.I139]*[.K139]*[.M139];-1)" office:value-type="float" office:value="0">
            <text:p>#N/A</text:p>
          </table:table-cell>
          <table:table-cell table:formula="of:=ROUNDDOWN([.N139]/365;0)" office:value-type="float" office:value="0">
            <text:p>#N/A</text:p>
          </table:table-cell>
          <table:table-cell table:style-name="ce17" table:formula="of:=ROUNDDOWN([.N139]/30-12*[.O139];0)" office:value-type="float" office:value="0">
            <text:p>#N/A</text:p>
          </table:table-cell>
          <table:table-cell table:style-name="ce8"/>
          <table:table-cell table:formula="of:=VLOOKUP([.Q139];[.$Q$43:.$R$45];2;0)" office:value-type="float" office:value="0">
            <text:p>#N/A</text:p>
          </table:table-cell>
          <table:table-cell table:formula="of:=[.N139]*[.R139]" office:value-type="float" office:value="0">
            <text:p>#N/A</text:p>
          </table:table-cell>
          <table:table-cell table:style-name="ce8"/>
          <table:table-cell table:formula="of:=VLOOKUP([.T139];[.$T$43:.$U$45];2;0)" office:value-type="float" office:value="0">
            <text:p>#N/A</text:p>
          </table:table-cell>
          <table:table-cell table:formula="of:=+100*[.G139]*[.U139]*[.I139]" office:value-type="float" office:value="0">
            <text:p>#N/A</text:p>
          </table:table-cell>
          <table:table-cell table:formula="of:=ROUNDDOWN([.S139]+[.V139];-1)" office:value-type="float" office:value="0">
            <text:p>#N/A</text:p>
          </table:table-cell>
          <table:table-cell table:formula="of:=ROUNDDOWN(60*IF([.J139]=&quot;avec&quot;;1;0)*[.M139];-1)" office:value-type="float" office:value="0">
            <text:p>#N/A</text:p>
          </table:table-cell>
          <table:table-cell table:style-name="ce20" table:formula="of:=CONCATENATE([.D139];&quot; est un &quot;;[.F139];&quot; bâtiment de &quot;;[.L139];&quot; construit en &quot;;[.T139];&quot;. Il a été érigé par des &quot;;[.Q139];&quot; payés &quot;;[.R139];&quot; ducats par jour. Sa construction a duré &quot;;[.O139];&quot; an(s) et &quot;;[.P139];&quot; mois, et a coûté &quot;;[.W139];&quot; ducats et &quot;;[.X139];&quot; de prestige. &quot;)" office:value-type="float" office:value="0">
            <text:p>#N/A</text:p>
          </table:table-cell>
          <table:table-cell table:number-columns-repeated="12"/>
          <table:table-cell table:style-name="ce5" table:formula="of:=[.A13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0];&quot;_&quot;;LOWER([.C140]);&quot;_L&quot;;[.L14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0];[.$F$43:.$G$46];2;0)" office:value-type="float" office:value="0">
            <text:p>#N/A</text:p>
          </table:table-cell>
          <table:table-cell table:style-name="ce8"/>
          <table:table-cell table:formula="of:=VLOOKUP([.H140];[.$H$43:.$I$44];2;0)" office:value-type="float" office:value="0">
            <text:p>#N/A</text:p>
          </table:table-cell>
          <table:table-cell table:style-name="ce8"/>
          <table:table-cell table:formula="of:=VLOOKUP([.J140];[.$J$43:.$K$44];2;0)" office:value-type="float" office:value="0">
            <text:p>#N/A</text:p>
          </table:table-cell>
          <table:table-cell table:style-name="ce8"/>
          <table:table-cell table:formula="of:=VLOOKUP([.L140];[.$L$42:.$M$46];2;0)" office:value-type="float" office:value="0">
            <text:p>#N/A</text:p>
          </table:table-cell>
          <table:table-cell table:style-name="ce14" table:formula="of:=ROUND(365*[.G140]*[.I140]*[.K140]*[.M140];-1)" office:value-type="float" office:value="0">
            <text:p>#N/A</text:p>
          </table:table-cell>
          <table:table-cell table:formula="of:=ROUNDDOWN([.N140]/365;0)" office:value-type="float" office:value="0">
            <text:p>#N/A</text:p>
          </table:table-cell>
          <table:table-cell table:style-name="ce17" table:formula="of:=ROUNDDOWN([.N140]/30-12*[.O140];0)" office:value-type="float" office:value="0">
            <text:p>#N/A</text:p>
          </table:table-cell>
          <table:table-cell table:style-name="ce8"/>
          <table:table-cell table:formula="of:=VLOOKUP([.Q140];[.$Q$43:.$R$45];2;0)" office:value-type="float" office:value="0">
            <text:p>#N/A</text:p>
          </table:table-cell>
          <table:table-cell table:formula="of:=[.N140]*[.R140]" office:value-type="float" office:value="0">
            <text:p>#N/A</text:p>
          </table:table-cell>
          <table:table-cell table:style-name="ce8"/>
          <table:table-cell table:formula="of:=VLOOKUP([.T140];[.$T$43:.$U$45];2;0)" office:value-type="float" office:value="0">
            <text:p>#N/A</text:p>
          </table:table-cell>
          <table:table-cell table:formula="of:=+100*[.G140]*[.U140]*[.I140]" office:value-type="float" office:value="0">
            <text:p>#N/A</text:p>
          </table:table-cell>
          <table:table-cell table:formula="of:=ROUNDDOWN([.S140]+[.V140];-1)" office:value-type="float" office:value="0">
            <text:p>#N/A</text:p>
          </table:table-cell>
          <table:table-cell table:formula="of:=ROUNDDOWN(60*IF([.J140]=&quot;avec&quot;;1;0)*[.M140];-1)" office:value-type="float" office:value="0">
            <text:p>#N/A</text:p>
          </table:table-cell>
          <table:table-cell table:style-name="ce20" table:formula="of:=CONCATENATE([.D140];&quot; est un &quot;;[.F140];&quot; bâtiment de &quot;;[.L140];&quot; construit en &quot;;[.T140];&quot;. Il a été érigé par des &quot;;[.Q140];&quot; payés &quot;;[.R140];&quot; ducats par jour. Sa construction a duré &quot;;[.O140];&quot; an(s) et &quot;;[.P140];&quot; mois, et a coûté &quot;;[.W140];&quot; ducats et &quot;;[.X140];&quot; de prestige. &quot;)" office:value-type="float" office:value="0">
            <text:p>#N/A</text:p>
          </table:table-cell>
          <table:table-cell table:number-columns-repeated="12"/>
          <table:table-cell table:style-name="ce5" table:formula="of:=[.A13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1];&quot;_&quot;;LOWER([.C141]);&quot;_L&quot;;[.L14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1];[.$F$43:.$G$46];2;0)" office:value-type="float" office:value="0">
            <text:p>#N/A</text:p>
          </table:table-cell>
          <table:table-cell table:style-name="ce8"/>
          <table:table-cell table:formula="of:=VLOOKUP([.H141];[.$H$43:.$I$44];2;0)" office:value-type="float" office:value="0">
            <text:p>#N/A</text:p>
          </table:table-cell>
          <table:table-cell table:style-name="ce8"/>
          <table:table-cell table:formula="of:=VLOOKUP([.J141];[.$J$43:.$K$44];2;0)" office:value-type="float" office:value="0">
            <text:p>#N/A</text:p>
          </table:table-cell>
          <table:table-cell table:style-name="ce8"/>
          <table:table-cell table:formula="of:=VLOOKUP([.L141];[.$L$42:.$M$46];2;0)" office:value-type="float" office:value="0">
            <text:p>#N/A</text:p>
          </table:table-cell>
          <table:table-cell table:style-name="ce14" table:formula="of:=ROUND(365*[.G141]*[.I141]*[.K141]*[.M141];-1)" office:value-type="float" office:value="0">
            <text:p>#N/A</text:p>
          </table:table-cell>
          <table:table-cell table:formula="of:=ROUNDDOWN([.N141]/365;0)" office:value-type="float" office:value="0">
            <text:p>#N/A</text:p>
          </table:table-cell>
          <table:table-cell table:style-name="ce17" table:formula="of:=ROUNDDOWN([.N141]/30-12*[.O141];0)" office:value-type="float" office:value="0">
            <text:p>#N/A</text:p>
          </table:table-cell>
          <table:table-cell table:style-name="ce8"/>
          <table:table-cell table:formula="of:=VLOOKUP([.Q141];[.$Q$43:.$R$45];2;0)" office:value-type="float" office:value="0">
            <text:p>#N/A</text:p>
          </table:table-cell>
          <table:table-cell table:formula="of:=[.N141]*[.R141]" office:value-type="float" office:value="0">
            <text:p>#N/A</text:p>
          </table:table-cell>
          <table:table-cell table:style-name="ce8"/>
          <table:table-cell table:formula="of:=VLOOKUP([.T141];[.$T$43:.$U$45];2;0)" office:value-type="float" office:value="0">
            <text:p>#N/A</text:p>
          </table:table-cell>
          <table:table-cell table:formula="of:=+100*[.G141]*[.U141]*[.I141]" office:value-type="float" office:value="0">
            <text:p>#N/A</text:p>
          </table:table-cell>
          <table:table-cell table:formula="of:=ROUNDDOWN([.S141]+[.V141];-1)" office:value-type="float" office:value="0">
            <text:p>#N/A</text:p>
          </table:table-cell>
          <table:table-cell table:formula="of:=ROUNDDOWN(60*IF([.J141]=&quot;avec&quot;;1;0)*[.M141];-1)" office:value-type="float" office:value="0">
            <text:p>#N/A</text:p>
          </table:table-cell>
          <table:table-cell table:style-name="ce20" table:formula="of:=CONCATENATE([.D141];&quot; est un &quot;;[.F141];&quot; bâtiment de &quot;;[.L141];&quot; construit en &quot;;[.T141];&quot;. Il a été érigé par des &quot;;[.Q141];&quot; payés &quot;;[.R141];&quot; ducats par jour. Sa construction a duré &quot;;[.O141];&quot; an(s) et &quot;;[.P141];&quot; mois, et a coûté &quot;;[.W141];&quot; ducats et &quot;;[.X141];&quot; de prestige. &quot;)" office:value-type="float" office:value="0">
            <text:p>#N/A</text:p>
          </table:table-cell>
          <table:table-cell table:number-columns-repeated="12"/>
          <table:table-cell table:style-name="ce5" table:formula="of:=[.A14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2];&quot;_&quot;;LOWER([.C142]);&quot;_L&quot;;[.L14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2];[.$F$43:.$G$46];2;0)" office:value-type="float" office:value="0">
            <text:p>#N/A</text:p>
          </table:table-cell>
          <table:table-cell table:style-name="ce8"/>
          <table:table-cell table:formula="of:=VLOOKUP([.H142];[.$H$43:.$I$44];2;0)" office:value-type="float" office:value="0">
            <text:p>#N/A</text:p>
          </table:table-cell>
          <table:table-cell table:style-name="ce8"/>
          <table:table-cell table:formula="of:=VLOOKUP([.J142];[.$J$43:.$K$44];2;0)" office:value-type="float" office:value="0">
            <text:p>#N/A</text:p>
          </table:table-cell>
          <table:table-cell table:style-name="ce8"/>
          <table:table-cell table:formula="of:=VLOOKUP([.L142];[.$L$42:.$M$46];2;0)" office:value-type="float" office:value="0">
            <text:p>#N/A</text:p>
          </table:table-cell>
          <table:table-cell table:style-name="ce14" table:formula="of:=ROUND(365*[.G142]*[.I142]*[.K142]*[.M142];-1)" office:value-type="float" office:value="0">
            <text:p>#N/A</text:p>
          </table:table-cell>
          <table:table-cell table:formula="of:=ROUNDDOWN([.N142]/365;0)" office:value-type="float" office:value="0">
            <text:p>#N/A</text:p>
          </table:table-cell>
          <table:table-cell table:style-name="ce17" table:formula="of:=ROUNDDOWN([.N142]/30-12*[.O142];0)" office:value-type="float" office:value="0">
            <text:p>#N/A</text:p>
          </table:table-cell>
          <table:table-cell table:style-name="ce8"/>
          <table:table-cell table:formula="of:=VLOOKUP([.Q142];[.$Q$43:.$R$45];2;0)" office:value-type="float" office:value="0">
            <text:p>#N/A</text:p>
          </table:table-cell>
          <table:table-cell table:formula="of:=[.N142]*[.R142]" office:value-type="float" office:value="0">
            <text:p>#N/A</text:p>
          </table:table-cell>
          <table:table-cell table:style-name="ce8"/>
          <table:table-cell table:formula="of:=VLOOKUP([.T142];[.$T$43:.$U$45];2;0)" office:value-type="float" office:value="0">
            <text:p>#N/A</text:p>
          </table:table-cell>
          <table:table-cell table:formula="of:=+100*[.G142]*[.U142]*[.I142]" office:value-type="float" office:value="0">
            <text:p>#N/A</text:p>
          </table:table-cell>
          <table:table-cell table:formula="of:=ROUNDDOWN([.S142]+[.V142];-1)" office:value-type="float" office:value="0">
            <text:p>#N/A</text:p>
          </table:table-cell>
          <table:table-cell table:formula="of:=ROUNDDOWN(60*IF([.J142]=&quot;avec&quot;;1;0)*[.M142];-1)" office:value-type="float" office:value="0">
            <text:p>#N/A</text:p>
          </table:table-cell>
          <table:table-cell table:style-name="ce20" table:formula="of:=CONCATENATE([.D142];&quot; est un &quot;;[.F142];&quot; bâtiment de &quot;;[.L142];&quot; construit en &quot;;[.T142];&quot;. Il a été érigé par des &quot;;[.Q142];&quot; payés &quot;;[.R142];&quot; ducats par jour. Sa construction a duré &quot;;[.O142];&quot; an(s) et &quot;;[.P142];&quot; mois, et a coûté &quot;;[.W142];&quot; ducats et &quot;;[.X142];&quot; de prestige. &quot;)" office:value-type="float" office:value="0">
            <text:p>#N/A</text:p>
          </table:table-cell>
          <table:table-cell table:number-columns-repeated="12"/>
          <table:table-cell table:style-name="ce5" table:formula="of:=[.A14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3];&quot;_&quot;;LOWER([.C143]);&quot;_L&quot;;[.L14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3];[.$F$43:.$G$46];2;0)" office:value-type="float" office:value="0">
            <text:p>#N/A</text:p>
          </table:table-cell>
          <table:table-cell table:style-name="ce8"/>
          <table:table-cell table:formula="of:=VLOOKUP([.H143];[.$H$43:.$I$44];2;0)" office:value-type="float" office:value="0">
            <text:p>#N/A</text:p>
          </table:table-cell>
          <table:table-cell table:style-name="ce8"/>
          <table:table-cell table:formula="of:=VLOOKUP([.J143];[.$J$43:.$K$44];2;0)" office:value-type="float" office:value="0">
            <text:p>#N/A</text:p>
          </table:table-cell>
          <table:table-cell table:style-name="ce8"/>
          <table:table-cell table:formula="of:=VLOOKUP([.L143];[.$L$42:.$M$46];2;0)" office:value-type="float" office:value="0">
            <text:p>#N/A</text:p>
          </table:table-cell>
          <table:table-cell table:style-name="ce14" table:formula="of:=ROUND(365*[.G143]*[.I143]*[.K143]*[.M143];-1)" office:value-type="float" office:value="0">
            <text:p>#N/A</text:p>
          </table:table-cell>
          <table:table-cell table:formula="of:=ROUNDDOWN([.N143]/365;0)" office:value-type="float" office:value="0">
            <text:p>#N/A</text:p>
          </table:table-cell>
          <table:table-cell table:style-name="ce17" table:formula="of:=ROUNDDOWN([.N143]/30-12*[.O143];0)" office:value-type="float" office:value="0">
            <text:p>#N/A</text:p>
          </table:table-cell>
          <table:table-cell table:style-name="ce8"/>
          <table:table-cell table:formula="of:=VLOOKUP([.Q143];[.$Q$43:.$R$45];2;0)" office:value-type="float" office:value="0">
            <text:p>#N/A</text:p>
          </table:table-cell>
          <table:table-cell table:formula="of:=[.N143]*[.R143]" office:value-type="float" office:value="0">
            <text:p>#N/A</text:p>
          </table:table-cell>
          <table:table-cell table:style-name="ce8"/>
          <table:table-cell table:formula="of:=VLOOKUP([.T143];[.$T$43:.$U$45];2;0)" office:value-type="float" office:value="0">
            <text:p>#N/A</text:p>
          </table:table-cell>
          <table:table-cell table:formula="of:=+100*[.G143]*[.U143]*[.I143]" office:value-type="float" office:value="0">
            <text:p>#N/A</text:p>
          </table:table-cell>
          <table:table-cell table:formula="of:=ROUNDDOWN([.S143]+[.V143];-1)" office:value-type="float" office:value="0">
            <text:p>#N/A</text:p>
          </table:table-cell>
          <table:table-cell table:formula="of:=ROUNDDOWN(60*IF([.J143]=&quot;avec&quot;;1;0)*[.M143];-1)" office:value-type="float" office:value="0">
            <text:p>#N/A</text:p>
          </table:table-cell>
          <table:table-cell table:style-name="ce20" table:formula="of:=CONCATENATE([.D143];&quot; est un &quot;;[.F143];&quot; bâtiment de &quot;;[.L143];&quot; construit en &quot;;[.T143];&quot;. Il a été érigé par des &quot;;[.Q143];&quot; payés &quot;;[.R143];&quot; ducats par jour. Sa construction a duré &quot;;[.O143];&quot; an(s) et &quot;;[.P143];&quot; mois, et a coûté &quot;;[.W143];&quot; ducats et &quot;;[.X143];&quot; de prestige. &quot;)" office:value-type="float" office:value="0">
            <text:p>#N/A</text:p>
          </table:table-cell>
          <table:table-cell table:number-columns-repeated="12"/>
          <table:table-cell table:style-name="ce5" table:formula="of:=[.A14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4];&quot;_&quot;;LOWER([.C144]);&quot;_L&quot;;[.L14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4];[.$F$43:.$G$46];2;0)" office:value-type="float" office:value="0">
            <text:p>#N/A</text:p>
          </table:table-cell>
          <table:table-cell table:style-name="ce8"/>
          <table:table-cell table:formula="of:=VLOOKUP([.H144];[.$H$43:.$I$44];2;0)" office:value-type="float" office:value="0">
            <text:p>#N/A</text:p>
          </table:table-cell>
          <table:table-cell table:style-name="ce8"/>
          <table:table-cell table:formula="of:=VLOOKUP([.J144];[.$J$43:.$K$44];2;0)" office:value-type="float" office:value="0">
            <text:p>#N/A</text:p>
          </table:table-cell>
          <table:table-cell table:style-name="ce8"/>
          <table:table-cell table:formula="of:=VLOOKUP([.L144];[.$L$42:.$M$46];2;0)" office:value-type="float" office:value="0">
            <text:p>#N/A</text:p>
          </table:table-cell>
          <table:table-cell table:style-name="ce14" table:formula="of:=ROUND(365*[.G144]*[.I144]*[.K144]*[.M144];-1)" office:value-type="float" office:value="0">
            <text:p>#N/A</text:p>
          </table:table-cell>
          <table:table-cell table:formula="of:=ROUNDDOWN([.N144]/365;0)" office:value-type="float" office:value="0">
            <text:p>#N/A</text:p>
          </table:table-cell>
          <table:table-cell table:style-name="ce17" table:formula="of:=ROUNDDOWN([.N144]/30-12*[.O144];0)" office:value-type="float" office:value="0">
            <text:p>#N/A</text:p>
          </table:table-cell>
          <table:table-cell table:style-name="ce8"/>
          <table:table-cell table:formula="of:=VLOOKUP([.Q144];[.$Q$43:.$R$45];2;0)" office:value-type="float" office:value="0">
            <text:p>#N/A</text:p>
          </table:table-cell>
          <table:table-cell table:formula="of:=[.N144]*[.R144]" office:value-type="float" office:value="0">
            <text:p>#N/A</text:p>
          </table:table-cell>
          <table:table-cell table:style-name="ce8"/>
          <table:table-cell table:formula="of:=VLOOKUP([.T144];[.$T$43:.$U$45];2;0)" office:value-type="float" office:value="0">
            <text:p>#N/A</text:p>
          </table:table-cell>
          <table:table-cell table:formula="of:=+100*[.G144]*[.U144]*[.I144]" office:value-type="float" office:value="0">
            <text:p>#N/A</text:p>
          </table:table-cell>
          <table:table-cell table:formula="of:=ROUNDDOWN([.S144]+[.V144];-1)" office:value-type="float" office:value="0">
            <text:p>#N/A</text:p>
          </table:table-cell>
          <table:table-cell table:formula="of:=ROUNDDOWN(60*IF([.J144]=&quot;avec&quot;;1;0)*[.M144];-1)" office:value-type="float" office:value="0">
            <text:p>#N/A</text:p>
          </table:table-cell>
          <table:table-cell table:style-name="ce20" table:formula="of:=CONCATENATE([.D144];&quot; est un &quot;;[.F144];&quot; bâtiment de &quot;;[.L144];&quot; construit en &quot;;[.T144];&quot;. Il a été érigé par des &quot;;[.Q144];&quot; payés &quot;;[.R144];&quot; ducats par jour. Sa construction a duré &quot;;[.O144];&quot; an(s) et &quot;;[.P144];&quot; mois, et a coûté &quot;;[.W144];&quot; ducats et &quot;;[.X144];&quot; de prestige. &quot;)" office:value-type="float" office:value="0">
            <text:p>#N/A</text:p>
          </table:table-cell>
          <table:table-cell table:number-columns-repeated="12"/>
          <table:table-cell table:style-name="ce5" table:formula="of:=[.A14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5];&quot;_&quot;;LOWER([.C145]);&quot;_L&quot;;[.L14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5];[.$F$43:.$G$46];2;0)" office:value-type="float" office:value="0">
            <text:p>#N/A</text:p>
          </table:table-cell>
          <table:table-cell table:style-name="ce8"/>
          <table:table-cell table:formula="of:=VLOOKUP([.H145];[.$H$43:.$I$44];2;0)" office:value-type="float" office:value="0">
            <text:p>#N/A</text:p>
          </table:table-cell>
          <table:table-cell table:style-name="ce8"/>
          <table:table-cell table:formula="of:=VLOOKUP([.J145];[.$J$43:.$K$44];2;0)" office:value-type="float" office:value="0">
            <text:p>#N/A</text:p>
          </table:table-cell>
          <table:table-cell table:style-name="ce8"/>
          <table:table-cell table:formula="of:=VLOOKUP([.L145];[.$L$42:.$M$46];2;0)" office:value-type="float" office:value="0">
            <text:p>#N/A</text:p>
          </table:table-cell>
          <table:table-cell table:style-name="ce14" table:formula="of:=ROUND(365*[.G145]*[.I145]*[.K145]*[.M145];-1)" office:value-type="float" office:value="0">
            <text:p>#N/A</text:p>
          </table:table-cell>
          <table:table-cell table:formula="of:=ROUNDDOWN([.N145]/365;0)" office:value-type="float" office:value="0">
            <text:p>#N/A</text:p>
          </table:table-cell>
          <table:table-cell table:style-name="ce17" table:formula="of:=ROUNDDOWN([.N145]/30-12*[.O145];0)" office:value-type="float" office:value="0">
            <text:p>#N/A</text:p>
          </table:table-cell>
          <table:table-cell table:style-name="ce8"/>
          <table:table-cell table:formula="of:=VLOOKUP([.Q145];[.$Q$43:.$R$45];2;0)" office:value-type="float" office:value="0">
            <text:p>#N/A</text:p>
          </table:table-cell>
          <table:table-cell table:formula="of:=[.N145]*[.R145]" office:value-type="float" office:value="0">
            <text:p>#N/A</text:p>
          </table:table-cell>
          <table:table-cell table:style-name="ce8"/>
          <table:table-cell table:formula="of:=VLOOKUP([.T145];[.$T$43:.$U$45];2;0)" office:value-type="float" office:value="0">
            <text:p>#N/A</text:p>
          </table:table-cell>
          <table:table-cell table:formula="of:=+100*[.G145]*[.U145]*[.I145]" office:value-type="float" office:value="0">
            <text:p>#N/A</text:p>
          </table:table-cell>
          <table:table-cell table:formula="of:=ROUNDDOWN([.S145]+[.V145];-1)" office:value-type="float" office:value="0">
            <text:p>#N/A</text:p>
          </table:table-cell>
          <table:table-cell table:formula="of:=ROUNDDOWN(60*IF([.J145]=&quot;avec&quot;;1;0)*[.M145];-1)" office:value-type="float" office:value="0">
            <text:p>#N/A</text:p>
          </table:table-cell>
          <table:table-cell table:style-name="ce20" table:formula="of:=CONCATENATE([.D145];&quot; est un &quot;;[.F145];&quot; bâtiment de &quot;;[.L145];&quot; construit en &quot;;[.T145];&quot;. Il a été érigé par des &quot;;[.Q145];&quot; payés &quot;;[.R145];&quot; ducats par jour. Sa construction a duré &quot;;[.O145];&quot; an(s) et &quot;;[.P145];&quot; mois, et a coûté &quot;;[.W145];&quot; ducats et &quot;;[.X145];&quot; de prestige. &quot;)" office:value-type="float" office:value="0">
            <text:p>#N/A</text:p>
          </table:table-cell>
          <table:table-cell table:number-columns-repeated="12"/>
          <table:table-cell table:style-name="ce5" table:formula="of:=[.A14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6];&quot;_&quot;;LOWER([.C146]);&quot;_L&quot;;[.L14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6];[.$F$43:.$G$46];2;0)" office:value-type="float" office:value="0">
            <text:p>#N/A</text:p>
          </table:table-cell>
          <table:table-cell table:style-name="ce8"/>
          <table:table-cell table:formula="of:=VLOOKUP([.H146];[.$H$43:.$I$44];2;0)" office:value-type="float" office:value="0">
            <text:p>#N/A</text:p>
          </table:table-cell>
          <table:table-cell table:style-name="ce8"/>
          <table:table-cell table:formula="of:=VLOOKUP([.J146];[.$J$43:.$K$44];2;0)" office:value-type="float" office:value="0">
            <text:p>#N/A</text:p>
          </table:table-cell>
          <table:table-cell table:style-name="ce8"/>
          <table:table-cell table:formula="of:=VLOOKUP([.L146];[.$L$42:.$M$46];2;0)" office:value-type="float" office:value="0">
            <text:p>#N/A</text:p>
          </table:table-cell>
          <table:table-cell table:style-name="ce14" table:formula="of:=ROUND(365*[.G146]*[.I146]*[.K146]*[.M146];-1)" office:value-type="float" office:value="0">
            <text:p>#N/A</text:p>
          </table:table-cell>
          <table:table-cell table:formula="of:=ROUNDDOWN([.N146]/365;0)" office:value-type="float" office:value="0">
            <text:p>#N/A</text:p>
          </table:table-cell>
          <table:table-cell table:style-name="ce17" table:formula="of:=ROUNDDOWN([.N146]/30-12*[.O146];0)" office:value-type="float" office:value="0">
            <text:p>#N/A</text:p>
          </table:table-cell>
          <table:table-cell table:style-name="ce8"/>
          <table:table-cell table:formula="of:=VLOOKUP([.Q146];[.$Q$43:.$R$45];2;0)" office:value-type="float" office:value="0">
            <text:p>#N/A</text:p>
          </table:table-cell>
          <table:table-cell table:formula="of:=[.N146]*[.R146]" office:value-type="float" office:value="0">
            <text:p>#N/A</text:p>
          </table:table-cell>
          <table:table-cell table:style-name="ce8"/>
          <table:table-cell table:formula="of:=VLOOKUP([.T146];[.$T$43:.$U$45];2;0)" office:value-type="float" office:value="0">
            <text:p>#N/A</text:p>
          </table:table-cell>
          <table:table-cell table:formula="of:=+100*[.G146]*[.U146]*[.I146]" office:value-type="float" office:value="0">
            <text:p>#N/A</text:p>
          </table:table-cell>
          <table:table-cell table:formula="of:=ROUNDDOWN([.S146]+[.V146];-1)" office:value-type="float" office:value="0">
            <text:p>#N/A</text:p>
          </table:table-cell>
          <table:table-cell table:formula="of:=ROUNDDOWN(60*IF([.J146]=&quot;avec&quot;;1;0)*[.M146];-1)" office:value-type="float" office:value="0">
            <text:p>#N/A</text:p>
          </table:table-cell>
          <table:table-cell table:style-name="ce20" table:formula="of:=CONCATENATE([.D146];&quot; est un &quot;;[.F146];&quot; bâtiment de &quot;;[.L146];&quot; construit en &quot;;[.T146];&quot;. Il a été érigé par des &quot;;[.Q146];&quot; payés &quot;;[.R146];&quot; ducats par jour. Sa construction a duré &quot;;[.O146];&quot; an(s) et &quot;;[.P146];&quot; mois, et a coûté &quot;;[.W146];&quot; ducats et &quot;;[.X146];&quot; de prestige. &quot;)" office:value-type="float" office:value="0">
            <text:p>#N/A</text:p>
          </table:table-cell>
          <table:table-cell table:number-columns-repeated="12"/>
          <table:table-cell table:style-name="ce5" table:formula="of:=[.A14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7];&quot;_&quot;;LOWER([.C147]);&quot;_L&quot;;[.L14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7];[.$F$43:.$G$46];2;0)" office:value-type="float" office:value="0">
            <text:p>#N/A</text:p>
          </table:table-cell>
          <table:table-cell table:style-name="ce8"/>
          <table:table-cell table:formula="of:=VLOOKUP([.H147];[.$H$43:.$I$44];2;0)" office:value-type="float" office:value="0">
            <text:p>#N/A</text:p>
          </table:table-cell>
          <table:table-cell table:style-name="ce8"/>
          <table:table-cell table:formula="of:=VLOOKUP([.J147];[.$J$43:.$K$44];2;0)" office:value-type="float" office:value="0">
            <text:p>#N/A</text:p>
          </table:table-cell>
          <table:table-cell table:style-name="ce8"/>
          <table:table-cell table:formula="of:=VLOOKUP([.L147];[.$L$42:.$M$46];2;0)" office:value-type="float" office:value="0">
            <text:p>#N/A</text:p>
          </table:table-cell>
          <table:table-cell table:style-name="ce14" table:formula="of:=ROUND(365*[.G147]*[.I147]*[.K147]*[.M147];-1)" office:value-type="float" office:value="0">
            <text:p>#N/A</text:p>
          </table:table-cell>
          <table:table-cell table:formula="of:=ROUNDDOWN([.N147]/365;0)" office:value-type="float" office:value="0">
            <text:p>#N/A</text:p>
          </table:table-cell>
          <table:table-cell table:style-name="ce17" table:formula="of:=ROUNDDOWN([.N147]/30-12*[.O147];0)" office:value-type="float" office:value="0">
            <text:p>#N/A</text:p>
          </table:table-cell>
          <table:table-cell table:style-name="ce8"/>
          <table:table-cell table:formula="of:=VLOOKUP([.Q147];[.$Q$43:.$R$45];2;0)" office:value-type="float" office:value="0">
            <text:p>#N/A</text:p>
          </table:table-cell>
          <table:table-cell table:formula="of:=[.N147]*[.R147]" office:value-type="float" office:value="0">
            <text:p>#N/A</text:p>
          </table:table-cell>
          <table:table-cell table:style-name="ce8"/>
          <table:table-cell table:formula="of:=VLOOKUP([.T147];[.$T$43:.$U$45];2;0)" office:value-type="float" office:value="0">
            <text:p>#N/A</text:p>
          </table:table-cell>
          <table:table-cell table:formula="of:=+100*[.G147]*[.U147]*[.I147]" office:value-type="float" office:value="0">
            <text:p>#N/A</text:p>
          </table:table-cell>
          <table:table-cell table:formula="of:=ROUNDDOWN([.S147]+[.V147];-1)" office:value-type="float" office:value="0">
            <text:p>#N/A</text:p>
          </table:table-cell>
          <table:table-cell table:formula="of:=ROUNDDOWN(60*IF([.J147]=&quot;avec&quot;;1;0)*[.M147];-1)" office:value-type="float" office:value="0">
            <text:p>#N/A</text:p>
          </table:table-cell>
          <table:table-cell table:style-name="ce20" table:formula="of:=CONCATENATE([.D147];&quot; est un &quot;;[.F147];&quot; bâtiment de &quot;;[.L147];&quot; construit en &quot;;[.T147];&quot;. Il a été érigé par des &quot;;[.Q147];&quot; payés &quot;;[.R147];&quot; ducats par jour. Sa construction a duré &quot;;[.O147];&quot; an(s) et &quot;;[.P147];&quot; mois, et a coûté &quot;;[.W147];&quot; ducats et &quot;;[.X147];&quot; de prestige. &quot;)" office:value-type="float" office:value="0">
            <text:p>#N/A</text:p>
          </table:table-cell>
          <table:table-cell table:number-columns-repeated="12"/>
          <table:table-cell table:style-name="ce5" table:formula="of:=[.A14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8];&quot;_&quot;;LOWER([.C148]);&quot;_L&quot;;[.L14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8];[.$F$43:.$G$46];2;0)" office:value-type="float" office:value="0">
            <text:p>#N/A</text:p>
          </table:table-cell>
          <table:table-cell table:style-name="ce8"/>
          <table:table-cell table:formula="of:=VLOOKUP([.H148];[.$H$43:.$I$44];2;0)" office:value-type="float" office:value="0">
            <text:p>#N/A</text:p>
          </table:table-cell>
          <table:table-cell table:style-name="ce8"/>
          <table:table-cell table:formula="of:=VLOOKUP([.J148];[.$J$43:.$K$44];2;0)" office:value-type="float" office:value="0">
            <text:p>#N/A</text:p>
          </table:table-cell>
          <table:table-cell table:style-name="ce8"/>
          <table:table-cell table:formula="of:=VLOOKUP([.L148];[.$L$42:.$M$46];2;0)" office:value-type="float" office:value="0">
            <text:p>#N/A</text:p>
          </table:table-cell>
          <table:table-cell table:style-name="ce14" table:formula="of:=ROUND(365*[.G148]*[.I148]*[.K148]*[.M148];-1)" office:value-type="float" office:value="0">
            <text:p>#N/A</text:p>
          </table:table-cell>
          <table:table-cell table:formula="of:=ROUNDDOWN([.N148]/365;0)" office:value-type="float" office:value="0">
            <text:p>#N/A</text:p>
          </table:table-cell>
          <table:table-cell table:style-name="ce17" table:formula="of:=ROUNDDOWN([.N148]/30-12*[.O148];0)" office:value-type="float" office:value="0">
            <text:p>#N/A</text:p>
          </table:table-cell>
          <table:table-cell table:style-name="ce8"/>
          <table:table-cell table:formula="of:=VLOOKUP([.Q148];[.$Q$43:.$R$45];2;0)" office:value-type="float" office:value="0">
            <text:p>#N/A</text:p>
          </table:table-cell>
          <table:table-cell table:formula="of:=[.N148]*[.R148]" office:value-type="float" office:value="0">
            <text:p>#N/A</text:p>
          </table:table-cell>
          <table:table-cell table:style-name="ce8"/>
          <table:table-cell table:formula="of:=VLOOKUP([.T148];[.$T$43:.$U$45];2;0)" office:value-type="float" office:value="0">
            <text:p>#N/A</text:p>
          </table:table-cell>
          <table:table-cell table:formula="of:=+100*[.G148]*[.U148]*[.I148]" office:value-type="float" office:value="0">
            <text:p>#N/A</text:p>
          </table:table-cell>
          <table:table-cell table:formula="of:=ROUNDDOWN([.S148]+[.V148];-1)" office:value-type="float" office:value="0">
            <text:p>#N/A</text:p>
          </table:table-cell>
          <table:table-cell table:formula="of:=ROUNDDOWN(60*IF([.J148]=&quot;avec&quot;;1;0)*[.M148];-1)" office:value-type="float" office:value="0">
            <text:p>#N/A</text:p>
          </table:table-cell>
          <table:table-cell table:style-name="ce20" table:formula="of:=CONCATENATE([.D148];&quot; est un &quot;;[.F148];&quot; bâtiment de &quot;;[.L148];&quot; construit en &quot;;[.T148];&quot;. Il a été érigé par des &quot;;[.Q148];&quot; payés &quot;;[.R148];&quot; ducats par jour. Sa construction a duré &quot;;[.O148];&quot; an(s) et &quot;;[.P148];&quot; mois, et a coûté &quot;;[.W148];&quot; ducats et &quot;;[.X148];&quot; de prestige. &quot;)" office:value-type="float" office:value="0">
            <text:p>#N/A</text:p>
          </table:table-cell>
          <table:table-cell table:number-columns-repeated="12"/>
          <table:table-cell table:style-name="ce5" table:formula="of:=[.A14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 table:formula="of:=CONCATENATE([.B149];&quot;_&quot;;LOWER([.C149]);&quot;_L&quot;;[.L14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8"/>
          <table:table-cell table:formula="of:=VLOOKUP([.F149];[.$F$43:.$G$46];2;0)" office:value-type="float" office:value="0">
            <text:p>#N/A</text:p>
          </table:table-cell>
          <table:table-cell table:style-name="ce8"/>
          <table:table-cell table:formula="of:=VLOOKUP([.H149];[.$H$43:.$I$44];2;0)" office:value-type="float" office:value="0">
            <text:p>#N/A</text:p>
          </table:table-cell>
          <table:table-cell table:style-name="ce8"/>
          <table:table-cell table:formula="of:=VLOOKUP([.J149];[.$J$43:.$K$44];2;0)" office:value-type="float" office:value="0">
            <text:p>#N/A</text:p>
          </table:table-cell>
          <table:table-cell table:style-name="ce8"/>
          <table:table-cell table:formula="of:=VLOOKUP([.L149];[.$L$42:.$M$46];2;0)" office:value-type="float" office:value="0">
            <text:p>#N/A</text:p>
          </table:table-cell>
          <table:table-cell table:style-name="ce14" table:formula="of:=ROUND(365*[.G149]*[.I149]*[.K149]*[.M149];-1)" office:value-type="float" office:value="0">
            <text:p>#N/A</text:p>
          </table:table-cell>
          <table:table-cell table:formula="of:=ROUNDDOWN([.N149]/365;0)" office:value-type="float" office:value="0">
            <text:p>#N/A</text:p>
          </table:table-cell>
          <table:table-cell table:style-name="ce17" table:formula="of:=ROUNDDOWN([.N149]/30-12*[.O149];0)" office:value-type="float" office:value="0">
            <text:p>#N/A</text:p>
          </table:table-cell>
          <table:table-cell table:style-name="ce8"/>
          <table:table-cell table:formula="of:=VLOOKUP([.Q149];[.$Q$43:.$R$45];2;0)" office:value-type="float" office:value="0">
            <text:p>#N/A</text:p>
          </table:table-cell>
          <table:table-cell table:formula="of:=[.N149]*[.R149]" office:value-type="float" office:value="0">
            <text:p>#N/A</text:p>
          </table:table-cell>
          <table:table-cell table:style-name="ce8"/>
          <table:table-cell table:formula="of:=VLOOKUP([.T149];[.$T$43:.$U$45];2;0)" office:value-type="float" office:value="0">
            <text:p>#N/A</text:p>
          </table:table-cell>
          <table:table-cell table:formula="of:=+100*[.G149]*[.U149]*[.I149]" office:value-type="float" office:value="0">
            <text:p>#N/A</text:p>
          </table:table-cell>
          <table:table-cell table:formula="of:=ROUNDDOWN([.S149]+[.V149];-1)" office:value-type="float" office:value="0">
            <text:p>#N/A</text:p>
          </table:table-cell>
          <table:table-cell table:formula="of:=ROUNDDOWN(60*IF([.J149]=&quot;avec&quot;;1;0)*[.M149];-1)" office:value-type="float" office:value="0">
            <text:p>#N/A</text:p>
          </table:table-cell>
          <table:table-cell table:style-name="ce20" table:formula="of:=CONCATENATE([.D149];&quot; est un &quot;;[.F149];&quot; bâtiment de &quot;;[.L149];&quot; construit en &quot;;[.T149];&quot;. Il a été érigé par des &quot;;[.Q149];&quot; payés &quot;;[.R149];&quot; ducats par jour. Sa construction a duré &quot;;[.O149];&quot; an(s) et &quot;;[.P149];&quot; mois, et a coûté &quot;;[.W149];&quot; ducats et &quot;;[.X149];&quot; de prestige. &quot;)" office:value-type="float" office:value="0">
            <text:p>#N/A</text:p>
          </table:table-cell>
          <table:table-cell table:number-columns-repeated="12"/>
          <table:table-cell table:style-name="ce5" table:formula="of:=[.A14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7"/>
          <table:table-cell table:style-name="ce31"/>
          <table:table-cell table:style-name="ce27"/>
          <table:table-cell table:number-columns-repeated="2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 table:number-columns-repeated="100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table:table-column table:style-name="co35" table:number-columns-repeated="21" table:default-cell-style-name="ce28"/>
        <table:table-column table:style-name="co36" table:default-cell-style-name="ce28"/>
        <table:table-column table:style-name="co35" table:number-columns-repeated="4" table:default-cell-style-name="ce28"/>
        <table:table-column table:style-name="co37" table:number-columns-repeated="992" table:default-cell-style-name="ce28"/>
        <table:table-column table:style-name="co37" table:number-columns-repeated="6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table:style-name="ce36" office:value-type="string">
            <text:p>Effet 1 nom</text:p>
          </table:table-cell>
          <table:table-cell table:style-name="ce36" office:value-type="string">
            <text:p>Effet 1 valeur</text:p>
          </table:table-cell>
          <table:table-cell table:style-name="ce36" office:value-type="string">
            <text:p>Effet 2 nom</text:p>
          </table:table-cell>
          <table:table-cell table:style-name="ce36" office:value-type="string">
            <text:p>Effet 2 valeur</text:p>
          </table:table-cell>
          <table:table-cell table:style-name="ce36" office:value-type="string">
            <text:p>Effet 3 nom</text:p>
          </table:table-cell>
          <table:table-cell table:style-name="ce36" office:value-type="string">
            <text:p>Effet 3 valeur</text:p>
          </table:table-cell>
          <table:table-cell table:style-name="ce36" office:value-type="string">
            <text:p>Effet 4 nom</text:p>
          </table:table-cell>
          <table:table-cell table:style-name="ce36" office:value-type="string">
            <text:p>Effet 4 valeur</text:p>
          </table:table-cell>
          <table:table-cell table:style-name="ce36" office:value-type="string">
            <text:p>free_code</text:p>
          </table:table-cell>
          <table:table-cell table:style-name="ce36" office:value-type="string">
            <text:p>Not_if_exists</text:p>
          </table:table-cell>
          <table:table-cell table:style-name="ce36" office:value-type="string">
            <text:p>Prérequis Bâtiment1</text:p>
          </table:table-cell>
          <table:table-cell table:style-name="ce36" office:value-type="string">
            <text:p>Prérequis Bâtiment2</text:p>
          </table:table-cell>
          <table:table-cell table:style-name="ce36" office:value-type="string">
            <text:p>Upgrade from</text:p>
          </table:table-cell>
          <table:table-cell table:style-name="ce36" office:value-type="string">
            <text:p>Prérequis Terrain</text:p>
          </table:table-cell>
          <table:table-cell table:style-name="ce36" office:value-type="string">
            <text:p>Prérequis modifieur de province</text:p>
          </table:table-cell>
          <table:table-cell table:style-name="ce36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32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7"/>
        </table:table-row>
        <table:table-row table:style-name="ro1">
          <table:table-cell table:formula="of:=[base.A50]" office:value-type="string" office:string-value="TR_taverne_1">
            <text:p>TR_taverne_1</text:p>
          </table:table-cell>
          <table:table-cell table:style-name="ce35" table:formula="of:=IF(ISBLANK([base.D50]);&quot;&quot;;[base.D50])" office:value-type="string" office:string-value="Taverne">
            <text:p>Taverne</text:p>
          </table:table-cell>
          <table:table-cell table:style-name="ce35" table:formula="of:=IF(ISBLANK([base.E50]);&quot;&quot;;[base.E50])" office:value-type="string" office:string-value="Tavern">
            <text:p>Tavern</text:p>
          </table:table-cell>
          <table:table-cell table:formula="of:=[base.W50]" office:value-type="float" office:value="100">
            <text:p>100</text:p>
          </table:table-cell>
          <table:table-cell table:formula="of:=[base.X50]" office:value-type="float" office:value="0">
            <text:p>0</text:p>
          </table:table-cell>
          <table:table-cell table:formula="of:=[base.N50]" office:value-type="float" office:value="180">
            <text:p>180</text:p>
          </table:table-cell>
          <table:table-cell table:style-name="ce35" table:formula="of:=IF(ISBLANK([base.Z49]);&quot;&quot;;[base.Z49])">
            <text:p/>
          </table:table-cell>
          <table:table-cell table:style-name="ce35" table:formula="of:=IF(ISBLANK([base.AA49]);&quot;&quot;;[base.AA49])">
            <text:p/>
          </table:table-cell>
          <table:table-cell table:style-name="ce35" table:formula="of:=IF(ISBLANK([base.AB49]);&quot;&quot;;[base.AB49])">
            <text:p/>
          </table:table-cell>
          <table:table-cell table:style-name="ce35" table:formula="of:=IF(ISBLANK([base.AC49]);&quot;&quot;;[base.AC49])">
            <text:p/>
          </table:table-cell>
          <table:table-cell table:style-name="ce35" table:formula="of:=IF(ISBLANK([base.AD49]);&quot;&quot;;[base.AD49])">
            <text:p/>
          </table:table-cell>
          <table:table-cell table:style-name="ce35" table:formula="of:=IF(ISBLANK([base.AE49]);&quot;&quot;;[base.AE49])">
            <text:p/>
          </table:table-cell>
          <table:table-cell table:style-name="ce35" table:formula="of:=IF(ISBLANK([base.AF49]);&quot;&quot;;[base.AF49])">
            <text:p/>
          </table:table-cell>
          <table:table-cell table:style-name="ce35" table:formula="of:=IF(ISBLANK([base.AG49]);&quot;&quot;;[base.AG49])">
            <text:p/>
          </table:table-cell>
          <table:table-cell table:style-name="ce35" table:formula="of:=IF(ISBLANK([base.AH49]);&quot;&quot;;[base.AH49])">
            <text:p/>
          </table:table-cell>
          <table:table-cell table:style-name="ce35" table:formula="of:=IF(ISBLANK([base.AI49]);&quot;&quot;;[base.AI49])">
            <text:p/>
          </table:table-cell>
          <table:table-cell table:style-name="ce35" table:formula="of:=IF(ISBLANK([base.AJ49]);&quot;&quot;;[base.AJ49])">
            <text:p/>
          </table:table-cell>
          <table:table-cell table:style-name="ce35" table:formula="of:=IF(ISBLANK([base.AK49]);&quot;&quot;;[base.AK49])">
            <text:p/>
          </table:table-cell>
          <table:table-cell table:style-name="ce35" table:formula="of:=IF(ISBLANK([base.AL50]);&quot;&quot;;[base.AL50])">
            <text:p/>
          </table:table-cell>
          <table:table-cell table:style-name="ce35" table:formula="of:=IF(ISBLANK([base.AM49]);&quot;&quot;;[base.AM49])">
            <text:p/>
          </table:table-cell>
          <table:table-cell table:style-name="ce35" table:formula="of:=IF(ISBLANK([base.AN49]);&quot;&quot;;[base.AN49])">
            <text:p/>
          </table:table-cell>
          <table:table-cell table:style-name="ce35" table:formula="of:=IF(ISBLANK([base.AO49]);&quot;&quot;;[base.AO49])">
            <text:p/>
          </table:table-cell>
          <table:table-cell table:style-name="ce35" table:formula="of:=IF(ISBLANK([base.AP49]);&quot;&quot;;[base.AP49])">
            <text:p/>
          </table:table-cell>
          <table:table-cell table:style-name="ce35" table:formula="of:=IF(ISBLANK([base.AQ49]);&quot;&quot;;[base.AQ49])">
            <text:p/>
          </table:table-cell>
          <table:table-cell table:style-name="ce35" table:formula="of:=IF(ISBLANK([base.AR49]);&quot;&quot;;[base.AR49])">
            <text:p/>
          </table:table-cell>
          <table:table-cell table:style-name="ce35" table:formula="of:=IF(ISBLANK([base.AS49]);&quot;&quot;;[base.AS49])">
            <text:p/>
          </table:table-cell>
          <table:table-cell table:style-name="ce35" table:formula="of:=IF(ISBLANK([base.AT49]);&quot;&quot;;[base.AT49])">
            <text:p/>
          </table:table-cell>
          <table:table-cell table:number-columns-repeated="997"/>
        </table:table-row>
        <table:table-row table:style-name="ro1">
          <table:table-cell table:formula="of:=[base.A51]" office:value-type="string" office:string-value="TR_taverne_2">
            <text:p>TR_taverne_2</text:p>
          </table:table-cell>
          <table:table-cell table:style-name="ce35" table:formula="of:=IF(ISBLANK([base.D51]);&quot;&quot;;[base.D51])" office:value-type="string" office:string-value="Taverne">
            <text:p>Taverne</text:p>
          </table:table-cell>
          <table:table-cell table:style-name="ce35" table:formula="of:=IF(ISBLANK([base.E51]);&quot;&quot;;[base.E51])" office:value-type="string" office:string-value="Tavern">
            <text:p>Tavern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0">
            <text:p>0</text:p>
          </table:table-cell>
          <table:table-cell table:formula="of:=[base.N51]" office:value-type="float" office:value="380">
            <text:p>380</text:p>
          </table:table-cell>
          <table:table-cell table:style-name="ce35" table:formula="of:=IF(ISBLANK([base.Z50]);&quot;&quot;;[base.Z50])" office:value-type="string" office:string-value="tax_income">
            <text:p>tax_income</text:p>
          </table:table-cell>
          <table:table-cell table:style-name="ce35" table:formula="of:=IF(ISBLANK([base.AA50]);&quot;&quot;;[base.AA50])" office:value-type="float" office:value="0.2">
            <text:p>0,2</text:p>
          </table:table-cell>
          <table:table-cell table:style-name="ce35" table:formula="of:=IF(ISBLANK([base.AB50]);&quot;&quot;;[base.AB50])" office:value-type="string" office:string-value="garrison_size">
            <text:p>garrison_size</text:p>
          </table:table-cell>
          <table:table-cell table:style-name="ce35" table:formula="of:=IF(ISBLANK([base.AC50]);&quot;&quot;;[base.AC50])" office:value-type="float" office:value="0.02">
            <text:p>0,02</text:p>
          </table:table-cell>
          <table:table-cell table:style-name="ce35" table:formula="of:=IF(ISBLANK([base.AD50]);&quot;&quot;;[base.AD50])" office:value-type="string" office:string-value="land_morale">
            <text:p>land_morale</text:p>
          </table:table-cell>
          <table:table-cell table:style-name="ce35" table:formula="of:=IF(ISBLANK([base.AE50]);&quot;&quot;;[base.AE50])" office:value-type="float" office:value="0.01">
            <text:p>0,01</text:p>
          </table:table-cell>
          <table:table-cell table:style-name="ce35" table:formula="of:=IF(ISBLANK([base.AF50]);&quot;&quot;;[base.AF50])">
            <text:p/>
          </table:table-cell>
          <table:table-cell table:style-name="ce35" table:formula="of:=IF(ISBLANK([base.AG50]);&quot;&quot;;[base.AG50])">
            <text:p/>
          </table:table-cell>
          <table:table-cell table:style-name="ce35" table:formula="of:=IF(ISBLANK([base.AH50]);&quot;&quot;;[base.AH50])">
            <text:p/>
          </table:table-cell>
          <table:table-cell table:style-name="ce35" table:formula="of:=IF(ISBLANK([base.AI50]);&quot;&quot;;[base.AI50])">
            <text:p/>
          </table:table-cell>
          <table:table-cell table:style-name="ce35" table:formula="of:=IF(ISBLANK([base.AJ50]);&quot;&quot;;[base.AJ50])">
            <text:p/>
          </table:table-cell>
          <table:table-cell table:style-name="ce35" table:formula="of:=IF(ISBLANK([base.AK50]);&quot;&quot;;[base.AK50])">
            <text:p/>
          </table:table-cell>
          <table:table-cell table:style-name="ce35" table:formula="of:=IF(ISBLANK([base.AL51]);&quot;&quot;;[base.AL51])" office:value-type="string" office:string-value="TR_taverne_1">
            <text:p>TR_taverne_1</text:p>
          </table:table-cell>
          <table:table-cell table:style-name="ce35" table:formula="of:=IF(ISBLANK([base.AM50]);&quot;&quot;;[base.AM50])">
            <text:p/>
          </table:table-cell>
          <table:table-cell table:style-name="ce35" table:formula="of:=IF(ISBLANK([base.AN50]);&quot;&quot;;[base.AN50])">
            <text:p/>
          </table:table-cell>
          <table:table-cell table:style-name="ce35" table:formula="of:=IF(ISBLANK([base.AO50]);&quot;&quot;;[base.AO50])" office:value-type="string" office:string-value="TECH_CASTLE_CONSTRUCTION">
            <text:p>TECH_CASTLE_CONSTRUCTION</text:p>
          </table:table-cell>
          <table:table-cell table:style-name="ce35" table:formula="of:=IF(ISBLANK([base.AP50]);&quot;&quot;;[base.AP50])" office:value-type="float" office:value="0">
            <text:p>0</text:p>
          </table:table-cell>
          <table:table-cell table:style-name="ce35" table:formula="of:=IF(ISBLANK([base.AQ50]);&quot;&quot;;[base.AQ50])" office:value-type="float" office:value="99">
            <text:p>99</text:p>
          </table:table-cell>
          <table:table-cell table:style-name="ce35" table:formula="of:=IF(ISBLANK([base.AR50]);&quot;&quot;;[base.AR50])" office:value-type="float" office:value="2">
            <text:p>2</text:p>
          </table:table-cell>
          <table:table-cell table:style-name="ce35" table:formula="of:=IF(ISBLANK([base.AS50]);&quot;&quot;;[base.AS50])">
            <text:p/>
          </table:table-cell>
          <table:table-cell table:style-name="ce35" table:formula="of:=IF(ISBLANK([base.AT50]);&quot;&quot;;[base.AT50])">
            <text:p/>
          </table:table-cell>
          <table:table-cell table:number-columns-repeated="997"/>
        </table:table-row>
        <table:table-row table:style-name="ro1">
          <table:table-cell table:formula="of:=[base.A52]" office:value-type="string" office:string-value="TR_taverne_3">
            <text:p>TR_taverne_3</text:p>
          </table:table-cell>
          <table:table-cell table:style-name="ce35" table:formula="of:=IF(ISBLANK([base.D52]);&quot;&quot;;[base.D52])" office:value-type="string" office:string-value="Taverne">
            <text:p>Taverne</text:p>
          </table:table-cell>
          <table:table-cell table:style-name="ce35" table:formula="of:=IF(ISBLANK([base.E52]);&quot;&quot;;[base.E52])" office:value-type="string" office:string-value="Tavern">
            <text:p>Tavern</text:p>
          </table:table-cell>
          <table:table-cell table:formula="of:=[base.W52]" office:value-type="float" office:value="270">
            <text:p>270</text:p>
          </table:table-cell>
          <table:table-cell table:formula="of:=[base.X52]" office:value-type="float" office:value="0">
            <text:p>0</text:p>
          </table:table-cell>
          <table:table-cell table:formula="of:=[base.N52]" office:value-type="float" office:value="640">
            <text:p>640</text:p>
          </table:table-cell>
          <table:table-cell table:style-name="ce35" table:formula="of:=IF(ISBLANK([base.Z51]);&quot;&quot;;[base.Z51])" office:value-type="string" office:string-value="tax_income">
            <text:p>tax_income</text:p>
          </table:table-cell>
          <table:table-cell table:style-name="ce35" table:formula="of:=IF(ISBLANK([base.AA51]);&quot;&quot;;[base.AA51])" office:value-type="float" office:value="0.3">
            <text:p>0,3</text:p>
          </table:table-cell>
          <table:table-cell table:style-name="ce35" table:formula="of:=IF(ISBLANK([base.AB51]);&quot;&quot;;[base.AB51])" office:value-type="string" office:string-value="garrison_size">
            <text:p>garrison_size</text:p>
          </table:table-cell>
          <table:table-cell table:style-name="ce35" table:formula="of:=IF(ISBLANK([base.AC51]);&quot;&quot;;[base.AC51])" office:value-type="float" office:value="0.02">
            <text:p>0,02</text:p>
          </table:table-cell>
          <table:table-cell table:style-name="ce35" table:formula="of:=IF(ISBLANK([base.AD51]);&quot;&quot;;[base.AD51])" office:value-type="string" office:string-value="land_morale">
            <text:p>land_morale</text:p>
          </table:table-cell>
          <table:table-cell table:style-name="ce35" table:formula="of:=IF(ISBLANK([base.AE51]);&quot;&quot;;[base.AE51])" office:value-type="float" office:value="0.01">
            <text:p>0,01</text:p>
          </table:table-cell>
          <table:table-cell table:style-name="ce35" table:formula="of:=IF(ISBLANK([base.AF51]);&quot;&quot;;[base.AF51])">
            <text:p/>
          </table:table-cell>
          <table:table-cell table:style-name="ce35" table:formula="of:=IF(ISBLANK([base.AG51]);&quot;&quot;;[base.AG51])">
            <text:p/>
          </table:table-cell>
          <table:table-cell table:style-name="ce35" table:formula="of:=IF(ISBLANK([base.AH51]);&quot;&quot;;[base.AH51])">
            <text:p/>
          </table:table-cell>
          <table:table-cell table:style-name="ce35" table:formula="of:=IF(ISBLANK([base.AI51]);&quot;&quot;;[base.AI51])">
            <text:p/>
          </table:table-cell>
          <table:table-cell table:style-name="ce35" table:formula="of:=IF(ISBLANK([base.AJ51]);&quot;&quot;;[base.AJ51])">
            <text:p/>
          </table:table-cell>
          <table:table-cell table:style-name="ce35" table:formula="of:=IF(ISBLANK([base.AK51]);&quot;&quot;;[base.AK51])">
            <text:p/>
          </table:table-cell>
          <table:table-cell table:style-name="ce35" table:formula="of:=IF(ISBLANK([base.AL51]);&quot;&quot;;[base.AL51])" office:value-type="string" office:string-value="TR_taverne_1">
            <text:p>TR_taverne_1</text:p>
          </table:table-cell>
          <table:table-cell table:style-name="ce35" table:formula="of:=IF(ISBLANK([base.AM51]);&quot;&quot;;[base.AM51])">
            <text:p/>
          </table:table-cell>
          <table:table-cell table:style-name="ce35" table:formula="of:=IF(ISBLANK([base.AN51]);&quot;&quot;;[base.AN51])">
            <text:p/>
          </table:table-cell>
          <table:table-cell table:style-name="ce35" table:formula="of:=IF(ISBLANK([base.AO51]);&quot;&quot;;[base.AO51])" office:value-type="string" office:string-value="TECH_CASTLE_CONSTRUCTION">
            <text:p>TECH_CASTLE_CONSTRUCTION</text:p>
          </table:table-cell>
          <table:table-cell table:style-name="ce35" table:formula="of:=IF(ISBLANK([base.AP51]);&quot;&quot;;[base.AP51])" office:value-type="float" office:value="0">
            <text:p>0</text:p>
          </table:table-cell>
          <table:table-cell table:style-name="ce35" table:formula="of:=IF(ISBLANK([base.AQ51]);&quot;&quot;;[base.AQ51])" office:value-type="float" office:value="98">
            <text:p>98</text:p>
          </table:table-cell>
          <table:table-cell table:style-name="ce35" table:formula="of:=IF(ISBLANK([base.AR51]);&quot;&quot;;[base.AR51])" office:value-type="float" office:value="3">
            <text:p>3</text:p>
          </table:table-cell>
          <table:table-cell table:style-name="ce35" table:formula="of:=IF(ISBLANK([base.AS51]);&quot;&quot;;[base.AS51])">
            <text:p/>
          </table:table-cell>
          <table:table-cell table:style-name="ce35" table:formula="of:=IF(ISBLANK([base.AT51]);&quot;&quot;;[base.AT51])">
            <text:p/>
          </table:table-cell>
          <table:table-cell table:number-columns-repeated="997"/>
        </table:table-row>
        <table:table-row table:style-name="ro1">
          <table:table-cell table:formula="of:=[base.A53]" office:value-type="float" office:value="0">
            <text:p>0</text:p>
          </table:table-cell>
          <table:table-cell table:style-name="ce35" table:formula="of:=IF(ISBLANK([base.D53]);&quot;&quot;;[base.D53])">
            <text:p/>
          </table:table-cell>
          <table:table-cell table:style-name="ce35" table:formula="of:=IF(ISBLANK([base.E53]);&quot;&quot;;[base.E53])">
            <text:p/>
          </table:table-cell>
          <table:table-cell table:formula="of:=[base.W53]" office:value-type="float" office:value="0">
            <text:p>0</text:p>
          </table:table-cell>
          <table:table-cell table:formula="of:=[base.X53]" office:value-type="float" office:value="0">
            <text:p>0</text:p>
          </table:table-cell>
          <table:table-cell table:formula="of:=[base.N53]" office:value-type="float" office:value="0">
            <text:p>0</text:p>
          </table:table-cell>
          <table:table-cell table:style-name="ce35" table:formula="of:=IF(ISBLANK([base.Z52]);&quot;&quot;;[base.Z52])" office:value-type="string" office:string-value="tax_income">
            <text:p>tax_income</text:p>
          </table:table-cell>
          <table:table-cell table:style-name="ce35" table:formula="of:=IF(ISBLANK([base.AA52]);&quot;&quot;;[base.AA52])" office:value-type="float" office:value="0.5">
            <text:p>0,5</text:p>
          </table:table-cell>
          <table:table-cell table:style-name="ce35" table:formula="of:=IF(ISBLANK([base.AB52]);&quot;&quot;;[base.AB52])" office:value-type="string" office:string-value="garrison_size">
            <text:p>garrison_size</text:p>
          </table:table-cell>
          <table:table-cell table:style-name="ce35" table:formula="of:=IF(ISBLANK([base.AC52]);&quot;&quot;;[base.AC52])" office:value-type="float" office:value="0.04">
            <text:p>0,04</text:p>
          </table:table-cell>
          <table:table-cell table:style-name="ce35" table:formula="of:=IF(ISBLANK([base.AD52]);&quot;&quot;;[base.AD52])" office:value-type="string" office:string-value="land_morale">
            <text:p>land_morale</text:p>
          </table:table-cell>
          <table:table-cell table:style-name="ce35" table:formula="of:=IF(ISBLANK([base.AE52]);&quot;&quot;;[base.AE52])" office:value-type="float" office:value="0.02">
            <text:p>0,02</text:p>
          </table:table-cell>
          <table:table-cell table:style-name="ce35" table:formula="of:=IF(ISBLANK([base.AF52]);&quot;&quot;;[base.AF52])">
            <text:p/>
          </table:table-cell>
          <table:table-cell table:style-name="ce35" table:formula="of:=IF(ISBLANK([base.AG52]);&quot;&quot;;[base.AG52])">
            <text:p/>
          </table:table-cell>
          <table:table-cell table:style-name="ce35" table:formula="of:=IF(ISBLANK([base.AH52]);&quot;&quot;;[base.AH52])">
            <text:p/>
          </table:table-cell>
          <table:table-cell table:style-name="ce35" table:formula="of:=IF(ISBLANK([base.AI52]);&quot;&quot;;[base.AI52])">
            <text:p/>
          </table:table-cell>
          <table:table-cell table:style-name="ce35" table:formula="of:=IF(ISBLANK([base.AJ52]);&quot;&quot;;[base.AJ52])">
            <text:p/>
          </table:table-cell>
          <table:table-cell table:style-name="ce35" table:formula="of:=IF(ISBLANK([base.AK52]);&quot;&quot;;[base.AK52])">
            <text:p/>
          </table:table-cell>
          <table:table-cell table:style-name="ce35" table:formula="of:=IF(ISBLANK([base.AL52]);&quot;&quot;;[base.AL52])" office:value-type="string" office:string-value="TR_taverne_2">
            <text:p>TR_taverne_2</text:p>
          </table:table-cell>
          <table:table-cell table:style-name="ce35" table:formula="of:=IF(ISBLANK([base.AM52]);&quot;&quot;;[base.AM52])">
            <text:p/>
          </table:table-cell>
          <table:table-cell table:style-name="ce35" table:formula="of:=IF(ISBLANK([base.AN52]);&quot;&quot;;[base.AN52])">
            <text:p/>
          </table:table-cell>
          <table:table-cell table:style-name="ce35" table:formula="of:=IF(ISBLANK([base.AO52]);&quot;&quot;;[base.AO52])" office:value-type="string" office:string-value="TECH_CASTLE_CONSTRUCTION">
            <text:p>TECH_CASTLE_CONSTRUCTION</text:p>
          </table:table-cell>
          <table:table-cell table:style-name="ce35" table:formula="of:=IF(ISBLANK([base.AP52]);&quot;&quot;;[base.AP52])" office:value-type="float" office:value="0">
            <text:p>0</text:p>
          </table:table-cell>
          <table:table-cell table:style-name="ce35" table:formula="of:=IF(ISBLANK([base.AQ52]);&quot;&quot;;[base.AQ52])" office:value-type="float" office:value="97">
            <text:p>97</text:p>
          </table:table-cell>
          <table:table-cell table:style-name="ce35" table:formula="of:=IF(ISBLANK([base.AR52]);&quot;&quot;;[base.AR52])" office:value-type="float" office:value="4">
            <text:p>4</text:p>
          </table:table-cell>
          <table:table-cell table:style-name="ce35" table:formula="of:=IF(ISBLANK([base.AS52]);&quot;&quot;;[base.AS52])">
            <text:p/>
          </table:table-cell>
          <table:table-cell table:style-name="ce35" table:formula="of:=IF(ISBLANK([base.AT52]);&quot;&quot;;[base.AT52])">
            <text:p/>
          </table:table-cell>
          <table:table-cell table:number-columns-repeated="997"/>
        </table:table-row>
        <table:table-row table:style-name="ro1">
          <table:table-cell table:formula="of:=[base.A55]" office:value-type="float" office:value="0">
            <text:p>0</text:p>
          </table:table-cell>
          <table:table-cell table:style-name="ce35" table:formula="of:=IF(ISBLANK([base.D55]);&quot;&quot;;[base.D55])">
            <text:p/>
          </table:table-cell>
          <table:table-cell table:style-name="ce35" table:formula="of:=IF(ISBLANK([base.E55]);&quot;&quot;;[base.E55])">
            <text:p/>
          </table:table-cell>
          <table:table-cell table:formula="of:=[base.W55]" office:value-type="float" office:value="0">
            <text:p>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0">
            <text:p>0</text:p>
          </table:table-cell>
          <table:table-cell table:style-name="ce35" table:formula="of:=IF(ISBLANK([base.Z53]);&quot;&quot;;[base.Z53])">
            <text:p/>
          </table:table-cell>
          <table:table-cell table:style-name="ce35" table:formula="of:=IF(ISBLANK([base.AA53]);&quot;&quot;;[base.AA53])">
            <text:p/>
          </table:table-cell>
          <table:table-cell table:style-name="ce35" table:formula="of:=IF(ISBLANK([base.AB53]);&quot;&quot;;[base.AB53])">
            <text:p/>
          </table:table-cell>
          <table:table-cell table:style-name="ce35" table:formula="of:=IF(ISBLANK([base.AC53]);&quot;&quot;;[base.AC53])">
            <text:p/>
          </table:table-cell>
          <table:table-cell table:style-name="ce35" table:formula="of:=IF(ISBLANK([base.AD53]);&quot;&quot;;[base.AD53])">
            <text:p/>
          </table:table-cell>
          <table:table-cell table:style-name="ce35" table:formula="of:=IF(ISBLANK([base.AE53]);&quot;&quot;;[base.AE53])">
            <text:p/>
          </table:table-cell>
          <table:table-cell table:style-name="ce35" table:formula="of:=IF(ISBLANK([base.AF53]);&quot;&quot;;[base.AF53])">
            <text:p/>
          </table:table-cell>
          <table:table-cell table:style-name="ce35" table:formula="of:=IF(ISBLANK([base.AG53]);&quot;&quot;;[base.AG53])">
            <text:p/>
          </table:table-cell>
          <table:table-cell table:style-name="ce35" table:formula="of:=IF(ISBLANK([base.AH53]);&quot;&quot;;[base.AH53])">
            <text:p/>
          </table:table-cell>
          <table:table-cell table:style-name="ce35" table:formula="of:=IF(ISBLANK([base.AI53]);&quot;&quot;;[base.AI53])">
            <text:p/>
          </table:table-cell>
          <table:table-cell table:style-name="ce35" table:formula="of:=IF(ISBLANK([base.AJ53]);&quot;&quot;;[base.AJ53])">
            <text:p/>
          </table:table-cell>
          <table:table-cell table:style-name="ce35" table:formula="of:=IF(ISBLANK([base.AK53]);&quot;&quot;;[base.AK53])">
            <text:p/>
          </table:table-cell>
          <table:table-cell table:style-name="ce35" table:formula="of:=IF(ISBLANK([base.AL53]);&quot;&quot;;[base.AL53])">
            <text:p/>
          </table:table-cell>
          <table:table-cell table:style-name="ce35" table:formula="of:=IF(ISBLANK([base.AM53]);&quot;&quot;;[base.AM53])">
            <text:p/>
          </table:table-cell>
          <table:table-cell table:style-name="ce35" table:formula="of:=IF(ISBLANK([base.AN53]);&quot;&quot;;[base.AN53])">
            <text:p/>
          </table:table-cell>
          <table:table-cell table:style-name="ce35" table:formula="of:=IF(ISBLANK([base.AO53]);&quot;&quot;;[base.AO53])">
            <text:p/>
          </table:table-cell>
          <table:table-cell table:style-name="ce35" table:formula="of:=IF(ISBLANK([base.AP53]);&quot;&quot;;[base.AP53])">
            <text:p/>
          </table:table-cell>
          <table:table-cell table:style-name="ce35" table:formula="of:=IF(ISBLANK([base.AQ53]);&quot;&quot;;[base.AQ53])">
            <text:p/>
          </table:table-cell>
          <table:table-cell table:style-name="ce35" table:formula="of:=IF(ISBLANK([base.AR53]);&quot;&quot;;[base.AR53])">
            <text:p/>
          </table:table-cell>
          <table:table-cell table:style-name="ce35" table:formula="of:=IF(ISBLANK([base.AS53]);&quot;&quot;;[base.AS53])">
            <text:p/>
          </table:table-cell>
          <table:table-cell table:style-name="ce35" table:formula="of:=IF(ISBLANK([base.AT53]);&quot;&quot;;[base.AT53])">
            <text:p/>
          </table:table-cell>
          <table:table-cell table:number-columns-repeated="997"/>
        </table:table-row>
        <table:table-row table:style-name="ro1">
          <table:table-cell table:formula="of:=[base.A56]" office:value-type="float" office:value="0">
            <text:p>0</text:p>
          </table:table-cell>
          <table:table-cell table:style-name="ce35" table:formula="of:=IF(ISBLANK([base.D56]);&quot;&quot;;[base.D56])">
            <text:p/>
          </table:table-cell>
          <table:table-cell table:style-name="ce35" table:formula="of:=IF(ISBLANK([base.E56]);&quot;&quot;;[base.E56])">
            <text:p/>
          </table:table-cell>
          <table:table-cell table:formula="of:=[base.W56]" office:value-type="float" office:value="0">
            <text:p>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0">
            <text:p>0</text:p>
          </table:table-cell>
          <table:table-cell table:style-name="ce35" table:formula="of:=IF(ISBLANK([base.Z55]);&quot;&quot;;[base.Z55])">
            <text:p/>
          </table:table-cell>
          <table:table-cell table:style-name="ce35" table:formula="of:=IF(ISBLANK([base.AA55]);&quot;&quot;;[base.AA55])">
            <text:p/>
          </table:table-cell>
          <table:table-cell table:style-name="ce35" table:formula="of:=IF(ISBLANK([base.AB55]);&quot;&quot;;[base.AB55])">
            <text:p/>
          </table:table-cell>
          <table:table-cell table:style-name="ce35" table:formula="of:=IF(ISBLANK([base.AC55]);&quot;&quot;;[base.AC55])">
            <text:p/>
          </table:table-cell>
          <table:table-cell table:style-name="ce35" table:formula="of:=IF(ISBLANK([base.AD55]);&quot;&quot;;[base.AD55])">
            <text:p/>
          </table:table-cell>
          <table:table-cell table:style-name="ce35" table:formula="of:=IF(ISBLANK([base.AE55]);&quot;&quot;;[base.AE55])">
            <text:p/>
          </table:table-cell>
          <table:table-cell table:style-name="ce35" table:formula="of:=IF(ISBLANK([base.AF55]);&quot;&quot;;[base.AF55])">
            <text:p/>
          </table:table-cell>
          <table:table-cell table:style-name="ce35" table:formula="of:=IF(ISBLANK([base.AG55]);&quot;&quot;;[base.AG55])">
            <text:p/>
          </table:table-cell>
          <table:table-cell table:style-name="ce35" table:formula="of:=IF(ISBLANK([base.AH54]);&quot;&quot;;[base.AH54])">
            <text:p/>
          </table:table-cell>
          <table:table-cell table:style-name="ce35" table:formula="of:=IF(ISBLANK([base.AI54]);&quot;&quot;;[base.AI54])">
            <text:p/>
          </table:table-cell>
          <table:table-cell table:style-name="ce35" table:formula="of:=IF(ISBLANK([base.AJ55]);&quot;&quot;;[base.AJ55])">
            <text:p/>
          </table:table-cell>
          <table:table-cell table:style-name="ce35" table:formula="of:=IF(ISBLANK([base.AK55]);&quot;&quot;;[base.AK55])">
            <text:p/>
          </table:table-cell>
          <table:table-cell table:style-name="ce35" table:formula="of:=IF(ISBLANK([base.AL55]);&quot;&quot;;[base.AL55])">
            <text:p/>
          </table:table-cell>
          <table:table-cell table:style-name="ce35" table:formula="of:=IF(ISBLANK([base.AM55]);&quot;&quot;;[base.AM55])">
            <text:p/>
          </table:table-cell>
          <table:table-cell table:style-name="ce35" table:formula="of:=IF(ISBLANK([base.AN55]);&quot;&quot;;[base.AN55])">
            <text:p/>
          </table:table-cell>
          <table:table-cell table:style-name="ce35" table:formula="of:=IF(ISBLANK([base.AO55]);&quot;&quot;;[base.AO55])">
            <text:p/>
          </table:table-cell>
          <table:table-cell table:style-name="ce35" table:formula="of:=IF(ISBLANK([base.AP55]);&quot;&quot;;[base.AP55])">
            <text:p/>
          </table:table-cell>
          <table:table-cell table:style-name="ce35" table:formula="of:=IF(ISBLANK([base.AQ55]);&quot;&quot;;[base.AQ55])">
            <text:p/>
          </table:table-cell>
          <table:table-cell table:style-name="ce35" table:formula="of:=IF(ISBLANK([base.AR55]);&quot;&quot;;[base.AR55])">
            <text:p/>
          </table:table-cell>
          <table:table-cell table:style-name="ce35" table:formula="of:=IF(ISBLANK([base.AS55]);&quot;&quot;;[base.AS55])">
            <text:p/>
          </table:table-cell>
          <table:table-cell table:style-name="ce35" table:formula="of:=IF(ISBLANK([base.AT55]);&quot;&quot;;[base.AT55])">
            <text:p/>
          </table:table-cell>
          <table:table-cell table:number-columns-repeated="997"/>
        </table:table-row>
        <table:table-row table:style-name="ro1">
          <table:table-cell table:formula="of:=[base.A57]" office:value-type="float" office:value="0">
            <text:p>0</text:p>
          </table:table-cell>
          <table:table-cell table:style-name="ce35" table:formula="of:=IF(ISBLANK([base.D57]);&quot;&quot;;[base.D57])">
            <text:p/>
          </table:table-cell>
          <table:table-cell table:style-name="ce35" table:formula="of:=IF(ISBLANK([base.E57]);&quot;&quot;;[base.E57])">
            <text:p/>
          </table:table-cell>
          <table:table-cell table:formula="of:=[base.W57]" office:value-type="float" office:value="0">
            <text:p>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0">
            <text:p>0</text:p>
          </table:table-cell>
          <table:table-cell table:style-name="ce35" table:formula="of:=IF(ISBLANK([base.Z56]);&quot;&quot;;[base.Z56])">
            <text:p/>
          </table:table-cell>
          <table:table-cell table:style-name="ce35" table:formula="of:=IF(ISBLANK([base.AA56]);&quot;&quot;;[base.AA56])">
            <text:p/>
          </table:table-cell>
          <table:table-cell table:style-name="ce35" table:formula="of:=IF(ISBLANK([base.AB56]);&quot;&quot;;[base.AB56])">
            <text:p/>
          </table:table-cell>
          <table:table-cell table:style-name="ce35" table:formula="of:=IF(ISBLANK([base.AC56]);&quot;&quot;;[base.AC56])">
            <text:p/>
          </table:table-cell>
          <table:table-cell table:style-name="ce35" table:formula="of:=IF(ISBLANK([base.AD56]);&quot;&quot;;[base.AD56])">
            <text:p/>
          </table:table-cell>
          <table:table-cell table:style-name="ce35" table:formula="of:=IF(ISBLANK([base.AE56]);&quot;&quot;;[base.AE56])">
            <text:p/>
          </table:table-cell>
          <table:table-cell table:style-name="ce35" table:formula="of:=IF(ISBLANK([base.AF56]);&quot;&quot;;[base.AF56])">
            <text:p/>
          </table:table-cell>
          <table:table-cell table:style-name="ce35" table:formula="of:=IF(ISBLANK([base.AG56]);&quot;&quot;;[base.AG56])">
            <text:p/>
          </table:table-cell>
          <table:table-cell table:style-name="ce35" table:formula="of:=IF(ISBLANK([base.AH55]);&quot;&quot;;[base.AH55])">
            <text:p/>
          </table:table-cell>
          <table:table-cell table:style-name="ce35" table:formula="of:=IF(ISBLANK([base.AI55]);&quot;&quot;;[base.AI55])">
            <text:p/>
          </table:table-cell>
          <table:table-cell table:style-name="ce35" table:formula="of:=IF(ISBLANK([base.AJ56]);&quot;&quot;;[base.AJ56])">
            <text:p/>
          </table:table-cell>
          <table:table-cell table:style-name="ce35" table:formula="of:=IF(ISBLANK([base.AK56]);&quot;&quot;;[base.AK56])">
            <text:p/>
          </table:table-cell>
          <table:table-cell table:style-name="ce35" table:formula="of:=IF(ISBLANK([base.AL56]);&quot;&quot;;[base.AL56])">
            <text:p/>
          </table:table-cell>
          <table:table-cell table:style-name="ce35" table:formula="of:=IF(ISBLANK([base.AM56]);&quot;&quot;;[base.AM56])">
            <text:p/>
          </table:table-cell>
          <table:table-cell table:style-name="ce35" table:formula="of:=IF(ISBLANK([base.AN56]);&quot;&quot;;[base.AN56])">
            <text:p/>
          </table:table-cell>
          <table:table-cell table:style-name="ce35" table:formula="of:=IF(ISBLANK([base.AO56]);&quot;&quot;;[base.AO56])">
            <text:p/>
          </table:table-cell>
          <table:table-cell table:style-name="ce35" table:formula="of:=IF(ISBLANK([base.AP56]);&quot;&quot;;[base.AP56])">
            <text:p/>
          </table:table-cell>
          <table:table-cell table:style-name="ce35" table:formula="of:=IF(ISBLANK([base.AQ56]);&quot;&quot;;[base.AQ56])">
            <text:p/>
          </table:table-cell>
          <table:table-cell table:style-name="ce35" table:formula="of:=IF(ISBLANK([base.AR56]);&quot;&quot;;[base.AR56])">
            <text:p/>
          </table:table-cell>
          <table:table-cell table:style-name="ce35" table:formula="of:=IF(ISBLANK([base.AS56]);&quot;&quot;;[base.AS56])">
            <text:p/>
          </table:table-cell>
          <table:table-cell table:style-name="ce35" table:formula="of:=IF(ISBLANK([base.AT56]);&quot;&quot;;[base.AT56])">
            <text:p/>
          </table:table-cell>
          <table:table-cell table:number-columns-repeated="997"/>
        </table:table-row>
        <table:table-row table:style-name="ro1">
          <table:table-cell table:formula="of:=[base.A58]" office:value-type="float" office:value="0">
            <text:p>0</text:p>
          </table:table-cell>
          <table:table-cell table:style-name="ce35" table:formula="of:=IF(ISBLANK([base.D58]);&quot;&quot;;[base.D58])" office:value-type="string" office:string-value="Nobles">
            <text:p>Nobles</text:p>
          </table:table-cell>
          <table:table-cell table:style-name="ce35" table:formula="of:=IF(ISBLANK([base.E58]);&quot;&quot;;[base.E58])">
            <text:p/>
          </table:table-cell>
          <table:table-cell table:formula="of:=[base.W58]" office:value-type="float" office:value="0">
            <text:p>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0">
            <text:p>0</text:p>
          </table:table-cell>
          <table:table-cell table:style-name="ce35" table:formula="of:=IF(ISBLANK([base.Z57]);&quot;&quot;;[base.Z57])">
            <text:p/>
          </table:table-cell>
          <table:table-cell table:style-name="ce35" table:formula="of:=IF(ISBLANK([base.AA57]);&quot;&quot;;[base.AA57])">
            <text:p/>
          </table:table-cell>
          <table:table-cell table:style-name="ce35" table:formula="of:=IF(ISBLANK([base.AB57]);&quot;&quot;;[base.AB57])">
            <text:p/>
          </table:table-cell>
          <table:table-cell table:style-name="ce35" table:formula="of:=IF(ISBLANK([base.AC57]);&quot;&quot;;[base.AC57])">
            <text:p/>
          </table:table-cell>
          <table:table-cell table:style-name="ce35" table:formula="of:=IF(ISBLANK([base.AD57]);&quot;&quot;;[base.AD57])">
            <text:p/>
          </table:table-cell>
          <table:table-cell table:style-name="ce35" table:formula="of:=IF(ISBLANK([base.AE57]);&quot;&quot;;[base.AE57])">
            <text:p/>
          </table:table-cell>
          <table:table-cell table:style-name="ce35" table:formula="of:=IF(ISBLANK([base.AF57]);&quot;&quot;;[base.AF57])">
            <text:p/>
          </table:table-cell>
          <table:table-cell table:style-name="ce35" table:formula="of:=IF(ISBLANK([base.AG57]);&quot;&quot;;[base.AG57])">
            <text:p/>
          </table:table-cell>
          <table:table-cell table:style-name="ce35" table:formula="of:=IF(ISBLANK([base.AH56]);&quot;&quot;;[base.AH56])">
            <text:p/>
          </table:table-cell>
          <table:table-cell table:style-name="ce35" table:formula="of:=IF(ISBLANK([base.AI56]);&quot;&quot;;[base.AI56])">
            <text:p/>
          </table:table-cell>
          <table:table-cell table:style-name="ce35" table:formula="of:=IF(ISBLANK([base.AJ57]);&quot;&quot;;[base.AJ57])">
            <text:p/>
          </table:table-cell>
          <table:table-cell table:style-name="ce35" table:formula="of:=IF(ISBLANK([base.AK57]);&quot;&quot;;[base.AK57])">
            <text:p/>
          </table:table-cell>
          <table:table-cell table:style-name="ce35" table:formula="of:=IF(ISBLANK([base.AL57]);&quot;&quot;;[base.AL57])">
            <text:p/>
          </table:table-cell>
          <table:table-cell table:style-name="ce35" table:formula="of:=IF(ISBLANK([base.AM57]);&quot;&quot;;[base.AM57])">
            <text:p/>
          </table:table-cell>
          <table:table-cell table:style-name="ce35" table:formula="of:=IF(ISBLANK([base.AN57]);&quot;&quot;;[base.AN57])">
            <text:p/>
          </table:table-cell>
          <table:table-cell table:style-name="ce35" table:formula="of:=IF(ISBLANK([base.AO57]);&quot;&quot;;[base.AO57])">
            <text:p/>
          </table:table-cell>
          <table:table-cell table:style-name="ce35" table:formula="of:=IF(ISBLANK([base.AP57]);&quot;&quot;;[base.AP57])">
            <text:p/>
          </table:table-cell>
          <table:table-cell table:style-name="ce35" table:formula="of:=IF(ISBLANK([base.AQ57]);&quot;&quot;;[base.AQ57])">
            <text:p/>
          </table:table-cell>
          <table:table-cell table:style-name="ce35" table:formula="of:=IF(ISBLANK([base.AR57]);&quot;&quot;;[base.AR57])">
            <text:p/>
          </table:table-cell>
          <table:table-cell table:style-name="ce35" table:formula="of:=IF(ISBLANK([base.AS57]);&quot;&quot;;[base.AS57])">
            <text:p/>
          </table:table-cell>
          <table:table-cell table:style-name="ce35" table:formula="of:=IF(ISBLANK([base.AT57]);&quot;&quot;;[base.AT57])">
            <text:p/>
          </table:table-cell>
          <table:table-cell table:number-columns-repeated="997"/>
        </table:table-row>
        <table:table-row table:style-name="ro1">
          <table:table-cell table:formula="of:=[base.A59]" office:value-type="float" office:value="0">
            <text:p>0</text:p>
          </table:table-cell>
          <table:table-cell table:style-name="ce35" table:formula="of:=IF(ISBLANK([base.D59]);&quot;&quot;;[base.D59])">
            <text:p/>
          </table:table-cell>
          <table:table-cell table:style-name="ce35" table:formula="of:=IF(ISBLANK([base.E59]);&quot;&quot;;[base.E59])">
            <text:p/>
          </table:table-cell>
          <table:table-cell table:formula="of:=[base.W59]" office:value-type="float" office:value="0">
            <text:p>0</text:p>
          </table:table-cell>
          <table:table-cell table:formula="of:=[base.X59]" office:value-type="float" office:value="0">
            <text:p>0</text:p>
          </table:table-cell>
          <table:table-cell table:formula="of:=[base.N59]" office:value-type="float" office:value="0">
            <text:p>0</text:p>
          </table:table-cell>
          <table:table-cell table:style-name="ce35" table:formula="of:=IF(ISBLANK([base.Z58]);&quot;&quot;;[base.Z58])">
            <text:p/>
          </table:table-cell>
          <table:table-cell table:style-name="ce35" table:formula="of:=IF(ISBLANK([base.AA58]);&quot;&quot;;[base.AA58])">
            <text:p/>
          </table:table-cell>
          <table:table-cell table:style-name="ce35" table:formula="of:=IF(ISBLANK([base.AB58]);&quot;&quot;;[base.AB58])">
            <text:p/>
          </table:table-cell>
          <table:table-cell table:style-name="ce35" table:formula="of:=IF(ISBLANK([base.AC58]);&quot;&quot;;[base.AC58])">
            <text:p/>
          </table:table-cell>
          <table:table-cell table:style-name="ce35" table:formula="of:=IF(ISBLANK([base.AD58]);&quot;&quot;;[base.AD58])">
            <text:p/>
          </table:table-cell>
          <table:table-cell table:style-name="ce35" table:formula="of:=IF(ISBLANK([base.AE58]);&quot;&quot;;[base.AE58])">
            <text:p/>
          </table:table-cell>
          <table:table-cell table:style-name="ce35" table:formula="of:=IF(ISBLANK([base.AF58]);&quot;&quot;;[base.AF58])">
            <text:p/>
          </table:table-cell>
          <table:table-cell table:style-name="ce35" table:formula="of:=IF(ISBLANK([base.AG58]);&quot;&quot;;[base.AG58])">
            <text:p/>
          </table:table-cell>
          <table:table-cell table:style-name="ce35" table:formula="of:=IF(ISBLANK([base.AH57]);&quot;&quot;;[base.AH57])">
            <text:p/>
          </table:table-cell>
          <table:table-cell table:style-name="ce35" table:formula="of:=IF(ISBLANK([base.AI57]);&quot;&quot;;[base.AI57])">
            <text:p/>
          </table:table-cell>
          <table:table-cell table:style-name="ce35" table:formula="of:=IF(ISBLANK([base.AJ58]);&quot;&quot;;[base.AJ58])">
            <text:p/>
          </table:table-cell>
          <table:table-cell table:style-name="ce35" table:formula="of:=IF(ISBLANK([base.AK58]);&quot;&quot;;[base.AK58])">
            <text:p/>
          </table:table-cell>
          <table:table-cell table:style-name="ce35" table:formula="of:=IF(ISBLANK([base.AL58]);&quot;&quot;;[base.AL58])">
            <text:p/>
          </table:table-cell>
          <table:table-cell table:style-name="ce35" table:formula="of:=IF(ISBLANK([base.AM58]);&quot;&quot;;[base.AM58])">
            <text:p/>
          </table:table-cell>
          <table:table-cell table:style-name="ce35" table:formula="of:=IF(ISBLANK([base.AN58]);&quot;&quot;;[base.AN58])">
            <text:p/>
          </table:table-cell>
          <table:table-cell table:style-name="ce35" table:formula="of:=IF(ISBLANK([base.AO58]);&quot;&quot;;[base.AO58])">
            <text:p/>
          </table:table-cell>
          <table:table-cell table:style-name="ce35" table:formula="of:=IF(ISBLANK([base.AP58]);&quot;&quot;;[base.AP58])">
            <text:p/>
          </table:table-cell>
          <table:table-cell table:style-name="ce35" table:formula="of:=IF(ISBLANK([base.AQ58]);&quot;&quot;;[base.AQ58])">
            <text:p/>
          </table:table-cell>
          <table:table-cell table:style-name="ce35" table:formula="of:=IF(ISBLANK([base.AR58]);&quot;&quot;;[base.AR58])">
            <text:p/>
          </table:table-cell>
          <table:table-cell table:style-name="ce35" table:formula="of:=IF(ISBLANK([base.AS58]);&quot;&quot;;[base.AS58])">
            <text:p/>
          </table:table-cell>
          <table:table-cell table:style-name="ce35" table:formula="of:=IF(ISBLANK([base.AT58]);&quot;&quot;;[base.AT58])">
            <text:p/>
          </table:table-cell>
          <table:table-cell table:number-columns-repeated="997"/>
        </table:table-row>
        <table:table-row table:style-name="ro1">
          <table:table-cell table:formula="of:=[base.A62]" office:value-type="float" office:value="0">
            <text:p>0</text:p>
          </table:table-cell>
          <table:table-cell table:style-name="ce35" table:formula="of:=IF(ISBLANK([base.D62]);&quot;&quot;;[base.D62])" office:value-type="string" office:string-value="Marchands">
            <text:p>Marchands</text:p>
          </table:table-cell>
          <table:table-cell table:style-name="ce35" table:formula="of:=IF(ISBLANK([base.E62]);&quot;&quot;;[base.E62])">
            <text:p/>
          </table:table-cell>
          <table:table-cell table:formula="of:=[base.W62]" office:value-type="float" office:value="0">
            <text:p>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0">
            <text:p>0</text:p>
          </table:table-cell>
          <table:table-cell table:style-name="ce35" table:formula="of:=IF(ISBLANK([base.Z59]);&quot;&quot;;[base.Z59])">
            <text:p/>
          </table:table-cell>
          <table:table-cell table:style-name="ce35" table:formula="of:=IF(ISBLANK([base.AA59]);&quot;&quot;;[base.AA59])">
            <text:p/>
          </table:table-cell>
          <table:table-cell table:style-name="ce35" table:formula="of:=IF(ISBLANK([base.AB59]);&quot;&quot;;[base.AB59])">
            <text:p/>
          </table:table-cell>
          <table:table-cell table:style-name="ce35" table:formula="of:=IF(ISBLANK([base.AC59]);&quot;&quot;;[base.AC59])">
            <text:p/>
          </table:table-cell>
          <table:table-cell table:style-name="ce35" table:formula="of:=IF(ISBLANK([base.AD59]);&quot;&quot;;[base.AD59])">
            <text:p/>
          </table:table-cell>
          <table:table-cell table:style-name="ce35" table:formula="of:=IF(ISBLANK([base.AE59]);&quot;&quot;;[base.AE59])">
            <text:p/>
          </table:table-cell>
          <table:table-cell table:style-name="ce35" table:formula="of:=IF(ISBLANK([base.AF59]);&quot;&quot;;[base.AF59])">
            <text:p/>
          </table:table-cell>
          <table:table-cell table:style-name="ce35" table:formula="of:=IF(ISBLANK([base.AG59]);&quot;&quot;;[base.AG59])">
            <text:p/>
          </table:table-cell>
          <table:table-cell table:style-name="ce35" table:formula="of:=IF(ISBLANK([base.AH58]);&quot;&quot;;[base.AH58])">
            <text:p/>
          </table:table-cell>
          <table:table-cell table:style-name="ce35" table:formula="of:=IF(ISBLANK([base.AI58]);&quot;&quot;;[base.AI58])">
            <text:p/>
          </table:table-cell>
          <table:table-cell table:style-name="ce35" table:formula="of:=IF(ISBLANK([base.AJ59]);&quot;&quot;;[base.AJ59])">
            <text:p/>
          </table:table-cell>
          <table:table-cell table:style-name="ce35" table:formula="of:=IF(ISBLANK([base.AK59]);&quot;&quot;;[base.AK59])">
            <text:p/>
          </table:table-cell>
          <table:table-cell table:style-name="ce35" table:formula="of:=IF(ISBLANK([base.AL59]);&quot;&quot;;[base.AL59])">
            <text:p/>
          </table:table-cell>
          <table:table-cell table:style-name="ce35" table:formula="of:=IF(ISBLANK([base.AM59]);&quot;&quot;;[base.AM59])">
            <text:p/>
          </table:table-cell>
          <table:table-cell table:style-name="ce35" table:formula="of:=IF(ISBLANK([base.AN59]);&quot;&quot;;[base.AN59])">
            <text:p/>
          </table:table-cell>
          <table:table-cell table:style-name="ce35" table:formula="of:=IF(ISBLANK([base.AO59]);&quot;&quot;;[base.AO59])">
            <text:p/>
          </table:table-cell>
          <table:table-cell table:style-name="ce35" table:formula="of:=IF(ISBLANK([base.AP59]);&quot;&quot;;[base.AP59])">
            <text:p/>
          </table:table-cell>
          <table:table-cell table:style-name="ce35" table:formula="of:=IF(ISBLANK([base.AQ59]);&quot;&quot;;[base.AQ59])">
            <text:p/>
          </table:table-cell>
          <table:table-cell table:style-name="ce35" table:formula="of:=IF(ISBLANK([base.AR59]);&quot;&quot;;[base.AR59])">
            <text:p/>
          </table:table-cell>
          <table:table-cell table:style-name="ce35" table:formula="of:=IF(ISBLANK([base.AS59]);&quot;&quot;;[base.AS59])">
            <text:p/>
          </table:table-cell>
          <table:table-cell table:style-name="ce35" table:formula="of:=IF(ISBLANK([base.AT59]);&quot;&quot;;[base.AT59])">
            <text:p/>
          </table:table-cell>
          <table:table-cell table:number-columns-repeated="997"/>
        </table:table-row>
        <table:table-row table:style-name="ro1">
          <table:table-cell table:formula="of:=[base.A63]" office:value-type="float" office:value="0">
            <text:p>0</text:p>
          </table:table-cell>
          <table:table-cell table:style-name="ce35" table:formula="of:=IF(ISBLANK([base.D63]);&quot;&quot;;[base.D63])">
            <text:p/>
          </table:table-cell>
          <table:table-cell table:style-name="ce35" table:formula="of:=IF(ISBLANK([base.E63]);&quot;&quot;;[base.E63])">
            <text:p/>
          </table:table-cell>
          <table:table-cell table:formula="of:=[base.W63]" office:value-type="float" office:value="0">
            <text:p>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0">
            <text:p>0</text:p>
          </table:table-cell>
          <table:table-cell table:style-name="ce35" table:formula="of:=IF(ISBLANK([base.Z62]);&quot;&quot;;[base.Z62])">
            <text:p/>
          </table:table-cell>
          <table:table-cell table:style-name="ce35" table:formula="of:=IF(ISBLANK([base.AA62]);&quot;&quot;;[base.AA62])">
            <text:p/>
          </table:table-cell>
          <table:table-cell table:style-name="ce35" table:formula="of:=IF(ISBLANK([base.AB62]);&quot;&quot;;[base.AB62])">
            <text:p/>
          </table:table-cell>
          <table:table-cell table:style-name="ce35" table:formula="of:=IF(ISBLANK([base.AC62]);&quot;&quot;;[base.AC62])">
            <text:p/>
          </table:table-cell>
          <table:table-cell table:style-name="ce35" table:formula="of:=IF(ISBLANK([base.AD62]);&quot;&quot;;[base.AD62])">
            <text:p/>
          </table:table-cell>
          <table:table-cell table:style-name="ce35" table:formula="of:=IF(ISBLANK([base.AE62]);&quot;&quot;;[base.AE62])">
            <text:p/>
          </table:table-cell>
          <table:table-cell table:style-name="ce35" table:formula="of:=IF(ISBLANK([base.AF62]);&quot;&quot;;[base.AF62])">
            <text:p/>
          </table:table-cell>
          <table:table-cell table:style-name="ce35" table:formula="of:=IF(ISBLANK([base.AG62]);&quot;&quot;;[base.AG62])">
            <text:p/>
          </table:table-cell>
          <table:table-cell table:style-name="ce35" table:formula="of:=IF(ISBLANK([base.AH59]);&quot;&quot;;[base.AH59])">
            <text:p/>
          </table:table-cell>
          <table:table-cell table:style-name="ce35" table:formula="of:=IF(ISBLANK([base.AI59]);&quot;&quot;;[base.AI59])">
            <text:p/>
          </table:table-cell>
          <table:table-cell table:style-name="ce35" table:formula="of:=IF(ISBLANK([base.AJ62]);&quot;&quot;;[base.AJ62])">
            <text:p/>
          </table:table-cell>
          <table:table-cell table:style-name="ce35" table:formula="of:=IF(ISBLANK([base.AK62]);&quot;&quot;;[base.AK62])">
            <text:p/>
          </table:table-cell>
          <table:table-cell table:style-name="ce35" table:formula="of:=IF(ISBLANK([base.AL62]);&quot;&quot;;[base.AL62])">
            <text:p/>
          </table:table-cell>
          <table:table-cell table:style-name="ce35" table:formula="of:=IF(ISBLANK([base.AM62]);&quot;&quot;;[base.AM62])">
            <text:p/>
          </table:table-cell>
          <table:table-cell table:style-name="ce35" table:formula="of:=IF(ISBLANK([base.AN62]);&quot;&quot;;[base.AN62])">
            <text:p/>
          </table:table-cell>
          <table:table-cell table:style-name="ce35" table:formula="of:=IF(ISBLANK([base.AO62]);&quot;&quot;;[base.AO62])">
            <text:p/>
          </table:table-cell>
          <table:table-cell table:style-name="ce35" table:formula="of:=IF(ISBLANK([base.AP62]);&quot;&quot;;[base.AP62])">
            <text:p/>
          </table:table-cell>
          <table:table-cell table:style-name="ce35" table:formula="of:=IF(ISBLANK([base.AQ62]);&quot;&quot;;[base.AQ62])">
            <text:p/>
          </table:table-cell>
          <table:table-cell table:style-name="ce35" table:formula="of:=IF(ISBLANK([base.AR62]);&quot;&quot;;[base.AR62])">
            <text:p/>
          </table:table-cell>
          <table:table-cell table:style-name="ce35" table:formula="of:=IF(ISBLANK([base.AS62]);&quot;&quot;;[base.AS62])">
            <text:p/>
          </table:table-cell>
          <table:table-cell table:style-name="ce35" table:formula="of:=IF(ISBLANK([base.AT62]);&quot;&quot;;[base.AT62])">
            <text:p/>
          </table:table-cell>
          <table:table-cell table:number-columns-repeated="997"/>
        </table:table-row>
        <table:table-row table:style-name="ro1">
          <table:table-cell table:formula="of:=[base.A64]" office:value-type="float" office:value="0">
            <text:p>0</text:p>
          </table:table-cell>
          <table:table-cell table:style-name="ce35" table:formula="of:=IF(ISBLANK([base.D64]);&quot;&quot;;[base.D64])">
            <text:p/>
          </table:table-cell>
          <table:table-cell table:style-name="ce35" table:formula="of:=IF(ISBLANK([base.E64]);&quot;&quot;;[base.E64])">
            <text:p/>
          </table:table-cell>
          <table:table-cell table:formula="of:=[base.W64]" office:value-type="float" office:value="0">
            <text:p>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0">
            <text:p>0</text:p>
          </table:table-cell>
          <table:table-cell table:style-name="ce35" table:formula="of:=IF(ISBLANK([base.Z63]);&quot;&quot;;[base.Z63])">
            <text:p/>
          </table:table-cell>
          <table:table-cell table:style-name="ce35" table:formula="of:=IF(ISBLANK([base.AA63]);&quot;&quot;;[base.AA63])">
            <text:p/>
          </table:table-cell>
          <table:table-cell table:style-name="ce35" table:formula="of:=IF(ISBLANK([base.AB63]);&quot;&quot;;[base.AB63])">
            <text:p/>
          </table:table-cell>
          <table:table-cell table:style-name="ce35" table:formula="of:=IF(ISBLANK([base.AC63]);&quot;&quot;;[base.AC63])">
            <text:p/>
          </table:table-cell>
          <table:table-cell table:style-name="ce35" table:formula="of:=IF(ISBLANK([base.AD63]);&quot;&quot;;[base.AD63])">
            <text:p/>
          </table:table-cell>
          <table:table-cell table:style-name="ce35" table:formula="of:=IF(ISBLANK([base.AE63]);&quot;&quot;;[base.AE63])">
            <text:p/>
          </table:table-cell>
          <table:table-cell table:style-name="ce35" table:formula="of:=IF(ISBLANK([base.AF63]);&quot;&quot;;[base.AF63])">
            <text:p/>
          </table:table-cell>
          <table:table-cell table:style-name="ce35" table:formula="of:=IF(ISBLANK([base.AG63]);&quot;&quot;;[base.AG63])">
            <text:p/>
          </table:table-cell>
          <table:table-cell table:style-name="ce35" table:formula="of:=IF(ISBLANK([base.AH60]);&quot;&quot;;[base.AH60])">
            <text:p/>
          </table:table-cell>
          <table:table-cell table:style-name="ce35" table:formula="of:=IF(ISBLANK([base.AI60]);&quot;&quot;;[base.AI60])">
            <text:p/>
          </table:table-cell>
          <table:table-cell table:style-name="ce35" table:formula="of:=IF(ISBLANK([base.AJ63]);&quot;&quot;;[base.AJ63])">
            <text:p/>
          </table:table-cell>
          <table:table-cell table:style-name="ce35" table:formula="of:=IF(ISBLANK([base.AK63]);&quot;&quot;;[base.AK63])">
            <text:p/>
          </table:table-cell>
          <table:table-cell table:style-name="ce35" table:formula="of:=IF(ISBLANK([base.AL63]);&quot;&quot;;[base.AL63])">
            <text:p/>
          </table:table-cell>
          <table:table-cell table:style-name="ce35" table:formula="of:=IF(ISBLANK([base.AM63]);&quot;&quot;;[base.AM63])">
            <text:p/>
          </table:table-cell>
          <table:table-cell table:style-name="ce35" table:formula="of:=IF(ISBLANK([base.AN63]);&quot;&quot;;[base.AN63])">
            <text:p/>
          </table:table-cell>
          <table:table-cell table:style-name="ce35" table:formula="of:=IF(ISBLANK([base.AO63]);&quot;&quot;;[base.AO63])">
            <text:p/>
          </table:table-cell>
          <table:table-cell table:style-name="ce35" table:formula="of:=IF(ISBLANK([base.AP63]);&quot;&quot;;[base.AP63])">
            <text:p/>
          </table:table-cell>
          <table:table-cell table:style-name="ce35" table:formula="of:=IF(ISBLANK([base.AQ63]);&quot;&quot;;[base.AQ63])">
            <text:p/>
          </table:table-cell>
          <table:table-cell table:style-name="ce35" table:formula="of:=IF(ISBLANK([base.AR63]);&quot;&quot;;[base.AR63])">
            <text:p/>
          </table:table-cell>
          <table:table-cell table:style-name="ce35" table:formula="of:=IF(ISBLANK([base.AS63]);&quot;&quot;;[base.AS63])">
            <text:p/>
          </table:table-cell>
          <table:table-cell table:style-name="ce35" table:formula="of:=IF(ISBLANK([base.AT63]);&quot;&quot;;[base.AT63])">
            <text:p/>
          </table:table-cell>
          <table:table-cell table:number-columns-repeated="997"/>
        </table:table-row>
        <table:table-row table:style-name="ro1">
          <table:table-cell table:formula="of:=[base.A65]" office:value-type="float" office:value="0">
            <text:p>0</text:p>
          </table:table-cell>
          <table:table-cell table:style-name="ce35" table:formula="of:=IF(ISBLANK([base.D65]);&quot;&quot;;[base.D65])">
            <text:p/>
          </table:table-cell>
          <table:table-cell table:style-name="ce35" table:formula="of:=IF(ISBLANK([base.E65]);&quot;&quot;;[base.E65])">
            <text:p/>
          </table:table-cell>
          <table:table-cell table:formula="of:=[base.W65]" office:value-type="float" office:value="0">
            <text:p>0</text:p>
          </table:table-cell>
          <table:table-cell table:formula="of:=[base.X65]" office:value-type="float" office:value="0">
            <text:p>0</text:p>
          </table:table-cell>
          <table:table-cell table:formula="of:=[base.N65]" office:value-type="float" office:value="0">
            <text:p>0</text:p>
          </table:table-cell>
          <table:table-cell table:style-name="ce35" table:formula="of:=IF(ISBLANK([base.Z64]);&quot;&quot;;[base.Z64])">
            <text:p/>
          </table:table-cell>
          <table:table-cell table:style-name="ce35" table:formula="of:=IF(ISBLANK([base.AA64]);&quot;&quot;;[base.AA64])">
            <text:p/>
          </table:table-cell>
          <table:table-cell table:style-name="ce35" table:formula="of:=IF(ISBLANK([base.AB64]);&quot;&quot;;[base.AB64])">
            <text:p/>
          </table:table-cell>
          <table:table-cell table:style-name="ce35" table:formula="of:=IF(ISBLANK([base.AC64]);&quot;&quot;;[base.AC64])">
            <text:p/>
          </table:table-cell>
          <table:table-cell table:style-name="ce35" table:formula="of:=IF(ISBLANK([base.AD64]);&quot;&quot;;[base.AD64])">
            <text:p/>
          </table:table-cell>
          <table:table-cell table:style-name="ce35" table:formula="of:=IF(ISBLANK([base.AE64]);&quot;&quot;;[base.AE64])">
            <text:p/>
          </table:table-cell>
          <table:table-cell table:style-name="ce35" table:formula="of:=IF(ISBLANK([base.AF64]);&quot;&quot;;[base.AF64])">
            <text:p/>
          </table:table-cell>
          <table:table-cell table:style-name="ce35" table:formula="of:=IF(ISBLANK([base.AG64]);&quot;&quot;;[base.AG64])">
            <text:p/>
          </table:table-cell>
          <table:table-cell table:style-name="ce35" table:formula="of:=IF(ISBLANK([base.AH61]);&quot;&quot;;[base.AH61])">
            <text:p/>
          </table:table-cell>
          <table:table-cell table:style-name="ce35" table:formula="of:=IF(ISBLANK([base.AI61]);&quot;&quot;;[base.AI61])">
            <text:p/>
          </table:table-cell>
          <table:table-cell table:style-name="ce35" table:formula="of:=IF(ISBLANK([base.AJ64]);&quot;&quot;;[base.AJ64])">
            <text:p/>
          </table:table-cell>
          <table:table-cell table:style-name="ce35" table:formula="of:=IF(ISBLANK([base.AK64]);&quot;&quot;;[base.AK64])">
            <text:p/>
          </table:table-cell>
          <table:table-cell table:style-name="ce35" table:formula="of:=IF(ISBLANK([base.AL64]);&quot;&quot;;[base.AL64])">
            <text:p/>
          </table:table-cell>
          <table:table-cell table:style-name="ce35" table:formula="of:=IF(ISBLANK([base.AM64]);&quot;&quot;;[base.AM64])">
            <text:p/>
          </table:table-cell>
          <table:table-cell table:style-name="ce35" table:formula="of:=IF(ISBLANK([base.AN64]);&quot;&quot;;[base.AN64])">
            <text:p/>
          </table:table-cell>
          <table:table-cell table:style-name="ce35" table:formula="of:=IF(ISBLANK([base.AO64]);&quot;&quot;;[base.AO64])">
            <text:p/>
          </table:table-cell>
          <table:table-cell table:style-name="ce35" table:formula="of:=IF(ISBLANK([base.AP64]);&quot;&quot;;[base.AP64])">
            <text:p/>
          </table:table-cell>
          <table:table-cell table:style-name="ce35" table:formula="of:=IF(ISBLANK([base.AQ64]);&quot;&quot;;[base.AQ64])">
            <text:p/>
          </table:table-cell>
          <table:table-cell table:style-name="ce35" table:formula="of:=IF(ISBLANK([base.AR64]);&quot;&quot;;[base.AR64])">
            <text:p/>
          </table:table-cell>
          <table:table-cell table:style-name="ce35" table:formula="of:=IF(ISBLANK([base.AS64]);&quot;&quot;;[base.AS64])">
            <text:p/>
          </table:table-cell>
          <table:table-cell table:style-name="ce35" table:formula="of:=IF(ISBLANK([base.AT64]);&quot;&quot;;[base.AT64])">
            <text:p/>
          </table:table-cell>
          <table:table-cell table:number-columns-repeated="997"/>
        </table:table-row>
        <table:table-row table:style-name="ro1">
          <table:table-cell table:formula="of:=[base.A#REF!]#ref!" office:value-type="string" office:string-value="Err:509">
            <text:p>Err:509</text:p>
          </table:table-cell>
          <table:table-cell table:style-name="ce35" table:formula="of:=IF(ISBLANK([base.D#REF!]#ref!);&quot;&quot;;[base.D#REF!]#ref!)" office:value-type="string" office:string-value="Err:508">
            <text:p>Err:508</text:p>
          </table:table-cell>
          <table:table-cell table:style-name="ce35" table:formula="of:=IF(ISBLANK([base.E#REF!]#ref!);&quot;&quot;;[base.E#REF!]#ref!)" office:value-type="string" office:string-value="Err:508">
            <text:p>Err:508</text:p>
          </table:table-cell>
          <table:table-cell table:formula="of:=[base.W#REF!]#ref!" office:value-type="string" office:string-value="Err:509">
            <text:p>Err:509</text:p>
          </table:table-cell>
          <table:table-cell table:formula="of:=[base.X#REF!]#ref!" office:value-type="string" office:string-value="Err:509">
            <text:p>Err:509</text:p>
          </table:table-cell>
          <table:table-cell table:formula="of:=[base.N#REF!]#ref!" office:value-type="string" office:string-value="Err:509">
            <text:p>Err:509</text:p>
          </table:table-cell>
          <table:table-cell table:style-name="ce35" table:formula="of:=IF(ISBLANK([base.Z65]);&quot;&quot;;[base.Z65])">
            <text:p/>
          </table:table-cell>
          <table:table-cell table:style-name="ce35" table:formula="of:=IF(ISBLANK([base.AA65]);&quot;&quot;;[base.AA65])">
            <text:p/>
          </table:table-cell>
          <table:table-cell table:style-name="ce35" table:formula="of:=IF(ISBLANK([base.AB65]);&quot;&quot;;[base.AB65])">
            <text:p/>
          </table:table-cell>
          <table:table-cell table:style-name="ce35" table:formula="of:=IF(ISBLANK([base.AC65]);&quot;&quot;;[base.AC65])">
            <text:p/>
          </table:table-cell>
          <table:table-cell table:style-name="ce35" table:formula="of:=IF(ISBLANK([base.AD65]);&quot;&quot;;[base.AD65])">
            <text:p/>
          </table:table-cell>
          <table:table-cell table:style-name="ce35" table:formula="of:=IF(ISBLANK([base.AE65]);&quot;&quot;;[base.AE65])">
            <text:p/>
          </table:table-cell>
          <table:table-cell table:style-name="ce35" table:formula="of:=IF(ISBLANK([base.AF65]);&quot;&quot;;[base.AF65])">
            <text:p/>
          </table:table-cell>
          <table:table-cell table:style-name="ce35" table:formula="of:=IF(ISBLANK([base.AG65]);&quot;&quot;;[base.AG65])">
            <text:p/>
          </table:table-cell>
          <table:table-cell table:style-name="ce35" table:formula="of:=IF(ISBLANK([base.AH62]);&quot;&quot;;[base.AH62])">
            <text:p/>
          </table:table-cell>
          <table:table-cell table:style-name="ce35" table:formula="of:=IF(ISBLANK([base.AI62]);&quot;&quot;;[base.AI62])">
            <text:p/>
          </table:table-cell>
          <table:table-cell table:style-name="ce35" table:formula="of:=IF(ISBLANK([base.AJ65]);&quot;&quot;;[base.AJ65])">
            <text:p/>
          </table:table-cell>
          <table:table-cell table:style-name="ce35" table:formula="of:=IF(ISBLANK([base.AK65]);&quot;&quot;;[base.AK65])">
            <text:p/>
          </table:table-cell>
          <table:table-cell table:style-name="ce35" table:formula="of:=IF(ISBLANK([base.AL65]);&quot;&quot;;[base.AL65])">
            <text:p/>
          </table:table-cell>
          <table:table-cell table:style-name="ce35" table:formula="of:=IF(ISBLANK([base.AM65]);&quot;&quot;;[base.AM65])">
            <text:p/>
          </table:table-cell>
          <table:table-cell table:style-name="ce35" table:formula="of:=IF(ISBLANK([base.AN65]);&quot;&quot;;[base.AN65])">
            <text:p/>
          </table:table-cell>
          <table:table-cell table:style-name="ce35" table:formula="of:=IF(ISBLANK([base.AO65]);&quot;&quot;;[base.AO65])">
            <text:p/>
          </table:table-cell>
          <table:table-cell table:style-name="ce35" table:formula="of:=IF(ISBLANK([base.AP65]);&quot;&quot;;[base.AP65])">
            <text:p/>
          </table:table-cell>
          <table:table-cell table:style-name="ce35" table:formula="of:=IF(ISBLANK([base.AQ65]);&quot;&quot;;[base.AQ65])">
            <text:p/>
          </table:table-cell>
          <table:table-cell table:style-name="ce35" table:formula="of:=IF(ISBLANK([base.AR65]);&quot;&quot;;[base.AR65])">
            <text:p/>
          </table:table-cell>
          <table:table-cell table:style-name="ce35" table:formula="of:=IF(ISBLANK([base.AS65]);&quot;&quot;;[base.AS65])">
            <text:p/>
          </table:table-cell>
          <table:table-cell table:style-name="ce35" table:formula="of:=IF(ISBLANK([base.AT65]);&quot;&quot;;[base.AT65])">
            <text:p/>
          </table:table-cell>
          <table:table-cell table:number-columns-repeated="997"/>
        </table:table-row>
        <table:table-row table:style-name="ro1">
          <table:table-cell table:formula="of:=[base.A67]" office:value-type="float" office:value="0">
            <text:p>0</text:p>
          </table:table-cell>
          <table:table-cell table:style-name="ce35" table:formula="of:=IF(ISBLANK([base.D67]);&quot;&quot;;[base.D67])" office:value-type="string" office:string-value="ressource X">
            <text:p>ressource X</text:p>
          </table:table-cell>
          <table:table-cell table:style-name="ce35" table:formula="of:=IF(ISBLANK([base.E67]);&quot;&quot;;[base.E67])">
            <text:p/>
          </table:table-cell>
          <table:table-cell table:formula="of:=[base.W67]" office:value-type="float" office:value="0">
            <text:p>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0">
            <text:p>0</text:p>
          </table:table-cell>
          <table:table-cell table:style-name="ce35" table:formula="of:=IF(ISBLANK([base.Z#REF!]#ref!);&quot;&quot;;[base.Z#REF!]#ref!)" office:value-type="string" office:string-value="Err:508">
            <text:p>Err:508</text:p>
          </table:table-cell>
          <table:table-cell table:style-name="ce35" table:formula="of:=IF(ISBLANK([base.AA#REF!]#ref!);&quot;&quot;;[base.AA#REF!]#ref!)" office:value-type="string" office:string-value="Err:508">
            <text:p>Err:508</text:p>
          </table:table-cell>
          <table:table-cell table:style-name="ce35" table:formula="of:=IF(ISBLANK([base.AB#REF!]#ref!);&quot;&quot;;[base.AB#REF!]#ref!)" office:value-type="string" office:string-value="Err:508">
            <text:p>Err:508</text:p>
          </table:table-cell>
          <table:table-cell table:style-name="ce35" table:formula="of:=IF(ISBLANK([base.AC#REF!]#ref!);&quot;&quot;;[base.AC#REF!]#ref!)" office:value-type="string" office:string-value="Err:508">
            <text:p>Err:508</text:p>
          </table:table-cell>
          <table:table-cell table:style-name="ce35" table:formula="of:=IF(ISBLANK([base.AD#REF!]#ref!);&quot;&quot;;[base.AD#REF!]#ref!)" office:value-type="string" office:string-value="Err:508">
            <text:p>Err:508</text:p>
          </table:table-cell>
          <table:table-cell table:style-name="ce35" table:formula="of:=IF(ISBLANK([base.AE#REF!]#ref!);&quot;&quot;;[base.AE#REF!]#ref!)" office:value-type="string" office:string-value="Err:508">
            <text:p>Err:508</text:p>
          </table:table-cell>
          <table:table-cell table:style-name="ce35" table:formula="of:=IF(ISBLANK([base.AF#REF!]#ref!);&quot;&quot;;[base.AF#REF!]#ref!)" office:value-type="string" office:string-value="Err:508">
            <text:p>Err:508</text:p>
          </table:table-cell>
          <table:table-cell table:style-name="ce35" table:formula="of:=IF(ISBLANK([base.AG#REF!]#ref!);&quot;&quot;;[base.AG#REF!]#ref!)" office:value-type="string" office:string-value="Err:508">
            <text:p>Err:508</text:p>
          </table:table-cell>
          <table:table-cell table:style-name="ce35" table:formula="of:=IF(ISBLANK([base.AH63]);&quot;&quot;;[base.AH63])">
            <text:p/>
          </table:table-cell>
          <table:table-cell table:style-name="ce35" table:formula="of:=IF(ISBLANK([base.AI63]);&quot;&quot;;[base.AI63])">
            <text:p/>
          </table:table-cell>
          <table:table-cell table:style-name="ce35" table:formula="of:=IF(ISBLANK([base.AJ#REF!]#ref!);&quot;&quot;;[base.AJ#REF!]#ref!)" office:value-type="string" office:string-value="Err:508">
            <text:p>Err:508</text:p>
          </table:table-cell>
          <table:table-cell table:style-name="ce35" table:formula="of:=IF(ISBLANK([base.AK#REF!]#ref!);&quot;&quot;;[base.AK#REF!]#ref!)" office:value-type="string" office:string-value="Err:508">
            <text:p>Err:508</text:p>
          </table:table-cell>
          <table:table-cell table:style-name="ce35" table:formula="of:=IF(ISBLANK([base.AL#REF!]#ref!);&quot;&quot;;[base.AL#REF!]#ref!)" office:value-type="string" office:string-value="Err:508">
            <text:p>Err:508</text:p>
          </table:table-cell>
          <table:table-cell table:style-name="ce35" table:formula="of:=IF(ISBLANK([base.AM#REF!]#ref!);&quot;&quot;;[base.AM#REF!]#ref!)" office:value-type="string" office:string-value="Err:508">
            <text:p>Err:508</text:p>
          </table:table-cell>
          <table:table-cell table:style-name="ce35" table:formula="of:=IF(ISBLANK([base.AN#REF!]#ref!);&quot;&quot;;[base.AN#REF!]#ref!)" office:value-type="string" office:string-value="Err:508">
            <text:p>Err:508</text:p>
          </table:table-cell>
          <table:table-cell table:style-name="ce35" table:formula="of:=IF(ISBLANK([base.AO#REF!]#ref!);&quot;&quot;;[base.AO#REF!]#ref!)" office:value-type="string" office:string-value="Err:508">
            <text:p>Err:508</text:p>
          </table:table-cell>
          <table:table-cell table:style-name="ce35" table:formula="of:=IF(ISBLANK([base.AP#REF!]#ref!);&quot;&quot;;[base.AP#REF!]#ref!)" office:value-type="string" office:string-value="Err:508">
            <text:p>Err:508</text:p>
          </table:table-cell>
          <table:table-cell table:style-name="ce35" table:formula="of:=IF(ISBLANK([base.AQ#REF!]#ref!);&quot;&quot;;[base.AQ#REF!]#ref!)" office:value-type="string" office:string-value="Err:508">
            <text:p>Err:508</text:p>
          </table:table-cell>
          <table:table-cell table:style-name="ce35" table:formula="of:=IF(ISBLANK([base.AR#REF!]#ref!);&quot;&quot;;[base.AR#REF!]#ref!)" office:value-type="string" office:string-value="Err:508">
            <text:p>Err:508</text:p>
          </table:table-cell>
          <table:table-cell table:style-name="ce35" table:formula="of:=IF(ISBLANK([base.AS#REF!]#ref!);&quot;&quot;;[base.AS#REF!]#ref!)" office:value-type="string" office:string-value="Err:508">
            <text:p>Err:508</text:p>
          </table:table-cell>
          <table:table-cell table:style-name="ce35" table:formula="of:=IF(ISBLANK([base.AT#REF!]#ref!);&quot;&quot;;[base.AT#REF!]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68]" office:value-type="float" office:value="0">
            <text:p>0</text:p>
          </table:table-cell>
          <table:table-cell table:style-name="ce35" table:formula="of:=IF(ISBLANK([base.D68]);&quot;&quot;;[base.D68])" office:value-type="string" office:string-value="ressource X">
            <text:p>ressource X</text:p>
          </table:table-cell>
          <table:table-cell table:style-name="ce35" table:formula="of:=IF(ISBLANK([base.E68]);&quot;&quot;;[base.E68])">
            <text:p/>
          </table:table-cell>
          <table:table-cell table:formula="of:=[base.W68]" office:value-type="float" office:value="0">
            <text:p>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0">
            <text:p>0</text:p>
          </table:table-cell>
          <table:table-cell table:style-name="ce35" table:formula="of:=IF(ISBLANK([base.Z67]);&quot;&quot;;[base.Z67])">
            <text:p/>
          </table:table-cell>
          <table:table-cell table:style-name="ce35" table:formula="of:=IF(ISBLANK([base.AA67]);&quot;&quot;;[base.AA67])">
            <text:p/>
          </table:table-cell>
          <table:table-cell table:style-name="ce35" table:formula="of:=IF(ISBLANK([base.AB67]);&quot;&quot;;[base.AB67])">
            <text:p/>
          </table:table-cell>
          <table:table-cell table:style-name="ce35" table:formula="of:=IF(ISBLANK([base.AC67]);&quot;&quot;;[base.AC67])">
            <text:p/>
          </table:table-cell>
          <table:table-cell table:style-name="ce35" table:formula="of:=IF(ISBLANK([base.AD67]);&quot;&quot;;[base.AD67])">
            <text:p/>
          </table:table-cell>
          <table:table-cell table:style-name="ce35" table:formula="of:=IF(ISBLANK([base.AE67]);&quot;&quot;;[base.AE67])">
            <text:p/>
          </table:table-cell>
          <table:table-cell table:style-name="ce35" table:formula="of:=IF(ISBLANK([base.AF67]);&quot;&quot;;[base.AF67])">
            <text:p/>
          </table:table-cell>
          <table:table-cell table:style-name="ce35" table:formula="of:=IF(ISBLANK([base.AG67]);&quot;&quot;;[base.AG67])">
            <text:p/>
          </table:table-cell>
          <table:table-cell table:style-name="ce35" table:formula="of:=IF(ISBLANK([base.AH64]);&quot;&quot;;[base.AH64])">
            <text:p/>
          </table:table-cell>
          <table:table-cell table:style-name="ce35" table:formula="of:=IF(ISBLANK([base.AI64]);&quot;&quot;;[base.AI64])">
            <text:p/>
          </table:table-cell>
          <table:table-cell table:style-name="ce35" table:formula="of:=IF(ISBLANK([base.AJ67]);&quot;&quot;;[base.AJ67])">
            <text:p/>
          </table:table-cell>
          <table:table-cell table:style-name="ce35" table:formula="of:=IF(ISBLANK([base.AK67]);&quot;&quot;;[base.AK67])">
            <text:p/>
          </table:table-cell>
          <table:table-cell table:style-name="ce35" table:formula="of:=IF(ISBLANK([base.AL67]);&quot;&quot;;[base.AL67])">
            <text:p/>
          </table:table-cell>
          <table:table-cell table:style-name="ce35" table:formula="of:=IF(ISBLANK([base.AM67]);&quot;&quot;;[base.AM67])">
            <text:p/>
          </table:table-cell>
          <table:table-cell table:style-name="ce35" table:formula="of:=IF(ISBLANK([base.AN67]);&quot;&quot;;[base.AN67])">
            <text:p/>
          </table:table-cell>
          <table:table-cell table:style-name="ce35" table:formula="of:=IF(ISBLANK([base.AO67]);&quot;&quot;;[base.AO67])">
            <text:p/>
          </table:table-cell>
          <table:table-cell table:style-name="ce35" table:formula="of:=IF(ISBLANK([base.AP67]);&quot;&quot;;[base.AP67])">
            <text:p/>
          </table:table-cell>
          <table:table-cell table:style-name="ce35" table:formula="of:=IF(ISBLANK([base.AQ67]);&quot;&quot;;[base.AQ67])">
            <text:p/>
          </table:table-cell>
          <table:table-cell table:style-name="ce35" table:formula="of:=IF(ISBLANK([base.AR67]);&quot;&quot;;[base.AR67])">
            <text:p/>
          </table:table-cell>
          <table:table-cell table:style-name="ce35" table:formula="of:=IF(ISBLANK([base.AS67]);&quot;&quot;;[base.AS67])">
            <text:p/>
          </table:table-cell>
          <table:table-cell table:style-name="ce35" table:formula="of:=IF(ISBLANK([base.AT67]);&quot;&quot;;[base.AT67])">
            <text:p/>
          </table:table-cell>
          <table:table-cell table:number-columns-repeated="997"/>
        </table:table-row>
        <table:table-row table:style-name="ro1">
          <table:table-cell table:formula="of:=[base.A#REF!]#ref!" office:value-type="string" office:string-value="Err:509">
            <text:p>Err:509</text:p>
          </table:table-cell>
          <table:table-cell table:style-name="ce35" table:formula="of:=IF(ISBLANK([base.D#REF!]#ref!);&quot;&quot;;[base.D#REF!]#ref!)" office:value-type="string" office:string-value="Err:508">
            <text:p>Err:508</text:p>
          </table:table-cell>
          <table:table-cell table:style-name="ce35" table:formula="of:=IF(ISBLANK([base.E#REF!]#ref!);&quot;&quot;;[base.E#REF!]#ref!)" office:value-type="string" office:string-value="Err:508">
            <text:p>Err:508</text:p>
          </table:table-cell>
          <table:table-cell table:formula="of:=[base.W#REF!]#ref!" office:value-type="string" office:string-value="Err:509">
            <text:p>Err:509</text:p>
          </table:table-cell>
          <table:table-cell table:formula="of:=[base.X#REF!]#ref!" office:value-type="string" office:string-value="Err:509">
            <text:p>Err:509</text:p>
          </table:table-cell>
          <table:table-cell table:formula="of:=[base.N#REF!]#ref!" office:value-type="string" office:string-value="Err:509">
            <text:p>Err:509</text:p>
          </table:table-cell>
          <table:table-cell table:style-name="ce35" table:formula="of:=IF(ISBLANK([base.Z68]);&quot;&quot;;[base.Z68])">
            <text:p/>
          </table:table-cell>
          <table:table-cell table:style-name="ce35" table:formula="of:=IF(ISBLANK([base.AA68]);&quot;&quot;;[base.AA68])">
            <text:p/>
          </table:table-cell>
          <table:table-cell table:style-name="ce35" table:formula="of:=IF(ISBLANK([base.AB68]);&quot;&quot;;[base.AB68])">
            <text:p/>
          </table:table-cell>
          <table:table-cell table:style-name="ce35" table:formula="of:=IF(ISBLANK([base.AC68]);&quot;&quot;;[base.AC68])">
            <text:p/>
          </table:table-cell>
          <table:table-cell table:style-name="ce35" table:formula="of:=IF(ISBLANK([base.AD68]);&quot;&quot;;[base.AD68])">
            <text:p/>
          </table:table-cell>
          <table:table-cell table:style-name="ce35" table:formula="of:=IF(ISBLANK([base.AE68]);&quot;&quot;;[base.AE68])">
            <text:p/>
          </table:table-cell>
          <table:table-cell table:style-name="ce35" table:formula="of:=IF(ISBLANK([base.AF68]);&quot;&quot;;[base.AF68])">
            <text:p/>
          </table:table-cell>
          <table:table-cell table:style-name="ce35" table:formula="of:=IF(ISBLANK([base.AG68]);&quot;&quot;;[base.AG68])">
            <text:p/>
          </table:table-cell>
          <table:table-cell table:style-name="ce35" table:formula="of:=IF(ISBLANK([base.AH65]);&quot;&quot;;[base.AH65])">
            <text:p/>
          </table:table-cell>
          <table:table-cell table:style-name="ce35" table:formula="of:=IF(ISBLANK([base.AI65]);&quot;&quot;;[base.AI65])">
            <text:p/>
          </table:table-cell>
          <table:table-cell table:style-name="ce35" table:formula="of:=IF(ISBLANK([base.AJ68]);&quot;&quot;;[base.AJ68])">
            <text:p/>
          </table:table-cell>
          <table:table-cell table:style-name="ce35" table:formula="of:=IF(ISBLANK([base.AK68]);&quot;&quot;;[base.AK68])">
            <text:p/>
          </table:table-cell>
          <table:table-cell table:style-name="ce35" table:formula="of:=IF(ISBLANK([base.AL68]);&quot;&quot;;[base.AL68])">
            <text:p/>
          </table:table-cell>
          <table:table-cell table:style-name="ce35" table:formula="of:=IF(ISBLANK([base.AM68]);&quot;&quot;;[base.AM68])">
            <text:p/>
          </table:table-cell>
          <table:table-cell table:style-name="ce35" table:formula="of:=IF(ISBLANK([base.AN68]);&quot;&quot;;[base.AN68])">
            <text:p/>
          </table:table-cell>
          <table:table-cell table:style-name="ce35" table:formula="of:=IF(ISBLANK([base.AO68]);&quot;&quot;;[base.AO68])">
            <text:p/>
          </table:table-cell>
          <table:table-cell table:style-name="ce35" table:formula="of:=IF(ISBLANK([base.AP68]);&quot;&quot;;[base.AP68])">
            <text:p/>
          </table:table-cell>
          <table:table-cell table:style-name="ce35" table:formula="of:=IF(ISBLANK([base.AQ68]);&quot;&quot;;[base.AQ68])">
            <text:p/>
          </table:table-cell>
          <table:table-cell table:style-name="ce35" table:formula="of:=IF(ISBLANK([base.AR68]);&quot;&quot;;[base.AR68])">
            <text:p/>
          </table:table-cell>
          <table:table-cell table:style-name="ce35" table:formula="of:=IF(ISBLANK([base.AS68]);&quot;&quot;;[base.AS68])">
            <text:p/>
          </table:table-cell>
          <table:table-cell table:style-name="ce35" table:formula="of:=IF(ISBLANK([base.AT68]);&quot;&quot;;[base.AT68])">
            <text:p/>
          </table:table-cell>
          <table:table-cell table:number-columns-repeated="997"/>
        </table:table-row>
        <table:table-row table:style-name="ro1">
          <table:table-cell table:formula="of:=[base.A76]" office:value-type="float" office:value="0">
            <text:p>0</text:p>
          </table:table-cell>
          <table:table-cell table:style-name="ce35" table:formula="of:=IF(ISBLANK([base.D76]);&quot;&quot;;[base.D76])">
            <text:p/>
          </table:table-cell>
          <table:table-cell table:style-name="ce35" table:formula="of:=IF(ISBLANK([base.E76]);&quot;&quot;;[base.E76])">
            <text:p/>
          </table:table-cell>
          <table:table-cell table:formula="of:=[base.W76]" office:value-type="float" office:value="0">
            <text:p>0</text:p>
          </table:table-cell>
          <table:table-cell table:formula="of:=[base.X76]" office:value-type="float" office:value="0">
            <text:p>0</text:p>
          </table:table-cell>
          <table:table-cell table:formula="of:=[base.N76]" office:value-type="float" office:value="0">
            <text:p>0</text:p>
          </table:table-cell>
          <table:table-cell table:style-name="ce35" table:formula="of:=IF(ISBLANK([base.Z#REF!]#ref!);&quot;&quot;;[base.Z#REF!]#ref!)" office:value-type="string" office:string-value="Err:508">
            <text:p>Err:508</text:p>
          </table:table-cell>
          <table:table-cell table:style-name="ce35" table:formula="of:=IF(ISBLANK([base.AA#REF!]#ref!);&quot;&quot;;[base.AA#REF!]#ref!)" office:value-type="string" office:string-value="Err:508">
            <text:p>Err:508</text:p>
          </table:table-cell>
          <table:table-cell table:style-name="ce35" table:formula="of:=IF(ISBLANK([base.AB#REF!]#ref!);&quot;&quot;;[base.AB#REF!]#ref!)" office:value-type="string" office:string-value="Err:508">
            <text:p>Err:508</text:p>
          </table:table-cell>
          <table:table-cell table:style-name="ce35" table:formula="of:=IF(ISBLANK([base.AC#REF!]#ref!);&quot;&quot;;[base.AC#REF!]#ref!)" office:value-type="string" office:string-value="Err:508">
            <text:p>Err:508</text:p>
          </table:table-cell>
          <table:table-cell table:style-name="ce35" table:formula="of:=IF(ISBLANK([base.AD#REF!]#ref!);&quot;&quot;;[base.AD#REF!]#ref!)" office:value-type="string" office:string-value="Err:508">
            <text:p>Err:508</text:p>
          </table:table-cell>
          <table:table-cell table:style-name="ce35" table:formula="of:=IF(ISBLANK([base.AE#REF!]#ref!);&quot;&quot;;[base.AE#REF!]#ref!)" office:value-type="string" office:string-value="Err:508">
            <text:p>Err:508</text:p>
          </table:table-cell>
          <table:table-cell table:style-name="ce35" table:formula="of:=IF(ISBLANK([base.AF#REF!]#ref!);&quot;&quot;;[base.AF#REF!]#ref!)" office:value-type="string" office:string-value="Err:508">
            <text:p>Err:508</text:p>
          </table:table-cell>
          <table:table-cell table:style-name="ce35" table:formula="of:=IF(ISBLANK([base.AG#REF!]#ref!);&quot;&quot;;[base.AG#REF!]#ref!)" office:value-type="string" office:string-value="Err:508">
            <text:p>Err:508</text:p>
          </table:table-cell>
          <table:table-cell table:style-name="ce35" table:formula="of:=IF(ISBLANK([base.AH66]);&quot;&quot;;[base.AH66])">
            <text:p/>
          </table:table-cell>
          <table:table-cell table:style-name="ce35" table:formula="of:=IF(ISBLANK([base.AI66]);&quot;&quot;;[base.AI66])">
            <text:p/>
          </table:table-cell>
          <table:table-cell table:style-name="ce35" table:formula="of:=IF(ISBLANK([base.AJ#REF!]#ref!);&quot;&quot;;[base.AJ#REF!]#ref!)" office:value-type="string" office:string-value="Err:508">
            <text:p>Err:508</text:p>
          </table:table-cell>
          <table:table-cell table:style-name="ce35" table:formula="of:=IF(ISBLANK([base.AK#REF!]#ref!);&quot;&quot;;[base.AK#REF!]#ref!)" office:value-type="string" office:string-value="Err:508">
            <text:p>Err:508</text:p>
          </table:table-cell>
          <table:table-cell table:style-name="ce35" table:formula="of:=IF(ISBLANK([base.AL#REF!]#ref!);&quot;&quot;;[base.AL#REF!]#ref!)" office:value-type="string" office:string-value="Err:508">
            <text:p>Err:508</text:p>
          </table:table-cell>
          <table:table-cell table:style-name="ce35" table:formula="of:=IF(ISBLANK([base.AM#REF!]#ref!);&quot;&quot;;[base.AM#REF!]#ref!)" office:value-type="string" office:string-value="Err:508">
            <text:p>Err:508</text:p>
          </table:table-cell>
          <table:table-cell table:style-name="ce35" table:formula="of:=IF(ISBLANK([base.AN#REF!]#ref!);&quot;&quot;;[base.AN#REF!]#ref!)" office:value-type="string" office:string-value="Err:508">
            <text:p>Err:508</text:p>
          </table:table-cell>
          <table:table-cell table:style-name="ce35" table:formula="of:=IF(ISBLANK([base.AO#REF!]#ref!);&quot;&quot;;[base.AO#REF!]#ref!)" office:value-type="string" office:string-value="Err:508">
            <text:p>Err:508</text:p>
          </table:table-cell>
          <table:table-cell table:style-name="ce35" table:formula="of:=IF(ISBLANK([base.AP#REF!]#ref!);&quot;&quot;;[base.AP#REF!]#ref!)" office:value-type="string" office:string-value="Err:508">
            <text:p>Err:508</text:p>
          </table:table-cell>
          <table:table-cell table:style-name="ce35" table:formula="of:=IF(ISBLANK([base.AQ#REF!]#ref!);&quot;&quot;;[base.AQ#REF!]#ref!)" office:value-type="string" office:string-value="Err:508">
            <text:p>Err:508</text:p>
          </table:table-cell>
          <table:table-cell table:style-name="ce35" table:formula="of:=IF(ISBLANK([base.AR#REF!]#ref!);&quot;&quot;;[base.AR#REF!]#ref!)" office:value-type="string" office:string-value="Err:508">
            <text:p>Err:508</text:p>
          </table:table-cell>
          <table:table-cell table:style-name="ce35" table:formula="of:=IF(ISBLANK([base.AS#REF!]#ref!);&quot;&quot;;[base.AS#REF!]#ref!)" office:value-type="string" office:string-value="Err:508">
            <text:p>Err:508</text:p>
          </table:table-cell>
          <table:table-cell table:style-name="ce35" table:formula="of:=IF(ISBLANK([base.AT#REF!]#ref!);&quot;&quot;;[base.AT#REF!]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77]" office:value-type="float" office:value="0">
            <text:p>0</text:p>
          </table:table-cell>
          <table:table-cell table:style-name="ce35" table:formula="of:=IF(ISBLANK([base.D77]);&quot;&quot;;[base.D77])">
            <text:p/>
          </table:table-cell>
          <table:table-cell table:style-name="ce35" table:formula="of:=IF(ISBLANK([base.E77]);&quot;&quot;;[base.E77])">
            <text:p/>
          </table:table-cell>
          <table:table-cell table:formula="of:=[base.W77]" office:value-type="float" office:value="0">
            <text:p>0</text:p>
          </table:table-cell>
          <table:table-cell table:formula="of:=[base.X77]" office:value-type="float" office:value="0">
            <text:p>0</text:p>
          </table:table-cell>
          <table:table-cell table:formula="of:=[base.N77]" office:value-type="float" office:value="0">
            <text:p>0</text:p>
          </table:table-cell>
          <table:table-cell table:style-name="ce35" table:formula="of:=IF(ISBLANK([base.Z76]);&quot;&quot;;[base.Z76])">
            <text:p/>
          </table:table-cell>
          <table:table-cell table:style-name="ce35" table:formula="of:=IF(ISBLANK([base.AA76]);&quot;&quot;;[base.AA76])">
            <text:p/>
          </table:table-cell>
          <table:table-cell table:style-name="ce35" table:formula="of:=IF(ISBLANK([base.AB76]);&quot;&quot;;[base.AB76])">
            <text:p/>
          </table:table-cell>
          <table:table-cell table:style-name="ce35" table:formula="of:=IF(ISBLANK([base.AC76]);&quot;&quot;;[base.AC76])">
            <text:p/>
          </table:table-cell>
          <table:table-cell table:style-name="ce35" table:formula="of:=IF(ISBLANK([base.AD76]);&quot;&quot;;[base.AD76])">
            <text:p/>
          </table:table-cell>
          <table:table-cell table:style-name="ce35" table:formula="of:=IF(ISBLANK([base.AE76]);&quot;&quot;;[base.AE76])">
            <text:p/>
          </table:table-cell>
          <table:table-cell table:style-name="ce35" table:formula="of:=IF(ISBLANK([base.AF76]);&quot;&quot;;[base.AF76])">
            <text:p/>
          </table:table-cell>
          <table:table-cell table:style-name="ce35" table:formula="of:=IF(ISBLANK([base.AG76]);&quot;&quot;;[base.AG76])">
            <text:p/>
          </table:table-cell>
          <table:table-cell table:style-name="ce35" table:formula="of:=IF(ISBLANK([base.AH#REF!]#ref!);&quot;&quot;;[base.AH#REF!]#ref!)" office:value-type="string" office:string-value="Err:508">
            <text:p>Err:508</text:p>
          </table:table-cell>
          <table:table-cell table:style-name="ce35" table:formula="of:=IF(ISBLANK([base.AI#REF!]#ref!);&quot;&quot;;[base.AI#REF!]#ref!)" office:value-type="string" office:string-value="Err:508">
            <text:p>Err:508</text:p>
          </table:table-cell>
          <table:table-cell table:style-name="ce35" table:formula="of:=IF(ISBLANK([base.AJ76]);&quot;&quot;;[base.AJ76])">
            <text:p/>
          </table:table-cell>
          <table:table-cell table:style-name="ce35" table:formula="of:=IF(ISBLANK([base.AK76]);&quot;&quot;;[base.AK76])">
            <text:p/>
          </table:table-cell>
          <table:table-cell table:style-name="ce35" table:formula="of:=IF(ISBLANK([base.AL76]);&quot;&quot;;[base.AL76])">
            <text:p/>
          </table:table-cell>
          <table:table-cell table:style-name="ce35" table:formula="of:=IF(ISBLANK([base.AM76]);&quot;&quot;;[base.AM76])">
            <text:p/>
          </table:table-cell>
          <table:table-cell table:style-name="ce35" table:formula="of:=IF(ISBLANK([base.AN76]);&quot;&quot;;[base.AN76])">
            <text:p/>
          </table:table-cell>
          <table:table-cell table:style-name="ce35" table:formula="of:=IF(ISBLANK([base.AO76]);&quot;&quot;;[base.AO76])">
            <text:p/>
          </table:table-cell>
          <table:table-cell table:style-name="ce35" table:formula="of:=IF(ISBLANK([base.AP76]);&quot;&quot;;[base.AP76])">
            <text:p/>
          </table:table-cell>
          <table:table-cell table:style-name="ce35" table:formula="of:=IF(ISBLANK([base.AQ76]);&quot;&quot;;[base.AQ76])">
            <text:p/>
          </table:table-cell>
          <table:table-cell table:style-name="ce35" table:formula="of:=IF(ISBLANK([base.AR76]);&quot;&quot;;[base.AR76])">
            <text:p/>
          </table:table-cell>
          <table:table-cell table:style-name="ce35" table:formula="of:=IF(ISBLANK([base.AS76]);&quot;&quot;;[base.AS76])">
            <text:p/>
          </table:table-cell>
          <table:table-cell table:style-name="ce35" table:formula="of:=IF(ISBLANK([base.AT76]);&quot;&quot;;[base.AT76])">
            <text:p/>
          </table:table-cell>
          <table:table-cell table:number-columns-repeated="997"/>
        </table:table-row>
        <table:table-row table:style-name="ro1">
          <table:table-cell table:formula="of:=[base.A78]" office:value-type="float" office:value="0">
            <text:p>0</text:p>
          </table:table-cell>
          <table:table-cell table:style-name="ce35" table:formula="of:=IF(ISBLANK([base.D78]);&quot;&quot;;[base.D78])">
            <text:p/>
          </table:table-cell>
          <table:table-cell table:style-name="ce35" table:formula="of:=IF(ISBLANK([base.E78]);&quot;&quot;;[base.E78])">
            <text:p/>
          </table:table-cell>
          <table:table-cell table:formula="of:=[base.W78]" office:value-type="float" office:value="0">
            <text:p>0</text:p>
          </table:table-cell>
          <table:table-cell table:formula="of:=[base.X78]" office:value-type="float" office:value="0">
            <text:p>0</text:p>
          </table:table-cell>
          <table:table-cell table:formula="of:=[base.N78]" office:value-type="float" office:value="0">
            <text:p>0</text:p>
          </table:table-cell>
          <table:table-cell table:style-name="ce35" table:formula="of:=IF(ISBLANK([base.Z77]);&quot;&quot;;[base.Z77])">
            <text:p/>
          </table:table-cell>
          <table:table-cell table:style-name="ce35" table:formula="of:=IF(ISBLANK([base.AA77]);&quot;&quot;;[base.AA77])">
            <text:p/>
          </table:table-cell>
          <table:table-cell table:style-name="ce35" table:formula="of:=IF(ISBLANK([base.AB77]);&quot;&quot;;[base.AB77])">
            <text:p/>
          </table:table-cell>
          <table:table-cell table:style-name="ce35" table:formula="of:=IF(ISBLANK([base.AC77]);&quot;&quot;;[base.AC77])">
            <text:p/>
          </table:table-cell>
          <table:table-cell table:style-name="ce35" table:formula="of:=IF(ISBLANK([base.AD77]);&quot;&quot;;[base.AD77])">
            <text:p/>
          </table:table-cell>
          <table:table-cell table:style-name="ce35" table:formula="of:=IF(ISBLANK([base.AE77]);&quot;&quot;;[base.AE77])">
            <text:p/>
          </table:table-cell>
          <table:table-cell table:style-name="ce35" table:formula="of:=IF(ISBLANK([base.AF77]);&quot;&quot;;[base.AF77])">
            <text:p/>
          </table:table-cell>
          <table:table-cell table:style-name="ce35" table:formula="of:=IF(ISBLANK([base.AG77]);&quot;&quot;;[base.AG77])">
            <text:p/>
          </table:table-cell>
          <table:table-cell table:style-name="ce35" table:formula="of:=IF(ISBLANK([base.AH67]);&quot;&quot;;[base.AH67])">
            <text:p/>
          </table:table-cell>
          <table:table-cell table:style-name="ce35" table:formula="of:=IF(ISBLANK([base.AI67]);&quot;&quot;;[base.AI67])">
            <text:p/>
          </table:table-cell>
          <table:table-cell table:style-name="ce35" table:formula="of:=IF(ISBLANK([base.AJ77]);&quot;&quot;;[base.AJ77])">
            <text:p/>
          </table:table-cell>
          <table:table-cell table:style-name="ce35" table:formula="of:=IF(ISBLANK([base.AK77]);&quot;&quot;;[base.AK77])">
            <text:p/>
          </table:table-cell>
          <table:table-cell table:style-name="ce35" table:formula="of:=IF(ISBLANK([base.AL77]);&quot;&quot;;[base.AL77])">
            <text:p/>
          </table:table-cell>
          <table:table-cell table:style-name="ce35" table:formula="of:=IF(ISBLANK([base.AM77]);&quot;&quot;;[base.AM77])">
            <text:p/>
          </table:table-cell>
          <table:table-cell table:style-name="ce35" table:formula="of:=IF(ISBLANK([base.AN77]);&quot;&quot;;[base.AN77])">
            <text:p/>
          </table:table-cell>
          <table:table-cell table:style-name="ce35" table:formula="of:=IF(ISBLANK([base.AO77]);&quot;&quot;;[base.AO77])">
            <text:p/>
          </table:table-cell>
          <table:table-cell table:style-name="ce35" table:formula="of:=IF(ISBLANK([base.AP77]);&quot;&quot;;[base.AP77])">
            <text:p/>
          </table:table-cell>
          <table:table-cell table:style-name="ce35" table:formula="of:=IF(ISBLANK([base.AQ77]);&quot;&quot;;[base.AQ77])">
            <text:p/>
          </table:table-cell>
          <table:table-cell table:style-name="ce35" table:formula="of:=IF(ISBLANK([base.AR77]);&quot;&quot;;[base.AR77])">
            <text:p/>
          </table:table-cell>
          <table:table-cell table:style-name="ce35" table:formula="of:=IF(ISBLANK([base.AS77]);&quot;&quot;;[base.AS77])">
            <text:p/>
          </table:table-cell>
          <table:table-cell table:style-name="ce35" table:formula="of:=IF(ISBLANK([base.AT77]);&quot;&quot;;[base.AT77])">
            <text:p/>
          </table:table-cell>
          <table:table-cell table:number-columns-repeated="997"/>
        </table:table-row>
        <table:table-row table:style-name="ro1">
          <table:table-cell table:formula="of:=[base.A79]" office:value-type="float" office:value="0">
            <text:p>0</text:p>
          </table:table-cell>
          <table:table-cell table:style-name="ce35" table:formula="of:=IF(ISBLANK([base.D79]);&quot;&quot;;[base.D79])">
            <text:p/>
          </table:table-cell>
          <table:table-cell table:style-name="ce35" table:formula="of:=IF(ISBLANK([base.E79]);&quot;&quot;;[base.E79])">
            <text:p/>
          </table:table-cell>
          <table:table-cell table:formula="of:=[base.W79]" office:value-type="float" office:value="0">
            <text:p>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0">
            <text:p>0</text:p>
          </table:table-cell>
          <table:table-cell table:style-name="ce35" table:formula="of:=IF(ISBLANK([base.Z78]);&quot;&quot;;[base.Z78])">
            <text:p/>
          </table:table-cell>
          <table:table-cell table:style-name="ce35" table:formula="of:=IF(ISBLANK([base.AA78]);&quot;&quot;;[base.AA78])">
            <text:p/>
          </table:table-cell>
          <table:table-cell table:style-name="ce35" table:formula="of:=IF(ISBLANK([base.AB78]);&quot;&quot;;[base.AB78])">
            <text:p/>
          </table:table-cell>
          <table:table-cell table:style-name="ce35" table:formula="of:=IF(ISBLANK([base.AC78]);&quot;&quot;;[base.AC78])">
            <text:p/>
          </table:table-cell>
          <table:table-cell table:style-name="ce35" table:formula="of:=IF(ISBLANK([base.AD78]);&quot;&quot;;[base.AD78])">
            <text:p/>
          </table:table-cell>
          <table:table-cell table:style-name="ce35" table:formula="of:=IF(ISBLANK([base.AE78]);&quot;&quot;;[base.AE78])">
            <text:p/>
          </table:table-cell>
          <table:table-cell table:style-name="ce35" table:formula="of:=IF(ISBLANK([base.AF78]);&quot;&quot;;[base.AF78])">
            <text:p/>
          </table:table-cell>
          <table:table-cell table:style-name="ce35" table:formula="of:=IF(ISBLANK([base.AG78]);&quot;&quot;;[base.AG78])">
            <text:p/>
          </table:table-cell>
          <table:table-cell table:style-name="ce35" table:formula="of:=IF(ISBLANK([base.AH68]);&quot;&quot;;[base.AH68])">
            <text:p/>
          </table:table-cell>
          <table:table-cell table:style-name="ce35" table:formula="of:=IF(ISBLANK([base.AI68]);&quot;&quot;;[base.AI68])">
            <text:p/>
          </table:table-cell>
          <table:table-cell table:style-name="ce35" table:formula="of:=IF(ISBLANK([base.AJ78]);&quot;&quot;;[base.AJ78])">
            <text:p/>
          </table:table-cell>
          <table:table-cell table:style-name="ce35" table:formula="of:=IF(ISBLANK([base.AK78]);&quot;&quot;;[base.AK78])">
            <text:p/>
          </table:table-cell>
          <table:table-cell table:style-name="ce35" table:formula="of:=IF(ISBLANK([base.AL78]);&quot;&quot;;[base.AL78])">
            <text:p/>
          </table:table-cell>
          <table:table-cell table:style-name="ce35" table:formula="of:=IF(ISBLANK([base.AM78]);&quot;&quot;;[base.AM78])">
            <text:p/>
          </table:table-cell>
          <table:table-cell table:style-name="ce35" table:formula="of:=IF(ISBLANK([base.AN78]);&quot;&quot;;[base.AN78])">
            <text:p/>
          </table:table-cell>
          <table:table-cell table:style-name="ce35" table:formula="of:=IF(ISBLANK([base.AO78]);&quot;&quot;;[base.AO78])">
            <text:p/>
          </table:table-cell>
          <table:table-cell table:style-name="ce35" table:formula="of:=IF(ISBLANK([base.AP78]);&quot;&quot;;[base.AP78])">
            <text:p/>
          </table:table-cell>
          <table:table-cell table:style-name="ce35" table:formula="of:=IF(ISBLANK([base.AQ78]);&quot;&quot;;[base.AQ78])">
            <text:p/>
          </table:table-cell>
          <table:table-cell table:style-name="ce35" table:formula="of:=IF(ISBLANK([base.AR78]);&quot;&quot;;[base.AR78])">
            <text:p/>
          </table:table-cell>
          <table:table-cell table:style-name="ce35" table:formula="of:=IF(ISBLANK([base.AS78]);&quot;&quot;;[base.AS78])">
            <text:p/>
          </table:table-cell>
          <table:table-cell table:style-name="ce35" table:formula="of:=IF(ISBLANK([base.AT78]);&quot;&quot;;[base.AT78])">
            <text:p/>
          </table:table-cell>
          <table:table-cell table:number-columns-repeated="997"/>
        </table:table-row>
        <table:table-row table:style-name="ro1">
          <table:table-cell table:formula="of:=[base.A80]" office:value-type="float" office:value="0">
            <text:p>0</text:p>
          </table:table-cell>
          <table:table-cell table:style-name="ce35" table:formula="of:=IF(ISBLANK([base.D80]);&quot;&quot;;[base.D80])">
            <text:p/>
          </table:table-cell>
          <table:table-cell table:style-name="ce35" table:formula="of:=IF(ISBLANK([base.E80]);&quot;&quot;;[base.E80])">
            <text:p/>
          </table:table-cell>
          <table:table-cell table:formula="of:=[base.W80]" office:value-type="float" office:value="0">
            <text:p>0</text:p>
          </table:table-cell>
          <table:table-cell table:formula="of:=[base.X80]" office:value-type="float" office:value="0">
            <text:p>0</text:p>
          </table:table-cell>
          <table:table-cell table:formula="of:=[base.N80]" office:value-type="float" office:value="0">
            <text:p>0</text:p>
          </table:table-cell>
          <table:table-cell table:style-name="ce35" table:formula="of:=IF(ISBLANK([base.Z79]);&quot;&quot;;[base.Z79])">
            <text:p/>
          </table:table-cell>
          <table:table-cell table:style-name="ce35" table:formula="of:=IF(ISBLANK([base.AA79]);&quot;&quot;;[base.AA79])">
            <text:p/>
          </table:table-cell>
          <table:table-cell table:style-name="ce35" table:formula="of:=IF(ISBLANK([base.AB79]);&quot;&quot;;[base.AB79])">
            <text:p/>
          </table:table-cell>
          <table:table-cell table:style-name="ce35" table:formula="of:=IF(ISBLANK([base.AC79]);&quot;&quot;;[base.AC79])">
            <text:p/>
          </table:table-cell>
          <table:table-cell table:style-name="ce35" table:formula="of:=IF(ISBLANK([base.AD79]);&quot;&quot;;[base.AD79])">
            <text:p/>
          </table:table-cell>
          <table:table-cell table:style-name="ce35" table:formula="of:=IF(ISBLANK([base.AE79]);&quot;&quot;;[base.AE79])">
            <text:p/>
          </table:table-cell>
          <table:table-cell table:style-name="ce35" table:formula="of:=IF(ISBLANK([base.AF79]);&quot;&quot;;[base.AF79])">
            <text:p/>
          </table:table-cell>
          <table:table-cell table:style-name="ce35" table:formula="of:=IF(ISBLANK([base.AG79]);&quot;&quot;;[base.AG79])">
            <text:p/>
          </table:table-cell>
          <table:table-cell table:style-name="ce35" table:formula="of:=IF(ISBLANK([base.AH#REF!]#ref!);&quot;&quot;;[base.AH#REF!]#ref!)" office:value-type="string" office:string-value="Err:508">
            <text:p>Err:508</text:p>
          </table:table-cell>
          <table:table-cell table:style-name="ce35" table:formula="of:=IF(ISBLANK([base.AI#REF!]#ref!);&quot;&quot;;[base.AI#REF!]#ref!)" office:value-type="string" office:string-value="Err:508">
            <text:p>Err:508</text:p>
          </table:table-cell>
          <table:table-cell table:style-name="ce35" table:formula="of:=IF(ISBLANK([base.AJ79]);&quot;&quot;;[base.AJ79])">
            <text:p/>
          </table:table-cell>
          <table:table-cell table:style-name="ce35" table:formula="of:=IF(ISBLANK([base.AK79]);&quot;&quot;;[base.AK79])">
            <text:p/>
          </table:table-cell>
          <table:table-cell table:style-name="ce35" table:formula="of:=IF(ISBLANK([base.AL79]);&quot;&quot;;[base.AL79])">
            <text:p/>
          </table:table-cell>
          <table:table-cell table:style-name="ce35" table:formula="of:=IF(ISBLANK([base.AM79]);&quot;&quot;;[base.AM79])">
            <text:p/>
          </table:table-cell>
          <table:table-cell table:style-name="ce35" table:formula="of:=IF(ISBLANK([base.AN79]);&quot;&quot;;[base.AN79])">
            <text:p/>
          </table:table-cell>
          <table:table-cell table:style-name="ce35" table:formula="of:=IF(ISBLANK([base.AO79]);&quot;&quot;;[base.AO79])">
            <text:p/>
          </table:table-cell>
          <table:table-cell table:style-name="ce35" table:formula="of:=IF(ISBLANK([base.AP79]);&quot;&quot;;[base.AP79])">
            <text:p/>
          </table:table-cell>
          <table:table-cell table:style-name="ce35" table:formula="of:=IF(ISBLANK([base.AQ79]);&quot;&quot;;[base.AQ79])">
            <text:p/>
          </table:table-cell>
          <table:table-cell table:style-name="ce35" table:formula="of:=IF(ISBLANK([base.AR79]);&quot;&quot;;[base.AR79])">
            <text:p/>
          </table:table-cell>
          <table:table-cell table:style-name="ce35" table:formula="of:=IF(ISBLANK([base.AS79]);&quot;&quot;;[base.AS79])">
            <text:p/>
          </table:table-cell>
          <table:table-cell table:style-name="ce35" table:formula="of:=IF(ISBLANK([base.AT79]);&quot;&quot;;[base.AT79])">
            <text:p/>
          </table:table-cell>
          <table:table-cell table:number-columns-repeated="997"/>
        </table:table-row>
        <table:table-row table:style-name="ro1">
          <table:table-cell table:formula="of:=[base.A81]" office:value-type="float" office:value="0">
            <text:p>0</text:p>
          </table:table-cell>
          <table:table-cell table:style-name="ce35" table:formula="of:=IF(ISBLANK([base.D81]);&quot;&quot;;[base.D81])">
            <text:p/>
          </table:table-cell>
          <table:table-cell table:style-name="ce35" table:formula="of:=IF(ISBLANK([base.E81]);&quot;&quot;;[base.E81])">
            <text:p/>
          </table:table-cell>
          <table:table-cell table:formula="of:=[base.W81]" office:value-type="float" office:value="0">
            <text:p>0</text:p>
          </table:table-cell>
          <table:table-cell table:formula="of:=[base.X81]" office:value-type="float" office:value="0">
            <text:p>0</text:p>
          </table:table-cell>
          <table:table-cell table:formula="of:=[base.N81]" office:value-type="float" office:value="0">
            <text:p>0</text:p>
          </table:table-cell>
          <table:table-cell table:style-name="ce35" table:formula="of:=IF(ISBLANK([base.Z80]);&quot;&quot;;[base.Z80])">
            <text:p/>
          </table:table-cell>
          <table:table-cell table:style-name="ce35" table:formula="of:=IF(ISBLANK([base.AA80]);&quot;&quot;;[base.AA80])">
            <text:p/>
          </table:table-cell>
          <table:table-cell table:style-name="ce35" table:formula="of:=IF(ISBLANK([base.AB80]);&quot;&quot;;[base.AB80])">
            <text:p/>
          </table:table-cell>
          <table:table-cell table:style-name="ce35" table:formula="of:=IF(ISBLANK([base.AC80]);&quot;&quot;;[base.AC80])">
            <text:p/>
          </table:table-cell>
          <table:table-cell table:style-name="ce35" table:formula="of:=IF(ISBLANK([base.AD80]);&quot;&quot;;[base.AD80])">
            <text:p/>
          </table:table-cell>
          <table:table-cell table:style-name="ce35" table:formula="of:=IF(ISBLANK([base.AE80]);&quot;&quot;;[base.AE80])">
            <text:p/>
          </table:table-cell>
          <table:table-cell table:style-name="ce35" table:formula="of:=IF(ISBLANK([base.AF80]);&quot;&quot;;[base.AF80])">
            <text:p/>
          </table:table-cell>
          <table:table-cell table:style-name="ce35" table:formula="of:=IF(ISBLANK([base.AG80]);&quot;&quot;;[base.AG80])">
            <text:p/>
          </table:table-cell>
          <table:table-cell table:style-name="ce35" table:formula="of:=IF(ISBLANK([base.AH76]);&quot;&quot;;[base.AH76])">
            <text:p/>
          </table:table-cell>
          <table:table-cell table:style-name="ce35" table:formula="of:=IF(ISBLANK([base.AI76]);&quot;&quot;;[base.AI76])">
            <text:p/>
          </table:table-cell>
          <table:table-cell table:style-name="ce35" table:formula="of:=IF(ISBLANK([base.AJ80]);&quot;&quot;;[base.AJ80])">
            <text:p/>
          </table:table-cell>
          <table:table-cell table:style-name="ce35" table:formula="of:=IF(ISBLANK([base.AK80]);&quot;&quot;;[base.AK80])">
            <text:p/>
          </table:table-cell>
          <table:table-cell table:style-name="ce35" table:formula="of:=IF(ISBLANK([base.AL80]);&quot;&quot;;[base.AL80])">
            <text:p/>
          </table:table-cell>
          <table:table-cell table:style-name="ce35" table:formula="of:=IF(ISBLANK([base.AM80]);&quot;&quot;;[base.AM80])">
            <text:p/>
          </table:table-cell>
          <table:table-cell table:style-name="ce35" table:formula="of:=IF(ISBLANK([base.AN80]);&quot;&quot;;[base.AN80])">
            <text:p/>
          </table:table-cell>
          <table:table-cell table:style-name="ce35" table:formula="of:=IF(ISBLANK([base.AO80]);&quot;&quot;;[base.AO80])">
            <text:p/>
          </table:table-cell>
          <table:table-cell table:style-name="ce35" table:formula="of:=IF(ISBLANK([base.AP80]);&quot;&quot;;[base.AP80])">
            <text:p/>
          </table:table-cell>
          <table:table-cell table:style-name="ce35" table:formula="of:=IF(ISBLANK([base.AQ80]);&quot;&quot;;[base.AQ80])">
            <text:p/>
          </table:table-cell>
          <table:table-cell table:style-name="ce35" table:formula="of:=IF(ISBLANK([base.AR80]);&quot;&quot;;[base.AR80])">
            <text:p/>
          </table:table-cell>
          <table:table-cell table:style-name="ce35" table:formula="of:=IF(ISBLANK([base.AS80]);&quot;&quot;;[base.AS80])">
            <text:p/>
          </table:table-cell>
          <table:table-cell table:style-name="ce35" table:formula="of:=IF(ISBLANK([base.AT80]);&quot;&quot;;[base.AT80])">
            <text:p/>
          </table:table-cell>
          <table:table-cell table:number-columns-repeated="997"/>
        </table:table-row>
        <table:table-row table:style-name="ro1">
          <table:table-cell table:formula="of:=[base.A82]" office:value-type="float" office:value="0">
            <text:p>0</text:p>
          </table:table-cell>
          <table:table-cell table:style-name="ce35" table:formula="of:=IF(ISBLANK([base.D82]);&quot;&quot;;[base.D82])">
            <text:p/>
          </table:table-cell>
          <table:table-cell table:style-name="ce35" table:formula="of:=IF(ISBLANK([base.E82]);&quot;&quot;;[base.E82])">
            <text:p/>
          </table:table-cell>
          <table:table-cell table:formula="of:=[base.W82]" office:value-type="float" office:value="0">
            <text:p>0</text:p>
          </table:table-cell>
          <table:table-cell table:formula="of:=[base.X82]" office:value-type="float" office:value="0">
            <text:p>0</text:p>
          </table:table-cell>
          <table:table-cell table:formula="of:=[base.N82]" office:value-type="float" office:value="0">
            <text:p>0</text:p>
          </table:table-cell>
          <table:table-cell table:style-name="ce35" table:formula="of:=IF(ISBLANK([base.Z81]);&quot;&quot;;[base.Z81])">
            <text:p/>
          </table:table-cell>
          <table:table-cell table:style-name="ce35" table:formula="of:=IF(ISBLANK([base.AA81]);&quot;&quot;;[base.AA81])">
            <text:p/>
          </table:table-cell>
          <table:table-cell table:style-name="ce35" table:formula="of:=IF(ISBLANK([base.AB81]);&quot;&quot;;[base.AB81])">
            <text:p/>
          </table:table-cell>
          <table:table-cell table:style-name="ce35" table:formula="of:=IF(ISBLANK([base.AC81]);&quot;&quot;;[base.AC81])">
            <text:p/>
          </table:table-cell>
          <table:table-cell table:style-name="ce35" table:formula="of:=IF(ISBLANK([base.AD81]);&quot;&quot;;[base.AD81])">
            <text:p/>
          </table:table-cell>
          <table:table-cell table:style-name="ce35" table:formula="of:=IF(ISBLANK([base.AE81]);&quot;&quot;;[base.AE81])">
            <text:p/>
          </table:table-cell>
          <table:table-cell table:style-name="ce35" table:formula="of:=IF(ISBLANK([base.AF81]);&quot;&quot;;[base.AF81])">
            <text:p/>
          </table:table-cell>
          <table:table-cell table:style-name="ce35" table:formula="of:=IF(ISBLANK([base.AG81]);&quot;&quot;;[base.AG81])">
            <text:p/>
          </table:table-cell>
          <table:table-cell table:style-name="ce35" table:formula="of:=IF(ISBLANK([base.AH77]);&quot;&quot;;[base.AH77])">
            <text:p/>
          </table:table-cell>
          <table:table-cell table:style-name="ce35" table:formula="of:=IF(ISBLANK([base.AI77]);&quot;&quot;;[base.AI77])">
            <text:p/>
          </table:table-cell>
          <table:table-cell table:style-name="ce35" table:formula="of:=IF(ISBLANK([base.AJ81]);&quot;&quot;;[base.AJ81])">
            <text:p/>
          </table:table-cell>
          <table:table-cell table:style-name="ce35" table:formula="of:=IF(ISBLANK([base.AK81]);&quot;&quot;;[base.AK81])">
            <text:p/>
          </table:table-cell>
          <table:table-cell table:style-name="ce35" table:formula="of:=IF(ISBLANK([base.AL81]);&quot;&quot;;[base.AL81])">
            <text:p/>
          </table:table-cell>
          <table:table-cell table:style-name="ce35" table:formula="of:=IF(ISBLANK([base.AM81]);&quot;&quot;;[base.AM81])">
            <text:p/>
          </table:table-cell>
          <table:table-cell table:style-name="ce35" table:formula="of:=IF(ISBLANK([base.AN81]);&quot;&quot;;[base.AN81])">
            <text:p/>
          </table:table-cell>
          <table:table-cell table:style-name="ce35" table:formula="of:=IF(ISBLANK([base.AO81]);&quot;&quot;;[base.AO81])">
            <text:p/>
          </table:table-cell>
          <table:table-cell table:style-name="ce35" table:formula="of:=IF(ISBLANK([base.AP81]);&quot;&quot;;[base.AP81])">
            <text:p/>
          </table:table-cell>
          <table:table-cell table:style-name="ce35" table:formula="of:=IF(ISBLANK([base.AQ81]);&quot;&quot;;[base.AQ81])">
            <text:p/>
          </table:table-cell>
          <table:table-cell table:style-name="ce35" table:formula="of:=IF(ISBLANK([base.AR81]);&quot;&quot;;[base.AR81])">
            <text:p/>
          </table:table-cell>
          <table:table-cell table:style-name="ce35" table:formula="of:=IF(ISBLANK([base.AS81]);&quot;&quot;;[base.AS81])">
            <text:p/>
          </table:table-cell>
          <table:table-cell table:style-name="ce35" table:formula="of:=IF(ISBLANK([base.AT81]);&quot;&quot;;[base.AT81])">
            <text:p/>
          </table:table-cell>
          <table:table-cell table:number-columns-repeated="997"/>
        </table:table-row>
        <table:table-row table:style-name="ro1">
          <table:table-cell table:formula="of:=[base.A83]" office:value-type="float" office:value="0">
            <text:p>0</text:p>
          </table:table-cell>
          <table:table-cell table:style-name="ce35" table:formula="of:=IF(ISBLANK([base.D83]);&quot;&quot;;[base.D83])">
            <text:p/>
          </table:table-cell>
          <table:table-cell table:style-name="ce35" table:formula="of:=IF(ISBLANK([base.E83]);&quot;&quot;;[base.E83])">
            <text:p/>
          </table:table-cell>
          <table:table-cell table:formula="of:=[base.W83]" office:value-type="float" office:value="0">
            <text:p>0</text:p>
          </table:table-cell>
          <table:table-cell table:formula="of:=[base.X83]" office:value-type="float" office:value="0">
            <text:p>0</text:p>
          </table:table-cell>
          <table:table-cell table:formula="of:=[base.N83]" office:value-type="float" office:value="0">
            <text:p>0</text:p>
          </table:table-cell>
          <table:table-cell table:style-name="ce35" table:formula="of:=IF(ISBLANK([base.Z82]);&quot;&quot;;[base.Z82])">
            <text:p/>
          </table:table-cell>
          <table:table-cell table:style-name="ce35" table:formula="of:=IF(ISBLANK([base.AA82]);&quot;&quot;;[base.AA82])">
            <text:p/>
          </table:table-cell>
          <table:table-cell table:style-name="ce35" table:formula="of:=IF(ISBLANK([base.AB82]);&quot;&quot;;[base.AB82])">
            <text:p/>
          </table:table-cell>
          <table:table-cell table:style-name="ce35" table:formula="of:=IF(ISBLANK([base.AC82]);&quot;&quot;;[base.AC82])">
            <text:p/>
          </table:table-cell>
          <table:table-cell table:style-name="ce35" table:formula="of:=IF(ISBLANK([base.AD82]);&quot;&quot;;[base.AD82])">
            <text:p/>
          </table:table-cell>
          <table:table-cell table:style-name="ce35" table:formula="of:=IF(ISBLANK([base.AE82]);&quot;&quot;;[base.AE82])">
            <text:p/>
          </table:table-cell>
          <table:table-cell table:style-name="ce35" table:formula="of:=IF(ISBLANK([base.AF82]);&quot;&quot;;[base.AF82])">
            <text:p/>
          </table:table-cell>
          <table:table-cell table:style-name="ce35" table:formula="of:=IF(ISBLANK([base.AG82]);&quot;&quot;;[base.AG82])">
            <text:p/>
          </table:table-cell>
          <table:table-cell table:style-name="ce35" table:formula="of:=IF(ISBLANK([base.AH78]);&quot;&quot;;[base.AH78])">
            <text:p/>
          </table:table-cell>
          <table:table-cell table:style-name="ce35" table:formula="of:=IF(ISBLANK([base.AI78]);&quot;&quot;;[base.AI78])">
            <text:p/>
          </table:table-cell>
          <table:table-cell table:style-name="ce35" table:formula="of:=IF(ISBLANK([base.AJ82]);&quot;&quot;;[base.AJ82])">
            <text:p/>
          </table:table-cell>
          <table:table-cell table:style-name="ce35" table:formula="of:=IF(ISBLANK([base.AK82]);&quot;&quot;;[base.AK82])">
            <text:p/>
          </table:table-cell>
          <table:table-cell table:style-name="ce35" table:formula="of:=IF(ISBLANK([base.AL82]);&quot;&quot;;[base.AL82])">
            <text:p/>
          </table:table-cell>
          <table:table-cell table:style-name="ce35" table:formula="of:=IF(ISBLANK([base.AM82]);&quot;&quot;;[base.AM82])">
            <text:p/>
          </table:table-cell>
          <table:table-cell table:style-name="ce35" table:formula="of:=IF(ISBLANK([base.AN82]);&quot;&quot;;[base.AN82])">
            <text:p/>
          </table:table-cell>
          <table:table-cell table:style-name="ce35" table:formula="of:=IF(ISBLANK([base.AO82]);&quot;&quot;;[base.AO82])">
            <text:p/>
          </table:table-cell>
          <table:table-cell table:style-name="ce35" table:formula="of:=IF(ISBLANK([base.AP82]);&quot;&quot;;[base.AP82])">
            <text:p/>
          </table:table-cell>
          <table:table-cell table:style-name="ce35" table:formula="of:=IF(ISBLANK([base.AQ82]);&quot;&quot;;[base.AQ82])">
            <text:p/>
          </table:table-cell>
          <table:table-cell table:style-name="ce35" table:formula="of:=IF(ISBLANK([base.AR82]);&quot;&quot;;[base.AR82])">
            <text:p/>
          </table:table-cell>
          <table:table-cell table:style-name="ce35" table:formula="of:=IF(ISBLANK([base.AS82]);&quot;&quot;;[base.AS82])">
            <text:p/>
          </table:table-cell>
          <table:table-cell table:style-name="ce35" table:formula="of:=IF(ISBLANK([base.AT82]);&quot;&quot;;[base.AT82])">
            <text:p/>
          </table:table-cell>
          <table:table-cell table:number-columns-repeated="997"/>
        </table:table-row>
        <table:table-row table:style-name="ro1">
          <table:table-cell table:formula="of:=[base.A84]" office:value-type="float" office:value="0">
            <text:p>0</text:p>
          </table:table-cell>
          <table:table-cell table:style-name="ce35" table:formula="of:=IF(ISBLANK([base.D84]);&quot;&quot;;[base.D84])">
            <text:p/>
          </table:table-cell>
          <table:table-cell table:style-name="ce35" table:formula="of:=IF(ISBLANK([base.E84]);&quot;&quot;;[base.E84])">
            <text:p/>
          </table:table-cell>
          <table:table-cell table:formula="of:=[base.W84]" office:value-type="float" office:value="0">
            <text:p>0</text:p>
          </table:table-cell>
          <table:table-cell table:formula="of:=[base.X84]" office:value-type="float" office:value="0">
            <text:p>0</text:p>
          </table:table-cell>
          <table:table-cell table:formula="of:=[base.N84]" office:value-type="float" office:value="0">
            <text:p>0</text:p>
          </table:table-cell>
          <table:table-cell table:style-name="ce35" table:formula="of:=IF(ISBLANK([base.Z83]);&quot;&quot;;[base.Z83])">
            <text:p/>
          </table:table-cell>
          <table:table-cell table:style-name="ce35" table:formula="of:=IF(ISBLANK([base.AA83]);&quot;&quot;;[base.AA83])">
            <text:p/>
          </table:table-cell>
          <table:table-cell table:style-name="ce35" table:formula="of:=IF(ISBLANK([base.AB83]);&quot;&quot;;[base.AB83])">
            <text:p/>
          </table:table-cell>
          <table:table-cell table:style-name="ce35" table:formula="of:=IF(ISBLANK([base.AC83]);&quot;&quot;;[base.AC83])">
            <text:p/>
          </table:table-cell>
          <table:table-cell table:style-name="ce35" table:formula="of:=IF(ISBLANK([base.AD83]);&quot;&quot;;[base.AD83])">
            <text:p/>
          </table:table-cell>
          <table:table-cell table:style-name="ce35" table:formula="of:=IF(ISBLANK([base.AE83]);&quot;&quot;;[base.AE83])">
            <text:p/>
          </table:table-cell>
          <table:table-cell table:style-name="ce35" table:formula="of:=IF(ISBLANK([base.AF83]);&quot;&quot;;[base.AF83])">
            <text:p/>
          </table:table-cell>
          <table:table-cell table:style-name="ce35" table:formula="of:=IF(ISBLANK([base.AG83]);&quot;&quot;;[base.AG83])">
            <text:p/>
          </table:table-cell>
          <table:table-cell table:style-name="ce35" table:formula="of:=IF(ISBLANK([base.AH79]);&quot;&quot;;[base.AH79])">
            <text:p/>
          </table:table-cell>
          <table:table-cell table:style-name="ce35" table:formula="of:=IF(ISBLANK([base.AI79]);&quot;&quot;;[base.AI79])">
            <text:p/>
          </table:table-cell>
          <table:table-cell table:style-name="ce35" table:formula="of:=IF(ISBLANK([base.AJ83]);&quot;&quot;;[base.AJ83])">
            <text:p/>
          </table:table-cell>
          <table:table-cell table:style-name="ce35" table:formula="of:=IF(ISBLANK([base.AK83]);&quot;&quot;;[base.AK83])">
            <text:p/>
          </table:table-cell>
          <table:table-cell table:style-name="ce35" table:formula="of:=IF(ISBLANK([base.AL83]);&quot;&quot;;[base.AL83])">
            <text:p/>
          </table:table-cell>
          <table:table-cell table:style-name="ce35" table:formula="of:=IF(ISBLANK([base.AM83]);&quot;&quot;;[base.AM83])">
            <text:p/>
          </table:table-cell>
          <table:table-cell table:style-name="ce35" table:formula="of:=IF(ISBLANK([base.AN83]);&quot;&quot;;[base.AN83])">
            <text:p/>
          </table:table-cell>
          <table:table-cell table:style-name="ce35" table:formula="of:=IF(ISBLANK([base.AO83]);&quot;&quot;;[base.AO83])">
            <text:p/>
          </table:table-cell>
          <table:table-cell table:style-name="ce35" table:formula="of:=IF(ISBLANK([base.AP83]);&quot;&quot;;[base.AP83])">
            <text:p/>
          </table:table-cell>
          <table:table-cell table:style-name="ce35" table:formula="of:=IF(ISBLANK([base.AQ83]);&quot;&quot;;[base.AQ83])">
            <text:p/>
          </table:table-cell>
          <table:table-cell table:style-name="ce35" table:formula="of:=IF(ISBLANK([base.AR83]);&quot;&quot;;[base.AR83])">
            <text:p/>
          </table:table-cell>
          <table:table-cell table:style-name="ce35" table:formula="of:=IF(ISBLANK([base.AS83]);&quot;&quot;;[base.AS83])">
            <text:p/>
          </table:table-cell>
          <table:table-cell table:style-name="ce35" table:formula="of:=IF(ISBLANK([base.AT83]);&quot;&quot;;[base.AT83])">
            <text:p/>
          </table:table-cell>
          <table:table-cell table:number-columns-repeated="997"/>
        </table:table-row>
        <table:table-row table:style-name="ro1">
          <table:table-cell table:formula="of:=[base.A85]" office:value-type="float" office:value="0">
            <text:p>0</text:p>
          </table:table-cell>
          <table:table-cell table:style-name="ce35" table:formula="of:=IF(ISBLANK([base.D85]);&quot;&quot;;[base.D85])">
            <text:p/>
          </table:table-cell>
          <table:table-cell table:style-name="ce35" table:formula="of:=IF(ISBLANK([base.E85]);&quot;&quot;;[base.E85])">
            <text:p/>
          </table:table-cell>
          <table:table-cell table:formula="of:=[base.W85]" office:value-type="float" office:value="0">
            <text:p>0</text:p>
          </table:table-cell>
          <table:table-cell table:formula="of:=[base.X85]" office:value-type="float" office:value="0">
            <text:p>0</text:p>
          </table:table-cell>
          <table:table-cell table:formula="of:=[base.N85]" office:value-type="float" office:value="0">
            <text:p>0</text:p>
          </table:table-cell>
          <table:table-cell table:style-name="ce35" table:formula="of:=IF(ISBLANK([base.Z84]);&quot;&quot;;[base.Z84])">
            <text:p/>
          </table:table-cell>
          <table:table-cell table:style-name="ce35" table:formula="of:=IF(ISBLANK([base.AA84]);&quot;&quot;;[base.AA84])">
            <text:p/>
          </table:table-cell>
          <table:table-cell table:style-name="ce35" table:formula="of:=IF(ISBLANK([base.AB84]);&quot;&quot;;[base.AB84])">
            <text:p/>
          </table:table-cell>
          <table:table-cell table:style-name="ce35" table:formula="of:=IF(ISBLANK([base.AC84]);&quot;&quot;;[base.AC84])">
            <text:p/>
          </table:table-cell>
          <table:table-cell table:style-name="ce35" table:formula="of:=IF(ISBLANK([base.AD84]);&quot;&quot;;[base.AD84])">
            <text:p/>
          </table:table-cell>
          <table:table-cell table:style-name="ce35" table:formula="of:=IF(ISBLANK([base.AE84]);&quot;&quot;;[base.AE84])">
            <text:p/>
          </table:table-cell>
          <table:table-cell table:style-name="ce35" table:formula="of:=IF(ISBLANK([base.AF84]);&quot;&quot;;[base.AF84])">
            <text:p/>
          </table:table-cell>
          <table:table-cell table:style-name="ce35" table:formula="of:=IF(ISBLANK([base.AG84]);&quot;&quot;;[base.AG84])">
            <text:p/>
          </table:table-cell>
          <table:table-cell table:style-name="ce35" table:formula="of:=IF(ISBLANK([base.AH80]);&quot;&quot;;[base.AH80])">
            <text:p/>
          </table:table-cell>
          <table:table-cell table:style-name="ce35" table:formula="of:=IF(ISBLANK([base.AI80]);&quot;&quot;;[base.AI80])">
            <text:p/>
          </table:table-cell>
          <table:table-cell table:style-name="ce35" table:formula="of:=IF(ISBLANK([base.AJ84]);&quot;&quot;;[base.AJ84])">
            <text:p/>
          </table:table-cell>
          <table:table-cell table:style-name="ce35" table:formula="of:=IF(ISBLANK([base.AK84]);&quot;&quot;;[base.AK84])">
            <text:p/>
          </table:table-cell>
          <table:table-cell table:style-name="ce35" table:formula="of:=IF(ISBLANK([base.AL84]);&quot;&quot;;[base.AL84])">
            <text:p/>
          </table:table-cell>
          <table:table-cell table:style-name="ce35" table:formula="of:=IF(ISBLANK([base.AM84]);&quot;&quot;;[base.AM84])">
            <text:p/>
          </table:table-cell>
          <table:table-cell table:style-name="ce35" table:formula="of:=IF(ISBLANK([base.AN84]);&quot;&quot;;[base.AN84])">
            <text:p/>
          </table:table-cell>
          <table:table-cell table:style-name="ce35" table:formula="of:=IF(ISBLANK([base.AO84]);&quot;&quot;;[base.AO84])">
            <text:p/>
          </table:table-cell>
          <table:table-cell table:style-name="ce35" table:formula="of:=IF(ISBLANK([base.AP84]);&quot;&quot;;[base.AP84])">
            <text:p/>
          </table:table-cell>
          <table:table-cell table:style-name="ce35" table:formula="of:=IF(ISBLANK([base.AQ84]);&quot;&quot;;[base.AQ84])">
            <text:p/>
          </table:table-cell>
          <table:table-cell table:style-name="ce35" table:formula="of:=IF(ISBLANK([base.AR84]);&quot;&quot;;[base.AR84])">
            <text:p/>
          </table:table-cell>
          <table:table-cell table:style-name="ce35" table:formula="of:=IF(ISBLANK([base.AS84]);&quot;&quot;;[base.AS84])">
            <text:p/>
          </table:table-cell>
          <table:table-cell table:style-name="ce35" table:formula="of:=IF(ISBLANK([base.AT84]);&quot;&quot;;[base.AT84])">
            <text:p/>
          </table:table-cell>
          <table:table-cell table:number-columns-repeated="997"/>
        </table:table-row>
        <table:table-row table:style-name="ro1">
          <table:table-cell table:formula="of:=[base.A86]" office:value-type="float" office:value="0">
            <text:p>0</text:p>
          </table:table-cell>
          <table:table-cell table:style-name="ce35" table:formula="of:=IF(ISBLANK([base.D86]);&quot;&quot;;[base.D86])">
            <text:p/>
          </table:table-cell>
          <table:table-cell table:style-name="ce35" table:formula="of:=IF(ISBLANK([base.E86]);&quot;&quot;;[base.E86])">
            <text:p/>
          </table:table-cell>
          <table:table-cell table:formula="of:=[base.W86]" office:value-type="float" office:value="0">
            <text:p>0</text:p>
          </table:table-cell>
          <table:table-cell table:formula="of:=[base.X86]" office:value-type="float" office:value="0">
            <text:p>0</text:p>
          </table:table-cell>
          <table:table-cell table:formula="of:=[base.N86]" office:value-type="float" office:value="0">
            <text:p>0</text:p>
          </table:table-cell>
          <table:table-cell table:style-name="ce35" table:formula="of:=IF(ISBLANK([base.Z85]);&quot;&quot;;[base.Z85])">
            <text:p/>
          </table:table-cell>
          <table:table-cell table:style-name="ce35" table:formula="of:=IF(ISBLANK([base.AA85]);&quot;&quot;;[base.AA85])">
            <text:p/>
          </table:table-cell>
          <table:table-cell table:style-name="ce35" table:formula="of:=IF(ISBLANK([base.AB85]);&quot;&quot;;[base.AB85])">
            <text:p/>
          </table:table-cell>
          <table:table-cell table:style-name="ce35" table:formula="of:=IF(ISBLANK([base.AC85]);&quot;&quot;;[base.AC85])">
            <text:p/>
          </table:table-cell>
          <table:table-cell table:style-name="ce35" table:formula="of:=IF(ISBLANK([base.AD85]);&quot;&quot;;[base.AD85])">
            <text:p/>
          </table:table-cell>
          <table:table-cell table:style-name="ce35" table:formula="of:=IF(ISBLANK([base.AE85]);&quot;&quot;;[base.AE85])">
            <text:p/>
          </table:table-cell>
          <table:table-cell table:style-name="ce35" table:formula="of:=IF(ISBLANK([base.AF85]);&quot;&quot;;[base.AF85])">
            <text:p/>
          </table:table-cell>
          <table:table-cell table:style-name="ce35" table:formula="of:=IF(ISBLANK([base.AG85]);&quot;&quot;;[base.AG85])">
            <text:p/>
          </table:table-cell>
          <table:table-cell table:style-name="ce35" table:formula="of:=IF(ISBLANK([base.AH81]);&quot;&quot;;[base.AH81])">
            <text:p/>
          </table:table-cell>
          <table:table-cell table:style-name="ce35" table:formula="of:=IF(ISBLANK([base.AI81]);&quot;&quot;;[base.AI81])">
            <text:p/>
          </table:table-cell>
          <table:table-cell table:style-name="ce35" table:formula="of:=IF(ISBLANK([base.AJ85]);&quot;&quot;;[base.AJ85])">
            <text:p/>
          </table:table-cell>
          <table:table-cell table:style-name="ce35" table:formula="of:=IF(ISBLANK([base.AK85]);&quot;&quot;;[base.AK85])">
            <text:p/>
          </table:table-cell>
          <table:table-cell table:style-name="ce35" table:formula="of:=IF(ISBLANK([base.AL85]);&quot;&quot;;[base.AL85])">
            <text:p/>
          </table:table-cell>
          <table:table-cell table:style-name="ce35" table:formula="of:=IF(ISBLANK([base.AM85]);&quot;&quot;;[base.AM85])">
            <text:p/>
          </table:table-cell>
          <table:table-cell table:style-name="ce35" table:formula="of:=IF(ISBLANK([base.AN85]);&quot;&quot;;[base.AN85])">
            <text:p/>
          </table:table-cell>
          <table:table-cell table:style-name="ce35" table:formula="of:=IF(ISBLANK([base.AO85]);&quot;&quot;;[base.AO85])">
            <text:p/>
          </table:table-cell>
          <table:table-cell table:style-name="ce35" table:formula="of:=IF(ISBLANK([base.AP85]);&quot;&quot;;[base.AP85])">
            <text:p/>
          </table:table-cell>
          <table:table-cell table:style-name="ce35" table:formula="of:=IF(ISBLANK([base.AQ85]);&quot;&quot;;[base.AQ85])">
            <text:p/>
          </table:table-cell>
          <table:table-cell table:style-name="ce35" table:formula="of:=IF(ISBLANK([base.AR85]);&quot;&quot;;[base.AR85])">
            <text:p/>
          </table:table-cell>
          <table:table-cell table:style-name="ce35" table:formula="of:=IF(ISBLANK([base.AS85]);&quot;&quot;;[base.AS85])">
            <text:p/>
          </table:table-cell>
          <table:table-cell table:style-name="ce35" table:formula="of:=IF(ISBLANK([base.AT85]);&quot;&quot;;[base.AT85])">
            <text:p/>
          </table:table-cell>
          <table:table-cell table:number-columns-repeated="997"/>
        </table:table-row>
        <table:table-row table:style-name="ro1">
          <table:table-cell table:formula="of:=[base.A88]" office:value-type="float" office:value="0">
            <text:p>0</text:p>
          </table:table-cell>
          <table:table-cell table:style-name="ce35" table:formula="of:=IF(ISBLANK([base.D88]);&quot;&quot;;[base.D88])">
            <text:p/>
          </table:table-cell>
          <table:table-cell table:style-name="ce35" table:formula="of:=IF(ISBLANK([base.E88]);&quot;&quot;;[base.E88])">
            <text:p/>
          </table:table-cell>
          <table:table-cell table:formula="of:=[base.W88]" office:value-type="float" office:value="0">
            <text:p>0</text:p>
          </table:table-cell>
          <table:table-cell table:formula="of:=[base.X88]" office:value-type="float" office:value="0">
            <text:p>0</text:p>
          </table:table-cell>
          <table:table-cell table:formula="of:=[base.N88]" office:value-type="float" office:value="0">
            <text:p>0</text:p>
          </table:table-cell>
          <table:table-cell table:style-name="ce35" table:formula="of:=IF(ISBLANK([base.Z86]);&quot;&quot;;[base.Z86])">
            <text:p/>
          </table:table-cell>
          <table:table-cell table:style-name="ce35" table:formula="of:=IF(ISBLANK([base.AA86]);&quot;&quot;;[base.AA86])">
            <text:p/>
          </table:table-cell>
          <table:table-cell table:style-name="ce35" table:formula="of:=IF(ISBLANK([base.AB86]);&quot;&quot;;[base.AB86])">
            <text:p/>
          </table:table-cell>
          <table:table-cell table:style-name="ce35" table:formula="of:=IF(ISBLANK([base.AC86]);&quot;&quot;;[base.AC86])">
            <text:p/>
          </table:table-cell>
          <table:table-cell table:style-name="ce35" table:formula="of:=IF(ISBLANK([base.AD86]);&quot;&quot;;[base.AD86])">
            <text:p/>
          </table:table-cell>
          <table:table-cell table:style-name="ce35" table:formula="of:=IF(ISBLANK([base.AE86]);&quot;&quot;;[base.AE86])">
            <text:p/>
          </table:table-cell>
          <table:table-cell table:style-name="ce35" table:formula="of:=IF(ISBLANK([base.AF86]);&quot;&quot;;[base.AF86])">
            <text:p/>
          </table:table-cell>
          <table:table-cell table:style-name="ce35" table:formula="of:=IF(ISBLANK([base.AG86]);&quot;&quot;;[base.AG86])">
            <text:p/>
          </table:table-cell>
          <table:table-cell table:style-name="ce35" table:formula="of:=IF(ISBLANK([base.AH82]);&quot;&quot;;[base.AH82])">
            <text:p/>
          </table:table-cell>
          <table:table-cell table:style-name="ce35" table:formula="of:=IF(ISBLANK([base.AI82]);&quot;&quot;;[base.AI82])">
            <text:p/>
          </table:table-cell>
          <table:table-cell table:style-name="ce35" table:formula="of:=IF(ISBLANK([base.AJ86]);&quot;&quot;;[base.AJ86])">
            <text:p/>
          </table:table-cell>
          <table:table-cell table:style-name="ce35" table:formula="of:=IF(ISBLANK([base.AK86]);&quot;&quot;;[base.AK86])">
            <text:p/>
          </table:table-cell>
          <table:table-cell table:style-name="ce35" table:formula="of:=IF(ISBLANK([base.AL86]);&quot;&quot;;[base.AL86])">
            <text:p/>
          </table:table-cell>
          <table:table-cell table:style-name="ce35" table:formula="of:=IF(ISBLANK([base.AM86]);&quot;&quot;;[base.AM86])">
            <text:p/>
          </table:table-cell>
          <table:table-cell table:style-name="ce35" table:formula="of:=IF(ISBLANK([base.AN86]);&quot;&quot;;[base.AN86])">
            <text:p/>
          </table:table-cell>
          <table:table-cell table:style-name="ce35" table:formula="of:=IF(ISBLANK([base.AO86]);&quot;&quot;;[base.AO86])">
            <text:p/>
          </table:table-cell>
          <table:table-cell table:style-name="ce35" table:formula="of:=IF(ISBLANK([base.AP86]);&quot;&quot;;[base.AP86])">
            <text:p/>
          </table:table-cell>
          <table:table-cell table:style-name="ce35" table:formula="of:=IF(ISBLANK([base.AQ86]);&quot;&quot;;[base.AQ86])">
            <text:p/>
          </table:table-cell>
          <table:table-cell table:style-name="ce35" table:formula="of:=IF(ISBLANK([base.AR86]);&quot;&quot;;[base.AR86])">
            <text:p/>
          </table:table-cell>
          <table:table-cell table:style-name="ce35" table:formula="of:=IF(ISBLANK([base.AS86]);&quot;&quot;;[base.AS86])">
            <text:p/>
          </table:table-cell>
          <table:table-cell table:style-name="ce35" table:formula="of:=IF(ISBLANK([base.AT86]);&quot;&quot;;[base.AT86])">
            <text:p/>
          </table:table-cell>
          <table:table-cell table:number-columns-repeated="997"/>
        </table:table-row>
        <table:table-row table:style-name="ro1">
          <table:table-cell table:formula="of:=[base.A89]" office:value-type="float" office:value="0">
            <text:p>0</text:p>
          </table:table-cell>
          <table:table-cell table:style-name="ce35" table:formula="of:=IF(ISBLANK([base.D89]);&quot;&quot;;[base.D89])">
            <text:p/>
          </table:table-cell>
          <table:table-cell table:style-name="ce35" table:formula="of:=IF(ISBLANK([base.E89]);&quot;&quot;;[base.E89])">
            <text:p/>
          </table:table-cell>
          <table:table-cell table:formula="of:=[base.W89]" office:value-type="float" office:value="0">
            <text:p>0</text:p>
          </table:table-cell>
          <table:table-cell table:formula="of:=[base.X89]" office:value-type="float" office:value="0">
            <text:p>0</text:p>
          </table:table-cell>
          <table:table-cell table:formula="of:=[base.N89]" office:value-type="float" office:value="0">
            <text:p>0</text:p>
          </table:table-cell>
          <table:table-cell table:style-name="ce35" table:formula="of:=IF(ISBLANK([base.Z88]);&quot;&quot;;[base.Z88])">
            <text:p/>
          </table:table-cell>
          <table:table-cell table:style-name="ce35" table:formula="of:=IF(ISBLANK([base.AA88]);&quot;&quot;;[base.AA88])">
            <text:p/>
          </table:table-cell>
          <table:table-cell table:style-name="ce35" table:formula="of:=IF(ISBLANK([base.AB88]);&quot;&quot;;[base.AB88])">
            <text:p/>
          </table:table-cell>
          <table:table-cell table:style-name="ce35" table:formula="of:=IF(ISBLANK([base.AC88]);&quot;&quot;;[base.AC88])">
            <text:p/>
          </table:table-cell>
          <table:table-cell table:style-name="ce35" table:formula="of:=IF(ISBLANK([base.AD88]);&quot;&quot;;[base.AD88])">
            <text:p/>
          </table:table-cell>
          <table:table-cell table:style-name="ce35" table:formula="of:=IF(ISBLANK([base.AE88]);&quot;&quot;;[base.AE88])">
            <text:p/>
          </table:table-cell>
          <table:table-cell table:style-name="ce35" table:formula="of:=IF(ISBLANK([base.AF88]);&quot;&quot;;[base.AF88])">
            <text:p/>
          </table:table-cell>
          <table:table-cell table:style-name="ce35" table:formula="of:=IF(ISBLANK([base.AG88]);&quot;&quot;;[base.AG88])">
            <text:p/>
          </table:table-cell>
          <table:table-cell table:style-name="ce35" table:formula="of:=IF(ISBLANK([base.AH83]);&quot;&quot;;[base.AH83])">
            <text:p/>
          </table:table-cell>
          <table:table-cell table:style-name="ce35" table:formula="of:=IF(ISBLANK([base.AI83]);&quot;&quot;;[base.AI83])">
            <text:p/>
          </table:table-cell>
          <table:table-cell table:style-name="ce35" table:formula="of:=IF(ISBLANK([base.AJ88]);&quot;&quot;;[base.AJ88])">
            <text:p/>
          </table:table-cell>
          <table:table-cell table:style-name="ce35" table:formula="of:=IF(ISBLANK([base.AK88]);&quot;&quot;;[base.AK88])">
            <text:p/>
          </table:table-cell>
          <table:table-cell table:style-name="ce35" table:formula="of:=IF(ISBLANK([base.AL88]);&quot;&quot;;[base.AL88])">
            <text:p/>
          </table:table-cell>
          <table:table-cell table:style-name="ce35" table:formula="of:=IF(ISBLANK([base.AM88]);&quot;&quot;;[base.AM88])">
            <text:p/>
          </table:table-cell>
          <table:table-cell table:style-name="ce35" table:formula="of:=IF(ISBLANK([base.AN88]);&quot;&quot;;[base.AN88])">
            <text:p/>
          </table:table-cell>
          <table:table-cell table:style-name="ce35" table:formula="of:=IF(ISBLANK([base.AO88]);&quot;&quot;;[base.AO88])">
            <text:p/>
          </table:table-cell>
          <table:table-cell table:style-name="ce35" table:formula="of:=IF(ISBLANK([base.AP88]);&quot;&quot;;[base.AP88])">
            <text:p/>
          </table:table-cell>
          <table:table-cell table:style-name="ce35" table:formula="of:=IF(ISBLANK([base.AQ88]);&quot;&quot;;[base.AQ88])">
            <text:p/>
          </table:table-cell>
          <table:table-cell table:style-name="ce35" table:formula="of:=IF(ISBLANK([base.AR88]);&quot;&quot;;[base.AR88])">
            <text:p/>
          </table:table-cell>
          <table:table-cell table:style-name="ce35" table:formula="of:=IF(ISBLANK([base.AS88]);&quot;&quot;;[base.AS88])">
            <text:p/>
          </table:table-cell>
          <table:table-cell table:style-name="ce35" table:formula="of:=IF(ISBLANK([base.AT88]);&quot;&quot;;[base.AT88])">
            <text:p/>
          </table:table-cell>
          <table:table-cell table:number-columns-repeated="997"/>
        </table:table-row>
        <table:table-row table:style-name="ro1">
          <table:table-cell table:formula="of:=[base.A90]" office:value-type="float" office:value="0">
            <text:p>0</text:p>
          </table:table-cell>
          <table:table-cell table:style-name="ce35" table:formula="of:=IF(ISBLANK([base.D90]);&quot;&quot;;[base.D90])">
            <text:p/>
          </table:table-cell>
          <table:table-cell table:style-name="ce35" table:formula="of:=IF(ISBLANK([base.E90]);&quot;&quot;;[base.E90])">
            <text:p/>
          </table:table-cell>
          <table:table-cell table:formula="of:=[base.W90]" office:value-type="float" office:value="0">
            <text:p>0</text:p>
          </table:table-cell>
          <table:table-cell table:formula="of:=[base.X90]" office:value-type="float" office:value="0">
            <text:p>0</text:p>
          </table:table-cell>
          <table:table-cell table:formula="of:=[base.N90]" office:value-type="float" office:value="0">
            <text:p>0</text:p>
          </table:table-cell>
          <table:table-cell table:style-name="ce35" table:formula="of:=IF(ISBLANK([base.Z89]);&quot;&quot;;[base.Z89])">
            <text:p/>
          </table:table-cell>
          <table:table-cell table:style-name="ce35" table:formula="of:=IF(ISBLANK([base.AA89]);&quot;&quot;;[base.AA89])">
            <text:p/>
          </table:table-cell>
          <table:table-cell table:style-name="ce35" table:formula="of:=IF(ISBLANK([base.AB89]);&quot;&quot;;[base.AB89])">
            <text:p/>
          </table:table-cell>
          <table:table-cell table:style-name="ce35" table:formula="of:=IF(ISBLANK([base.AC89]);&quot;&quot;;[base.AC89])">
            <text:p/>
          </table:table-cell>
          <table:table-cell table:style-name="ce35" table:formula="of:=IF(ISBLANK([base.AD89]);&quot;&quot;;[base.AD89])">
            <text:p/>
          </table:table-cell>
          <table:table-cell table:style-name="ce35" table:formula="of:=IF(ISBLANK([base.AE89]);&quot;&quot;;[base.AE89])">
            <text:p/>
          </table:table-cell>
          <table:table-cell table:style-name="ce35" table:formula="of:=IF(ISBLANK([base.AF89]);&quot;&quot;;[base.AF89])">
            <text:p/>
          </table:table-cell>
          <table:table-cell table:style-name="ce35" table:formula="of:=IF(ISBLANK([base.AG89]);&quot;&quot;;[base.AG89])">
            <text:p/>
          </table:table-cell>
          <table:table-cell table:style-name="ce35" table:formula="of:=IF(ISBLANK([base.AH84]);&quot;&quot;;[base.AH84])">
            <text:p/>
          </table:table-cell>
          <table:table-cell table:style-name="ce35" table:formula="of:=IF(ISBLANK([base.AI84]);&quot;&quot;;[base.AI84])">
            <text:p/>
          </table:table-cell>
          <table:table-cell table:style-name="ce35" table:formula="of:=IF(ISBLANK([base.AJ89]);&quot;&quot;;[base.AJ89])">
            <text:p/>
          </table:table-cell>
          <table:table-cell table:style-name="ce35" table:formula="of:=IF(ISBLANK([base.AK89]);&quot;&quot;;[base.AK89])">
            <text:p/>
          </table:table-cell>
          <table:table-cell table:style-name="ce35" table:formula="of:=IF(ISBLANK([base.AL89]);&quot;&quot;;[base.AL89])">
            <text:p/>
          </table:table-cell>
          <table:table-cell table:style-name="ce35" table:formula="of:=IF(ISBLANK([base.AM89]);&quot;&quot;;[base.AM89])">
            <text:p/>
          </table:table-cell>
          <table:table-cell table:style-name="ce35" table:formula="of:=IF(ISBLANK([base.AN89]);&quot;&quot;;[base.AN89])">
            <text:p/>
          </table:table-cell>
          <table:table-cell table:style-name="ce35" table:formula="of:=IF(ISBLANK([base.AO89]);&quot;&quot;;[base.AO89])">
            <text:p/>
          </table:table-cell>
          <table:table-cell table:style-name="ce35" table:formula="of:=IF(ISBLANK([base.AP89]);&quot;&quot;;[base.AP89])">
            <text:p/>
          </table:table-cell>
          <table:table-cell table:style-name="ce35" table:formula="of:=IF(ISBLANK([base.AQ89]);&quot;&quot;;[base.AQ89])">
            <text:p/>
          </table:table-cell>
          <table:table-cell table:style-name="ce35" table:formula="of:=IF(ISBLANK([base.AR89]);&quot;&quot;;[base.AR89])">
            <text:p/>
          </table:table-cell>
          <table:table-cell table:style-name="ce35" table:formula="of:=IF(ISBLANK([base.AS89]);&quot;&quot;;[base.AS89])">
            <text:p/>
          </table:table-cell>
          <table:table-cell table:style-name="ce35" table:formula="of:=IF(ISBLANK([base.AT89]);&quot;&quot;;[base.AT89])">
            <text:p/>
          </table:table-cell>
          <table:table-cell table:number-columns-repeated="997"/>
        </table:table-row>
        <table:table-row table:style-name="ro1">
          <table:table-cell table:formula="of:=[base.A91]" office:value-type="float" office:value="0">
            <text:p>0</text:p>
          </table:table-cell>
          <table:table-cell table:style-name="ce35" table:formula="of:=IF(ISBLANK([base.D91]);&quot;&quot;;[base.D91])">
            <text:p/>
          </table:table-cell>
          <table:table-cell table:style-name="ce35" table:formula="of:=IF(ISBLANK([base.E91]);&quot;&quot;;[base.E91])">
            <text:p/>
          </table:table-cell>
          <table:table-cell table:formula="of:=[base.W91]" office:value-type="float" office:value="0">
            <text:p>0</text:p>
          </table:table-cell>
          <table:table-cell table:formula="of:=[base.X91]" office:value-type="float" office:value="0">
            <text:p>0</text:p>
          </table:table-cell>
          <table:table-cell table:formula="of:=[base.N91]" office:value-type="float" office:value="0">
            <text:p>0</text:p>
          </table:table-cell>
          <table:table-cell table:style-name="ce35" table:formula="of:=IF(ISBLANK([base.Z90]);&quot;&quot;;[base.Z90])">
            <text:p/>
          </table:table-cell>
          <table:table-cell table:style-name="ce35" table:formula="of:=IF(ISBLANK([base.AA90]);&quot;&quot;;[base.AA90])">
            <text:p/>
          </table:table-cell>
          <table:table-cell table:style-name="ce35" table:formula="of:=IF(ISBLANK([base.AB90]);&quot;&quot;;[base.AB90])">
            <text:p/>
          </table:table-cell>
          <table:table-cell table:style-name="ce35" table:formula="of:=IF(ISBLANK([base.AC90]);&quot;&quot;;[base.AC90])">
            <text:p/>
          </table:table-cell>
          <table:table-cell table:style-name="ce35" table:formula="of:=IF(ISBLANK([base.AD90]);&quot;&quot;;[base.AD90])">
            <text:p/>
          </table:table-cell>
          <table:table-cell table:style-name="ce35" table:formula="of:=IF(ISBLANK([base.AE90]);&quot;&quot;;[base.AE90])">
            <text:p/>
          </table:table-cell>
          <table:table-cell table:style-name="ce35" table:formula="of:=IF(ISBLANK([base.AF90]);&quot;&quot;;[base.AF90])">
            <text:p/>
          </table:table-cell>
          <table:table-cell table:style-name="ce35" table:formula="of:=IF(ISBLANK([base.AG90]);&quot;&quot;;[base.AG90])">
            <text:p/>
          </table:table-cell>
          <table:table-cell table:style-name="ce35" table:formula="of:=IF(ISBLANK([base.AH85]);&quot;&quot;;[base.AH85])">
            <text:p/>
          </table:table-cell>
          <table:table-cell table:style-name="ce35" table:formula="of:=IF(ISBLANK([base.AI85]);&quot;&quot;;[base.AI85])">
            <text:p/>
          </table:table-cell>
          <table:table-cell table:style-name="ce35" table:formula="of:=IF(ISBLANK([base.AJ90]);&quot;&quot;;[base.AJ90])">
            <text:p/>
          </table:table-cell>
          <table:table-cell table:style-name="ce35" table:formula="of:=IF(ISBLANK([base.AK90]);&quot;&quot;;[base.AK90])">
            <text:p/>
          </table:table-cell>
          <table:table-cell table:style-name="ce35" table:formula="of:=IF(ISBLANK([base.AL90]);&quot;&quot;;[base.AL90])">
            <text:p/>
          </table:table-cell>
          <table:table-cell table:style-name="ce35" table:formula="of:=IF(ISBLANK([base.AM90]);&quot;&quot;;[base.AM90])">
            <text:p/>
          </table:table-cell>
          <table:table-cell table:style-name="ce35" table:formula="of:=IF(ISBLANK([base.AN90]);&quot;&quot;;[base.AN90])">
            <text:p/>
          </table:table-cell>
          <table:table-cell table:style-name="ce35" table:formula="of:=IF(ISBLANK([base.AO90]);&quot;&quot;;[base.AO90])">
            <text:p/>
          </table:table-cell>
          <table:table-cell table:style-name="ce35" table:formula="of:=IF(ISBLANK([base.AP90]);&quot;&quot;;[base.AP90])">
            <text:p/>
          </table:table-cell>
          <table:table-cell table:style-name="ce35" table:formula="of:=IF(ISBLANK([base.AQ90]);&quot;&quot;;[base.AQ90])">
            <text:p/>
          </table:table-cell>
          <table:table-cell table:style-name="ce35" table:formula="of:=IF(ISBLANK([base.AR90]);&quot;&quot;;[base.AR90])">
            <text:p/>
          </table:table-cell>
          <table:table-cell table:style-name="ce35" table:formula="of:=IF(ISBLANK([base.AS90]);&quot;&quot;;[base.AS90])">
            <text:p/>
          </table:table-cell>
          <table:table-cell table:style-name="ce35" table:formula="of:=IF(ISBLANK([base.AT90]);&quot;&quot;;[base.AT90])">
            <text:p/>
          </table:table-cell>
          <table:table-cell table:number-columns-repeated="997"/>
        </table:table-row>
        <table:table-row table:style-name="ro1">
          <table:table-cell table:formula="of:=[base.A92]" office:value-type="float" office:value="0">
            <text:p>0</text:p>
          </table:table-cell>
          <table:table-cell table:style-name="ce35" table:formula="of:=IF(ISBLANK([base.D92]);&quot;&quot;;[base.D92])">
            <text:p/>
          </table:table-cell>
          <table:table-cell table:style-name="ce35" table:formula="of:=IF(ISBLANK([base.E92]);&quot;&quot;;[base.E92])">
            <text:p/>
          </table:table-cell>
          <table:table-cell table:formula="of:=[base.W92]" office:value-type="float" office:value="0">
            <text:p>0</text:p>
          </table:table-cell>
          <table:table-cell table:formula="of:=[base.X92]" office:value-type="float" office:value="0">
            <text:p>0</text:p>
          </table:table-cell>
          <table:table-cell table:formula="of:=[base.N92]" office:value-type="float" office:value="0">
            <text:p>0</text:p>
          </table:table-cell>
          <table:table-cell table:style-name="ce35" table:formula="of:=IF(ISBLANK([base.Z91]);&quot;&quot;;[base.Z91])">
            <text:p/>
          </table:table-cell>
          <table:table-cell table:style-name="ce35" table:formula="of:=IF(ISBLANK([base.AA91]);&quot;&quot;;[base.AA91])">
            <text:p/>
          </table:table-cell>
          <table:table-cell table:style-name="ce35" table:formula="of:=IF(ISBLANK([base.AB91]);&quot;&quot;;[base.AB91])">
            <text:p/>
          </table:table-cell>
          <table:table-cell table:style-name="ce35" table:formula="of:=IF(ISBLANK([base.AC91]);&quot;&quot;;[base.AC91])">
            <text:p/>
          </table:table-cell>
          <table:table-cell table:style-name="ce35" table:formula="of:=IF(ISBLANK([base.AD91]);&quot;&quot;;[base.AD91])">
            <text:p/>
          </table:table-cell>
          <table:table-cell table:style-name="ce35" table:formula="of:=IF(ISBLANK([base.AE91]);&quot;&quot;;[base.AE91])">
            <text:p/>
          </table:table-cell>
          <table:table-cell table:style-name="ce35" table:formula="of:=IF(ISBLANK([base.AF91]);&quot;&quot;;[base.AF91])">
            <text:p/>
          </table:table-cell>
          <table:table-cell table:style-name="ce35" table:formula="of:=IF(ISBLANK([base.AG91]);&quot;&quot;;[base.AG91])">
            <text:p/>
          </table:table-cell>
          <table:table-cell table:style-name="ce35" table:formula="of:=IF(ISBLANK([base.AH86]);&quot;&quot;;[base.AH86])">
            <text:p/>
          </table:table-cell>
          <table:table-cell table:style-name="ce35" table:formula="of:=IF(ISBLANK([base.AI86]);&quot;&quot;;[base.AI86])">
            <text:p/>
          </table:table-cell>
          <table:table-cell table:style-name="ce35" table:formula="of:=IF(ISBLANK([base.AJ91]);&quot;&quot;;[base.AJ91])">
            <text:p/>
          </table:table-cell>
          <table:table-cell table:style-name="ce35" table:formula="of:=IF(ISBLANK([base.AK91]);&quot;&quot;;[base.AK91])">
            <text:p/>
          </table:table-cell>
          <table:table-cell table:style-name="ce35" table:formula="of:=IF(ISBLANK([base.AL91]);&quot;&quot;;[base.AL91])">
            <text:p/>
          </table:table-cell>
          <table:table-cell table:style-name="ce35" table:formula="of:=IF(ISBLANK([base.AM91]);&quot;&quot;;[base.AM91])">
            <text:p/>
          </table:table-cell>
          <table:table-cell table:style-name="ce35" table:formula="of:=IF(ISBLANK([base.AN91]);&quot;&quot;;[base.AN91])">
            <text:p/>
          </table:table-cell>
          <table:table-cell table:style-name="ce35" table:formula="of:=IF(ISBLANK([base.AO91]);&quot;&quot;;[base.AO91])">
            <text:p/>
          </table:table-cell>
          <table:table-cell table:style-name="ce35" table:formula="of:=IF(ISBLANK([base.AP91]);&quot;&quot;;[base.AP91])">
            <text:p/>
          </table:table-cell>
          <table:table-cell table:style-name="ce35" table:formula="of:=IF(ISBLANK([base.AQ91]);&quot;&quot;;[base.AQ91])">
            <text:p/>
          </table:table-cell>
          <table:table-cell table:style-name="ce35" table:formula="of:=IF(ISBLANK([base.AR91]);&quot;&quot;;[base.AR91])">
            <text:p/>
          </table:table-cell>
          <table:table-cell table:style-name="ce35" table:formula="of:=IF(ISBLANK([base.AS91]);&quot;&quot;;[base.AS91])">
            <text:p/>
          </table:table-cell>
          <table:table-cell table:style-name="ce35" table:formula="of:=IF(ISBLANK([base.AT91]);&quot;&quot;;[base.AT91])">
            <text:p/>
          </table:table-cell>
          <table:table-cell table:number-columns-repeated="997"/>
        </table:table-row>
        <table:table-row table:style-name="ro1">
          <table:table-cell table:formula="of:=[base.A93]" office:value-type="float" office:value="0">
            <text:p>0</text:p>
          </table:table-cell>
          <table:table-cell table:style-name="ce35" table:formula="of:=IF(ISBLANK([base.D93]);&quot;&quot;;[base.D93])">
            <text:p/>
          </table:table-cell>
          <table:table-cell table:style-name="ce35" table:formula="of:=IF(ISBLANK([base.E93]);&quot;&quot;;[base.E93])">
            <text:p/>
          </table:table-cell>
          <table:table-cell table:formula="of:=[base.W93]" office:value-type="float" office:value="0">
            <text:p>0</text:p>
          </table:table-cell>
          <table:table-cell table:formula="of:=[base.X93]" office:value-type="float" office:value="0">
            <text:p>0</text:p>
          </table:table-cell>
          <table:table-cell table:formula="of:=[base.N93]" office:value-type="float" office:value="0">
            <text:p>0</text:p>
          </table:table-cell>
          <table:table-cell table:style-name="ce35" table:formula="of:=IF(ISBLANK([base.Z92]);&quot;&quot;;[base.Z92])">
            <text:p/>
          </table:table-cell>
          <table:table-cell table:style-name="ce35" table:formula="of:=IF(ISBLANK([base.AA92]);&quot;&quot;;[base.AA92])">
            <text:p/>
          </table:table-cell>
          <table:table-cell table:style-name="ce35" table:formula="of:=IF(ISBLANK([base.AB92]);&quot;&quot;;[base.AB92])">
            <text:p/>
          </table:table-cell>
          <table:table-cell table:style-name="ce35" table:formula="of:=IF(ISBLANK([base.AC92]);&quot;&quot;;[base.AC92])">
            <text:p/>
          </table:table-cell>
          <table:table-cell table:style-name="ce35" table:formula="of:=IF(ISBLANK([base.AD92]);&quot;&quot;;[base.AD92])">
            <text:p/>
          </table:table-cell>
          <table:table-cell table:style-name="ce35" table:formula="of:=IF(ISBLANK([base.AE92]);&quot;&quot;;[base.AE92])">
            <text:p/>
          </table:table-cell>
          <table:table-cell table:style-name="ce35" table:formula="of:=IF(ISBLANK([base.AF92]);&quot;&quot;;[base.AF92])">
            <text:p/>
          </table:table-cell>
          <table:table-cell table:style-name="ce35" table:formula="of:=IF(ISBLANK([base.AG92]);&quot;&quot;;[base.AG92])">
            <text:p/>
          </table:table-cell>
          <table:table-cell table:style-name="ce35" table:formula="of:=IF(ISBLANK([base.AH88]);&quot;&quot;;[base.AH88])">
            <text:p/>
          </table:table-cell>
          <table:table-cell table:style-name="ce35" table:formula="of:=IF(ISBLANK([base.AI88]);&quot;&quot;;[base.AI88])">
            <text:p/>
          </table:table-cell>
          <table:table-cell table:style-name="ce35" table:formula="of:=IF(ISBLANK([base.AJ92]);&quot;&quot;;[base.AJ92])">
            <text:p/>
          </table:table-cell>
          <table:table-cell table:style-name="ce35" table:formula="of:=IF(ISBLANK([base.AK92]);&quot;&quot;;[base.AK92])">
            <text:p/>
          </table:table-cell>
          <table:table-cell table:style-name="ce35" table:formula="of:=IF(ISBLANK([base.AL92]);&quot;&quot;;[base.AL92])">
            <text:p/>
          </table:table-cell>
          <table:table-cell table:style-name="ce35" table:formula="of:=IF(ISBLANK([base.AM92]);&quot;&quot;;[base.AM92])">
            <text:p/>
          </table:table-cell>
          <table:table-cell table:style-name="ce35" table:formula="of:=IF(ISBLANK([base.AN92]);&quot;&quot;;[base.AN92])">
            <text:p/>
          </table:table-cell>
          <table:table-cell table:style-name="ce35" table:formula="of:=IF(ISBLANK([base.AO92]);&quot;&quot;;[base.AO92])">
            <text:p/>
          </table:table-cell>
          <table:table-cell table:style-name="ce35" table:formula="of:=IF(ISBLANK([base.AP92]);&quot;&quot;;[base.AP92])">
            <text:p/>
          </table:table-cell>
          <table:table-cell table:style-name="ce35" table:formula="of:=IF(ISBLANK([base.AQ92]);&quot;&quot;;[base.AQ92])">
            <text:p/>
          </table:table-cell>
          <table:table-cell table:style-name="ce35" table:formula="of:=IF(ISBLANK([base.AR92]);&quot;&quot;;[base.AR92])">
            <text:p/>
          </table:table-cell>
          <table:table-cell table:style-name="ce35" table:formula="of:=IF(ISBLANK([base.AS92]);&quot;&quot;;[base.AS92])">
            <text:p/>
          </table:table-cell>
          <table:table-cell table:style-name="ce35" table:formula="of:=IF(ISBLANK([base.AT92]);&quot;&quot;;[base.AT92])">
            <text:p/>
          </table:table-cell>
          <table:table-cell table:number-columns-repeated="997"/>
        </table:table-row>
        <table:table-row table:style-name="ro1">
          <table:table-cell table:formula="of:=[base.A94]" office:value-type="float" office:value="0">
            <text:p>0</text:p>
          </table:table-cell>
          <table:table-cell table:style-name="ce35" table:formula="of:=IF(ISBLANK([base.D94]);&quot;&quot;;[base.D94])">
            <text:p/>
          </table:table-cell>
          <table:table-cell table:style-name="ce35" table:formula="of:=IF(ISBLANK([base.E94]);&quot;&quot;;[base.E94])">
            <text:p/>
          </table:table-cell>
          <table:table-cell table:formula="of:=[base.W94]" office:value-type="float" office:value="0">
            <text:p>0</text:p>
          </table:table-cell>
          <table:table-cell table:formula="of:=[base.X94]" office:value-type="float" office:value="0">
            <text:p>0</text:p>
          </table:table-cell>
          <table:table-cell table:formula="of:=[base.N94]" office:value-type="float" office:value="0">
            <text:p>0</text:p>
          </table:table-cell>
          <table:table-cell table:style-name="ce35" table:formula="of:=IF(ISBLANK([base.Z93]);&quot;&quot;;[base.Z93])">
            <text:p/>
          </table:table-cell>
          <table:table-cell table:style-name="ce35" table:formula="of:=IF(ISBLANK([base.AA93]);&quot;&quot;;[base.AA93])">
            <text:p/>
          </table:table-cell>
          <table:table-cell table:style-name="ce35" table:formula="of:=IF(ISBLANK([base.AB93]);&quot;&quot;;[base.AB93])">
            <text:p/>
          </table:table-cell>
          <table:table-cell table:style-name="ce35" table:formula="of:=IF(ISBLANK([base.AC93]);&quot;&quot;;[base.AC93])">
            <text:p/>
          </table:table-cell>
          <table:table-cell table:style-name="ce35" table:formula="of:=IF(ISBLANK([base.AD93]);&quot;&quot;;[base.AD93])">
            <text:p/>
          </table:table-cell>
          <table:table-cell table:style-name="ce35" table:formula="of:=IF(ISBLANK([base.AE93]);&quot;&quot;;[base.AE93])">
            <text:p/>
          </table:table-cell>
          <table:table-cell table:style-name="ce35" table:formula="of:=IF(ISBLANK([base.AF93]);&quot;&quot;;[base.AF93])">
            <text:p/>
          </table:table-cell>
          <table:table-cell table:style-name="ce35" table:formula="of:=IF(ISBLANK([base.AG93]);&quot;&quot;;[base.AG93])">
            <text:p/>
          </table:table-cell>
          <table:table-cell table:style-name="ce35" table:formula="of:=IF(ISBLANK([base.AH89]);&quot;&quot;;[base.AH89])">
            <text:p/>
          </table:table-cell>
          <table:table-cell table:style-name="ce35" table:formula="of:=IF(ISBLANK([base.AI89]);&quot;&quot;;[base.AI89])">
            <text:p/>
          </table:table-cell>
          <table:table-cell table:style-name="ce35" table:formula="of:=IF(ISBLANK([base.AJ93]);&quot;&quot;;[base.AJ93])">
            <text:p/>
          </table:table-cell>
          <table:table-cell table:style-name="ce35" table:formula="of:=IF(ISBLANK([base.AK93]);&quot;&quot;;[base.AK93])">
            <text:p/>
          </table:table-cell>
          <table:table-cell table:style-name="ce35" table:formula="of:=IF(ISBLANK([base.AL93]);&quot;&quot;;[base.AL93])">
            <text:p/>
          </table:table-cell>
          <table:table-cell table:style-name="ce35" table:formula="of:=IF(ISBLANK([base.AM93]);&quot;&quot;;[base.AM93])">
            <text:p/>
          </table:table-cell>
          <table:table-cell table:style-name="ce35" table:formula="of:=IF(ISBLANK([base.AN93]);&quot;&quot;;[base.AN93])">
            <text:p/>
          </table:table-cell>
          <table:table-cell table:style-name="ce35" table:formula="of:=IF(ISBLANK([base.AO93]);&quot;&quot;;[base.AO93])">
            <text:p/>
          </table:table-cell>
          <table:table-cell table:style-name="ce35" table:formula="of:=IF(ISBLANK([base.AP93]);&quot;&quot;;[base.AP93])">
            <text:p/>
          </table:table-cell>
          <table:table-cell table:style-name="ce35" table:formula="of:=IF(ISBLANK([base.AQ93]);&quot;&quot;;[base.AQ93])">
            <text:p/>
          </table:table-cell>
          <table:table-cell table:style-name="ce35" table:formula="of:=IF(ISBLANK([base.AR93]);&quot;&quot;;[base.AR93])">
            <text:p/>
          </table:table-cell>
          <table:table-cell table:style-name="ce35" table:formula="of:=IF(ISBLANK([base.AS93]);&quot;&quot;;[base.AS93])">
            <text:p/>
          </table:table-cell>
          <table:table-cell table:style-name="ce35" table:formula="of:=IF(ISBLANK([base.AT93]);&quot;&quot;;[base.AT93])">
            <text:p/>
          </table:table-cell>
          <table:table-cell table:number-columns-repeated="997"/>
        </table:table-row>
        <table:table-row table:style-name="ro1">
          <table:table-cell table:formula="of:=[base.A95]" office:value-type="float" office:value="0">
            <text:p>0</text:p>
          </table:table-cell>
          <table:table-cell table:style-name="ce35" table:formula="of:=IF(ISBLANK([base.D95]);&quot;&quot;;[base.D95])">
            <text:p/>
          </table:table-cell>
          <table:table-cell table:style-name="ce35" table:formula="of:=IF(ISBLANK([base.E95]);&quot;&quot;;[base.E95])">
            <text:p/>
          </table:table-cell>
          <table:table-cell table:formula="of:=[base.W95]" office:value-type="float" office:value="0">
            <text:p>0</text:p>
          </table:table-cell>
          <table:table-cell table:formula="of:=[base.X95]" office:value-type="float" office:value="0">
            <text:p>0</text:p>
          </table:table-cell>
          <table:table-cell table:formula="of:=[base.N95]" office:value-type="float" office:value="0">
            <text:p>0</text:p>
          </table:table-cell>
          <table:table-cell table:style-name="ce35" table:formula="of:=IF(ISBLANK([base.Z94]);&quot;&quot;;[base.Z94])">
            <text:p/>
          </table:table-cell>
          <table:table-cell table:style-name="ce35" table:formula="of:=IF(ISBLANK([base.AA94]);&quot;&quot;;[base.AA94])">
            <text:p/>
          </table:table-cell>
          <table:table-cell table:style-name="ce35" table:formula="of:=IF(ISBLANK([base.AB94]);&quot;&quot;;[base.AB94])">
            <text:p/>
          </table:table-cell>
          <table:table-cell table:style-name="ce35" table:formula="of:=IF(ISBLANK([base.AC94]);&quot;&quot;;[base.AC94])">
            <text:p/>
          </table:table-cell>
          <table:table-cell table:style-name="ce35" table:formula="of:=IF(ISBLANK([base.AD94]);&quot;&quot;;[base.AD94])">
            <text:p/>
          </table:table-cell>
          <table:table-cell table:style-name="ce35" table:formula="of:=IF(ISBLANK([base.AE94]);&quot;&quot;;[base.AE94])">
            <text:p/>
          </table:table-cell>
          <table:table-cell table:style-name="ce35" table:formula="of:=IF(ISBLANK([base.AF94]);&quot;&quot;;[base.AF94])">
            <text:p/>
          </table:table-cell>
          <table:table-cell table:style-name="ce35" table:formula="of:=IF(ISBLANK([base.AG94]);&quot;&quot;;[base.AG94])">
            <text:p/>
          </table:table-cell>
          <table:table-cell table:style-name="ce35" table:formula="of:=IF(ISBLANK([base.AH90]);&quot;&quot;;[base.AH90])">
            <text:p/>
          </table:table-cell>
          <table:table-cell table:style-name="ce35" table:formula="of:=IF(ISBLANK([base.AI90]);&quot;&quot;;[base.AI90])">
            <text:p/>
          </table:table-cell>
          <table:table-cell table:style-name="ce35" table:formula="of:=IF(ISBLANK([base.AJ94]);&quot;&quot;;[base.AJ94])">
            <text:p/>
          </table:table-cell>
          <table:table-cell table:style-name="ce35" table:formula="of:=IF(ISBLANK([base.AK94]);&quot;&quot;;[base.AK94])">
            <text:p/>
          </table:table-cell>
          <table:table-cell table:style-name="ce35" table:formula="of:=IF(ISBLANK([base.AL94]);&quot;&quot;;[base.AL94])">
            <text:p/>
          </table:table-cell>
          <table:table-cell table:style-name="ce35" table:formula="of:=IF(ISBLANK([base.AM94]);&quot;&quot;;[base.AM94])">
            <text:p/>
          </table:table-cell>
          <table:table-cell table:style-name="ce35" table:formula="of:=IF(ISBLANK([base.AN94]);&quot;&quot;;[base.AN94])">
            <text:p/>
          </table:table-cell>
          <table:table-cell table:style-name="ce35" table:formula="of:=IF(ISBLANK([base.AO94]);&quot;&quot;;[base.AO94])">
            <text:p/>
          </table:table-cell>
          <table:table-cell table:style-name="ce35" table:formula="of:=IF(ISBLANK([base.AP94]);&quot;&quot;;[base.AP94])">
            <text:p/>
          </table:table-cell>
          <table:table-cell table:style-name="ce35" table:formula="of:=IF(ISBLANK([base.AQ94]);&quot;&quot;;[base.AQ94])">
            <text:p/>
          </table:table-cell>
          <table:table-cell table:style-name="ce35" table:formula="of:=IF(ISBLANK([base.AR94]);&quot;&quot;;[base.AR94])">
            <text:p/>
          </table:table-cell>
          <table:table-cell table:style-name="ce35" table:formula="of:=IF(ISBLANK([base.AS94]);&quot;&quot;;[base.AS94])">
            <text:p/>
          </table:table-cell>
          <table:table-cell table:style-name="ce35" table:formula="of:=IF(ISBLANK([base.AT94]);&quot;&quot;;[base.AT94])">
            <text:p/>
          </table:table-cell>
          <table:table-cell table:number-columns-repeated="997"/>
        </table:table-row>
        <table:table-row table:style-name="ro1">
          <table:table-cell table:formula="of:=[base.A96]" office:value-type="float" office:value="0">
            <text:p>0</text:p>
          </table:table-cell>
          <table:table-cell table:style-name="ce35" table:formula="of:=IF(ISBLANK([base.D96]);&quot;&quot;;[base.D96])">
            <text:p/>
          </table:table-cell>
          <table:table-cell table:style-name="ce35" table:formula="of:=IF(ISBLANK([base.E96]);&quot;&quot;;[base.E96])">
            <text:p/>
          </table:table-cell>
          <table:table-cell table:formula="of:=[base.W96]" office:value-type="float" office:value="0">
            <text:p>0</text:p>
          </table:table-cell>
          <table:table-cell table:formula="of:=[base.X96]" office:value-type="float" office:value="0">
            <text:p>0</text:p>
          </table:table-cell>
          <table:table-cell table:formula="of:=[base.N96]" office:value-type="float" office:value="0">
            <text:p>0</text:p>
          </table:table-cell>
          <table:table-cell table:style-name="ce35" table:formula="of:=IF(ISBLANK([base.Z95]);&quot;&quot;;[base.Z95])">
            <text:p/>
          </table:table-cell>
          <table:table-cell table:style-name="ce35" table:formula="of:=IF(ISBLANK([base.AA95]);&quot;&quot;;[base.AA95])">
            <text:p/>
          </table:table-cell>
          <table:table-cell table:style-name="ce35" table:formula="of:=IF(ISBLANK([base.AB95]);&quot;&quot;;[base.AB95])">
            <text:p/>
          </table:table-cell>
          <table:table-cell table:style-name="ce35" table:formula="of:=IF(ISBLANK([base.AC95]);&quot;&quot;;[base.AC95])">
            <text:p/>
          </table:table-cell>
          <table:table-cell table:style-name="ce35" table:formula="of:=IF(ISBLANK([base.AD95]);&quot;&quot;;[base.AD95])">
            <text:p/>
          </table:table-cell>
          <table:table-cell table:style-name="ce35" table:formula="of:=IF(ISBLANK([base.AE95]);&quot;&quot;;[base.AE95])">
            <text:p/>
          </table:table-cell>
          <table:table-cell table:style-name="ce35" table:formula="of:=IF(ISBLANK([base.AF95]);&quot;&quot;;[base.AF95])">
            <text:p/>
          </table:table-cell>
          <table:table-cell table:style-name="ce35" table:formula="of:=IF(ISBLANK([base.AG95]);&quot;&quot;;[base.AG95])">
            <text:p/>
          </table:table-cell>
          <table:table-cell table:style-name="ce35" table:formula="of:=IF(ISBLANK([base.AH91]);&quot;&quot;;[base.AH91])">
            <text:p/>
          </table:table-cell>
          <table:table-cell table:style-name="ce35" table:formula="of:=IF(ISBLANK([base.AI91]);&quot;&quot;;[base.AI91])">
            <text:p/>
          </table:table-cell>
          <table:table-cell table:style-name="ce35" table:formula="of:=IF(ISBLANK([base.AJ95]);&quot;&quot;;[base.AJ95])">
            <text:p/>
          </table:table-cell>
          <table:table-cell table:style-name="ce35" table:formula="of:=IF(ISBLANK([base.AK95]);&quot;&quot;;[base.AK95])">
            <text:p/>
          </table:table-cell>
          <table:table-cell table:style-name="ce35" table:formula="of:=IF(ISBLANK([base.AL95]);&quot;&quot;;[base.AL95])">
            <text:p/>
          </table:table-cell>
          <table:table-cell table:style-name="ce35" table:formula="of:=IF(ISBLANK([base.AM95]);&quot;&quot;;[base.AM95])">
            <text:p/>
          </table:table-cell>
          <table:table-cell table:style-name="ce35" table:formula="of:=IF(ISBLANK([base.AN95]);&quot;&quot;;[base.AN95])">
            <text:p/>
          </table:table-cell>
          <table:table-cell table:style-name="ce35" table:formula="of:=IF(ISBLANK([base.AO95]);&quot;&quot;;[base.AO95])">
            <text:p/>
          </table:table-cell>
          <table:table-cell table:style-name="ce35" table:formula="of:=IF(ISBLANK([base.AP95]);&quot;&quot;;[base.AP95])">
            <text:p/>
          </table:table-cell>
          <table:table-cell table:style-name="ce35" table:formula="of:=IF(ISBLANK([base.AQ95]);&quot;&quot;;[base.AQ95])">
            <text:p/>
          </table:table-cell>
          <table:table-cell table:style-name="ce35" table:formula="of:=IF(ISBLANK([base.AR95]);&quot;&quot;;[base.AR95])">
            <text:p/>
          </table:table-cell>
          <table:table-cell table:style-name="ce35" table:formula="of:=IF(ISBLANK([base.AS95]);&quot;&quot;;[base.AS95])">
            <text:p/>
          </table:table-cell>
          <table:table-cell table:style-name="ce35" table:formula="of:=IF(ISBLANK([base.AT95]);&quot;&quot;;[base.AT95])">
            <text:p/>
          </table:table-cell>
          <table:table-cell table:number-columns-repeated="997"/>
        </table:table-row>
        <table:table-row table:style-name="ro1">
          <table:table-cell table:formula="of:=[base.A97]" office:value-type="float" office:value="0">
            <text:p>0</text:p>
          </table:table-cell>
          <table:table-cell table:style-name="ce35" table:formula="of:=IF(ISBLANK([base.D97]);&quot;&quot;;[base.D97])">
            <text:p/>
          </table:table-cell>
          <table:table-cell table:style-name="ce35" table:formula="of:=IF(ISBLANK([base.E97]);&quot;&quot;;[base.E97])">
            <text:p/>
          </table:table-cell>
          <table:table-cell table:formula="of:=[base.W97]" office:value-type="float" office:value="0">
            <text:p>0</text:p>
          </table:table-cell>
          <table:table-cell table:formula="of:=[base.X97]" office:value-type="float" office:value="0">
            <text:p>0</text:p>
          </table:table-cell>
          <table:table-cell table:formula="of:=[base.N97]" office:value-type="float" office:value="0">
            <text:p>0</text:p>
          </table:table-cell>
          <table:table-cell table:style-name="ce35" table:formula="of:=IF(ISBLANK([base.Z96]);&quot;&quot;;[base.Z96])">
            <text:p/>
          </table:table-cell>
          <table:table-cell table:style-name="ce35" table:formula="of:=IF(ISBLANK([base.AA96]);&quot;&quot;;[base.AA96])">
            <text:p/>
          </table:table-cell>
          <table:table-cell table:style-name="ce35" table:formula="of:=IF(ISBLANK([base.AB96]);&quot;&quot;;[base.AB96])">
            <text:p/>
          </table:table-cell>
          <table:table-cell table:style-name="ce35" table:formula="of:=IF(ISBLANK([base.AC96]);&quot;&quot;;[base.AC96])">
            <text:p/>
          </table:table-cell>
          <table:table-cell table:style-name="ce35" table:formula="of:=IF(ISBLANK([base.AD96]);&quot;&quot;;[base.AD96])">
            <text:p/>
          </table:table-cell>
          <table:table-cell table:style-name="ce35" table:formula="of:=IF(ISBLANK([base.AE96]);&quot;&quot;;[base.AE96])">
            <text:p/>
          </table:table-cell>
          <table:table-cell table:style-name="ce35" table:formula="of:=IF(ISBLANK([base.AF96]);&quot;&quot;;[base.AF96])">
            <text:p/>
          </table:table-cell>
          <table:table-cell table:style-name="ce35" table:formula="of:=IF(ISBLANK([base.AG96]);&quot;&quot;;[base.AG96])">
            <text:p/>
          </table:table-cell>
          <table:table-cell table:style-name="ce35" table:formula="of:=IF(ISBLANK([base.AH92]);&quot;&quot;;[base.AH92])">
            <text:p/>
          </table:table-cell>
          <table:table-cell table:style-name="ce35" table:formula="of:=IF(ISBLANK([base.AI92]);&quot;&quot;;[base.AI92])">
            <text:p/>
          </table:table-cell>
          <table:table-cell table:style-name="ce35" table:formula="of:=IF(ISBLANK([base.AJ96]);&quot;&quot;;[base.AJ96])">
            <text:p/>
          </table:table-cell>
          <table:table-cell table:style-name="ce35" table:formula="of:=IF(ISBLANK([base.AK96]);&quot;&quot;;[base.AK96])">
            <text:p/>
          </table:table-cell>
          <table:table-cell table:style-name="ce35" table:formula="of:=IF(ISBLANK([base.AL96]);&quot;&quot;;[base.AL96])">
            <text:p/>
          </table:table-cell>
          <table:table-cell table:style-name="ce35" table:formula="of:=IF(ISBLANK([base.AM96]);&quot;&quot;;[base.AM96])">
            <text:p/>
          </table:table-cell>
          <table:table-cell table:style-name="ce35" table:formula="of:=IF(ISBLANK([base.AN96]);&quot;&quot;;[base.AN96])">
            <text:p/>
          </table:table-cell>
          <table:table-cell table:style-name="ce35" table:formula="of:=IF(ISBLANK([base.AO96]);&quot;&quot;;[base.AO96])">
            <text:p/>
          </table:table-cell>
          <table:table-cell table:style-name="ce35" table:formula="of:=IF(ISBLANK([base.AP96]);&quot;&quot;;[base.AP96])">
            <text:p/>
          </table:table-cell>
          <table:table-cell table:style-name="ce35" table:formula="of:=IF(ISBLANK([base.AQ96]);&quot;&quot;;[base.AQ96])">
            <text:p/>
          </table:table-cell>
          <table:table-cell table:style-name="ce35" table:formula="of:=IF(ISBLANK([base.AR96]);&quot;&quot;;[base.AR96])">
            <text:p/>
          </table:table-cell>
          <table:table-cell table:style-name="ce35" table:formula="of:=IF(ISBLANK([base.AS96]);&quot;&quot;;[base.AS96])">
            <text:p/>
          </table:table-cell>
          <table:table-cell table:style-name="ce35" table:formula="of:=IF(ISBLANK([base.AT96]);&quot;&quot;;[base.AT96])">
            <text:p/>
          </table:table-cell>
          <table:table-cell table:number-columns-repeated="997"/>
        </table:table-row>
        <table:table-row table:style-name="ro1">
          <table:table-cell table:formula="of:=[base.A98]" office:value-type="float" office:value="0">
            <text:p>0</text:p>
          </table:table-cell>
          <table:table-cell table:style-name="ce35" table:formula="of:=IF(ISBLANK([base.D98]);&quot;&quot;;[base.D98])">
            <text:p/>
          </table:table-cell>
          <table:table-cell table:style-name="ce35" table:formula="of:=IF(ISBLANK([base.E98]);&quot;&quot;;[base.E98])">
            <text:p/>
          </table:table-cell>
          <table:table-cell table:formula="of:=[base.W98]" office:value-type="float" office:value="0">
            <text:p>0</text:p>
          </table:table-cell>
          <table:table-cell table:formula="of:=[base.X98]" office:value-type="float" office:value="0">
            <text:p>0</text:p>
          </table:table-cell>
          <table:table-cell table:formula="of:=[base.N98]" office:value-type="float" office:value="0">
            <text:p>0</text:p>
          </table:table-cell>
          <table:table-cell table:style-name="ce35" table:formula="of:=IF(ISBLANK([base.Z97]);&quot;&quot;;[base.Z97])">
            <text:p/>
          </table:table-cell>
          <table:table-cell table:style-name="ce35" table:formula="of:=IF(ISBLANK([base.AA97]);&quot;&quot;;[base.AA97])">
            <text:p/>
          </table:table-cell>
          <table:table-cell table:style-name="ce35" table:formula="of:=IF(ISBLANK([base.AB97]);&quot;&quot;;[base.AB97])">
            <text:p/>
          </table:table-cell>
          <table:table-cell table:style-name="ce35" table:formula="of:=IF(ISBLANK([base.AC97]);&quot;&quot;;[base.AC97])">
            <text:p/>
          </table:table-cell>
          <table:table-cell table:style-name="ce35" table:formula="of:=IF(ISBLANK([base.AD97]);&quot;&quot;;[base.AD97])">
            <text:p/>
          </table:table-cell>
          <table:table-cell table:style-name="ce35" table:formula="of:=IF(ISBLANK([base.AE97]);&quot;&quot;;[base.AE97])">
            <text:p/>
          </table:table-cell>
          <table:table-cell table:style-name="ce35" table:formula="of:=IF(ISBLANK([base.AF97]);&quot;&quot;;[base.AF97])">
            <text:p/>
          </table:table-cell>
          <table:table-cell table:style-name="ce35" table:formula="of:=IF(ISBLANK([base.AG97]);&quot;&quot;;[base.AG97])">
            <text:p/>
          </table:table-cell>
          <table:table-cell table:style-name="ce35" table:formula="of:=IF(ISBLANK([base.AH93]);&quot;&quot;;[base.AH93])">
            <text:p/>
          </table:table-cell>
          <table:table-cell table:style-name="ce35" table:formula="of:=IF(ISBLANK([base.AI93]);&quot;&quot;;[base.AI93])">
            <text:p/>
          </table:table-cell>
          <table:table-cell table:style-name="ce35" table:formula="of:=IF(ISBLANK([base.AJ97]);&quot;&quot;;[base.AJ97])">
            <text:p/>
          </table:table-cell>
          <table:table-cell table:style-name="ce35" table:formula="of:=IF(ISBLANK([base.AK97]);&quot;&quot;;[base.AK97])">
            <text:p/>
          </table:table-cell>
          <table:table-cell table:style-name="ce35" table:formula="of:=IF(ISBLANK([base.AL97]);&quot;&quot;;[base.AL97])">
            <text:p/>
          </table:table-cell>
          <table:table-cell table:style-name="ce35" table:formula="of:=IF(ISBLANK([base.AM97]);&quot;&quot;;[base.AM97])">
            <text:p/>
          </table:table-cell>
          <table:table-cell table:style-name="ce35" table:formula="of:=IF(ISBLANK([base.AN97]);&quot;&quot;;[base.AN97])">
            <text:p/>
          </table:table-cell>
          <table:table-cell table:style-name="ce35" table:formula="of:=IF(ISBLANK([base.AO97]);&quot;&quot;;[base.AO97])">
            <text:p/>
          </table:table-cell>
          <table:table-cell table:style-name="ce35" table:formula="of:=IF(ISBLANK([base.AP97]);&quot;&quot;;[base.AP97])">
            <text:p/>
          </table:table-cell>
          <table:table-cell table:style-name="ce35" table:formula="of:=IF(ISBLANK([base.AQ97]);&quot;&quot;;[base.AQ97])">
            <text:p/>
          </table:table-cell>
          <table:table-cell table:style-name="ce35" table:formula="of:=IF(ISBLANK([base.AR97]);&quot;&quot;;[base.AR97])">
            <text:p/>
          </table:table-cell>
          <table:table-cell table:style-name="ce35" table:formula="of:=IF(ISBLANK([base.AS97]);&quot;&quot;;[base.AS97])">
            <text:p/>
          </table:table-cell>
          <table:table-cell table:style-name="ce35" table:formula="of:=IF(ISBLANK([base.AT97]);&quot;&quot;;[base.AT97])">
            <text:p/>
          </table:table-cell>
          <table:table-cell table:number-columns-repeated="997"/>
        </table:table-row>
        <table:table-row table:style-name="ro1">
          <table:table-cell table:formula="of:=[base.A99]" office:value-type="float" office:value="0">
            <text:p>0</text:p>
          </table:table-cell>
          <table:table-cell table:style-name="ce35" table:formula="of:=IF(ISBLANK([base.D99]);&quot;&quot;;[base.D99])">
            <text:p/>
          </table:table-cell>
          <table:table-cell table:style-name="ce35" table:formula="of:=IF(ISBLANK([base.E99]);&quot;&quot;;[base.E99])">
            <text:p/>
          </table:table-cell>
          <table:table-cell table:formula="of:=[base.W99]" office:value-type="float" office:value="0">
            <text:p>0</text:p>
          </table:table-cell>
          <table:table-cell table:formula="of:=[base.X99]" office:value-type="float" office:value="0">
            <text:p>0</text:p>
          </table:table-cell>
          <table:table-cell table:formula="of:=[base.N99]" office:value-type="float" office:value="0">
            <text:p>0</text:p>
          </table:table-cell>
          <table:table-cell table:style-name="ce35" table:formula="of:=IF(ISBLANK([base.Z98]);&quot;&quot;;[base.Z98])">
            <text:p/>
          </table:table-cell>
          <table:table-cell table:style-name="ce35" table:formula="of:=IF(ISBLANK([base.AA98]);&quot;&quot;;[base.AA98])">
            <text:p/>
          </table:table-cell>
          <table:table-cell table:style-name="ce35" table:formula="of:=IF(ISBLANK([base.AB98]);&quot;&quot;;[base.AB98])">
            <text:p/>
          </table:table-cell>
          <table:table-cell table:style-name="ce35" table:formula="of:=IF(ISBLANK([base.AC98]);&quot;&quot;;[base.AC98])">
            <text:p/>
          </table:table-cell>
          <table:table-cell table:style-name="ce35" table:formula="of:=IF(ISBLANK([base.AD98]);&quot;&quot;;[base.AD98])">
            <text:p/>
          </table:table-cell>
          <table:table-cell table:style-name="ce35" table:formula="of:=IF(ISBLANK([base.AE98]);&quot;&quot;;[base.AE98])">
            <text:p/>
          </table:table-cell>
          <table:table-cell table:style-name="ce35" table:formula="of:=IF(ISBLANK([base.AF98]);&quot;&quot;;[base.AF98])">
            <text:p/>
          </table:table-cell>
          <table:table-cell table:style-name="ce35" table:formula="of:=IF(ISBLANK([base.AG98]);&quot;&quot;;[base.AG98])">
            <text:p/>
          </table:table-cell>
          <table:table-cell table:style-name="ce35" table:formula="of:=IF(ISBLANK([base.AH94]);&quot;&quot;;[base.AH94])">
            <text:p/>
          </table:table-cell>
          <table:table-cell table:style-name="ce35" table:formula="of:=IF(ISBLANK([base.AI94]);&quot;&quot;;[base.AI94])">
            <text:p/>
          </table:table-cell>
          <table:table-cell table:style-name="ce35" table:formula="of:=IF(ISBLANK([base.AJ98]);&quot;&quot;;[base.AJ98])">
            <text:p/>
          </table:table-cell>
          <table:table-cell table:style-name="ce35" table:formula="of:=IF(ISBLANK([base.AK98]);&quot;&quot;;[base.AK98])">
            <text:p/>
          </table:table-cell>
          <table:table-cell table:style-name="ce35" table:formula="of:=IF(ISBLANK([base.AL98]);&quot;&quot;;[base.AL98])">
            <text:p/>
          </table:table-cell>
          <table:table-cell table:style-name="ce35" table:formula="of:=IF(ISBLANK([base.AM98]);&quot;&quot;;[base.AM98])">
            <text:p/>
          </table:table-cell>
          <table:table-cell table:style-name="ce35" table:formula="of:=IF(ISBLANK([base.AN98]);&quot;&quot;;[base.AN98])">
            <text:p/>
          </table:table-cell>
          <table:table-cell table:style-name="ce35" table:formula="of:=IF(ISBLANK([base.AO98]);&quot;&quot;;[base.AO98])">
            <text:p/>
          </table:table-cell>
          <table:table-cell table:style-name="ce35" table:formula="of:=IF(ISBLANK([base.AP98]);&quot;&quot;;[base.AP98])">
            <text:p/>
          </table:table-cell>
          <table:table-cell table:style-name="ce35" table:formula="of:=IF(ISBLANK([base.AQ98]);&quot;&quot;;[base.AQ98])">
            <text:p/>
          </table:table-cell>
          <table:table-cell table:style-name="ce35" table:formula="of:=IF(ISBLANK([base.AR98]);&quot;&quot;;[base.AR98])">
            <text:p/>
          </table:table-cell>
          <table:table-cell table:style-name="ce35" table:formula="of:=IF(ISBLANK([base.AS98]);&quot;&quot;;[base.AS98])">
            <text:p/>
          </table:table-cell>
          <table:table-cell table:style-name="ce35" table:formula="of:=IF(ISBLANK([base.AT98]);&quot;&quot;;[base.AT98])">
            <text:p/>
          </table:table-cell>
          <table:table-cell table:number-columns-repeated="997"/>
        </table:table-row>
        <table:table-row table:style-name="ro1">
          <table:table-cell table:formula="of:=[base.A100]" office:value-type="float" office:value="0">
            <text:p>0</text:p>
          </table:table-cell>
          <table:table-cell table:style-name="ce35" table:formula="of:=IF(ISBLANK([base.D100]);&quot;&quot;;[base.D100])">
            <text:p/>
          </table:table-cell>
          <table:table-cell table:style-name="ce35" table:formula="of:=IF(ISBLANK([base.E100]);&quot;&quot;;[base.E100])">
            <text:p/>
          </table:table-cell>
          <table:table-cell table:formula="of:=[base.W100]" office:value-type="float" office:value="0">
            <text:p>0</text:p>
          </table:table-cell>
          <table:table-cell table:formula="of:=[base.X100]" office:value-type="float" office:value="0">
            <text:p>0</text:p>
          </table:table-cell>
          <table:table-cell table:formula="of:=[base.N100]" office:value-type="float" office:value="0">
            <text:p>0</text:p>
          </table:table-cell>
          <table:table-cell table:style-name="ce35" table:formula="of:=IF(ISBLANK([base.Z99]);&quot;&quot;;[base.Z99])">
            <text:p/>
          </table:table-cell>
          <table:table-cell table:style-name="ce35" table:formula="of:=IF(ISBLANK([base.AA99]);&quot;&quot;;[base.AA99])">
            <text:p/>
          </table:table-cell>
          <table:table-cell table:style-name="ce35" table:formula="of:=IF(ISBLANK([base.AB99]);&quot;&quot;;[base.AB99])">
            <text:p/>
          </table:table-cell>
          <table:table-cell table:style-name="ce35" table:formula="of:=IF(ISBLANK([base.AC99]);&quot;&quot;;[base.AC99])">
            <text:p/>
          </table:table-cell>
          <table:table-cell table:style-name="ce35" table:formula="of:=IF(ISBLANK([base.AD99]);&quot;&quot;;[base.AD99])">
            <text:p/>
          </table:table-cell>
          <table:table-cell table:style-name="ce35" table:formula="of:=IF(ISBLANK([base.AE99]);&quot;&quot;;[base.AE99])">
            <text:p/>
          </table:table-cell>
          <table:table-cell table:style-name="ce35" table:formula="of:=IF(ISBLANK([base.AF99]);&quot;&quot;;[base.AF99])">
            <text:p/>
          </table:table-cell>
          <table:table-cell table:style-name="ce35" table:formula="of:=IF(ISBLANK([base.AG99]);&quot;&quot;;[base.AG99])">
            <text:p/>
          </table:table-cell>
          <table:table-cell table:style-name="ce35" table:formula="of:=IF(ISBLANK([base.AH95]);&quot;&quot;;[base.AH95])">
            <text:p/>
          </table:table-cell>
          <table:table-cell table:style-name="ce35" table:formula="of:=IF(ISBLANK([base.AI95]);&quot;&quot;;[base.AI95])">
            <text:p/>
          </table:table-cell>
          <table:table-cell table:style-name="ce35" table:formula="of:=IF(ISBLANK([base.AJ99]);&quot;&quot;;[base.AJ99])">
            <text:p/>
          </table:table-cell>
          <table:table-cell table:style-name="ce35" table:formula="of:=IF(ISBLANK([base.AK99]);&quot;&quot;;[base.AK99])">
            <text:p/>
          </table:table-cell>
          <table:table-cell table:style-name="ce35" table:formula="of:=IF(ISBLANK([base.AL99]);&quot;&quot;;[base.AL99])">
            <text:p/>
          </table:table-cell>
          <table:table-cell table:style-name="ce35" table:formula="of:=IF(ISBLANK([base.AM99]);&quot;&quot;;[base.AM99])">
            <text:p/>
          </table:table-cell>
          <table:table-cell table:style-name="ce35" table:formula="of:=IF(ISBLANK([base.AN99]);&quot;&quot;;[base.AN99])">
            <text:p/>
          </table:table-cell>
          <table:table-cell table:style-name="ce35" table:formula="of:=IF(ISBLANK([base.AO99]);&quot;&quot;;[base.AO99])">
            <text:p/>
          </table:table-cell>
          <table:table-cell table:style-name="ce35" table:formula="of:=IF(ISBLANK([base.AP99]);&quot;&quot;;[base.AP99])">
            <text:p/>
          </table:table-cell>
          <table:table-cell table:style-name="ce35" table:formula="of:=IF(ISBLANK([base.AQ99]);&quot;&quot;;[base.AQ99])">
            <text:p/>
          </table:table-cell>
          <table:table-cell table:style-name="ce35" table:formula="of:=IF(ISBLANK([base.AR99]);&quot;&quot;;[base.AR99])">
            <text:p/>
          </table:table-cell>
          <table:table-cell table:style-name="ce35" table:formula="of:=IF(ISBLANK([base.AS99]);&quot;&quot;;[base.AS99])">
            <text:p/>
          </table:table-cell>
          <table:table-cell table:style-name="ce35" table:formula="of:=IF(ISBLANK([base.AT99]);&quot;&quot;;[base.AT99])">
            <text:p/>
          </table:table-cell>
          <table:table-cell table:number-columns-repeated="997"/>
        </table:table-row>
        <table:table-row table:style-name="ro1">
          <table:table-cell table:formula="of:=[base.A101]" office:value-type="float" office:value="0">
            <text:p>0</text:p>
          </table:table-cell>
          <table:table-cell table:style-name="ce35" table:formula="of:=IF(ISBLANK([base.D101]);&quot;&quot;;[base.D101])">
            <text:p/>
          </table:table-cell>
          <table:table-cell table:style-name="ce35" table:formula="of:=IF(ISBLANK([base.E101]);&quot;&quot;;[base.E101])">
            <text:p/>
          </table:table-cell>
          <table:table-cell table:formula="of:=[base.W101]" office:value-type="float" office:value="0">
            <text:p>0</text:p>
          </table:table-cell>
          <table:table-cell table:formula="of:=[base.X101]" office:value-type="float" office:value="0">
            <text:p>0</text:p>
          </table:table-cell>
          <table:table-cell table:formula="of:=[base.N101]" office:value-type="float" office:value="0">
            <text:p>0</text:p>
          </table:table-cell>
          <table:table-cell table:style-name="ce35" table:formula="of:=IF(ISBLANK([base.Z100]);&quot;&quot;;[base.Z100])">
            <text:p/>
          </table:table-cell>
          <table:table-cell table:style-name="ce35" table:formula="of:=IF(ISBLANK([base.AA100]);&quot;&quot;;[base.AA100])">
            <text:p/>
          </table:table-cell>
          <table:table-cell table:style-name="ce35" table:formula="of:=IF(ISBLANK([base.AB100]);&quot;&quot;;[base.AB100])">
            <text:p/>
          </table:table-cell>
          <table:table-cell table:style-name="ce35" table:formula="of:=IF(ISBLANK([base.AC100]);&quot;&quot;;[base.AC100])">
            <text:p/>
          </table:table-cell>
          <table:table-cell table:style-name="ce35" table:formula="of:=IF(ISBLANK([base.AD100]);&quot;&quot;;[base.AD100])">
            <text:p/>
          </table:table-cell>
          <table:table-cell table:style-name="ce35" table:formula="of:=IF(ISBLANK([base.AE100]);&quot;&quot;;[base.AE100])">
            <text:p/>
          </table:table-cell>
          <table:table-cell table:style-name="ce35" table:formula="of:=IF(ISBLANK([base.AF100]);&quot;&quot;;[base.AF100])">
            <text:p/>
          </table:table-cell>
          <table:table-cell table:style-name="ce35" table:formula="of:=IF(ISBLANK([base.AG100]);&quot;&quot;;[base.AG100])">
            <text:p/>
          </table:table-cell>
          <table:table-cell table:style-name="ce35" table:formula="of:=IF(ISBLANK([base.AH96]);&quot;&quot;;[base.AH96])">
            <text:p/>
          </table:table-cell>
          <table:table-cell table:style-name="ce35" table:formula="of:=IF(ISBLANK([base.AI96]);&quot;&quot;;[base.AI96])">
            <text:p/>
          </table:table-cell>
          <table:table-cell table:style-name="ce35" table:formula="of:=IF(ISBLANK([base.AJ100]);&quot;&quot;;[base.AJ100])">
            <text:p/>
          </table:table-cell>
          <table:table-cell table:style-name="ce35" table:formula="of:=IF(ISBLANK([base.AK100]);&quot;&quot;;[base.AK100])">
            <text:p/>
          </table:table-cell>
          <table:table-cell table:style-name="ce35" table:formula="of:=IF(ISBLANK([base.AL100]);&quot;&quot;;[base.AL100])">
            <text:p/>
          </table:table-cell>
          <table:table-cell table:style-name="ce35" table:formula="of:=IF(ISBLANK([base.AM100]);&quot;&quot;;[base.AM100])">
            <text:p/>
          </table:table-cell>
          <table:table-cell table:style-name="ce35" table:formula="of:=IF(ISBLANK([base.AN100]);&quot;&quot;;[base.AN100])">
            <text:p/>
          </table:table-cell>
          <table:table-cell table:style-name="ce35" table:formula="of:=IF(ISBLANK([base.AO100]);&quot;&quot;;[base.AO100])">
            <text:p/>
          </table:table-cell>
          <table:table-cell table:style-name="ce35" table:formula="of:=IF(ISBLANK([base.AP100]);&quot;&quot;;[base.AP100])">
            <text:p/>
          </table:table-cell>
          <table:table-cell table:style-name="ce35" table:formula="of:=IF(ISBLANK([base.AQ100]);&quot;&quot;;[base.AQ100])">
            <text:p/>
          </table:table-cell>
          <table:table-cell table:style-name="ce35" table:formula="of:=IF(ISBLANK([base.AR100]);&quot;&quot;;[base.AR100])">
            <text:p/>
          </table:table-cell>
          <table:table-cell table:style-name="ce35" table:formula="of:=IF(ISBLANK([base.AS100]);&quot;&quot;;[base.AS100])">
            <text:p/>
          </table:table-cell>
          <table:table-cell table:style-name="ce35" table:formula="of:=IF(ISBLANK([base.AT100]);&quot;&quot;;[base.AT100])">
            <text:p/>
          </table:table-cell>
          <table:table-cell table:number-columns-repeated="997"/>
        </table:table-row>
        <table:table-row table:style-name="ro1">
          <table:table-cell table:formula="of:=[base.A102]" office:value-type="float" office:value="0">
            <text:p>0</text:p>
          </table:table-cell>
          <table:table-cell table:style-name="ce35" table:formula="of:=IF(ISBLANK([base.D102]);&quot;&quot;;[base.D102])">
            <text:p/>
          </table:table-cell>
          <table:table-cell table:style-name="ce35" table:formula="of:=IF(ISBLANK([base.E102]);&quot;&quot;;[base.E102])">
            <text:p/>
          </table:table-cell>
          <table:table-cell table:formula="of:=[base.W102]" office:value-type="float" office:value="0">
            <text:p>0</text:p>
          </table:table-cell>
          <table:table-cell table:formula="of:=[base.X102]" office:value-type="float" office:value="0">
            <text:p>0</text:p>
          </table:table-cell>
          <table:table-cell table:formula="of:=[base.N102]" office:value-type="float" office:value="0">
            <text:p>0</text:p>
          </table:table-cell>
          <table:table-cell table:style-name="ce35" table:formula="of:=IF(ISBLANK([base.Z101]);&quot;&quot;;[base.Z101])">
            <text:p/>
          </table:table-cell>
          <table:table-cell table:style-name="ce35" table:formula="of:=IF(ISBLANK([base.AA101]);&quot;&quot;;[base.AA101])">
            <text:p/>
          </table:table-cell>
          <table:table-cell table:style-name="ce35" table:formula="of:=IF(ISBLANK([base.AB101]);&quot;&quot;;[base.AB101])">
            <text:p/>
          </table:table-cell>
          <table:table-cell table:style-name="ce35" table:formula="of:=IF(ISBLANK([base.AC101]);&quot;&quot;;[base.AC101])">
            <text:p/>
          </table:table-cell>
          <table:table-cell table:style-name="ce35" table:formula="of:=IF(ISBLANK([base.AD101]);&quot;&quot;;[base.AD101])">
            <text:p/>
          </table:table-cell>
          <table:table-cell table:style-name="ce35" table:formula="of:=IF(ISBLANK([base.AE101]);&quot;&quot;;[base.AE101])">
            <text:p/>
          </table:table-cell>
          <table:table-cell table:style-name="ce35" table:formula="of:=IF(ISBLANK([base.AF101]);&quot;&quot;;[base.AF101])">
            <text:p/>
          </table:table-cell>
          <table:table-cell table:style-name="ce35" table:formula="of:=IF(ISBLANK([base.AG101]);&quot;&quot;;[base.AG101])">
            <text:p/>
          </table:table-cell>
          <table:table-cell table:style-name="ce35" table:formula="of:=IF(ISBLANK([base.AH97]);&quot;&quot;;[base.AH97])">
            <text:p/>
          </table:table-cell>
          <table:table-cell table:style-name="ce35" table:formula="of:=IF(ISBLANK([base.AI97]);&quot;&quot;;[base.AI97])">
            <text:p/>
          </table:table-cell>
          <table:table-cell table:style-name="ce35" table:formula="of:=IF(ISBLANK([base.AJ101]);&quot;&quot;;[base.AJ101])">
            <text:p/>
          </table:table-cell>
          <table:table-cell table:style-name="ce35" table:formula="of:=IF(ISBLANK([base.AK101]);&quot;&quot;;[base.AK101])">
            <text:p/>
          </table:table-cell>
          <table:table-cell table:style-name="ce35" table:formula="of:=IF(ISBLANK([base.AL101]);&quot;&quot;;[base.AL101])">
            <text:p/>
          </table:table-cell>
          <table:table-cell table:style-name="ce35" table:formula="of:=IF(ISBLANK([base.AM101]);&quot;&quot;;[base.AM101])">
            <text:p/>
          </table:table-cell>
          <table:table-cell table:style-name="ce35" table:formula="of:=IF(ISBLANK([base.AN101]);&quot;&quot;;[base.AN101])">
            <text:p/>
          </table:table-cell>
          <table:table-cell table:style-name="ce35" table:formula="of:=IF(ISBLANK([base.AO101]);&quot;&quot;;[base.AO101])">
            <text:p/>
          </table:table-cell>
          <table:table-cell table:style-name="ce35" table:formula="of:=IF(ISBLANK([base.AP101]);&quot;&quot;;[base.AP101])">
            <text:p/>
          </table:table-cell>
          <table:table-cell table:style-name="ce35" table:formula="of:=IF(ISBLANK([base.AQ101]);&quot;&quot;;[base.AQ101])">
            <text:p/>
          </table:table-cell>
          <table:table-cell table:style-name="ce35" table:formula="of:=IF(ISBLANK([base.AR101]);&quot;&quot;;[base.AR101])">
            <text:p/>
          </table:table-cell>
          <table:table-cell table:style-name="ce35" table:formula="of:=IF(ISBLANK([base.AS101]);&quot;&quot;;[base.AS101])">
            <text:p/>
          </table:table-cell>
          <table:table-cell table:style-name="ce35" table:formula="of:=IF(ISBLANK([base.AT101]);&quot;&quot;;[base.AT101])">
            <text:p/>
          </table:table-cell>
          <table:table-cell table:number-columns-repeated="997"/>
        </table:table-row>
        <table:table-row table:style-name="ro1">
          <table:table-cell table:formula="of:=[base.A#REF!]#ref!" office:value-type="string" office:string-value="Err:509">
            <text:p>Err:509</text:p>
          </table:table-cell>
          <table:table-cell table:style-name="ce35" table:formula="of:=IF(ISBLANK([base.D#REF!]#ref!);&quot;&quot;;[base.D#REF!]#ref!)" office:value-type="string" office:string-value="Err:508">
            <text:p>Err:508</text:p>
          </table:table-cell>
          <table:table-cell table:style-name="ce35" table:formula="of:=IF(ISBLANK([base.E#REF!]#ref!);&quot;&quot;;[base.E#REF!]#ref!)" office:value-type="string" office:string-value="Err:508">
            <text:p>Err:508</text:p>
          </table:table-cell>
          <table:table-cell table:formula="of:=[base.W#REF!]#ref!" office:value-type="string" office:string-value="Err:509">
            <text:p>Err:509</text:p>
          </table:table-cell>
          <table:table-cell table:formula="of:=[base.X#REF!]#ref!" office:value-type="string" office:string-value="Err:509">
            <text:p>Err:509</text:p>
          </table:table-cell>
          <table:table-cell table:formula="of:=[base.N#REF!]#ref!" office:value-type="string" office:string-value="Err:509">
            <text:p>Err:509</text:p>
          </table:table-cell>
          <table:table-cell table:style-name="ce35" table:formula="of:=IF(ISBLANK([base.Z102]);&quot;&quot;;[base.Z102])">
            <text:p/>
          </table:table-cell>
          <table:table-cell table:style-name="ce35" table:formula="of:=IF(ISBLANK([base.AA102]);&quot;&quot;;[base.AA102])">
            <text:p/>
          </table:table-cell>
          <table:table-cell table:style-name="ce35" table:formula="of:=IF(ISBLANK([base.AB102]);&quot;&quot;;[base.AB102])">
            <text:p/>
          </table:table-cell>
          <table:table-cell table:style-name="ce35" table:formula="of:=IF(ISBLANK([base.AC102]);&quot;&quot;;[base.AC102])">
            <text:p/>
          </table:table-cell>
          <table:table-cell table:style-name="ce35" table:formula="of:=IF(ISBLANK([base.AD102]);&quot;&quot;;[base.AD102])">
            <text:p/>
          </table:table-cell>
          <table:table-cell table:style-name="ce35" table:formula="of:=IF(ISBLANK([base.AE102]);&quot;&quot;;[base.AE102])">
            <text:p/>
          </table:table-cell>
          <table:table-cell table:style-name="ce35" table:formula="of:=IF(ISBLANK([base.AF102]);&quot;&quot;;[base.AF102])">
            <text:p/>
          </table:table-cell>
          <table:table-cell table:style-name="ce35" table:formula="of:=IF(ISBLANK([base.AG102]);&quot;&quot;;[base.AG102])">
            <text:p/>
          </table:table-cell>
          <table:table-cell table:style-name="ce35" table:formula="of:=IF(ISBLANK([base.AH98]);&quot;&quot;;[base.AH98])">
            <text:p/>
          </table:table-cell>
          <table:table-cell table:style-name="ce35" table:formula="of:=IF(ISBLANK([base.AI98]);&quot;&quot;;[base.AI98])">
            <text:p/>
          </table:table-cell>
          <table:table-cell table:style-name="ce35" table:formula="of:=IF(ISBLANK([base.AJ102]);&quot;&quot;;[base.AJ102])">
            <text:p/>
          </table:table-cell>
          <table:table-cell table:style-name="ce35" table:formula="of:=IF(ISBLANK([base.AK102]);&quot;&quot;;[base.AK102])">
            <text:p/>
          </table:table-cell>
          <table:table-cell table:style-name="ce35" table:formula="of:=IF(ISBLANK([base.AL102]);&quot;&quot;;[base.AL102])">
            <text:p/>
          </table:table-cell>
          <table:table-cell table:style-name="ce35" table:formula="of:=IF(ISBLANK([base.AM102]);&quot;&quot;;[base.AM102])">
            <text:p/>
          </table:table-cell>
          <table:table-cell table:style-name="ce35" table:formula="of:=IF(ISBLANK([base.AN102]);&quot;&quot;;[base.AN102])">
            <text:p/>
          </table:table-cell>
          <table:table-cell table:style-name="ce35" table:formula="of:=IF(ISBLANK([base.AO102]);&quot;&quot;;[base.AO102])">
            <text:p/>
          </table:table-cell>
          <table:table-cell table:style-name="ce35" table:formula="of:=IF(ISBLANK([base.AP102]);&quot;&quot;;[base.AP102])">
            <text:p/>
          </table:table-cell>
          <table:table-cell table:style-name="ce35" table:formula="of:=IF(ISBLANK([base.AQ102]);&quot;&quot;;[base.AQ102])">
            <text:p/>
          </table:table-cell>
          <table:table-cell table:style-name="ce35" table:formula="of:=IF(ISBLANK([base.AR102]);&quot;&quot;;[base.AR102])">
            <text:p/>
          </table:table-cell>
          <table:table-cell table:style-name="ce35" table:formula="of:=IF(ISBLANK([base.AS102]);&quot;&quot;;[base.AS102])">
            <text:p/>
          </table:table-cell>
          <table:table-cell table:style-name="ce35" table:formula="of:=IF(ISBLANK([base.AT102]);&quot;&quot;;[base.AT102])">
            <text:p/>
          </table:table-cell>
          <table:table-cell table:number-columns-repeated="997"/>
        </table:table-row>
        <table:table-row table:style-name="ro1">
          <table:table-cell table:formula="of:=[base.A#REF!]#ref!" office:value-type="string" office:string-value="Err:509">
            <text:p>Err:509</text:p>
          </table:table-cell>
          <table:table-cell table:style-name="ce35" table:formula="of:=IF(ISBLANK([base.D#REF!]#ref!);&quot;&quot;;[base.D#REF!]#ref!)" office:value-type="string" office:string-value="Err:508">
            <text:p>Err:508</text:p>
          </table:table-cell>
          <table:table-cell table:style-name="ce35" table:formula="of:=IF(ISBLANK([base.E#REF!]#ref!);&quot;&quot;;[base.E#REF!]#ref!)" office:value-type="string" office:string-value="Err:508">
            <text:p>Err:508</text:p>
          </table:table-cell>
          <table:table-cell table:formula="of:=[base.W#REF!]#ref!" office:value-type="string" office:string-value="Err:509">
            <text:p>Err:509</text:p>
          </table:table-cell>
          <table:table-cell table:formula="of:=[base.X#REF!]#ref!" office:value-type="string" office:string-value="Err:509">
            <text:p>Err:509</text:p>
          </table:table-cell>
          <table:table-cell table:formula="of:=[base.N#REF!]#ref!" office:value-type="string" office:string-value="Err:509">
            <text:p>Err:509</text:p>
          </table:table-cell>
          <table:table-cell table:style-name="ce35" table:formula="of:=IF(ISBLANK([base.Z#REF!]#ref!);&quot;&quot;;[base.Z#REF!]#ref!)" office:value-type="string" office:string-value="Err:508">
            <text:p>Err:508</text:p>
          </table:table-cell>
          <table:table-cell table:style-name="ce35" table:formula="of:=IF(ISBLANK([base.AA#REF!]#ref!);&quot;&quot;;[base.AA#REF!]#ref!)" office:value-type="string" office:string-value="Err:508">
            <text:p>Err:508</text:p>
          </table:table-cell>
          <table:table-cell table:style-name="ce35" table:formula="of:=IF(ISBLANK([base.AB#REF!]#ref!);&quot;&quot;;[base.AB#REF!]#ref!)" office:value-type="string" office:string-value="Err:508">
            <text:p>Err:508</text:p>
          </table:table-cell>
          <table:table-cell table:style-name="ce35" table:formula="of:=IF(ISBLANK([base.AC#REF!]#ref!);&quot;&quot;;[base.AC#REF!]#ref!)" office:value-type="string" office:string-value="Err:508">
            <text:p>Err:508</text:p>
          </table:table-cell>
          <table:table-cell table:style-name="ce35" table:formula="of:=IF(ISBLANK([base.AD#REF!]#ref!);&quot;&quot;;[base.AD#REF!]#ref!)" office:value-type="string" office:string-value="Err:508">
            <text:p>Err:508</text:p>
          </table:table-cell>
          <table:table-cell table:style-name="ce35" table:formula="of:=IF(ISBLANK([base.AE#REF!]#ref!);&quot;&quot;;[base.AE#REF!]#ref!)" office:value-type="string" office:string-value="Err:508">
            <text:p>Err:508</text:p>
          </table:table-cell>
          <table:table-cell table:style-name="ce35" table:formula="of:=IF(ISBLANK([base.AF#REF!]#ref!);&quot;&quot;;[base.AF#REF!]#ref!)" office:value-type="string" office:string-value="Err:508">
            <text:p>Err:508</text:p>
          </table:table-cell>
          <table:table-cell table:style-name="ce35" table:formula="of:=IF(ISBLANK([base.AG#REF!]#ref!);&quot;&quot;;[base.AG#REF!]#ref!)" office:value-type="string" office:string-value="Err:508">
            <text:p>Err:508</text:p>
          </table:table-cell>
          <table:table-cell table:style-name="ce35" table:formula="of:=IF(ISBLANK([base.AH99]);&quot;&quot;;[base.AH99])">
            <text:p/>
          </table:table-cell>
          <table:table-cell table:style-name="ce35" table:formula="of:=IF(ISBLANK([base.AI99]);&quot;&quot;;[base.AI99])">
            <text:p/>
          </table:table-cell>
          <table:table-cell table:style-name="ce35" table:formula="of:=IF(ISBLANK([base.AJ#REF!]#ref!);&quot;&quot;;[base.AJ#REF!]#ref!)" office:value-type="string" office:string-value="Err:508">
            <text:p>Err:508</text:p>
          </table:table-cell>
          <table:table-cell table:style-name="ce35" table:formula="of:=IF(ISBLANK([base.AK#REF!]#ref!);&quot;&quot;;[base.AK#REF!]#ref!)" office:value-type="string" office:string-value="Err:508">
            <text:p>Err:508</text:p>
          </table:table-cell>
          <table:table-cell table:style-name="ce35" table:formula="of:=IF(ISBLANK([base.AL#REF!]#ref!);&quot;&quot;;[base.AL#REF!]#ref!)" office:value-type="string" office:string-value="Err:508">
            <text:p>Err:508</text:p>
          </table:table-cell>
          <table:table-cell table:style-name="ce35" table:formula="of:=IF(ISBLANK([base.AM#REF!]#ref!);&quot;&quot;;[base.AM#REF!]#ref!)" office:value-type="string" office:string-value="Err:508">
            <text:p>Err:508</text:p>
          </table:table-cell>
          <table:table-cell table:style-name="ce35" table:formula="of:=IF(ISBLANK([base.AN#REF!]#ref!);&quot;&quot;;[base.AN#REF!]#ref!)" office:value-type="string" office:string-value="Err:508">
            <text:p>Err:508</text:p>
          </table:table-cell>
          <table:table-cell table:style-name="ce35" table:formula="of:=IF(ISBLANK([base.AO#REF!]#ref!);&quot;&quot;;[base.AO#REF!]#ref!)" office:value-type="string" office:string-value="Err:508">
            <text:p>Err:508</text:p>
          </table:table-cell>
          <table:table-cell table:style-name="ce35" table:formula="of:=IF(ISBLANK([base.AP#REF!]#ref!);&quot;&quot;;[base.AP#REF!]#ref!)" office:value-type="string" office:string-value="Err:508">
            <text:p>Err:508</text:p>
          </table:table-cell>
          <table:table-cell table:style-name="ce35" table:formula="of:=IF(ISBLANK([base.AQ#REF!]#ref!);&quot;&quot;;[base.AQ#REF!]#ref!)" office:value-type="string" office:string-value="Err:508">
            <text:p>Err:508</text:p>
          </table:table-cell>
          <table:table-cell table:style-name="ce35" table:formula="of:=IF(ISBLANK([base.AR#REF!]#ref!);&quot;&quot;;[base.AR#REF!]#ref!)" office:value-type="string" office:string-value="Err:508">
            <text:p>Err:508</text:p>
          </table:table-cell>
          <table:table-cell table:style-name="ce35" table:formula="of:=IF(ISBLANK([base.AS#REF!]#ref!);&quot;&quot;;[base.AS#REF!]#ref!)" office:value-type="string" office:string-value="Err:508">
            <text:p>Err:508</text:p>
          </table:table-cell>
          <table:table-cell table:style-name="ce35" table:formula="of:=IF(ISBLANK([base.AT#REF!]#ref!);&quot;&quot;;[base.AT#REF!]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#REF!]#ref!" office:value-type="string" office:string-value="Err:509">
            <text:p>Err:509</text:p>
          </table:table-cell>
          <table:table-cell table:style-name="ce35" table:formula="of:=IF(ISBLANK([base.D#REF!]#ref!);&quot;&quot;;[base.D#REF!]#ref!)" office:value-type="string" office:string-value="Err:508">
            <text:p>Err:508</text:p>
          </table:table-cell>
          <table:table-cell table:style-name="ce35" table:formula="of:=IF(ISBLANK([base.E#REF!]#ref!);&quot;&quot;;[base.E#REF!]#ref!)" office:value-type="string" office:string-value="Err:508">
            <text:p>Err:508</text:p>
          </table:table-cell>
          <table:table-cell table:formula="of:=[base.W#REF!]#ref!" office:value-type="string" office:string-value="Err:509">
            <text:p>Err:509</text:p>
          </table:table-cell>
          <table:table-cell table:formula="of:=[base.X#REF!]#ref!" office:value-type="string" office:string-value="Err:509">
            <text:p>Err:509</text:p>
          </table:table-cell>
          <table:table-cell table:formula="of:=[base.N#REF!]#ref!" office:value-type="string" office:string-value="Err:509">
            <text:p>Err:509</text:p>
          </table:table-cell>
          <table:table-cell table:style-name="ce35" table:formula="of:=IF(ISBLANK([base.Z#REF!]#ref!);&quot;&quot;;[base.Z#REF!]#ref!)" office:value-type="string" office:string-value="Err:508">
            <text:p>Err:508</text:p>
          </table:table-cell>
          <table:table-cell table:style-name="ce35" table:formula="of:=IF(ISBLANK([base.AA#REF!]#ref!);&quot;&quot;;[base.AA#REF!]#ref!)" office:value-type="string" office:string-value="Err:508">
            <text:p>Err:508</text:p>
          </table:table-cell>
          <table:table-cell table:style-name="ce35" table:formula="of:=IF(ISBLANK([base.AB#REF!]#ref!);&quot;&quot;;[base.AB#REF!]#ref!)" office:value-type="string" office:string-value="Err:508">
            <text:p>Err:508</text:p>
          </table:table-cell>
          <table:table-cell table:style-name="ce35" table:formula="of:=IF(ISBLANK([base.AC#REF!]#ref!);&quot;&quot;;[base.AC#REF!]#ref!)" office:value-type="string" office:string-value="Err:508">
            <text:p>Err:508</text:p>
          </table:table-cell>
          <table:table-cell table:style-name="ce35" table:formula="of:=IF(ISBLANK([base.AD#REF!]#ref!);&quot;&quot;;[base.AD#REF!]#ref!)" office:value-type="string" office:string-value="Err:508">
            <text:p>Err:508</text:p>
          </table:table-cell>
          <table:table-cell table:style-name="ce35" table:formula="of:=IF(ISBLANK([base.AE#REF!]#ref!);&quot;&quot;;[base.AE#REF!]#ref!)" office:value-type="string" office:string-value="Err:508">
            <text:p>Err:508</text:p>
          </table:table-cell>
          <table:table-cell table:style-name="ce35" table:formula="of:=IF(ISBLANK([base.AF#REF!]#ref!);&quot;&quot;;[base.AF#REF!]#ref!)" office:value-type="string" office:string-value="Err:508">
            <text:p>Err:508</text:p>
          </table:table-cell>
          <table:table-cell table:style-name="ce35" table:formula="of:=IF(ISBLANK([base.AG#REF!]#ref!);&quot;&quot;;[base.AG#REF!]#ref!)" office:value-type="string" office:string-value="Err:508">
            <text:p>Err:508</text:p>
          </table:table-cell>
          <table:table-cell table:style-name="ce35" table:formula="of:=IF(ISBLANK([base.AH100]);&quot;&quot;;[base.AH100])">
            <text:p/>
          </table:table-cell>
          <table:table-cell table:style-name="ce35" table:formula="of:=IF(ISBLANK([base.AI100]);&quot;&quot;;[base.AI100])">
            <text:p/>
          </table:table-cell>
          <table:table-cell table:style-name="ce35" table:formula="of:=IF(ISBLANK([base.AJ#REF!]#ref!);&quot;&quot;;[base.AJ#REF!]#ref!)" office:value-type="string" office:string-value="Err:508">
            <text:p>Err:508</text:p>
          </table:table-cell>
          <table:table-cell table:style-name="ce35" table:formula="of:=IF(ISBLANK([base.AK#REF!]#ref!);&quot;&quot;;[base.AK#REF!]#ref!)" office:value-type="string" office:string-value="Err:508">
            <text:p>Err:508</text:p>
          </table:table-cell>
          <table:table-cell table:style-name="ce35" table:formula="of:=IF(ISBLANK([base.AL#REF!]#ref!);&quot;&quot;;[base.AL#REF!]#ref!)" office:value-type="string" office:string-value="Err:508">
            <text:p>Err:508</text:p>
          </table:table-cell>
          <table:table-cell table:style-name="ce35" table:formula="of:=IF(ISBLANK([base.AM#REF!]#ref!);&quot;&quot;;[base.AM#REF!]#ref!)" office:value-type="string" office:string-value="Err:508">
            <text:p>Err:508</text:p>
          </table:table-cell>
          <table:table-cell table:style-name="ce35" table:formula="of:=IF(ISBLANK([base.AN#REF!]#ref!);&quot;&quot;;[base.AN#REF!]#ref!)" office:value-type="string" office:string-value="Err:508">
            <text:p>Err:508</text:p>
          </table:table-cell>
          <table:table-cell table:style-name="ce35" table:formula="of:=IF(ISBLANK([base.AO#REF!]#ref!);&quot;&quot;;[base.AO#REF!]#ref!)" office:value-type="string" office:string-value="Err:508">
            <text:p>Err:508</text:p>
          </table:table-cell>
          <table:table-cell table:style-name="ce35" table:formula="of:=IF(ISBLANK([base.AP#REF!]#ref!);&quot;&quot;;[base.AP#REF!]#ref!)" office:value-type="string" office:string-value="Err:508">
            <text:p>Err:508</text:p>
          </table:table-cell>
          <table:table-cell table:style-name="ce35" table:formula="of:=IF(ISBLANK([base.AQ#REF!]#ref!);&quot;&quot;;[base.AQ#REF!]#ref!)" office:value-type="string" office:string-value="Err:508">
            <text:p>Err:508</text:p>
          </table:table-cell>
          <table:table-cell table:style-name="ce35" table:formula="of:=IF(ISBLANK([base.AR#REF!]#ref!);&quot;&quot;;[base.AR#REF!]#ref!)" office:value-type="string" office:string-value="Err:508">
            <text:p>Err:508</text:p>
          </table:table-cell>
          <table:table-cell table:style-name="ce35" table:formula="of:=IF(ISBLANK([base.AS#REF!]#ref!);&quot;&quot;;[base.AS#REF!]#ref!)" office:value-type="string" office:string-value="Err:508">
            <text:p>Err:508</text:p>
          </table:table-cell>
          <table:table-cell table:style-name="ce35" table:formula="of:=IF(ISBLANK([base.AT#REF!]#ref!);&quot;&quot;;[base.AT#REF!]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05]" office:value-type="float" office:value="0">
            <text:p>0</text:p>
          </table:table-cell>
          <table:table-cell table:style-name="ce35" table:formula="of:=IF(ISBLANK([base.D105]);&quot;&quot;;[base.D105])">
            <text:p/>
          </table:table-cell>
          <table:table-cell table:style-name="ce35" table:formula="of:=IF(ISBLANK([base.E105]);&quot;&quot;;[base.E105])">
            <text:p/>
          </table:table-cell>
          <table:table-cell table:formula="of:=[base.W105]" office:value-type="float" office:value="0">
            <text:p>0</text:p>
          </table:table-cell>
          <table:table-cell table:formula="of:=[base.X105]" office:value-type="float" office:value="0">
            <text:p>0</text:p>
          </table:table-cell>
          <table:table-cell table:formula="of:=[base.N105]" office:value-type="float" office:value="0">
            <text:p>0</text:p>
          </table:table-cell>
          <table:table-cell table:style-name="ce35" table:formula="of:=IF(ISBLANK([base.Z#REF!]#ref!);&quot;&quot;;[base.Z#REF!]#ref!)" office:value-type="string" office:string-value="Err:508">
            <text:p>Err:508</text:p>
          </table:table-cell>
          <table:table-cell table:style-name="ce35" table:formula="of:=IF(ISBLANK([base.AA#REF!]#ref!);&quot;&quot;;[base.AA#REF!]#ref!)" office:value-type="string" office:string-value="Err:508">
            <text:p>Err:508</text:p>
          </table:table-cell>
          <table:table-cell table:style-name="ce35" table:formula="of:=IF(ISBLANK([base.AB#REF!]#ref!);&quot;&quot;;[base.AB#REF!]#ref!)" office:value-type="string" office:string-value="Err:508">
            <text:p>Err:508</text:p>
          </table:table-cell>
          <table:table-cell table:style-name="ce35" table:formula="of:=IF(ISBLANK([base.AC#REF!]#ref!);&quot;&quot;;[base.AC#REF!]#ref!)" office:value-type="string" office:string-value="Err:508">
            <text:p>Err:508</text:p>
          </table:table-cell>
          <table:table-cell table:style-name="ce35" table:formula="of:=IF(ISBLANK([base.AD#REF!]#ref!);&quot;&quot;;[base.AD#REF!]#ref!)" office:value-type="string" office:string-value="Err:508">
            <text:p>Err:508</text:p>
          </table:table-cell>
          <table:table-cell table:style-name="ce35" table:formula="of:=IF(ISBLANK([base.AE#REF!]#ref!);&quot;&quot;;[base.AE#REF!]#ref!)" office:value-type="string" office:string-value="Err:508">
            <text:p>Err:508</text:p>
          </table:table-cell>
          <table:table-cell table:style-name="ce35" table:formula="of:=IF(ISBLANK([base.AF#REF!]#ref!);&quot;&quot;;[base.AF#REF!]#ref!)" office:value-type="string" office:string-value="Err:508">
            <text:p>Err:508</text:p>
          </table:table-cell>
          <table:table-cell table:style-name="ce35" table:formula="of:=IF(ISBLANK([base.AG#REF!]#ref!);&quot;&quot;;[base.AG#REF!]#ref!)" office:value-type="string" office:string-value="Err:508">
            <text:p>Err:508</text:p>
          </table:table-cell>
          <table:table-cell table:style-name="ce35" table:formula="of:=IF(ISBLANK([base.AH101]);&quot;&quot;;[base.AH101])">
            <text:p/>
          </table:table-cell>
          <table:table-cell table:style-name="ce35" table:formula="of:=IF(ISBLANK([base.AI101]);&quot;&quot;;[base.AI101])">
            <text:p/>
          </table:table-cell>
          <table:table-cell table:style-name="ce35" table:formula="of:=IF(ISBLANK([base.AJ#REF!]#ref!);&quot;&quot;;[base.AJ#REF!]#ref!)" office:value-type="string" office:string-value="Err:508">
            <text:p>Err:508</text:p>
          </table:table-cell>
          <table:table-cell table:style-name="ce35" table:formula="of:=IF(ISBLANK([base.AK#REF!]#ref!);&quot;&quot;;[base.AK#REF!]#ref!)" office:value-type="string" office:string-value="Err:508">
            <text:p>Err:508</text:p>
          </table:table-cell>
          <table:table-cell table:style-name="ce35" table:formula="of:=IF(ISBLANK([base.AL#REF!]#ref!);&quot;&quot;;[base.AL#REF!]#ref!)" office:value-type="string" office:string-value="Err:508">
            <text:p>Err:508</text:p>
          </table:table-cell>
          <table:table-cell table:style-name="ce35" table:formula="of:=IF(ISBLANK([base.AM#REF!]#ref!);&quot;&quot;;[base.AM#REF!]#ref!)" office:value-type="string" office:string-value="Err:508">
            <text:p>Err:508</text:p>
          </table:table-cell>
          <table:table-cell table:style-name="ce35" table:formula="of:=IF(ISBLANK([base.AN#REF!]#ref!);&quot;&quot;;[base.AN#REF!]#ref!)" office:value-type="string" office:string-value="Err:508">
            <text:p>Err:508</text:p>
          </table:table-cell>
          <table:table-cell table:style-name="ce35" table:formula="of:=IF(ISBLANK([base.AO#REF!]#ref!);&quot;&quot;;[base.AO#REF!]#ref!)" office:value-type="string" office:string-value="Err:508">
            <text:p>Err:508</text:p>
          </table:table-cell>
          <table:table-cell table:style-name="ce35" table:formula="of:=IF(ISBLANK([base.AP#REF!]#ref!);&quot;&quot;;[base.AP#REF!]#ref!)" office:value-type="string" office:string-value="Err:508">
            <text:p>Err:508</text:p>
          </table:table-cell>
          <table:table-cell table:style-name="ce35" table:formula="of:=IF(ISBLANK([base.AQ#REF!]#ref!);&quot;&quot;;[base.AQ#REF!]#ref!)" office:value-type="string" office:string-value="Err:508">
            <text:p>Err:508</text:p>
          </table:table-cell>
          <table:table-cell table:style-name="ce35" table:formula="of:=IF(ISBLANK([base.AR#REF!]#ref!);&quot;&quot;;[base.AR#REF!]#ref!)" office:value-type="string" office:string-value="Err:508">
            <text:p>Err:508</text:p>
          </table:table-cell>
          <table:table-cell table:style-name="ce35" table:formula="of:=IF(ISBLANK([base.AS#REF!]#ref!);&quot;&quot;;[base.AS#REF!]#ref!)" office:value-type="string" office:string-value="Err:508">
            <text:p>Err:508</text:p>
          </table:table-cell>
          <table:table-cell table:style-name="ce35" table:formula="of:=IF(ISBLANK([base.AT#REF!]#ref!);&quot;&quot;;[base.AT#REF!]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06]" office:value-type="float" office:value="0">
            <text:p>0</text:p>
          </table:table-cell>
          <table:table-cell table:style-name="ce35" table:formula="of:=IF(ISBLANK([base.D106]);&quot;&quot;;[base.D106])">
            <text:p/>
          </table:table-cell>
          <table:table-cell table:style-name="ce35" table:formula="of:=IF(ISBLANK([base.E106]);&quot;&quot;;[base.E106])">
            <text:p/>
          </table:table-cell>
          <table:table-cell table:formula="of:=[base.W106]" office:value-type="float" office:value="0">
            <text:p>0</text:p>
          </table:table-cell>
          <table:table-cell table:formula="of:=[base.X106]" office:value-type="float" office:value="0">
            <text:p>0</text:p>
          </table:table-cell>
          <table:table-cell table:formula="of:=[base.N106]" office:value-type="float" office:value="0">
            <text:p>0</text:p>
          </table:table-cell>
          <table:table-cell table:style-name="ce35" table:formula="of:=IF(ISBLANK([base.Z105]);&quot;&quot;;[base.Z105])">
            <text:p/>
          </table:table-cell>
          <table:table-cell table:style-name="ce35" table:formula="of:=IF(ISBLANK([base.AA105]);&quot;&quot;;[base.AA105])">
            <text:p/>
          </table:table-cell>
          <table:table-cell table:style-name="ce35" table:formula="of:=IF(ISBLANK([base.AB105]);&quot;&quot;;[base.AB105])">
            <text:p/>
          </table:table-cell>
          <table:table-cell table:style-name="ce35" table:formula="of:=IF(ISBLANK([base.AC105]);&quot;&quot;;[base.AC105])">
            <text:p/>
          </table:table-cell>
          <table:table-cell table:style-name="ce35" table:formula="of:=IF(ISBLANK([base.AD105]);&quot;&quot;;[base.AD105])">
            <text:p/>
          </table:table-cell>
          <table:table-cell table:style-name="ce35" table:formula="of:=IF(ISBLANK([base.AE105]);&quot;&quot;;[base.AE105])">
            <text:p/>
          </table:table-cell>
          <table:table-cell table:style-name="ce35" table:formula="of:=IF(ISBLANK([base.AF105]);&quot;&quot;;[base.AF105])">
            <text:p/>
          </table:table-cell>
          <table:table-cell table:style-name="ce35" table:formula="of:=IF(ISBLANK([base.AG105]);&quot;&quot;;[base.AG105])">
            <text:p/>
          </table:table-cell>
          <table:table-cell table:style-name="ce35" table:formula="of:=IF(ISBLANK([base.AH102]);&quot;&quot;;[base.AH102])">
            <text:p/>
          </table:table-cell>
          <table:table-cell table:style-name="ce35" table:formula="of:=IF(ISBLANK([base.AI102]);&quot;&quot;;[base.AI102])">
            <text:p/>
          </table:table-cell>
          <table:table-cell table:style-name="ce35" table:formula="of:=IF(ISBLANK([base.AJ105]);&quot;&quot;;[base.AJ105])">
            <text:p/>
          </table:table-cell>
          <table:table-cell table:style-name="ce35" table:formula="of:=IF(ISBLANK([base.AK105]);&quot;&quot;;[base.AK105])">
            <text:p/>
          </table:table-cell>
          <table:table-cell table:style-name="ce35" table:formula="of:=IF(ISBLANK([base.AL105]);&quot;&quot;;[base.AL105])">
            <text:p/>
          </table:table-cell>
          <table:table-cell table:style-name="ce35" table:formula="of:=IF(ISBLANK([base.AM105]);&quot;&quot;;[base.AM105])">
            <text:p/>
          </table:table-cell>
          <table:table-cell table:style-name="ce35" table:formula="of:=IF(ISBLANK([base.AN105]);&quot;&quot;;[base.AN105])">
            <text:p/>
          </table:table-cell>
          <table:table-cell table:style-name="ce35" table:formula="of:=IF(ISBLANK([base.AO105]);&quot;&quot;;[base.AO105])">
            <text:p/>
          </table:table-cell>
          <table:table-cell table:style-name="ce35" table:formula="of:=IF(ISBLANK([base.AP105]);&quot;&quot;;[base.AP105])">
            <text:p/>
          </table:table-cell>
          <table:table-cell table:style-name="ce35" table:formula="of:=IF(ISBLANK([base.AQ105]);&quot;&quot;;[base.AQ105])">
            <text:p/>
          </table:table-cell>
          <table:table-cell table:style-name="ce35" table:formula="of:=IF(ISBLANK([base.AR105]);&quot;&quot;;[base.AR105])">
            <text:p/>
          </table:table-cell>
          <table:table-cell table:style-name="ce35" table:formula="of:=IF(ISBLANK([base.AS105]);&quot;&quot;;[base.AS105])">
            <text:p/>
          </table:table-cell>
          <table:table-cell table:style-name="ce35" table:formula="of:=IF(ISBLANK([base.AT105]);&quot;&quot;;[base.AT105])">
            <text:p/>
          </table:table-cell>
          <table:table-cell table:number-columns-repeated="997"/>
        </table:table-row>
        <table:table-row table:style-name="ro1">
          <table:table-cell table:formula="of:=[base.A107]" office:value-type="float" office:value="0">
            <text:p>0</text:p>
          </table:table-cell>
          <table:table-cell table:style-name="ce35" table:formula="of:=IF(ISBLANK([base.D107]);&quot;&quot;;[base.D107])">
            <text:p/>
          </table:table-cell>
          <table:table-cell table:style-name="ce35" table:formula="of:=IF(ISBLANK([base.E107]);&quot;&quot;;[base.E107])">
            <text:p/>
          </table:table-cell>
          <table:table-cell table:formula="of:=[base.W107]" office:value-type="float" office:value="0">
            <text:p>0</text:p>
          </table:table-cell>
          <table:table-cell table:formula="of:=[base.X107]" office:value-type="float" office:value="0">
            <text:p>0</text:p>
          </table:table-cell>
          <table:table-cell table:formula="of:=[base.N107]" office:value-type="float" office:value="0">
            <text:p>0</text:p>
          </table:table-cell>
          <table:table-cell table:style-name="ce35" table:formula="of:=IF(ISBLANK([base.Z106]);&quot;&quot;;[base.Z106])">
            <text:p/>
          </table:table-cell>
          <table:table-cell table:style-name="ce35" table:formula="of:=IF(ISBLANK([base.AA106]);&quot;&quot;;[base.AA106])">
            <text:p/>
          </table:table-cell>
          <table:table-cell table:style-name="ce35" table:formula="of:=IF(ISBLANK([base.AB106]);&quot;&quot;;[base.AB106])">
            <text:p/>
          </table:table-cell>
          <table:table-cell table:style-name="ce35" table:formula="of:=IF(ISBLANK([base.AC106]);&quot;&quot;;[base.AC106])">
            <text:p/>
          </table:table-cell>
          <table:table-cell table:style-name="ce35" table:formula="of:=IF(ISBLANK([base.AD106]);&quot;&quot;;[base.AD106])">
            <text:p/>
          </table:table-cell>
          <table:table-cell table:style-name="ce35" table:formula="of:=IF(ISBLANK([base.AE106]);&quot;&quot;;[base.AE106])">
            <text:p/>
          </table:table-cell>
          <table:table-cell table:style-name="ce35" table:formula="of:=IF(ISBLANK([base.AF106]);&quot;&quot;;[base.AF106])">
            <text:p/>
          </table:table-cell>
          <table:table-cell table:style-name="ce35" table:formula="of:=IF(ISBLANK([base.AG106]);&quot;&quot;;[base.AG106])">
            <text:p/>
          </table:table-cell>
          <table:table-cell table:style-name="ce35" table:formula="of:=IF(ISBLANK([base.AH#REF!]#ref!);&quot;&quot;;[base.AH#REF!]#ref!)" office:value-type="string" office:string-value="Err:508">
            <text:p>Err:508</text:p>
          </table:table-cell>
          <table:table-cell table:style-name="ce35" table:formula="of:=IF(ISBLANK([base.AI#REF!]#ref!);&quot;&quot;;[base.AI#REF!]#ref!)" office:value-type="string" office:string-value="Err:508">
            <text:p>Err:508</text:p>
          </table:table-cell>
          <table:table-cell table:style-name="ce35" table:formula="of:=IF(ISBLANK([base.AJ106]);&quot;&quot;;[base.AJ106])">
            <text:p/>
          </table:table-cell>
          <table:table-cell table:style-name="ce35" table:formula="of:=IF(ISBLANK([base.AK106]);&quot;&quot;;[base.AK106])">
            <text:p/>
          </table:table-cell>
          <table:table-cell table:style-name="ce35" table:formula="of:=IF(ISBLANK([base.AL106]);&quot;&quot;;[base.AL106])">
            <text:p/>
          </table:table-cell>
          <table:table-cell table:style-name="ce35" table:formula="of:=IF(ISBLANK([base.AM106]);&quot;&quot;;[base.AM106])">
            <text:p/>
          </table:table-cell>
          <table:table-cell table:style-name="ce35" table:formula="of:=IF(ISBLANK([base.AN106]);&quot;&quot;;[base.AN106])">
            <text:p/>
          </table:table-cell>
          <table:table-cell table:style-name="ce35" table:formula="of:=IF(ISBLANK([base.AO106]);&quot;&quot;;[base.AO106])">
            <text:p/>
          </table:table-cell>
          <table:table-cell table:style-name="ce35" table:formula="of:=IF(ISBLANK([base.AP106]);&quot;&quot;;[base.AP106])">
            <text:p/>
          </table:table-cell>
          <table:table-cell table:style-name="ce35" table:formula="of:=IF(ISBLANK([base.AQ106]);&quot;&quot;;[base.AQ106])">
            <text:p/>
          </table:table-cell>
          <table:table-cell table:style-name="ce35" table:formula="of:=IF(ISBLANK([base.AR106]);&quot;&quot;;[base.AR106])">
            <text:p/>
          </table:table-cell>
          <table:table-cell table:style-name="ce35" table:formula="of:=IF(ISBLANK([base.AS106]);&quot;&quot;;[base.AS106])">
            <text:p/>
          </table:table-cell>
          <table:table-cell table:style-name="ce35" table:formula="of:=IF(ISBLANK([base.AT106]);&quot;&quot;;[base.AT106])">
            <text:p/>
          </table:table-cell>
          <table:table-cell table:number-columns-repeated="997"/>
        </table:table-row>
        <table:table-row table:style-name="ro1">
          <table:table-cell table:formula="of:=[base.A#REF!]#ref!" office:value-type="string" office:string-value="Err:509">
            <text:p>Err:509</text:p>
          </table:table-cell>
          <table:table-cell table:style-name="ce35" table:formula="of:=IF(ISBLANK([base.D#REF!]#ref!);&quot;&quot;;[base.D#REF!]#ref!)" office:value-type="string" office:string-value="Err:508">
            <text:p>Err:508</text:p>
          </table:table-cell>
          <table:table-cell table:style-name="ce35" table:formula="of:=IF(ISBLANK([base.E#REF!]#ref!);&quot;&quot;;[base.E#REF!]#ref!)" office:value-type="string" office:string-value="Err:508">
            <text:p>Err:508</text:p>
          </table:table-cell>
          <table:table-cell table:formula="of:=[base.W#REF!]#ref!" office:value-type="string" office:string-value="Err:509">
            <text:p>Err:509</text:p>
          </table:table-cell>
          <table:table-cell table:formula="of:=[base.X#REF!]#ref!" office:value-type="string" office:string-value="Err:509">
            <text:p>Err:509</text:p>
          </table:table-cell>
          <table:table-cell table:formula="of:=[base.N#REF!]#ref!" office:value-type="string" office:string-value="Err:509">
            <text:p>Err:509</text:p>
          </table:table-cell>
          <table:table-cell table:style-name="ce35" table:formula="of:=IF(ISBLANK([base.Z107]);&quot;&quot;;[base.Z107])">
            <text:p/>
          </table:table-cell>
          <table:table-cell table:style-name="ce35" table:formula="of:=IF(ISBLANK([base.AA107]);&quot;&quot;;[base.AA107])">
            <text:p/>
          </table:table-cell>
          <table:table-cell table:style-name="ce35" table:formula="of:=IF(ISBLANK([base.AB107]);&quot;&quot;;[base.AB107])">
            <text:p/>
          </table:table-cell>
          <table:table-cell table:style-name="ce35" table:formula="of:=IF(ISBLANK([base.AC107]);&quot;&quot;;[base.AC107])">
            <text:p/>
          </table:table-cell>
          <table:table-cell table:style-name="ce35" table:formula="of:=IF(ISBLANK([base.AD107]);&quot;&quot;;[base.AD107])">
            <text:p/>
          </table:table-cell>
          <table:table-cell table:style-name="ce35" table:formula="of:=IF(ISBLANK([base.AE107]);&quot;&quot;;[base.AE107])">
            <text:p/>
          </table:table-cell>
          <table:table-cell table:style-name="ce35" table:formula="of:=IF(ISBLANK([base.AF107]);&quot;&quot;;[base.AF107])">
            <text:p/>
          </table:table-cell>
          <table:table-cell table:style-name="ce35" table:formula="of:=IF(ISBLANK([base.AG107]);&quot;&quot;;[base.AG107])">
            <text:p/>
          </table:table-cell>
          <table:table-cell table:style-name="ce35" table:formula="of:=IF(ISBLANK([base.AH#REF!]#ref!);&quot;&quot;;[base.AH#REF!]#ref!)" office:value-type="string" office:string-value="Err:508">
            <text:p>Err:508</text:p>
          </table:table-cell>
          <table:table-cell table:style-name="ce35" table:formula="of:=IF(ISBLANK([base.AI#REF!]#ref!);&quot;&quot;;[base.AI#REF!]#ref!)" office:value-type="string" office:string-value="Err:508">
            <text:p>Err:508</text:p>
          </table:table-cell>
          <table:table-cell table:style-name="ce35" table:formula="of:=IF(ISBLANK([base.AJ107]);&quot;&quot;;[base.AJ107])">
            <text:p/>
          </table:table-cell>
          <table:table-cell table:style-name="ce35" table:formula="of:=IF(ISBLANK([base.AK107]);&quot;&quot;;[base.AK107])">
            <text:p/>
          </table:table-cell>
          <table:table-cell table:style-name="ce35" table:formula="of:=IF(ISBLANK([base.AL107]);&quot;&quot;;[base.AL107])">
            <text:p/>
          </table:table-cell>
          <table:table-cell table:style-name="ce35" table:formula="of:=IF(ISBLANK([base.AM107]);&quot;&quot;;[base.AM107])">
            <text:p/>
          </table:table-cell>
          <table:table-cell table:style-name="ce35" table:formula="of:=IF(ISBLANK([base.AN107]);&quot;&quot;;[base.AN107])">
            <text:p/>
          </table:table-cell>
          <table:table-cell table:style-name="ce35" table:formula="of:=IF(ISBLANK([base.AO107]);&quot;&quot;;[base.AO107])">
            <text:p/>
          </table:table-cell>
          <table:table-cell table:style-name="ce35" table:formula="of:=IF(ISBLANK([base.AP107]);&quot;&quot;;[base.AP107])">
            <text:p/>
          </table:table-cell>
          <table:table-cell table:style-name="ce35" table:formula="of:=IF(ISBLANK([base.AQ107]);&quot;&quot;;[base.AQ107])">
            <text:p/>
          </table:table-cell>
          <table:table-cell table:style-name="ce35" table:formula="of:=IF(ISBLANK([base.AR107]);&quot;&quot;;[base.AR107])">
            <text:p/>
          </table:table-cell>
          <table:table-cell table:style-name="ce35" table:formula="of:=IF(ISBLANK([base.AS107]);&quot;&quot;;[base.AS107])">
            <text:p/>
          </table:table-cell>
          <table:table-cell table:style-name="ce35" table:formula="of:=IF(ISBLANK([base.AT107]);&quot;&quot;;[base.AT107])">
            <text:p/>
          </table:table-cell>
          <table:table-cell table:number-columns-repeated="997"/>
        </table:table-row>
        <table:table-row table:style-name="ro1">
          <table:table-cell table:formula="of:=[base.A#REF!]#ref!" office:value-type="string" office:string-value="Err:509">
            <text:p>Err:509</text:p>
          </table:table-cell>
          <table:table-cell table:style-name="ce35" table:formula="of:=IF(ISBLANK([base.D#REF!]#ref!);&quot;&quot;;[base.D#REF!]#ref!)" office:value-type="string" office:string-value="Err:508">
            <text:p>Err:508</text:p>
          </table:table-cell>
          <table:table-cell table:style-name="ce35" table:formula="of:=IF(ISBLANK([base.E#REF!]#ref!);&quot;&quot;;[base.E#REF!]#ref!)" office:value-type="string" office:string-value="Err:508">
            <text:p>Err:508</text:p>
          </table:table-cell>
          <table:table-cell table:formula="of:=[base.W#REF!]#ref!" office:value-type="string" office:string-value="Err:509">
            <text:p>Err:509</text:p>
          </table:table-cell>
          <table:table-cell table:formula="of:=[base.X#REF!]#ref!" office:value-type="string" office:string-value="Err:509">
            <text:p>Err:509</text:p>
          </table:table-cell>
          <table:table-cell table:formula="of:=[base.N#REF!]#ref!" office:value-type="string" office:string-value="Err:509">
            <text:p>Err:509</text:p>
          </table:table-cell>
          <table:table-cell table:style-name="ce35" table:formula="of:=IF(ISBLANK([base.Z#REF!]#ref!);&quot;&quot;;[base.Z#REF!]#ref!)" office:value-type="string" office:string-value="Err:508">
            <text:p>Err:508</text:p>
          </table:table-cell>
          <table:table-cell table:style-name="ce35" table:formula="of:=IF(ISBLANK([base.AA#REF!]#ref!);&quot;&quot;;[base.AA#REF!]#ref!)" office:value-type="string" office:string-value="Err:508">
            <text:p>Err:508</text:p>
          </table:table-cell>
          <table:table-cell table:style-name="ce35" table:formula="of:=IF(ISBLANK([base.AB#REF!]#ref!);&quot;&quot;;[base.AB#REF!]#ref!)" office:value-type="string" office:string-value="Err:508">
            <text:p>Err:508</text:p>
          </table:table-cell>
          <table:table-cell table:style-name="ce35" table:formula="of:=IF(ISBLANK([base.AC#REF!]#ref!);&quot;&quot;;[base.AC#REF!]#ref!)" office:value-type="string" office:string-value="Err:508">
            <text:p>Err:508</text:p>
          </table:table-cell>
          <table:table-cell table:style-name="ce35" table:formula="of:=IF(ISBLANK([base.AD#REF!]#ref!);&quot;&quot;;[base.AD#REF!]#ref!)" office:value-type="string" office:string-value="Err:508">
            <text:p>Err:508</text:p>
          </table:table-cell>
          <table:table-cell table:style-name="ce35" table:formula="of:=IF(ISBLANK([base.AE#REF!]#ref!);&quot;&quot;;[base.AE#REF!]#ref!)" office:value-type="string" office:string-value="Err:508">
            <text:p>Err:508</text:p>
          </table:table-cell>
          <table:table-cell table:style-name="ce35" table:formula="of:=IF(ISBLANK([base.AF#REF!]#ref!);&quot;&quot;;[base.AF#REF!]#ref!)" office:value-type="string" office:string-value="Err:508">
            <text:p>Err:508</text:p>
          </table:table-cell>
          <table:table-cell table:style-name="ce35" table:formula="of:=IF(ISBLANK([base.AG#REF!]#ref!);&quot;&quot;;[base.AG#REF!]#ref!)" office:value-type="string" office:string-value="Err:508">
            <text:p>Err:508</text:p>
          </table:table-cell>
          <table:table-cell table:style-name="ce35" table:formula="of:=IF(ISBLANK([base.AH#REF!]#ref!);&quot;&quot;;[base.AH#REF!]#ref!)" office:value-type="string" office:string-value="Err:508">
            <text:p>Err:508</text:p>
          </table:table-cell>
          <table:table-cell table:style-name="ce35" table:formula="of:=IF(ISBLANK([base.AI#REF!]#ref!);&quot;&quot;;[base.AI#REF!]#ref!)" office:value-type="string" office:string-value="Err:508">
            <text:p>Err:508</text:p>
          </table:table-cell>
          <table:table-cell table:style-name="ce35" table:formula="of:=IF(ISBLANK([base.AJ#REF!]#ref!);&quot;&quot;;[base.AJ#REF!]#ref!)" office:value-type="string" office:string-value="Err:508">
            <text:p>Err:508</text:p>
          </table:table-cell>
          <table:table-cell table:style-name="ce35" table:formula="of:=IF(ISBLANK([base.AK#REF!]#ref!);&quot;&quot;;[base.AK#REF!]#ref!)" office:value-type="string" office:string-value="Err:508">
            <text:p>Err:508</text:p>
          </table:table-cell>
          <table:table-cell table:style-name="ce35" table:formula="of:=IF(ISBLANK([base.AL#REF!]#ref!);&quot;&quot;;[base.AL#REF!]#ref!)" office:value-type="string" office:string-value="Err:508">
            <text:p>Err:508</text:p>
          </table:table-cell>
          <table:table-cell table:style-name="ce35" table:formula="of:=IF(ISBLANK([base.AM#REF!]#ref!);&quot;&quot;;[base.AM#REF!]#ref!)" office:value-type="string" office:string-value="Err:508">
            <text:p>Err:508</text:p>
          </table:table-cell>
          <table:table-cell table:style-name="ce35" table:formula="of:=IF(ISBLANK([base.AN#REF!]#ref!);&quot;&quot;;[base.AN#REF!]#ref!)" office:value-type="string" office:string-value="Err:508">
            <text:p>Err:508</text:p>
          </table:table-cell>
          <table:table-cell table:style-name="ce35" table:formula="of:=IF(ISBLANK([base.AO#REF!]#ref!);&quot;&quot;;[base.AO#REF!]#ref!)" office:value-type="string" office:string-value="Err:508">
            <text:p>Err:508</text:p>
          </table:table-cell>
          <table:table-cell table:style-name="ce35" table:formula="of:=IF(ISBLANK([base.AP#REF!]#ref!);&quot;&quot;;[base.AP#REF!]#ref!)" office:value-type="string" office:string-value="Err:508">
            <text:p>Err:508</text:p>
          </table:table-cell>
          <table:table-cell table:style-name="ce35" table:formula="of:=IF(ISBLANK([base.AQ#REF!]#ref!);&quot;&quot;;[base.AQ#REF!]#ref!)" office:value-type="string" office:string-value="Err:508">
            <text:p>Err:508</text:p>
          </table:table-cell>
          <table:table-cell table:style-name="ce35" table:formula="of:=IF(ISBLANK([base.AR#REF!]#ref!);&quot;&quot;;[base.AR#REF!]#ref!)" office:value-type="string" office:string-value="Err:508">
            <text:p>Err:508</text:p>
          </table:table-cell>
          <table:table-cell table:style-name="ce35" table:formula="of:=IF(ISBLANK([base.AS#REF!]#ref!);&quot;&quot;;[base.AS#REF!]#ref!)" office:value-type="string" office:string-value="Err:508">
            <text:p>Err:508</text:p>
          </table:table-cell>
          <table:table-cell table:style-name="ce35" table:formula="of:=IF(ISBLANK([base.AT#REF!]#ref!);&quot;&quot;;[base.AT#REF!]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08]" office:value-type="float" office:value="0">
            <text:p>0</text:p>
          </table:table-cell>
          <table:table-cell table:style-name="ce35" table:formula="of:=IF(ISBLANK([base.D108]);&quot;&quot;;[base.D108])">
            <text:p/>
          </table:table-cell>
          <table:table-cell table:style-name="ce35" table:formula="of:=IF(ISBLANK([base.E108]);&quot;&quot;;[base.E108])">
            <text:p/>
          </table:table-cell>
          <table:table-cell table:formula="of:=[base.W108]" office:value-type="float" office:value="0">
            <text:p>0</text:p>
          </table:table-cell>
          <table:table-cell table:formula="of:=[base.X108]" office:value-type="float" office:value="0">
            <text:p>0</text:p>
          </table:table-cell>
          <table:table-cell table:formula="of:=[base.N108]" office:value-type="float" office:value="0">
            <text:p>0</text:p>
          </table:table-cell>
          <table:table-cell table:style-name="ce35" table:formula="of:=IF(ISBLANK([base.Z#REF!]#ref!);&quot;&quot;;[base.Z#REF!]#ref!)" office:value-type="string" office:string-value="Err:508">
            <text:p>Err:508</text:p>
          </table:table-cell>
          <table:table-cell table:style-name="ce35" table:formula="of:=IF(ISBLANK([base.AA#REF!]#ref!);&quot;&quot;;[base.AA#REF!]#ref!)" office:value-type="string" office:string-value="Err:508">
            <text:p>Err:508</text:p>
          </table:table-cell>
          <table:table-cell table:style-name="ce35" table:formula="of:=IF(ISBLANK([base.AB#REF!]#ref!);&quot;&quot;;[base.AB#REF!]#ref!)" office:value-type="string" office:string-value="Err:508">
            <text:p>Err:508</text:p>
          </table:table-cell>
          <table:table-cell table:style-name="ce35" table:formula="of:=IF(ISBLANK([base.AC#REF!]#ref!);&quot;&quot;;[base.AC#REF!]#ref!)" office:value-type="string" office:string-value="Err:508">
            <text:p>Err:508</text:p>
          </table:table-cell>
          <table:table-cell table:style-name="ce35" table:formula="of:=IF(ISBLANK([base.AD#REF!]#ref!);&quot;&quot;;[base.AD#REF!]#ref!)" office:value-type="string" office:string-value="Err:508">
            <text:p>Err:508</text:p>
          </table:table-cell>
          <table:table-cell table:style-name="ce35" table:formula="of:=IF(ISBLANK([base.AE#REF!]#ref!);&quot;&quot;;[base.AE#REF!]#ref!)" office:value-type="string" office:string-value="Err:508">
            <text:p>Err:508</text:p>
          </table:table-cell>
          <table:table-cell table:style-name="ce35" table:formula="of:=IF(ISBLANK([base.AF#REF!]#ref!);&quot;&quot;;[base.AF#REF!]#ref!)" office:value-type="string" office:string-value="Err:508">
            <text:p>Err:508</text:p>
          </table:table-cell>
          <table:table-cell table:style-name="ce35" table:formula="of:=IF(ISBLANK([base.AG#REF!]#ref!);&quot;&quot;;[base.AG#REF!]#ref!)" office:value-type="string" office:string-value="Err:508">
            <text:p>Err:508</text:p>
          </table:table-cell>
          <table:table-cell table:style-name="ce35" table:formula="of:=IF(ISBLANK([base.AH105]);&quot;&quot;;[base.AH105])">
            <text:p/>
          </table:table-cell>
          <table:table-cell table:style-name="ce35" table:formula="of:=IF(ISBLANK([base.AI105]);&quot;&quot;;[base.AI105])">
            <text:p/>
          </table:table-cell>
          <table:table-cell table:style-name="ce35" table:formula="of:=IF(ISBLANK([base.AJ#REF!]#ref!);&quot;&quot;;[base.AJ#REF!]#ref!)" office:value-type="string" office:string-value="Err:508">
            <text:p>Err:508</text:p>
          </table:table-cell>
          <table:table-cell table:style-name="ce35" table:formula="of:=IF(ISBLANK([base.AK#REF!]#ref!);&quot;&quot;;[base.AK#REF!]#ref!)" office:value-type="string" office:string-value="Err:508">
            <text:p>Err:508</text:p>
          </table:table-cell>
          <table:table-cell table:style-name="ce35" table:formula="of:=IF(ISBLANK([base.AL#REF!]#ref!);&quot;&quot;;[base.AL#REF!]#ref!)" office:value-type="string" office:string-value="Err:508">
            <text:p>Err:508</text:p>
          </table:table-cell>
          <table:table-cell table:style-name="ce35" table:formula="of:=IF(ISBLANK([base.AM#REF!]#ref!);&quot;&quot;;[base.AM#REF!]#ref!)" office:value-type="string" office:string-value="Err:508">
            <text:p>Err:508</text:p>
          </table:table-cell>
          <table:table-cell table:style-name="ce35" table:formula="of:=IF(ISBLANK([base.AN#REF!]#ref!);&quot;&quot;;[base.AN#REF!]#ref!)" office:value-type="string" office:string-value="Err:508">
            <text:p>Err:508</text:p>
          </table:table-cell>
          <table:table-cell table:style-name="ce35" table:formula="of:=IF(ISBLANK([base.AO#REF!]#ref!);&quot;&quot;;[base.AO#REF!]#ref!)" office:value-type="string" office:string-value="Err:508">
            <text:p>Err:508</text:p>
          </table:table-cell>
          <table:table-cell table:style-name="ce35" table:formula="of:=IF(ISBLANK([base.AP#REF!]#ref!);&quot;&quot;;[base.AP#REF!]#ref!)" office:value-type="string" office:string-value="Err:508">
            <text:p>Err:508</text:p>
          </table:table-cell>
          <table:table-cell table:style-name="ce35" table:formula="of:=IF(ISBLANK([base.AQ#REF!]#ref!);&quot;&quot;;[base.AQ#REF!]#ref!)" office:value-type="string" office:string-value="Err:508">
            <text:p>Err:508</text:p>
          </table:table-cell>
          <table:table-cell table:style-name="ce35" table:formula="of:=IF(ISBLANK([base.AR#REF!]#ref!);&quot;&quot;;[base.AR#REF!]#ref!)" office:value-type="string" office:string-value="Err:508">
            <text:p>Err:508</text:p>
          </table:table-cell>
          <table:table-cell table:style-name="ce35" table:formula="of:=IF(ISBLANK([base.AS#REF!]#ref!);&quot;&quot;;[base.AS#REF!]#ref!)" office:value-type="string" office:string-value="Err:508">
            <text:p>Err:508</text:p>
          </table:table-cell>
          <table:table-cell table:style-name="ce35" table:formula="of:=IF(ISBLANK([base.AT#REF!]#ref!);&quot;&quot;;[base.AT#REF!]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09]" office:value-type="float" office:value="0">
            <text:p>0</text:p>
          </table:table-cell>
          <table:table-cell table:style-name="ce35" table:formula="of:=IF(ISBLANK([base.D109]);&quot;&quot;;[base.D109])">
            <text:p/>
          </table:table-cell>
          <table:table-cell table:style-name="ce35" table:formula="of:=IF(ISBLANK([base.E109]);&quot;&quot;;[base.E109])">
            <text:p/>
          </table:table-cell>
          <table:table-cell table:formula="of:=[base.W109]" office:value-type="float" office:value="0">
            <text:p>0</text:p>
          </table:table-cell>
          <table:table-cell table:formula="of:=[base.X109]" office:value-type="float" office:value="0">
            <text:p>0</text:p>
          </table:table-cell>
          <table:table-cell table:formula="of:=[base.N109]" office:value-type="float" office:value="0">
            <text:p>0</text:p>
          </table:table-cell>
          <table:table-cell table:style-name="ce35" table:formula="of:=IF(ISBLANK([base.Z108]);&quot;&quot;;[base.Z108])">
            <text:p/>
          </table:table-cell>
          <table:table-cell table:style-name="ce35" table:formula="of:=IF(ISBLANK([base.AA108]);&quot;&quot;;[base.AA108])">
            <text:p/>
          </table:table-cell>
          <table:table-cell table:style-name="ce35" table:formula="of:=IF(ISBLANK([base.AB108]);&quot;&quot;;[base.AB108])">
            <text:p/>
          </table:table-cell>
          <table:table-cell table:style-name="ce35" table:formula="of:=IF(ISBLANK([base.AC108]);&quot;&quot;;[base.AC108])">
            <text:p/>
          </table:table-cell>
          <table:table-cell table:style-name="ce35" table:formula="of:=IF(ISBLANK([base.AD108]);&quot;&quot;;[base.AD108])">
            <text:p/>
          </table:table-cell>
          <table:table-cell table:style-name="ce35" table:formula="of:=IF(ISBLANK([base.AE108]);&quot;&quot;;[base.AE108])">
            <text:p/>
          </table:table-cell>
          <table:table-cell table:style-name="ce35" table:formula="of:=IF(ISBLANK([base.AF108]);&quot;&quot;;[base.AF108])">
            <text:p/>
          </table:table-cell>
          <table:table-cell table:style-name="ce35" table:formula="of:=IF(ISBLANK([base.AG108]);&quot;&quot;;[base.AG108])">
            <text:p/>
          </table:table-cell>
          <table:table-cell table:style-name="ce35" table:formula="of:=IF(ISBLANK([base.AH106]);&quot;&quot;;[base.AH106])">
            <text:p/>
          </table:table-cell>
          <table:table-cell table:style-name="ce35" table:formula="of:=IF(ISBLANK([base.AI106]);&quot;&quot;;[base.AI106])">
            <text:p/>
          </table:table-cell>
          <table:table-cell table:style-name="ce35" table:formula="of:=IF(ISBLANK([base.AJ108]);&quot;&quot;;[base.AJ108])">
            <text:p/>
          </table:table-cell>
          <table:table-cell table:style-name="ce35" table:formula="of:=IF(ISBLANK([base.AK108]);&quot;&quot;;[base.AK108])">
            <text:p/>
          </table:table-cell>
          <table:table-cell table:style-name="ce35" table:formula="of:=IF(ISBLANK([base.AL108]);&quot;&quot;;[base.AL108])">
            <text:p/>
          </table:table-cell>
          <table:table-cell table:style-name="ce35" table:formula="of:=IF(ISBLANK([base.AM108]);&quot;&quot;;[base.AM108])">
            <text:p/>
          </table:table-cell>
          <table:table-cell table:style-name="ce35" table:formula="of:=IF(ISBLANK([base.AN108]);&quot;&quot;;[base.AN108])">
            <text:p/>
          </table:table-cell>
          <table:table-cell table:style-name="ce35" table:formula="of:=IF(ISBLANK([base.AO108]);&quot;&quot;;[base.AO108])">
            <text:p/>
          </table:table-cell>
          <table:table-cell table:style-name="ce35" table:formula="of:=IF(ISBLANK([base.AP108]);&quot;&quot;;[base.AP108])">
            <text:p/>
          </table:table-cell>
          <table:table-cell table:style-name="ce35" table:formula="of:=IF(ISBLANK([base.AQ108]);&quot;&quot;;[base.AQ108])">
            <text:p/>
          </table:table-cell>
          <table:table-cell table:style-name="ce35" table:formula="of:=IF(ISBLANK([base.AR108]);&quot;&quot;;[base.AR108])">
            <text:p/>
          </table:table-cell>
          <table:table-cell table:style-name="ce35" table:formula="of:=IF(ISBLANK([base.AS108]);&quot;&quot;;[base.AS108])">
            <text:p/>
          </table:table-cell>
          <table:table-cell table:style-name="ce35" table:formula="of:=IF(ISBLANK([base.AT108]);&quot;&quot;;[base.AT108])">
            <text:p/>
          </table:table-cell>
          <table:table-cell table:number-columns-repeated="997"/>
        </table:table-row>
        <table:table-row table:style-name="ro1">
          <table:table-cell table:formula="of:=[base.A110]" office:value-type="string" office:string-value="__L">
            <text:p>__L</text:p>
          </table:table-cell>
          <table:table-cell table:style-name="ce35" table:formula="of:=IF(ISBLANK([base.D110]);&quot;&quot;;[base.D110])">
            <text:p/>
          </table:table-cell>
          <table:table-cell table:style-name="ce35" table:formula="of:=IF(ISBLANK([base.E110]);&quot;&quot;;[base.E110])">
            <text:p/>
          </table:table-cell>
          <table:table-cell table:formula="of:=[base.W110]" office:value-type="float" office:value="0">
            <text:p>#N/A</text:p>
          </table:table-cell>
          <table:table-cell table:formula="of:=[base.X110]" office:value-type="float" office:value="0">
            <text:p>#N/A</text:p>
          </table:table-cell>
          <table:table-cell table:formula="of:=[base.N110]" office:value-type="float" office:value="0">
            <text:p>#N/A</text:p>
          </table:table-cell>
          <table:table-cell table:style-name="ce35" table:formula="of:=IF(ISBLANK([base.Z109]);&quot;&quot;;[base.Z109])">
            <text:p/>
          </table:table-cell>
          <table:table-cell table:style-name="ce35" table:formula="of:=IF(ISBLANK([base.AA109]);&quot;&quot;;[base.AA109])">
            <text:p/>
          </table:table-cell>
          <table:table-cell table:style-name="ce35" table:formula="of:=IF(ISBLANK([base.AB109]);&quot;&quot;;[base.AB109])">
            <text:p/>
          </table:table-cell>
          <table:table-cell table:style-name="ce35" table:formula="of:=IF(ISBLANK([base.AC109]);&quot;&quot;;[base.AC109])">
            <text:p/>
          </table:table-cell>
          <table:table-cell table:style-name="ce35" table:formula="of:=IF(ISBLANK([base.AD109]);&quot;&quot;;[base.AD109])">
            <text:p/>
          </table:table-cell>
          <table:table-cell table:style-name="ce35" table:formula="of:=IF(ISBLANK([base.AE109]);&quot;&quot;;[base.AE109])">
            <text:p/>
          </table:table-cell>
          <table:table-cell table:style-name="ce35" table:formula="of:=IF(ISBLANK([base.AF109]);&quot;&quot;;[base.AF109])">
            <text:p/>
          </table:table-cell>
          <table:table-cell table:style-name="ce35" table:formula="of:=IF(ISBLANK([base.AG109]);&quot;&quot;;[base.AG109])">
            <text:p/>
          </table:table-cell>
          <table:table-cell table:style-name="ce35" table:formula="of:=IF(ISBLANK([base.AH107]);&quot;&quot;;[base.AH107])">
            <text:p/>
          </table:table-cell>
          <table:table-cell table:style-name="ce35" table:formula="of:=IF(ISBLANK([base.AI107]);&quot;&quot;;[base.AI107])">
            <text:p/>
          </table:table-cell>
          <table:table-cell table:style-name="ce35" table:formula="of:=IF(ISBLANK([base.AJ109]);&quot;&quot;;[base.AJ109])">
            <text:p/>
          </table:table-cell>
          <table:table-cell table:style-name="ce35" table:formula="of:=IF(ISBLANK([base.AK109]);&quot;&quot;;[base.AK109])">
            <text:p/>
          </table:table-cell>
          <table:table-cell table:style-name="ce35" table:formula="of:=IF(ISBLANK([base.AL109]);&quot;&quot;;[base.AL109])">
            <text:p/>
          </table:table-cell>
          <table:table-cell table:style-name="ce35" table:formula="of:=IF(ISBLANK([base.AM109]);&quot;&quot;;[base.AM109])">
            <text:p/>
          </table:table-cell>
          <table:table-cell table:style-name="ce35" table:formula="of:=IF(ISBLANK([base.AN109]);&quot;&quot;;[base.AN109])">
            <text:p/>
          </table:table-cell>
          <table:table-cell table:style-name="ce35" table:formula="of:=IF(ISBLANK([base.AO109]);&quot;&quot;;[base.AO109])">
            <text:p/>
          </table:table-cell>
          <table:table-cell table:style-name="ce35" table:formula="of:=IF(ISBLANK([base.AP109]);&quot;&quot;;[base.AP109])">
            <text:p/>
          </table:table-cell>
          <table:table-cell table:style-name="ce35" table:formula="of:=IF(ISBLANK([base.AQ109]);&quot;&quot;;[base.AQ109])">
            <text:p/>
          </table:table-cell>
          <table:table-cell table:style-name="ce35" table:formula="of:=IF(ISBLANK([base.AR109]);&quot;&quot;;[base.AR109])">
            <text:p/>
          </table:table-cell>
          <table:table-cell table:style-name="ce35" table:formula="of:=IF(ISBLANK([base.AS109]);&quot;&quot;;[base.AS109])">
            <text:p/>
          </table:table-cell>
          <table:table-cell table:style-name="ce35" table:formula="of:=IF(ISBLANK([base.AT109]);&quot;&quot;;[base.AT109])">
            <text:p/>
          </table:table-cell>
          <table:table-cell table:number-columns-repeated="997"/>
        </table:table-row>
        <table:table-row table:style-name="ro1">
          <table:table-cell table:formula="of:=[base.A111]" office:value-type="string" office:string-value="__L">
            <text:p>__L</text:p>
          </table:table-cell>
          <table:table-cell table:style-name="ce35" table:formula="of:=IF(ISBLANK([base.D111]);&quot;&quot;;[base.D111])">
            <text:p/>
          </table:table-cell>
          <table:table-cell table:style-name="ce35" table:formula="of:=IF(ISBLANK([base.E111]);&quot;&quot;;[base.E111])">
            <text:p/>
          </table:table-cell>
          <table:table-cell table:formula="of:=[base.W111]" office:value-type="float" office:value="0">
            <text:p>#N/A</text:p>
          </table:table-cell>
          <table:table-cell table:formula="of:=[base.X111]" office:value-type="float" office:value="0">
            <text:p>#N/A</text:p>
          </table:table-cell>
          <table:table-cell table:formula="of:=[base.N111]" office:value-type="float" office:value="0">
            <text:p>#N/A</text:p>
          </table:table-cell>
          <table:table-cell table:style-name="ce35" table:formula="of:=IF(ISBLANK([base.Z110]);&quot;&quot;;[base.Z110])">
            <text:p/>
          </table:table-cell>
          <table:table-cell table:style-name="ce35" table:formula="of:=IF(ISBLANK([base.AA110]);&quot;&quot;;[base.AA110])">
            <text:p/>
          </table:table-cell>
          <table:table-cell table:style-name="ce35" table:formula="of:=IF(ISBLANK([base.AB110]);&quot;&quot;;[base.AB110])">
            <text:p/>
          </table:table-cell>
          <table:table-cell table:style-name="ce35" table:formula="of:=IF(ISBLANK([base.AC110]);&quot;&quot;;[base.AC110])">
            <text:p/>
          </table:table-cell>
          <table:table-cell table:style-name="ce35" table:formula="of:=IF(ISBLANK([base.AD110]);&quot;&quot;;[base.AD110])">
            <text:p/>
          </table:table-cell>
          <table:table-cell table:style-name="ce35" table:formula="of:=IF(ISBLANK([base.AE110]);&quot;&quot;;[base.AE110])">
            <text:p/>
          </table:table-cell>
          <table:table-cell table:style-name="ce35" table:formula="of:=IF(ISBLANK([base.AF110]);&quot;&quot;;[base.AF110])">
            <text:p/>
          </table:table-cell>
          <table:table-cell table:style-name="ce35" table:formula="of:=IF(ISBLANK([base.AG110]);&quot;&quot;;[base.AG110])">
            <text:p/>
          </table:table-cell>
          <table:table-cell table:style-name="ce35" table:formula="of:=IF(ISBLANK([base.AH#REF!]#ref!);&quot;&quot;;[base.AH#REF!]#ref!)" office:value-type="string" office:string-value="Err:508">
            <text:p>Err:508</text:p>
          </table:table-cell>
          <table:table-cell table:style-name="ce35" table:formula="of:=IF(ISBLANK([base.AI#REF!]#ref!);&quot;&quot;;[base.AI#REF!]#ref!)" office:value-type="string" office:string-value="Err:508">
            <text:p>Err:508</text:p>
          </table:table-cell>
          <table:table-cell table:style-name="ce35" table:formula="of:=IF(ISBLANK([base.AJ110]);&quot;&quot;;[base.AJ110])">
            <text:p/>
          </table:table-cell>
          <table:table-cell table:style-name="ce35" table:formula="of:=IF(ISBLANK([base.AK110]);&quot;&quot;;[base.AK110])">
            <text:p/>
          </table:table-cell>
          <table:table-cell table:style-name="ce35" table:formula="of:=IF(ISBLANK([base.AL110]);&quot;&quot;;[base.AL110])" office:value-type="float" office:value="0">
            <text:p>0</text:p>
          </table:table-cell>
          <table:table-cell table:style-name="ce35" table:formula="of:=IF(ISBLANK([base.AM110]);&quot;&quot;;[base.AM110])">
            <text:p/>
          </table:table-cell>
          <table:table-cell table:style-name="ce35" table:formula="of:=IF(ISBLANK([base.AN110]);&quot;&quot;;[base.AN110])">
            <text:p/>
          </table:table-cell>
          <table:table-cell table:style-name="ce35" table:formula="of:=IF(ISBLANK([base.AO110]);&quot;&quot;;[base.AO110])">
            <text:p/>
          </table:table-cell>
          <table:table-cell table:style-name="ce35" table:formula="of:=IF(ISBLANK([base.AP110]);&quot;&quot;;[base.AP110])">
            <text:p/>
          </table:table-cell>
          <table:table-cell table:style-name="ce35" table:formula="of:=IF(ISBLANK([base.AQ110]);&quot;&quot;;[base.AQ110])">
            <text:p/>
          </table:table-cell>
          <table:table-cell table:style-name="ce35" table:formula="of:=IF(ISBLANK([base.AR110]);&quot;&quot;;[base.AR110])">
            <text:p/>
          </table:table-cell>
          <table:table-cell table:style-name="ce35" table:formula="of:=IF(ISBLANK([base.AS110]);&quot;&quot;;[base.AS110])">
            <text:p/>
          </table:table-cell>
          <table:table-cell table:style-name="ce35" table:formula="of:=IF(ISBLANK([base.AT110]);&quot;&quot;;[base.AT110])">
            <text:p/>
          </table:table-cell>
          <table:table-cell table:number-columns-repeated="997"/>
        </table:table-row>
        <table:table-row table:style-name="ro1">
          <table:table-cell table:formula="of:=[base.A112]" office:value-type="string" office:string-value="__L">
            <text:p>__L</text:p>
          </table:table-cell>
          <table:table-cell table:style-name="ce35" table:formula="of:=IF(ISBLANK([base.D112]);&quot;&quot;;[base.D112])">
            <text:p/>
          </table:table-cell>
          <table:table-cell table:style-name="ce35" table:formula="of:=IF(ISBLANK([base.E112]);&quot;&quot;;[base.E112])">
            <text:p/>
          </table:table-cell>
          <table:table-cell table:formula="of:=[base.W112]" office:value-type="float" office:value="0">
            <text:p>#N/A</text:p>
          </table:table-cell>
          <table:table-cell table:formula="of:=[base.X112]" office:value-type="float" office:value="0">
            <text:p>#N/A</text:p>
          </table:table-cell>
          <table:table-cell table:formula="of:=[base.N112]" office:value-type="float" office:value="0">
            <text:p>#N/A</text:p>
          </table:table-cell>
          <table:table-cell table:style-name="ce35" table:formula="of:=IF(ISBLANK([base.Z111]);&quot;&quot;;[base.Z111])">
            <text:p/>
          </table:table-cell>
          <table:table-cell table:style-name="ce35" table:formula="of:=IF(ISBLANK([base.AA111]);&quot;&quot;;[base.AA111])">
            <text:p/>
          </table:table-cell>
          <table:table-cell table:style-name="ce35" table:formula="of:=IF(ISBLANK([base.AB111]);&quot;&quot;;[base.AB111])">
            <text:p/>
          </table:table-cell>
          <table:table-cell table:style-name="ce35" table:formula="of:=IF(ISBLANK([base.AC111]);&quot;&quot;;[base.AC111])">
            <text:p/>
          </table:table-cell>
          <table:table-cell table:style-name="ce35" table:formula="of:=IF(ISBLANK([base.AD111]);&quot;&quot;;[base.AD111])">
            <text:p/>
          </table:table-cell>
          <table:table-cell table:style-name="ce35" table:formula="of:=IF(ISBLANK([base.AE111]);&quot;&quot;;[base.AE111])">
            <text:p/>
          </table:table-cell>
          <table:table-cell table:style-name="ce35" table:formula="of:=IF(ISBLANK([base.AF111]);&quot;&quot;;[base.AF111])">
            <text:p/>
          </table:table-cell>
          <table:table-cell table:style-name="ce35" table:formula="of:=IF(ISBLANK([base.AG111]);&quot;&quot;;[base.AG111])">
            <text:p/>
          </table:table-cell>
          <table:table-cell table:style-name="ce35" table:formula="of:=IF(ISBLANK([base.AH#REF!]#ref!);&quot;&quot;;[base.AH#REF!]#ref!)" office:value-type="string" office:string-value="Err:508">
            <text:p>Err:508</text:p>
          </table:table-cell>
          <table:table-cell table:style-name="ce35" table:formula="of:=IF(ISBLANK([base.AI#REF!]#ref!);&quot;&quot;;[base.AI#REF!]#ref!)" office:value-type="string" office:string-value="Err:508">
            <text:p>Err:508</text:p>
          </table:table-cell>
          <table:table-cell table:style-name="ce35" table:formula="of:=IF(ISBLANK([base.AJ111]);&quot;&quot;;[base.AJ111])">
            <text:p/>
          </table:table-cell>
          <table:table-cell table:style-name="ce35" table:formula="of:=IF(ISBLANK([base.AK111]);&quot;&quot;;[base.AK111])">
            <text:p/>
          </table:table-cell>
          <table:table-cell table:style-name="ce35" table:formula="of:=IF(ISBLANK([base.AL111]);&quot;&quot;;[base.AL111])" office:value-type="string" office:string-value="__L">
            <text:p>__L</text:p>
          </table:table-cell>
          <table:table-cell table:style-name="ce35" table:formula="of:=IF(ISBLANK([base.AM111]);&quot;&quot;;[base.AM111])">
            <text:p/>
          </table:table-cell>
          <table:table-cell table:style-name="ce35" table:formula="of:=IF(ISBLANK([base.AN111]);&quot;&quot;;[base.AN111])">
            <text:p/>
          </table:table-cell>
          <table:table-cell table:style-name="ce35" table:formula="of:=IF(ISBLANK([base.AO111]);&quot;&quot;;[base.AO111])">
            <text:p/>
          </table:table-cell>
          <table:table-cell table:style-name="ce35" table:formula="of:=IF(ISBLANK([base.AP111]);&quot;&quot;;[base.AP111])">
            <text:p/>
          </table:table-cell>
          <table:table-cell table:style-name="ce35" table:formula="of:=IF(ISBLANK([base.AQ111]);&quot;&quot;;[base.AQ111])">
            <text:p/>
          </table:table-cell>
          <table:table-cell table:style-name="ce35" table:formula="of:=IF(ISBLANK([base.AR111]);&quot;&quot;;[base.AR111])">
            <text:p/>
          </table:table-cell>
          <table:table-cell table:style-name="ce35" table:formula="of:=IF(ISBLANK([base.AS111]);&quot;&quot;;[base.AS111])">
            <text:p/>
          </table:table-cell>
          <table:table-cell table:style-name="ce35" table:formula="of:=IF(ISBLANK([base.AT111]);&quot;&quot;;[base.AT111])">
            <text:p/>
          </table:table-cell>
          <table:table-cell table:number-columns-repeated="997"/>
        </table:table-row>
        <table:table-row table:style-name="ro1">
          <table:table-cell table:formula="of:=[base.A113]" office:value-type="string" office:string-value="__L">
            <text:p>__L</text:p>
          </table:table-cell>
          <table:table-cell table:style-name="ce35" table:formula="of:=IF(ISBLANK([base.D113]);&quot;&quot;;[base.D113])">
            <text:p/>
          </table:table-cell>
          <table:table-cell table:style-name="ce35" table:formula="of:=IF(ISBLANK([base.E113]);&quot;&quot;;[base.E113])">
            <text:p/>
          </table:table-cell>
          <table:table-cell table:formula="of:=[base.W113]" office:value-type="float" office:value="0">
            <text:p>#N/A</text:p>
          </table:table-cell>
          <table:table-cell table:formula="of:=[base.X113]" office:value-type="float" office:value="0">
            <text:p>#N/A</text:p>
          </table:table-cell>
          <table:table-cell table:formula="of:=[base.N113]" office:value-type="float" office:value="0">
            <text:p>#N/A</text:p>
          </table:table-cell>
          <table:table-cell table:style-name="ce35" table:formula="of:=IF(ISBLANK([base.Z112]);&quot;&quot;;[base.Z112])">
            <text:p/>
          </table:table-cell>
          <table:table-cell table:style-name="ce35" table:formula="of:=IF(ISBLANK([base.AA112]);&quot;&quot;;[base.AA112])">
            <text:p/>
          </table:table-cell>
          <table:table-cell table:style-name="ce35" table:formula="of:=IF(ISBLANK([base.AB112]);&quot;&quot;;[base.AB112])">
            <text:p/>
          </table:table-cell>
          <table:table-cell table:style-name="ce35" table:formula="of:=IF(ISBLANK([base.AC112]);&quot;&quot;;[base.AC112])">
            <text:p/>
          </table:table-cell>
          <table:table-cell table:style-name="ce35" table:formula="of:=IF(ISBLANK([base.AD112]);&quot;&quot;;[base.AD112])">
            <text:p/>
          </table:table-cell>
          <table:table-cell table:style-name="ce35" table:formula="of:=IF(ISBLANK([base.AE112]);&quot;&quot;;[base.AE112])">
            <text:p/>
          </table:table-cell>
          <table:table-cell table:style-name="ce35" table:formula="of:=IF(ISBLANK([base.AF112]);&quot;&quot;;[base.AF112])">
            <text:p/>
          </table:table-cell>
          <table:table-cell table:style-name="ce35" table:formula="of:=IF(ISBLANK([base.AG112]);&quot;&quot;;[base.AG112])">
            <text:p/>
          </table:table-cell>
          <table:table-cell table:style-name="ce35" table:formula="of:=IF(ISBLANK([base.AH108]);&quot;&quot;;[base.AH108])">
            <text:p/>
          </table:table-cell>
          <table:table-cell table:style-name="ce35" table:formula="of:=IF(ISBLANK([base.AI108]);&quot;&quot;;[base.AI108])">
            <text:p/>
          </table:table-cell>
          <table:table-cell table:style-name="ce35" table:formula="of:=IF(ISBLANK([base.AJ112]);&quot;&quot;;[base.AJ112])">
            <text:p/>
          </table:table-cell>
          <table:table-cell table:style-name="ce35" table:formula="of:=IF(ISBLANK([base.AK112]);&quot;&quot;;[base.AK112])">
            <text:p/>
          </table:table-cell>
          <table:table-cell table:style-name="ce35" table:formula="of:=IF(ISBLANK([base.AL112]);&quot;&quot;;[base.AL112])" office:value-type="string" office:string-value="__L">
            <text:p>__L</text:p>
          </table:table-cell>
          <table:table-cell table:style-name="ce35" table:formula="of:=IF(ISBLANK([base.AM112]);&quot;&quot;;[base.AM112])">
            <text:p/>
          </table:table-cell>
          <table:table-cell table:style-name="ce35" table:formula="of:=IF(ISBLANK([base.AN112]);&quot;&quot;;[base.AN112])">
            <text:p/>
          </table:table-cell>
          <table:table-cell table:style-name="ce35" table:formula="of:=IF(ISBLANK([base.AO112]);&quot;&quot;;[base.AO112])">
            <text:p/>
          </table:table-cell>
          <table:table-cell table:style-name="ce35" table:formula="of:=IF(ISBLANK([base.AP112]);&quot;&quot;;[base.AP112])">
            <text:p/>
          </table:table-cell>
          <table:table-cell table:style-name="ce35" table:formula="of:=IF(ISBLANK([base.AQ112]);&quot;&quot;;[base.AQ112])">
            <text:p/>
          </table:table-cell>
          <table:table-cell table:style-name="ce35" table:formula="of:=IF(ISBLANK([base.AR112]);&quot;&quot;;[base.AR112])">
            <text:p/>
          </table:table-cell>
          <table:table-cell table:style-name="ce35" table:formula="of:=IF(ISBLANK([base.AS112]);&quot;&quot;;[base.AS112])">
            <text:p/>
          </table:table-cell>
          <table:table-cell table:style-name="ce35" table:formula="of:=IF(ISBLANK([base.AT112]);&quot;&quot;;[base.AT112])">
            <text:p/>
          </table:table-cell>
          <table:table-cell table:number-columns-repeated="997"/>
        </table:table-row>
        <table:table-row table:style-name="ro1">
          <table:table-cell table:formula="of:=[base.A114]" office:value-type="string" office:string-value="__L">
            <text:p>__L</text:p>
          </table:table-cell>
          <table:table-cell table:style-name="ce35" table:formula="of:=IF(ISBLANK([base.D114]);&quot;&quot;;[base.D114])">
            <text:p/>
          </table:table-cell>
          <table:table-cell table:style-name="ce35" table:formula="of:=IF(ISBLANK([base.E114]);&quot;&quot;;[base.E114])">
            <text:p/>
          </table:table-cell>
          <table:table-cell table:formula="of:=[base.W114]" office:value-type="float" office:value="0">
            <text:p>#N/A</text:p>
          </table:table-cell>
          <table:table-cell table:formula="of:=[base.X114]" office:value-type="float" office:value="0">
            <text:p>#N/A</text:p>
          </table:table-cell>
          <table:table-cell table:formula="of:=[base.N114]" office:value-type="float" office:value="0">
            <text:p>#N/A</text:p>
          </table:table-cell>
          <table:table-cell table:style-name="ce35" table:formula="of:=IF(ISBLANK([base.Z113]);&quot;&quot;;[base.Z113])">
            <text:p/>
          </table:table-cell>
          <table:table-cell table:style-name="ce35" table:formula="of:=IF(ISBLANK([base.AA113]);&quot;&quot;;[base.AA113])">
            <text:p/>
          </table:table-cell>
          <table:table-cell table:style-name="ce35" table:formula="of:=IF(ISBLANK([base.AB113]);&quot;&quot;;[base.AB113])">
            <text:p/>
          </table:table-cell>
          <table:table-cell table:style-name="ce35" table:formula="of:=IF(ISBLANK([base.AC113]);&quot;&quot;;[base.AC113])">
            <text:p/>
          </table:table-cell>
          <table:table-cell table:style-name="ce35" table:formula="of:=IF(ISBLANK([base.AD113]);&quot;&quot;;[base.AD113])">
            <text:p/>
          </table:table-cell>
          <table:table-cell table:style-name="ce35" table:formula="of:=IF(ISBLANK([base.AE113]);&quot;&quot;;[base.AE113])">
            <text:p/>
          </table:table-cell>
          <table:table-cell table:style-name="ce35" table:formula="of:=IF(ISBLANK([base.AF113]);&quot;&quot;;[base.AF113])">
            <text:p/>
          </table:table-cell>
          <table:table-cell table:style-name="ce35" table:formula="of:=IF(ISBLANK([base.AG113]);&quot;&quot;;[base.AG113])">
            <text:p/>
          </table:table-cell>
          <table:table-cell table:style-name="ce35" table:formula="of:=IF(ISBLANK([base.AH109]);&quot;&quot;;[base.AH109])">
            <text:p/>
          </table:table-cell>
          <table:table-cell table:style-name="ce35" table:formula="of:=IF(ISBLANK([base.AI109]);&quot;&quot;;[base.AI109])">
            <text:p/>
          </table:table-cell>
          <table:table-cell table:style-name="ce35" table:formula="of:=IF(ISBLANK([base.AJ113]);&quot;&quot;;[base.AJ113])">
            <text:p/>
          </table:table-cell>
          <table:table-cell table:style-name="ce35" table:formula="of:=IF(ISBLANK([base.AK113]);&quot;&quot;;[base.AK113])">
            <text:p/>
          </table:table-cell>
          <table:table-cell table:style-name="ce35" table:formula="of:=IF(ISBLANK([base.AL113]);&quot;&quot;;[base.AL113])" office:value-type="string" office:string-value="__L">
            <text:p>__L</text:p>
          </table:table-cell>
          <table:table-cell table:style-name="ce35" table:formula="of:=IF(ISBLANK([base.AM113]);&quot;&quot;;[base.AM113])">
            <text:p/>
          </table:table-cell>
          <table:table-cell table:style-name="ce35" table:formula="of:=IF(ISBLANK([base.AN113]);&quot;&quot;;[base.AN113])">
            <text:p/>
          </table:table-cell>
          <table:table-cell table:style-name="ce35" table:formula="of:=IF(ISBLANK([base.AO113]);&quot;&quot;;[base.AO113])">
            <text:p/>
          </table:table-cell>
          <table:table-cell table:style-name="ce35" table:formula="of:=IF(ISBLANK([base.AP113]);&quot;&quot;;[base.AP113])">
            <text:p/>
          </table:table-cell>
          <table:table-cell table:style-name="ce35" table:formula="of:=IF(ISBLANK([base.AQ113]);&quot;&quot;;[base.AQ113])">
            <text:p/>
          </table:table-cell>
          <table:table-cell table:style-name="ce35" table:formula="of:=IF(ISBLANK([base.AR113]);&quot;&quot;;[base.AR113])">
            <text:p/>
          </table:table-cell>
          <table:table-cell table:style-name="ce35" table:formula="of:=IF(ISBLANK([base.AS113]);&quot;&quot;;[base.AS113])">
            <text:p/>
          </table:table-cell>
          <table:table-cell table:style-name="ce35" table:formula="of:=IF(ISBLANK([base.AT113]);&quot;&quot;;[base.AT113])">
            <text:p/>
          </table:table-cell>
          <table:table-cell table:number-columns-repeated="997"/>
        </table:table-row>
        <table:table-row table:style-name="ro1">
          <table:table-cell table:formula="of:=[base.A115]" office:value-type="string" office:string-value="__L">
            <text:p>__L</text:p>
          </table:table-cell>
          <table:table-cell table:style-name="ce35" table:formula="of:=IF(ISBLANK([base.D115]);&quot;&quot;;[base.D115])">
            <text:p/>
          </table:table-cell>
          <table:table-cell table:style-name="ce35" table:formula="of:=IF(ISBLANK([base.E115]);&quot;&quot;;[base.E115])">
            <text:p/>
          </table:table-cell>
          <table:table-cell table:formula="of:=[base.W115]" office:value-type="float" office:value="0">
            <text:p>#N/A</text:p>
          </table:table-cell>
          <table:table-cell table:formula="of:=[base.X115]" office:value-type="float" office:value="0">
            <text:p>#N/A</text:p>
          </table:table-cell>
          <table:table-cell table:formula="of:=[base.N115]" office:value-type="float" office:value="0">
            <text:p>#N/A</text:p>
          </table:table-cell>
          <table:table-cell table:style-name="ce35" table:formula="of:=IF(ISBLANK([base.Z114]);&quot;&quot;;[base.Z114])">
            <text:p/>
          </table:table-cell>
          <table:table-cell table:style-name="ce35" table:formula="of:=IF(ISBLANK([base.AA114]);&quot;&quot;;[base.AA114])">
            <text:p/>
          </table:table-cell>
          <table:table-cell table:style-name="ce35" table:formula="of:=IF(ISBLANK([base.AB114]);&quot;&quot;;[base.AB114])">
            <text:p/>
          </table:table-cell>
          <table:table-cell table:style-name="ce35" table:formula="of:=IF(ISBLANK([base.AC114]);&quot;&quot;;[base.AC114])">
            <text:p/>
          </table:table-cell>
          <table:table-cell table:style-name="ce35" table:formula="of:=IF(ISBLANK([base.AD114]);&quot;&quot;;[base.AD114])">
            <text:p/>
          </table:table-cell>
          <table:table-cell table:style-name="ce35" table:formula="of:=IF(ISBLANK([base.AE114]);&quot;&quot;;[base.AE114])">
            <text:p/>
          </table:table-cell>
          <table:table-cell table:style-name="ce35" table:formula="of:=IF(ISBLANK([base.AF114]);&quot;&quot;;[base.AF114])">
            <text:p/>
          </table:table-cell>
          <table:table-cell table:style-name="ce35" table:formula="of:=IF(ISBLANK([base.AG114]);&quot;&quot;;[base.AG114])">
            <text:p/>
          </table:table-cell>
          <table:table-cell table:style-name="ce35" table:formula="of:=IF(ISBLANK([base.AH110]);&quot;&quot;;[base.AH110])">
            <text:p/>
          </table:table-cell>
          <table:table-cell table:style-name="ce35" table:formula="of:=IF(ISBLANK([base.AI110]);&quot;&quot;;[base.AI110])">
            <text:p/>
          </table:table-cell>
          <table:table-cell table:style-name="ce35" table:formula="of:=IF(ISBLANK([base.AJ114]);&quot;&quot;;[base.AJ114])">
            <text:p/>
          </table:table-cell>
          <table:table-cell table:style-name="ce35" table:formula="of:=IF(ISBLANK([base.AK114]);&quot;&quot;;[base.AK114])">
            <text:p/>
          </table:table-cell>
          <table:table-cell table:style-name="ce35" table:formula="of:=IF(ISBLANK([base.AL114]);&quot;&quot;;[base.AL114])" office:value-type="string" office:string-value="__L">
            <text:p>__L</text:p>
          </table:table-cell>
          <table:table-cell table:style-name="ce35" table:formula="of:=IF(ISBLANK([base.AM114]);&quot;&quot;;[base.AM114])">
            <text:p/>
          </table:table-cell>
          <table:table-cell table:style-name="ce35" table:formula="of:=IF(ISBLANK([base.AN114]);&quot;&quot;;[base.AN114])">
            <text:p/>
          </table:table-cell>
          <table:table-cell table:style-name="ce35" table:formula="of:=IF(ISBLANK([base.AO114]);&quot;&quot;;[base.AO114])">
            <text:p/>
          </table:table-cell>
          <table:table-cell table:style-name="ce35" table:formula="of:=IF(ISBLANK([base.AP114]);&quot;&quot;;[base.AP114])">
            <text:p/>
          </table:table-cell>
          <table:table-cell table:style-name="ce35" table:formula="of:=IF(ISBLANK([base.AQ114]);&quot;&quot;;[base.AQ114])">
            <text:p/>
          </table:table-cell>
          <table:table-cell table:style-name="ce35" table:formula="of:=IF(ISBLANK([base.AR114]);&quot;&quot;;[base.AR114])">
            <text:p/>
          </table:table-cell>
          <table:table-cell table:style-name="ce35" table:formula="of:=IF(ISBLANK([base.AS114]);&quot;&quot;;[base.AS114])">
            <text:p/>
          </table:table-cell>
          <table:table-cell table:style-name="ce35" table:formula="of:=IF(ISBLANK([base.AT114]);&quot;&quot;;[base.AT114])">
            <text:p/>
          </table:table-cell>
          <table:table-cell table:number-columns-repeated="997"/>
        </table:table-row>
        <table:table-row table:style-name="ro1">
          <table:table-cell table:formula="of:=[base.A116]" office:value-type="string" office:string-value="__L">
            <text:p>__L</text:p>
          </table:table-cell>
          <table:table-cell table:style-name="ce35" table:formula="of:=IF(ISBLANK([base.D116]);&quot;&quot;;[base.D116])">
            <text:p/>
          </table:table-cell>
          <table:table-cell table:style-name="ce35" table:formula="of:=IF(ISBLANK([base.E116]);&quot;&quot;;[base.E116])">
            <text:p/>
          </table:table-cell>
          <table:table-cell table:formula="of:=[base.W116]" office:value-type="float" office:value="0">
            <text:p>#N/A</text:p>
          </table:table-cell>
          <table:table-cell table:formula="of:=[base.X116]" office:value-type="float" office:value="0">
            <text:p>#N/A</text:p>
          </table:table-cell>
          <table:table-cell table:formula="of:=[base.N116]" office:value-type="float" office:value="0">
            <text:p>#N/A</text:p>
          </table:table-cell>
          <table:table-cell table:style-name="ce35" table:formula="of:=IF(ISBLANK([base.Z115]);&quot;&quot;;[base.Z115])">
            <text:p/>
          </table:table-cell>
          <table:table-cell table:style-name="ce35" table:formula="of:=IF(ISBLANK([base.AA115]);&quot;&quot;;[base.AA115])">
            <text:p/>
          </table:table-cell>
          <table:table-cell table:style-name="ce35" table:formula="of:=IF(ISBLANK([base.AB115]);&quot;&quot;;[base.AB115])">
            <text:p/>
          </table:table-cell>
          <table:table-cell table:style-name="ce35" table:formula="of:=IF(ISBLANK([base.AC115]);&quot;&quot;;[base.AC115])">
            <text:p/>
          </table:table-cell>
          <table:table-cell table:style-name="ce35" table:formula="of:=IF(ISBLANK([base.AD115]);&quot;&quot;;[base.AD115])">
            <text:p/>
          </table:table-cell>
          <table:table-cell table:style-name="ce35" table:formula="of:=IF(ISBLANK([base.AE115]);&quot;&quot;;[base.AE115])">
            <text:p/>
          </table:table-cell>
          <table:table-cell table:style-name="ce35" table:formula="of:=IF(ISBLANK([base.AF115]);&quot;&quot;;[base.AF115])">
            <text:p/>
          </table:table-cell>
          <table:table-cell table:style-name="ce35" table:formula="of:=IF(ISBLANK([base.AG115]);&quot;&quot;;[base.AG115])">
            <text:p/>
          </table:table-cell>
          <table:table-cell table:style-name="ce35" table:formula="of:=IF(ISBLANK([base.AH111]);&quot;&quot;;[base.AH111])">
            <text:p/>
          </table:table-cell>
          <table:table-cell table:style-name="ce35" table:formula="of:=IF(ISBLANK([base.AI111]);&quot;&quot;;[base.AI111])">
            <text:p/>
          </table:table-cell>
          <table:table-cell table:style-name="ce35" table:formula="of:=IF(ISBLANK([base.AJ115]);&quot;&quot;;[base.AJ115])">
            <text:p/>
          </table:table-cell>
          <table:table-cell table:style-name="ce35" table:formula="of:=IF(ISBLANK([base.AK115]);&quot;&quot;;[base.AK115])">
            <text:p/>
          </table:table-cell>
          <table:table-cell table:style-name="ce35" table:formula="of:=IF(ISBLANK([base.AL115]);&quot;&quot;;[base.AL115])" office:value-type="string" office:string-value="__L">
            <text:p>__L</text:p>
          </table:table-cell>
          <table:table-cell table:style-name="ce35" table:formula="of:=IF(ISBLANK([base.AM115]);&quot;&quot;;[base.AM115])">
            <text:p/>
          </table:table-cell>
          <table:table-cell table:style-name="ce35" table:formula="of:=IF(ISBLANK([base.AN115]);&quot;&quot;;[base.AN115])">
            <text:p/>
          </table:table-cell>
          <table:table-cell table:style-name="ce35" table:formula="of:=IF(ISBLANK([base.AO115]);&quot;&quot;;[base.AO115])">
            <text:p/>
          </table:table-cell>
          <table:table-cell table:style-name="ce35" table:formula="of:=IF(ISBLANK([base.AP115]);&quot;&quot;;[base.AP115])">
            <text:p/>
          </table:table-cell>
          <table:table-cell table:style-name="ce35" table:formula="of:=IF(ISBLANK([base.AQ115]);&quot;&quot;;[base.AQ115])">
            <text:p/>
          </table:table-cell>
          <table:table-cell table:style-name="ce35" table:formula="of:=IF(ISBLANK([base.AR115]);&quot;&quot;;[base.AR115])">
            <text:p/>
          </table:table-cell>
          <table:table-cell table:style-name="ce35" table:formula="of:=IF(ISBLANK([base.AS115]);&quot;&quot;;[base.AS115])">
            <text:p/>
          </table:table-cell>
          <table:table-cell table:style-name="ce35" table:formula="of:=IF(ISBLANK([base.AT115]);&quot;&quot;;[base.AT115])">
            <text:p/>
          </table:table-cell>
          <table:table-cell table:number-columns-repeated="997"/>
        </table:table-row>
        <table:table-row table:style-name="ro1">
          <table:table-cell table:formula="of:=[base.A117]" office:value-type="string" office:string-value="__L">
            <text:p>__L</text:p>
          </table:table-cell>
          <table:table-cell table:style-name="ce35" table:formula="of:=IF(ISBLANK([base.D117]);&quot;&quot;;[base.D117])">
            <text:p/>
          </table:table-cell>
          <table:table-cell table:style-name="ce35" table:formula="of:=IF(ISBLANK([base.E117]);&quot;&quot;;[base.E117])">
            <text:p/>
          </table:table-cell>
          <table:table-cell table:formula="of:=[base.W117]" office:value-type="float" office:value="0">
            <text:p>#N/A</text:p>
          </table:table-cell>
          <table:table-cell table:formula="of:=[base.X117]" office:value-type="float" office:value="0">
            <text:p>#N/A</text:p>
          </table:table-cell>
          <table:table-cell table:formula="of:=[base.N117]" office:value-type="float" office:value="0">
            <text:p>#N/A</text:p>
          </table:table-cell>
          <table:table-cell table:style-name="ce35" table:formula="of:=IF(ISBLANK([base.Z116]);&quot;&quot;;[base.Z116])">
            <text:p/>
          </table:table-cell>
          <table:table-cell table:style-name="ce35" table:formula="of:=IF(ISBLANK([base.AA116]);&quot;&quot;;[base.AA116])">
            <text:p/>
          </table:table-cell>
          <table:table-cell table:style-name="ce35" table:formula="of:=IF(ISBLANK([base.AB116]);&quot;&quot;;[base.AB116])">
            <text:p/>
          </table:table-cell>
          <table:table-cell table:style-name="ce35" table:formula="of:=IF(ISBLANK([base.AC116]);&quot;&quot;;[base.AC116])">
            <text:p/>
          </table:table-cell>
          <table:table-cell table:style-name="ce35" table:formula="of:=IF(ISBLANK([base.AD116]);&quot;&quot;;[base.AD116])">
            <text:p/>
          </table:table-cell>
          <table:table-cell table:style-name="ce35" table:formula="of:=IF(ISBLANK([base.AE116]);&quot;&quot;;[base.AE116])">
            <text:p/>
          </table:table-cell>
          <table:table-cell table:style-name="ce35" table:formula="of:=IF(ISBLANK([base.AF116]);&quot;&quot;;[base.AF116])">
            <text:p/>
          </table:table-cell>
          <table:table-cell table:style-name="ce35" table:formula="of:=IF(ISBLANK([base.AG116]);&quot;&quot;;[base.AG116])">
            <text:p/>
          </table:table-cell>
          <table:table-cell table:style-name="ce35" table:formula="of:=IF(ISBLANK([base.AH112]);&quot;&quot;;[base.AH112])">
            <text:p/>
          </table:table-cell>
          <table:table-cell table:style-name="ce35" table:formula="of:=IF(ISBLANK([base.AI112]);&quot;&quot;;[base.AI112])">
            <text:p/>
          </table:table-cell>
          <table:table-cell table:style-name="ce35" table:formula="of:=IF(ISBLANK([base.AJ116]);&quot;&quot;;[base.AJ116])">
            <text:p/>
          </table:table-cell>
          <table:table-cell table:style-name="ce35" table:formula="of:=IF(ISBLANK([base.AK116]);&quot;&quot;;[base.AK116])">
            <text:p/>
          </table:table-cell>
          <table:table-cell table:style-name="ce35" table:formula="of:=IF(ISBLANK([base.AL116]);&quot;&quot;;[base.AL116])" office:value-type="string" office:string-value="__L">
            <text:p>__L</text:p>
          </table:table-cell>
          <table:table-cell table:style-name="ce35" table:formula="of:=IF(ISBLANK([base.AM116]);&quot;&quot;;[base.AM116])">
            <text:p/>
          </table:table-cell>
          <table:table-cell table:style-name="ce35" table:formula="of:=IF(ISBLANK([base.AN116]);&quot;&quot;;[base.AN116])">
            <text:p/>
          </table:table-cell>
          <table:table-cell table:style-name="ce35" table:formula="of:=IF(ISBLANK([base.AO116]);&quot;&quot;;[base.AO116])">
            <text:p/>
          </table:table-cell>
          <table:table-cell table:style-name="ce35" table:formula="of:=IF(ISBLANK([base.AP116]);&quot;&quot;;[base.AP116])">
            <text:p/>
          </table:table-cell>
          <table:table-cell table:style-name="ce35" table:formula="of:=IF(ISBLANK([base.AQ116]);&quot;&quot;;[base.AQ116])">
            <text:p/>
          </table:table-cell>
          <table:table-cell table:style-name="ce35" table:formula="of:=IF(ISBLANK([base.AR116]);&quot;&quot;;[base.AR116])">
            <text:p/>
          </table:table-cell>
          <table:table-cell table:style-name="ce35" table:formula="of:=IF(ISBLANK([base.AS116]);&quot;&quot;;[base.AS116])">
            <text:p/>
          </table:table-cell>
          <table:table-cell table:style-name="ce35" table:formula="of:=IF(ISBLANK([base.AT116]);&quot;&quot;;[base.AT116])">
            <text:p/>
          </table:table-cell>
          <table:table-cell table:number-columns-repeated="997"/>
        </table:table-row>
        <table:table-row table:style-name="ro1">
          <table:table-cell table:formula="of:=[base.A118]" office:value-type="string" office:string-value="__L">
            <text:p>__L</text:p>
          </table:table-cell>
          <table:table-cell table:style-name="ce35" table:formula="of:=IF(ISBLANK([base.D118]);&quot;&quot;;[base.D118])">
            <text:p/>
          </table:table-cell>
          <table:table-cell table:style-name="ce35" table:formula="of:=IF(ISBLANK([base.E118]);&quot;&quot;;[base.E118])">
            <text:p/>
          </table:table-cell>
          <table:table-cell table:formula="of:=[base.W118]" office:value-type="float" office:value="0">
            <text:p>#N/A</text:p>
          </table:table-cell>
          <table:table-cell table:formula="of:=[base.X118]" office:value-type="float" office:value="0">
            <text:p>#N/A</text:p>
          </table:table-cell>
          <table:table-cell table:formula="of:=[base.N118]" office:value-type="float" office:value="0">
            <text:p>#N/A</text:p>
          </table:table-cell>
          <table:table-cell table:style-name="ce35" table:formula="of:=IF(ISBLANK([base.Z117]);&quot;&quot;;[base.Z117])">
            <text:p/>
          </table:table-cell>
          <table:table-cell table:style-name="ce35" table:formula="of:=IF(ISBLANK([base.AA117]);&quot;&quot;;[base.AA117])">
            <text:p/>
          </table:table-cell>
          <table:table-cell table:style-name="ce35" table:formula="of:=IF(ISBLANK([base.AB117]);&quot;&quot;;[base.AB117])">
            <text:p/>
          </table:table-cell>
          <table:table-cell table:style-name="ce35" table:formula="of:=IF(ISBLANK([base.AC117]);&quot;&quot;;[base.AC117])">
            <text:p/>
          </table:table-cell>
          <table:table-cell table:style-name="ce35" table:formula="of:=IF(ISBLANK([base.AD117]);&quot;&quot;;[base.AD117])">
            <text:p/>
          </table:table-cell>
          <table:table-cell table:style-name="ce35" table:formula="of:=IF(ISBLANK([base.AE117]);&quot;&quot;;[base.AE117])">
            <text:p/>
          </table:table-cell>
          <table:table-cell table:style-name="ce35" table:formula="of:=IF(ISBLANK([base.AF117]);&quot;&quot;;[base.AF117])">
            <text:p/>
          </table:table-cell>
          <table:table-cell table:style-name="ce35" table:formula="of:=IF(ISBLANK([base.AG117]);&quot;&quot;;[base.AG117])">
            <text:p/>
          </table:table-cell>
          <table:table-cell table:style-name="ce35" table:formula="of:=IF(ISBLANK([base.AH113]);&quot;&quot;;[base.AH113])">
            <text:p/>
          </table:table-cell>
          <table:table-cell table:style-name="ce35" table:formula="of:=IF(ISBLANK([base.AI113]);&quot;&quot;;[base.AI113])">
            <text:p/>
          </table:table-cell>
          <table:table-cell table:style-name="ce35" table:formula="of:=IF(ISBLANK([base.AJ117]);&quot;&quot;;[base.AJ117])">
            <text:p/>
          </table:table-cell>
          <table:table-cell table:style-name="ce35" table:formula="of:=IF(ISBLANK([base.AK117]);&quot;&quot;;[base.AK117])">
            <text:p/>
          </table:table-cell>
          <table:table-cell table:style-name="ce35" table:formula="of:=IF(ISBLANK([base.AL117]);&quot;&quot;;[base.AL117])" office:value-type="string" office:string-value="__L">
            <text:p>__L</text:p>
          </table:table-cell>
          <table:table-cell table:style-name="ce35" table:formula="of:=IF(ISBLANK([base.AM117]);&quot;&quot;;[base.AM117])">
            <text:p/>
          </table:table-cell>
          <table:table-cell table:style-name="ce35" table:formula="of:=IF(ISBLANK([base.AN117]);&quot;&quot;;[base.AN117])">
            <text:p/>
          </table:table-cell>
          <table:table-cell table:style-name="ce35" table:formula="of:=IF(ISBLANK([base.AO117]);&quot;&quot;;[base.AO117])">
            <text:p/>
          </table:table-cell>
          <table:table-cell table:style-name="ce35" table:formula="of:=IF(ISBLANK([base.AP117]);&quot;&quot;;[base.AP117])">
            <text:p/>
          </table:table-cell>
          <table:table-cell table:style-name="ce35" table:formula="of:=IF(ISBLANK([base.AQ117]);&quot;&quot;;[base.AQ117])">
            <text:p/>
          </table:table-cell>
          <table:table-cell table:style-name="ce35" table:formula="of:=IF(ISBLANK([base.AR117]);&quot;&quot;;[base.AR117])">
            <text:p/>
          </table:table-cell>
          <table:table-cell table:style-name="ce35" table:formula="of:=IF(ISBLANK([base.AS117]);&quot;&quot;;[base.AS117])">
            <text:p/>
          </table:table-cell>
          <table:table-cell table:style-name="ce35" table:formula="of:=IF(ISBLANK([base.AT117]);&quot;&quot;;[base.AT117])">
            <text:p/>
          </table:table-cell>
          <table:table-cell table:number-columns-repeated="997"/>
        </table:table-row>
        <table:table-row table:style-name="ro1">
          <table:table-cell table:formula="of:=[base.A119]" office:value-type="string" office:string-value="__L">
            <text:p>__L</text:p>
          </table:table-cell>
          <table:table-cell table:style-name="ce35" table:formula="of:=IF(ISBLANK([base.D119]);&quot;&quot;;[base.D119])">
            <text:p/>
          </table:table-cell>
          <table:table-cell table:style-name="ce35" table:formula="of:=IF(ISBLANK([base.E119]);&quot;&quot;;[base.E119])">
            <text:p/>
          </table:table-cell>
          <table:table-cell table:formula="of:=[base.W119]" office:value-type="float" office:value="0">
            <text:p>#N/A</text:p>
          </table:table-cell>
          <table:table-cell table:formula="of:=[base.X119]" office:value-type="float" office:value="0">
            <text:p>#N/A</text:p>
          </table:table-cell>
          <table:table-cell table:formula="of:=[base.N119]" office:value-type="float" office:value="0">
            <text:p>#N/A</text:p>
          </table:table-cell>
          <table:table-cell table:style-name="ce35" table:formula="of:=IF(ISBLANK([base.Z118]);&quot;&quot;;[base.Z118])">
            <text:p/>
          </table:table-cell>
          <table:table-cell table:style-name="ce35" table:formula="of:=IF(ISBLANK([base.AA118]);&quot;&quot;;[base.AA118])">
            <text:p/>
          </table:table-cell>
          <table:table-cell table:style-name="ce35" table:formula="of:=IF(ISBLANK([base.AB118]);&quot;&quot;;[base.AB118])">
            <text:p/>
          </table:table-cell>
          <table:table-cell table:style-name="ce35" table:formula="of:=IF(ISBLANK([base.AC118]);&quot;&quot;;[base.AC118])">
            <text:p/>
          </table:table-cell>
          <table:table-cell table:style-name="ce35" table:formula="of:=IF(ISBLANK([base.AD118]);&quot;&quot;;[base.AD118])">
            <text:p/>
          </table:table-cell>
          <table:table-cell table:style-name="ce35" table:formula="of:=IF(ISBLANK([base.AE118]);&quot;&quot;;[base.AE118])">
            <text:p/>
          </table:table-cell>
          <table:table-cell table:style-name="ce35" table:formula="of:=IF(ISBLANK([base.AF118]);&quot;&quot;;[base.AF118])">
            <text:p/>
          </table:table-cell>
          <table:table-cell table:style-name="ce35" table:formula="of:=IF(ISBLANK([base.AG118]);&quot;&quot;;[base.AG118])">
            <text:p/>
          </table:table-cell>
          <table:table-cell table:style-name="ce35" table:formula="of:=IF(ISBLANK([base.AH114]);&quot;&quot;;[base.AH114])">
            <text:p/>
          </table:table-cell>
          <table:table-cell table:style-name="ce35" table:formula="of:=IF(ISBLANK([base.AI114]);&quot;&quot;;[base.AI114])">
            <text:p/>
          </table:table-cell>
          <table:table-cell table:style-name="ce35" table:formula="of:=IF(ISBLANK([base.AJ118]);&quot;&quot;;[base.AJ118])">
            <text:p/>
          </table:table-cell>
          <table:table-cell table:style-name="ce35" table:formula="of:=IF(ISBLANK([base.AK118]);&quot;&quot;;[base.AK118])">
            <text:p/>
          </table:table-cell>
          <table:table-cell table:style-name="ce35" table:formula="of:=IF(ISBLANK([base.AL118]);&quot;&quot;;[base.AL118])" office:value-type="string" office:string-value="__L">
            <text:p>__L</text:p>
          </table:table-cell>
          <table:table-cell table:style-name="ce35" table:formula="of:=IF(ISBLANK([base.AM118]);&quot;&quot;;[base.AM118])">
            <text:p/>
          </table:table-cell>
          <table:table-cell table:style-name="ce35" table:formula="of:=IF(ISBLANK([base.AN118]);&quot;&quot;;[base.AN118])">
            <text:p/>
          </table:table-cell>
          <table:table-cell table:style-name="ce35" table:formula="of:=IF(ISBLANK([base.AO118]);&quot;&quot;;[base.AO118])">
            <text:p/>
          </table:table-cell>
          <table:table-cell table:style-name="ce35" table:formula="of:=IF(ISBLANK([base.AP118]);&quot;&quot;;[base.AP118])">
            <text:p/>
          </table:table-cell>
          <table:table-cell table:style-name="ce35" table:formula="of:=IF(ISBLANK([base.AQ118]);&quot;&quot;;[base.AQ118])">
            <text:p/>
          </table:table-cell>
          <table:table-cell table:style-name="ce35" table:formula="of:=IF(ISBLANK([base.AR118]);&quot;&quot;;[base.AR118])">
            <text:p/>
          </table:table-cell>
          <table:table-cell table:style-name="ce35" table:formula="of:=IF(ISBLANK([base.AS118]);&quot;&quot;;[base.AS118])">
            <text:p/>
          </table:table-cell>
          <table:table-cell table:style-name="ce35" table:formula="of:=IF(ISBLANK([base.AT118]);&quot;&quot;;[base.AT118])">
            <text:p/>
          </table:table-cell>
          <table:table-cell table:number-columns-repeated="997"/>
        </table:table-row>
        <table:table-row table:style-name="ro1">
          <table:table-cell table:formula="of:=[base.A120]" office:value-type="string" office:string-value="__L">
            <text:p>__L</text:p>
          </table:table-cell>
          <table:table-cell table:style-name="ce35" table:formula="of:=IF(ISBLANK([base.D120]);&quot;&quot;;[base.D120])">
            <text:p/>
          </table:table-cell>
          <table:table-cell table:style-name="ce35" table:formula="of:=IF(ISBLANK([base.E120]);&quot;&quot;;[base.E120])">
            <text:p/>
          </table:table-cell>
          <table:table-cell table:formula="of:=[base.W120]" office:value-type="float" office:value="0">
            <text:p>#N/A</text:p>
          </table:table-cell>
          <table:table-cell table:formula="of:=[base.X120]" office:value-type="float" office:value="0">
            <text:p>#N/A</text:p>
          </table:table-cell>
          <table:table-cell table:formula="of:=[base.N120]" office:value-type="float" office:value="0">
            <text:p>#N/A</text:p>
          </table:table-cell>
          <table:table-cell table:style-name="ce35" table:formula="of:=IF(ISBLANK([base.Z119]);&quot;&quot;;[base.Z119])">
            <text:p/>
          </table:table-cell>
          <table:table-cell table:style-name="ce35" table:formula="of:=IF(ISBLANK([base.AA119]);&quot;&quot;;[base.AA119])">
            <text:p/>
          </table:table-cell>
          <table:table-cell table:style-name="ce35" table:formula="of:=IF(ISBLANK([base.AB119]);&quot;&quot;;[base.AB119])">
            <text:p/>
          </table:table-cell>
          <table:table-cell table:style-name="ce35" table:formula="of:=IF(ISBLANK([base.AC119]);&quot;&quot;;[base.AC119])">
            <text:p/>
          </table:table-cell>
          <table:table-cell table:style-name="ce35" table:formula="of:=IF(ISBLANK([base.AD119]);&quot;&quot;;[base.AD119])">
            <text:p/>
          </table:table-cell>
          <table:table-cell table:style-name="ce35" table:formula="of:=IF(ISBLANK([base.AE119]);&quot;&quot;;[base.AE119])">
            <text:p/>
          </table:table-cell>
          <table:table-cell table:style-name="ce35" table:formula="of:=IF(ISBLANK([base.AF119]);&quot;&quot;;[base.AF119])">
            <text:p/>
          </table:table-cell>
          <table:table-cell table:style-name="ce35" table:formula="of:=IF(ISBLANK([base.AG119]);&quot;&quot;;[base.AG119])">
            <text:p/>
          </table:table-cell>
          <table:table-cell table:style-name="ce35" table:formula="of:=IF(ISBLANK([base.AH115]);&quot;&quot;;[base.AH115])">
            <text:p/>
          </table:table-cell>
          <table:table-cell table:style-name="ce35" table:formula="of:=IF(ISBLANK([base.AI115]);&quot;&quot;;[base.AI115])">
            <text:p/>
          </table:table-cell>
          <table:table-cell table:style-name="ce35" table:formula="of:=IF(ISBLANK([base.AJ119]);&quot;&quot;;[base.AJ119])">
            <text:p/>
          </table:table-cell>
          <table:table-cell table:style-name="ce35" table:formula="of:=IF(ISBLANK([base.AK119]);&quot;&quot;;[base.AK119])">
            <text:p/>
          </table:table-cell>
          <table:table-cell table:style-name="ce35" table:formula="of:=IF(ISBLANK([base.AL119]);&quot;&quot;;[base.AL119])" office:value-type="string" office:string-value="__L">
            <text:p>__L</text:p>
          </table:table-cell>
          <table:table-cell table:style-name="ce35" table:formula="of:=IF(ISBLANK([base.AM119]);&quot;&quot;;[base.AM119])">
            <text:p/>
          </table:table-cell>
          <table:table-cell table:style-name="ce35" table:formula="of:=IF(ISBLANK([base.AN119]);&quot;&quot;;[base.AN119])">
            <text:p/>
          </table:table-cell>
          <table:table-cell table:style-name="ce35" table:formula="of:=IF(ISBLANK([base.AO119]);&quot;&quot;;[base.AO119])">
            <text:p/>
          </table:table-cell>
          <table:table-cell table:style-name="ce35" table:formula="of:=IF(ISBLANK([base.AP119]);&quot;&quot;;[base.AP119])">
            <text:p/>
          </table:table-cell>
          <table:table-cell table:style-name="ce35" table:formula="of:=IF(ISBLANK([base.AQ119]);&quot;&quot;;[base.AQ119])">
            <text:p/>
          </table:table-cell>
          <table:table-cell table:style-name="ce35" table:formula="of:=IF(ISBLANK([base.AR119]);&quot;&quot;;[base.AR119])">
            <text:p/>
          </table:table-cell>
          <table:table-cell table:style-name="ce35" table:formula="of:=IF(ISBLANK([base.AS119]);&quot;&quot;;[base.AS119])">
            <text:p/>
          </table:table-cell>
          <table:table-cell table:style-name="ce35" table:formula="of:=IF(ISBLANK([base.AT119]);&quot;&quot;;[base.AT119])">
            <text:p/>
          </table:table-cell>
          <table:table-cell table:number-columns-repeated="997"/>
        </table:table-row>
        <table:table-row table:style-name="ro1">
          <table:table-cell table:formula="of:=[base.A121]" office:value-type="string" office:string-value="__L">
            <text:p>__L</text:p>
          </table:table-cell>
          <table:table-cell table:style-name="ce35" table:formula="of:=IF(ISBLANK([base.D121]);&quot;&quot;;[base.D121])">
            <text:p/>
          </table:table-cell>
          <table:table-cell table:style-name="ce35" table:formula="of:=IF(ISBLANK([base.E121]);&quot;&quot;;[base.E121])">
            <text:p/>
          </table:table-cell>
          <table:table-cell table:formula="of:=[base.W121]" office:value-type="float" office:value="0">
            <text:p>#N/A</text:p>
          </table:table-cell>
          <table:table-cell table:formula="of:=[base.X121]" office:value-type="float" office:value="0">
            <text:p>#N/A</text:p>
          </table:table-cell>
          <table:table-cell table:formula="of:=[base.N121]" office:value-type="float" office:value="0">
            <text:p>#N/A</text:p>
          </table:table-cell>
          <table:table-cell table:style-name="ce35" table:formula="of:=IF(ISBLANK([base.Z120]);&quot;&quot;;[base.Z120])">
            <text:p/>
          </table:table-cell>
          <table:table-cell table:style-name="ce35" table:formula="of:=IF(ISBLANK([base.AA120]);&quot;&quot;;[base.AA120])">
            <text:p/>
          </table:table-cell>
          <table:table-cell table:style-name="ce35" table:formula="of:=IF(ISBLANK([base.AB120]);&quot;&quot;;[base.AB120])">
            <text:p/>
          </table:table-cell>
          <table:table-cell table:style-name="ce35" table:formula="of:=IF(ISBLANK([base.AC120]);&quot;&quot;;[base.AC120])">
            <text:p/>
          </table:table-cell>
          <table:table-cell table:style-name="ce35" table:formula="of:=IF(ISBLANK([base.AD120]);&quot;&quot;;[base.AD120])">
            <text:p/>
          </table:table-cell>
          <table:table-cell table:style-name="ce35" table:formula="of:=IF(ISBLANK([base.AE120]);&quot;&quot;;[base.AE120])">
            <text:p/>
          </table:table-cell>
          <table:table-cell table:style-name="ce35" table:formula="of:=IF(ISBLANK([base.AF120]);&quot;&quot;;[base.AF120])">
            <text:p/>
          </table:table-cell>
          <table:table-cell table:style-name="ce35" table:formula="of:=IF(ISBLANK([base.AG120]);&quot;&quot;;[base.AG120])">
            <text:p/>
          </table:table-cell>
          <table:table-cell table:style-name="ce35" table:formula="of:=IF(ISBLANK([base.AH116]);&quot;&quot;;[base.AH116])">
            <text:p/>
          </table:table-cell>
          <table:table-cell table:style-name="ce35" table:formula="of:=IF(ISBLANK([base.AI116]);&quot;&quot;;[base.AI116])">
            <text:p/>
          </table:table-cell>
          <table:table-cell table:style-name="ce35" table:formula="of:=IF(ISBLANK([base.AJ120]);&quot;&quot;;[base.AJ120])">
            <text:p/>
          </table:table-cell>
          <table:table-cell table:style-name="ce35" table:formula="of:=IF(ISBLANK([base.AK120]);&quot;&quot;;[base.AK120])">
            <text:p/>
          </table:table-cell>
          <table:table-cell table:style-name="ce35" table:formula="of:=IF(ISBLANK([base.AL120]);&quot;&quot;;[base.AL120])" office:value-type="string" office:string-value="__L">
            <text:p>__L</text:p>
          </table:table-cell>
          <table:table-cell table:style-name="ce35" table:formula="of:=IF(ISBLANK([base.AM120]);&quot;&quot;;[base.AM120])">
            <text:p/>
          </table:table-cell>
          <table:table-cell table:style-name="ce35" table:formula="of:=IF(ISBLANK([base.AN120]);&quot;&quot;;[base.AN120])">
            <text:p/>
          </table:table-cell>
          <table:table-cell table:style-name="ce35" table:formula="of:=IF(ISBLANK([base.AO120]);&quot;&quot;;[base.AO120])">
            <text:p/>
          </table:table-cell>
          <table:table-cell table:style-name="ce35" table:formula="of:=IF(ISBLANK([base.AP120]);&quot;&quot;;[base.AP120])">
            <text:p/>
          </table:table-cell>
          <table:table-cell table:style-name="ce35" table:formula="of:=IF(ISBLANK([base.AQ120]);&quot;&quot;;[base.AQ120])">
            <text:p/>
          </table:table-cell>
          <table:table-cell table:style-name="ce35" table:formula="of:=IF(ISBLANK([base.AR120]);&quot;&quot;;[base.AR120])">
            <text:p/>
          </table:table-cell>
          <table:table-cell table:style-name="ce35" table:formula="of:=IF(ISBLANK([base.AS120]);&quot;&quot;;[base.AS120])">
            <text:p/>
          </table:table-cell>
          <table:table-cell table:style-name="ce35" table:formula="of:=IF(ISBLANK([base.AT120]);&quot;&quot;;[base.AT120])">
            <text:p/>
          </table:table-cell>
          <table:table-cell table:number-columns-repeated="997"/>
        </table:table-row>
        <table:table-row table:style-name="ro1">
          <table:table-cell table:formula="of:=[base.A122]" office:value-type="string" office:string-value="__L">
            <text:p>__L</text:p>
          </table:table-cell>
          <table:table-cell table:style-name="ce35" table:formula="of:=IF(ISBLANK([base.D122]);&quot;&quot;;[base.D122])">
            <text:p/>
          </table:table-cell>
          <table:table-cell table:style-name="ce35" table:formula="of:=IF(ISBLANK([base.E122]);&quot;&quot;;[base.E122])">
            <text:p/>
          </table:table-cell>
          <table:table-cell table:formula="of:=[base.W122]" office:value-type="float" office:value="0">
            <text:p>#N/A</text:p>
          </table:table-cell>
          <table:table-cell table:formula="of:=[base.X122]" office:value-type="float" office:value="0">
            <text:p>#N/A</text:p>
          </table:table-cell>
          <table:table-cell table:formula="of:=[base.N122]" office:value-type="float" office:value="0">
            <text:p>#N/A</text:p>
          </table:table-cell>
          <table:table-cell table:style-name="ce35" table:formula="of:=IF(ISBLANK([base.Z121]);&quot;&quot;;[base.Z121])">
            <text:p/>
          </table:table-cell>
          <table:table-cell table:style-name="ce35" table:formula="of:=IF(ISBLANK([base.AA121]);&quot;&quot;;[base.AA121])">
            <text:p/>
          </table:table-cell>
          <table:table-cell table:style-name="ce35" table:formula="of:=IF(ISBLANK([base.AB121]);&quot;&quot;;[base.AB121])">
            <text:p/>
          </table:table-cell>
          <table:table-cell table:style-name="ce35" table:formula="of:=IF(ISBLANK([base.AC121]);&quot;&quot;;[base.AC121])">
            <text:p/>
          </table:table-cell>
          <table:table-cell table:style-name="ce35" table:formula="of:=IF(ISBLANK([base.AD121]);&quot;&quot;;[base.AD121])">
            <text:p/>
          </table:table-cell>
          <table:table-cell table:style-name="ce35" table:formula="of:=IF(ISBLANK([base.AE121]);&quot;&quot;;[base.AE121])">
            <text:p/>
          </table:table-cell>
          <table:table-cell table:style-name="ce35" table:formula="of:=IF(ISBLANK([base.AF121]);&quot;&quot;;[base.AF121])">
            <text:p/>
          </table:table-cell>
          <table:table-cell table:style-name="ce35" table:formula="of:=IF(ISBLANK([base.AG121]);&quot;&quot;;[base.AG121])">
            <text:p/>
          </table:table-cell>
          <table:table-cell table:style-name="ce35" table:formula="of:=IF(ISBLANK([base.AH117]);&quot;&quot;;[base.AH117])">
            <text:p/>
          </table:table-cell>
          <table:table-cell table:style-name="ce35" table:formula="of:=IF(ISBLANK([base.AI117]);&quot;&quot;;[base.AI117])">
            <text:p/>
          </table:table-cell>
          <table:table-cell table:style-name="ce35" table:formula="of:=IF(ISBLANK([base.AJ121]);&quot;&quot;;[base.AJ121])">
            <text:p/>
          </table:table-cell>
          <table:table-cell table:style-name="ce35" table:formula="of:=IF(ISBLANK([base.AK121]);&quot;&quot;;[base.AK121])">
            <text:p/>
          </table:table-cell>
          <table:table-cell table:style-name="ce35" table:formula="of:=IF(ISBLANK([base.AL121]);&quot;&quot;;[base.AL121])" office:value-type="string" office:string-value="__L">
            <text:p>__L</text:p>
          </table:table-cell>
          <table:table-cell table:style-name="ce35" table:formula="of:=IF(ISBLANK([base.AM121]);&quot;&quot;;[base.AM121])">
            <text:p/>
          </table:table-cell>
          <table:table-cell table:style-name="ce35" table:formula="of:=IF(ISBLANK([base.AN121]);&quot;&quot;;[base.AN121])">
            <text:p/>
          </table:table-cell>
          <table:table-cell table:style-name="ce35" table:formula="of:=IF(ISBLANK([base.AO121]);&quot;&quot;;[base.AO121])">
            <text:p/>
          </table:table-cell>
          <table:table-cell table:style-name="ce35" table:formula="of:=IF(ISBLANK([base.AP121]);&quot;&quot;;[base.AP121])">
            <text:p/>
          </table:table-cell>
          <table:table-cell table:style-name="ce35" table:formula="of:=IF(ISBLANK([base.AQ121]);&quot;&quot;;[base.AQ121])">
            <text:p/>
          </table:table-cell>
          <table:table-cell table:style-name="ce35" table:formula="of:=IF(ISBLANK([base.AR121]);&quot;&quot;;[base.AR121])">
            <text:p/>
          </table:table-cell>
          <table:table-cell table:style-name="ce35" table:formula="of:=IF(ISBLANK([base.AS121]);&quot;&quot;;[base.AS121])">
            <text:p/>
          </table:table-cell>
          <table:table-cell table:style-name="ce35" table:formula="of:=IF(ISBLANK([base.AT121]);&quot;&quot;;[base.AT121])">
            <text:p/>
          </table:table-cell>
          <table:table-cell table:number-columns-repeated="997"/>
        </table:table-row>
        <table:table-row table:style-name="ro1">
          <table:table-cell table:formula="of:=[base.A123]" office:value-type="string" office:string-value="__L">
            <text:p>__L</text:p>
          </table:table-cell>
          <table:table-cell table:style-name="ce35" table:formula="of:=IF(ISBLANK([base.D123]);&quot;&quot;;[base.D123])">
            <text:p/>
          </table:table-cell>
          <table:table-cell table:style-name="ce35" table:formula="of:=IF(ISBLANK([base.E123]);&quot;&quot;;[base.E123])">
            <text:p/>
          </table:table-cell>
          <table:table-cell table:formula="of:=[base.W123]" office:value-type="float" office:value="0">
            <text:p>#N/A</text:p>
          </table:table-cell>
          <table:table-cell table:formula="of:=[base.X123]" office:value-type="float" office:value="0">
            <text:p>#N/A</text:p>
          </table:table-cell>
          <table:table-cell table:formula="of:=[base.N123]" office:value-type="float" office:value="0">
            <text:p>#N/A</text:p>
          </table:table-cell>
          <table:table-cell table:style-name="ce35" table:formula="of:=IF(ISBLANK([base.Z122]);&quot;&quot;;[base.Z122])">
            <text:p/>
          </table:table-cell>
          <table:table-cell table:style-name="ce35" table:formula="of:=IF(ISBLANK([base.AA122]);&quot;&quot;;[base.AA122])">
            <text:p/>
          </table:table-cell>
          <table:table-cell table:style-name="ce35" table:formula="of:=IF(ISBLANK([base.AB122]);&quot;&quot;;[base.AB122])">
            <text:p/>
          </table:table-cell>
          <table:table-cell table:style-name="ce35" table:formula="of:=IF(ISBLANK([base.AC122]);&quot;&quot;;[base.AC122])">
            <text:p/>
          </table:table-cell>
          <table:table-cell table:style-name="ce35" table:formula="of:=IF(ISBLANK([base.AD122]);&quot;&quot;;[base.AD122])">
            <text:p/>
          </table:table-cell>
          <table:table-cell table:style-name="ce35" table:formula="of:=IF(ISBLANK([base.AE122]);&quot;&quot;;[base.AE122])">
            <text:p/>
          </table:table-cell>
          <table:table-cell table:style-name="ce35" table:formula="of:=IF(ISBLANK([base.AF122]);&quot;&quot;;[base.AF122])">
            <text:p/>
          </table:table-cell>
          <table:table-cell table:style-name="ce35" table:formula="of:=IF(ISBLANK([base.AG122]);&quot;&quot;;[base.AG122])">
            <text:p/>
          </table:table-cell>
          <table:table-cell table:style-name="ce35" table:formula="of:=IF(ISBLANK([base.AH118]);&quot;&quot;;[base.AH118])">
            <text:p/>
          </table:table-cell>
          <table:table-cell table:style-name="ce35" table:formula="of:=IF(ISBLANK([base.AI118]);&quot;&quot;;[base.AI118])">
            <text:p/>
          </table:table-cell>
          <table:table-cell table:style-name="ce35" table:formula="of:=IF(ISBLANK([base.AJ122]);&quot;&quot;;[base.AJ122])">
            <text:p/>
          </table:table-cell>
          <table:table-cell table:style-name="ce35" table:formula="of:=IF(ISBLANK([base.AK122]);&quot;&quot;;[base.AK122])">
            <text:p/>
          </table:table-cell>
          <table:table-cell table:style-name="ce35" table:formula="of:=IF(ISBLANK([base.AL122]);&quot;&quot;;[base.AL122])" office:value-type="string" office:string-value="__L">
            <text:p>__L</text:p>
          </table:table-cell>
          <table:table-cell table:style-name="ce35" table:formula="of:=IF(ISBLANK([base.AM122]);&quot;&quot;;[base.AM122])">
            <text:p/>
          </table:table-cell>
          <table:table-cell table:style-name="ce35" table:formula="of:=IF(ISBLANK([base.AN122]);&quot;&quot;;[base.AN122])">
            <text:p/>
          </table:table-cell>
          <table:table-cell table:style-name="ce35" table:formula="of:=IF(ISBLANK([base.AO122]);&quot;&quot;;[base.AO122])">
            <text:p/>
          </table:table-cell>
          <table:table-cell table:style-name="ce35" table:formula="of:=IF(ISBLANK([base.AP122]);&quot;&quot;;[base.AP122])">
            <text:p/>
          </table:table-cell>
          <table:table-cell table:style-name="ce35" table:formula="of:=IF(ISBLANK([base.AQ122]);&quot;&quot;;[base.AQ122])">
            <text:p/>
          </table:table-cell>
          <table:table-cell table:style-name="ce35" table:formula="of:=IF(ISBLANK([base.AR122]);&quot;&quot;;[base.AR122])">
            <text:p/>
          </table:table-cell>
          <table:table-cell table:style-name="ce35" table:formula="of:=IF(ISBLANK([base.AS122]);&quot;&quot;;[base.AS122])">
            <text:p/>
          </table:table-cell>
          <table:table-cell table:style-name="ce35" table:formula="of:=IF(ISBLANK([base.AT122]);&quot;&quot;;[base.AT122])">
            <text:p/>
          </table:table-cell>
          <table:table-cell table:number-columns-repeated="997"/>
        </table:table-row>
        <table:table-row table:style-name="ro1">
          <table:table-cell table:formula="of:=[base.A124]" office:value-type="string" office:string-value="__L">
            <text:p>__L</text:p>
          </table:table-cell>
          <table:table-cell table:style-name="ce35" table:formula="of:=IF(ISBLANK([base.D124]);&quot;&quot;;[base.D124])">
            <text:p/>
          </table:table-cell>
          <table:table-cell table:style-name="ce35" table:formula="of:=IF(ISBLANK([base.E124]);&quot;&quot;;[base.E124])">
            <text:p/>
          </table:table-cell>
          <table:table-cell table:formula="of:=[base.W124]" office:value-type="float" office:value="0">
            <text:p>#N/A</text:p>
          </table:table-cell>
          <table:table-cell table:formula="of:=[base.X124]" office:value-type="float" office:value="0">
            <text:p>#N/A</text:p>
          </table:table-cell>
          <table:table-cell table:formula="of:=[base.N124]" office:value-type="float" office:value="0">
            <text:p>#N/A</text:p>
          </table:table-cell>
          <table:table-cell table:style-name="ce35" table:formula="of:=IF(ISBLANK([base.Z123]);&quot;&quot;;[base.Z123])">
            <text:p/>
          </table:table-cell>
          <table:table-cell table:style-name="ce35" table:formula="of:=IF(ISBLANK([base.AA123]);&quot;&quot;;[base.AA123])">
            <text:p/>
          </table:table-cell>
          <table:table-cell table:style-name="ce35" table:formula="of:=IF(ISBLANK([base.AB123]);&quot;&quot;;[base.AB123])">
            <text:p/>
          </table:table-cell>
          <table:table-cell table:style-name="ce35" table:formula="of:=IF(ISBLANK([base.AC123]);&quot;&quot;;[base.AC123])">
            <text:p/>
          </table:table-cell>
          <table:table-cell table:style-name="ce35" table:formula="of:=IF(ISBLANK([base.AD123]);&quot;&quot;;[base.AD123])">
            <text:p/>
          </table:table-cell>
          <table:table-cell table:style-name="ce35" table:formula="of:=IF(ISBLANK([base.AE123]);&quot;&quot;;[base.AE123])">
            <text:p/>
          </table:table-cell>
          <table:table-cell table:style-name="ce35" table:formula="of:=IF(ISBLANK([base.AF123]);&quot;&quot;;[base.AF123])">
            <text:p/>
          </table:table-cell>
          <table:table-cell table:style-name="ce35" table:formula="of:=IF(ISBLANK([base.AG123]);&quot;&quot;;[base.AG123])">
            <text:p/>
          </table:table-cell>
          <table:table-cell table:style-name="ce35" table:formula="of:=IF(ISBLANK([base.AH119]);&quot;&quot;;[base.AH119])">
            <text:p/>
          </table:table-cell>
          <table:table-cell table:style-name="ce35" table:formula="of:=IF(ISBLANK([base.AI119]);&quot;&quot;;[base.AI119])">
            <text:p/>
          </table:table-cell>
          <table:table-cell table:style-name="ce35" table:formula="of:=IF(ISBLANK([base.AJ123]);&quot;&quot;;[base.AJ123])">
            <text:p/>
          </table:table-cell>
          <table:table-cell table:style-name="ce35" table:formula="of:=IF(ISBLANK([base.AK123]);&quot;&quot;;[base.AK123])">
            <text:p/>
          </table:table-cell>
          <table:table-cell table:style-name="ce35" table:formula="of:=IF(ISBLANK([base.AL123]);&quot;&quot;;[base.AL123])" office:value-type="string" office:string-value="__L">
            <text:p>__L</text:p>
          </table:table-cell>
          <table:table-cell table:style-name="ce35" table:formula="of:=IF(ISBLANK([base.AM123]);&quot;&quot;;[base.AM123])">
            <text:p/>
          </table:table-cell>
          <table:table-cell table:style-name="ce35" table:formula="of:=IF(ISBLANK([base.AN123]);&quot;&quot;;[base.AN123])">
            <text:p/>
          </table:table-cell>
          <table:table-cell table:style-name="ce35" table:formula="of:=IF(ISBLANK([base.AO123]);&quot;&quot;;[base.AO123])">
            <text:p/>
          </table:table-cell>
          <table:table-cell table:style-name="ce35" table:formula="of:=IF(ISBLANK([base.AP123]);&quot;&quot;;[base.AP123])">
            <text:p/>
          </table:table-cell>
          <table:table-cell table:style-name="ce35" table:formula="of:=IF(ISBLANK([base.AQ123]);&quot;&quot;;[base.AQ123])">
            <text:p/>
          </table:table-cell>
          <table:table-cell table:style-name="ce35" table:formula="of:=IF(ISBLANK([base.AR123]);&quot;&quot;;[base.AR123])">
            <text:p/>
          </table:table-cell>
          <table:table-cell table:style-name="ce35" table:formula="of:=IF(ISBLANK([base.AS123]);&quot;&quot;;[base.AS123])">
            <text:p/>
          </table:table-cell>
          <table:table-cell table:style-name="ce35" table:formula="of:=IF(ISBLANK([base.AT123]);&quot;&quot;;[base.AT123])">
            <text:p/>
          </table:table-cell>
          <table:table-cell table:number-columns-repeated="997"/>
        </table:table-row>
        <table:table-row table:style-name="ro1">
          <table:table-cell table:formula="of:=[base.A125]" office:value-type="string" office:string-value="__L">
            <text:p>__L</text:p>
          </table:table-cell>
          <table:table-cell table:style-name="ce35" table:formula="of:=IF(ISBLANK([base.D125]);&quot;&quot;;[base.D125])">
            <text:p/>
          </table:table-cell>
          <table:table-cell table:style-name="ce35" table:formula="of:=IF(ISBLANK([base.E125]);&quot;&quot;;[base.E125])">
            <text:p/>
          </table:table-cell>
          <table:table-cell table:formula="of:=[base.W125]" office:value-type="float" office:value="0">
            <text:p>#N/A</text:p>
          </table:table-cell>
          <table:table-cell table:formula="of:=[base.X125]" office:value-type="float" office:value="0">
            <text:p>#N/A</text:p>
          </table:table-cell>
          <table:table-cell table:formula="of:=[base.N125]" office:value-type="float" office:value="0">
            <text:p>#N/A</text:p>
          </table:table-cell>
          <table:table-cell table:style-name="ce35" table:formula="of:=IF(ISBLANK([base.Z124]);&quot;&quot;;[base.Z124])">
            <text:p/>
          </table:table-cell>
          <table:table-cell table:style-name="ce35" table:formula="of:=IF(ISBLANK([base.AA124]);&quot;&quot;;[base.AA124])">
            <text:p/>
          </table:table-cell>
          <table:table-cell table:style-name="ce35" table:formula="of:=IF(ISBLANK([base.AB124]);&quot;&quot;;[base.AB124])">
            <text:p/>
          </table:table-cell>
          <table:table-cell table:style-name="ce35" table:formula="of:=IF(ISBLANK([base.AC124]);&quot;&quot;;[base.AC124])">
            <text:p/>
          </table:table-cell>
          <table:table-cell table:style-name="ce35" table:formula="of:=IF(ISBLANK([base.AD124]);&quot;&quot;;[base.AD124])">
            <text:p/>
          </table:table-cell>
          <table:table-cell table:style-name="ce35" table:formula="of:=IF(ISBLANK([base.AE124]);&quot;&quot;;[base.AE124])">
            <text:p/>
          </table:table-cell>
          <table:table-cell table:style-name="ce35" table:formula="of:=IF(ISBLANK([base.AF124]);&quot;&quot;;[base.AF124])">
            <text:p/>
          </table:table-cell>
          <table:table-cell table:style-name="ce35" table:formula="of:=IF(ISBLANK([base.AG124]);&quot;&quot;;[base.AG124])">
            <text:p/>
          </table:table-cell>
          <table:table-cell table:style-name="ce35" table:formula="of:=IF(ISBLANK([base.AH120]);&quot;&quot;;[base.AH120])">
            <text:p/>
          </table:table-cell>
          <table:table-cell table:style-name="ce35" table:formula="of:=IF(ISBLANK([base.AI120]);&quot;&quot;;[base.AI120])">
            <text:p/>
          </table:table-cell>
          <table:table-cell table:style-name="ce35" table:formula="of:=IF(ISBLANK([base.AJ124]);&quot;&quot;;[base.AJ124])">
            <text:p/>
          </table:table-cell>
          <table:table-cell table:style-name="ce35" table:formula="of:=IF(ISBLANK([base.AK124]);&quot;&quot;;[base.AK124])">
            <text:p/>
          </table:table-cell>
          <table:table-cell table:style-name="ce35" table:formula="of:=IF(ISBLANK([base.AL124]);&quot;&quot;;[base.AL124])" office:value-type="string" office:string-value="__L">
            <text:p>__L</text:p>
          </table:table-cell>
          <table:table-cell table:style-name="ce35" table:formula="of:=IF(ISBLANK([base.AM124]);&quot;&quot;;[base.AM124])">
            <text:p/>
          </table:table-cell>
          <table:table-cell table:style-name="ce35" table:formula="of:=IF(ISBLANK([base.AN124]);&quot;&quot;;[base.AN124])">
            <text:p/>
          </table:table-cell>
          <table:table-cell table:style-name="ce35" table:formula="of:=IF(ISBLANK([base.AO124]);&quot;&quot;;[base.AO124])">
            <text:p/>
          </table:table-cell>
          <table:table-cell table:style-name="ce35" table:formula="of:=IF(ISBLANK([base.AP124]);&quot;&quot;;[base.AP124])">
            <text:p/>
          </table:table-cell>
          <table:table-cell table:style-name="ce35" table:formula="of:=IF(ISBLANK([base.AQ124]);&quot;&quot;;[base.AQ124])">
            <text:p/>
          </table:table-cell>
          <table:table-cell table:style-name="ce35" table:formula="of:=IF(ISBLANK([base.AR124]);&quot;&quot;;[base.AR124])">
            <text:p/>
          </table:table-cell>
          <table:table-cell table:style-name="ce35" table:formula="of:=IF(ISBLANK([base.AS124]);&quot;&quot;;[base.AS124])">
            <text:p/>
          </table:table-cell>
          <table:table-cell table:style-name="ce35" table:formula="of:=IF(ISBLANK([base.AT124]);&quot;&quot;;[base.AT124])">
            <text:p/>
          </table:table-cell>
          <table:table-cell table:number-columns-repeated="997"/>
        </table:table-row>
        <table:table-row table:style-name="ro1">
          <table:table-cell table:formula="of:=[base.A126]" office:value-type="string" office:string-value="__L">
            <text:p>__L</text:p>
          </table:table-cell>
          <table:table-cell table:style-name="ce35" table:formula="of:=IF(ISBLANK([base.D126]);&quot;&quot;;[base.D126])">
            <text:p/>
          </table:table-cell>
          <table:table-cell table:style-name="ce35" table:formula="of:=IF(ISBLANK([base.E126]);&quot;&quot;;[base.E126])">
            <text:p/>
          </table:table-cell>
          <table:table-cell table:formula="of:=[base.W126]" office:value-type="float" office:value="0">
            <text:p>#N/A</text:p>
          </table:table-cell>
          <table:table-cell table:formula="of:=[base.X126]" office:value-type="float" office:value="0">
            <text:p>#N/A</text:p>
          </table:table-cell>
          <table:table-cell table:formula="of:=[base.N126]" office:value-type="float" office:value="0">
            <text:p>#N/A</text:p>
          </table:table-cell>
          <table:table-cell table:style-name="ce35" table:formula="of:=IF(ISBLANK([base.Z125]);&quot;&quot;;[base.Z125])">
            <text:p/>
          </table:table-cell>
          <table:table-cell table:style-name="ce35" table:formula="of:=IF(ISBLANK([base.AA125]);&quot;&quot;;[base.AA125])">
            <text:p/>
          </table:table-cell>
          <table:table-cell table:style-name="ce35" table:formula="of:=IF(ISBLANK([base.AB125]);&quot;&quot;;[base.AB125])">
            <text:p/>
          </table:table-cell>
          <table:table-cell table:style-name="ce35" table:formula="of:=IF(ISBLANK([base.AC125]);&quot;&quot;;[base.AC125])">
            <text:p/>
          </table:table-cell>
          <table:table-cell table:style-name="ce35" table:formula="of:=IF(ISBLANK([base.AD125]);&quot;&quot;;[base.AD125])">
            <text:p/>
          </table:table-cell>
          <table:table-cell table:style-name="ce35" table:formula="of:=IF(ISBLANK([base.AE125]);&quot;&quot;;[base.AE125])">
            <text:p/>
          </table:table-cell>
          <table:table-cell table:style-name="ce35" table:formula="of:=IF(ISBLANK([base.AF125]);&quot;&quot;;[base.AF125])">
            <text:p/>
          </table:table-cell>
          <table:table-cell table:style-name="ce35" table:formula="of:=IF(ISBLANK([base.AG125]);&quot;&quot;;[base.AG125])">
            <text:p/>
          </table:table-cell>
          <table:table-cell table:style-name="ce35" table:formula="of:=IF(ISBLANK([base.AH121]);&quot;&quot;;[base.AH121])">
            <text:p/>
          </table:table-cell>
          <table:table-cell table:style-name="ce35" table:formula="of:=IF(ISBLANK([base.AI121]);&quot;&quot;;[base.AI121])">
            <text:p/>
          </table:table-cell>
          <table:table-cell table:style-name="ce35" table:formula="of:=IF(ISBLANK([base.AJ125]);&quot;&quot;;[base.AJ125])">
            <text:p/>
          </table:table-cell>
          <table:table-cell table:style-name="ce35" table:formula="of:=IF(ISBLANK([base.AK125]);&quot;&quot;;[base.AK125])">
            <text:p/>
          </table:table-cell>
          <table:table-cell table:style-name="ce35" table:formula="of:=IF(ISBLANK([base.AL125]);&quot;&quot;;[base.AL125])" office:value-type="string" office:string-value="__L">
            <text:p>__L</text:p>
          </table:table-cell>
          <table:table-cell table:style-name="ce35" table:formula="of:=IF(ISBLANK([base.AM125]);&quot;&quot;;[base.AM125])">
            <text:p/>
          </table:table-cell>
          <table:table-cell table:style-name="ce35" table:formula="of:=IF(ISBLANK([base.AN125]);&quot;&quot;;[base.AN125])">
            <text:p/>
          </table:table-cell>
          <table:table-cell table:style-name="ce35" table:formula="of:=IF(ISBLANK([base.AO125]);&quot;&quot;;[base.AO125])">
            <text:p/>
          </table:table-cell>
          <table:table-cell table:style-name="ce35" table:formula="of:=IF(ISBLANK([base.AP125]);&quot;&quot;;[base.AP125])">
            <text:p/>
          </table:table-cell>
          <table:table-cell table:style-name="ce35" table:formula="of:=IF(ISBLANK([base.AQ125]);&quot;&quot;;[base.AQ125])">
            <text:p/>
          </table:table-cell>
          <table:table-cell table:style-name="ce35" table:formula="of:=IF(ISBLANK([base.AR125]);&quot;&quot;;[base.AR125])">
            <text:p/>
          </table:table-cell>
          <table:table-cell table:style-name="ce35" table:formula="of:=IF(ISBLANK([base.AS125]);&quot;&quot;;[base.AS125])">
            <text:p/>
          </table:table-cell>
          <table:table-cell table:style-name="ce35" table:formula="of:=IF(ISBLANK([base.AT125]);&quot;&quot;;[base.AT125])">
            <text:p/>
          </table:table-cell>
          <table:table-cell table:number-columns-repeated="997"/>
        </table:table-row>
        <table:table-row table:style-name="ro1">
          <table:table-cell table:formula="of:=[base.A127]" office:value-type="string" office:string-value="__L">
            <text:p>__L</text:p>
          </table:table-cell>
          <table:table-cell table:style-name="ce35" table:formula="of:=IF(ISBLANK([base.D127]);&quot;&quot;;[base.D127])">
            <text:p/>
          </table:table-cell>
          <table:table-cell table:style-name="ce35" table:formula="of:=IF(ISBLANK([base.E127]);&quot;&quot;;[base.E127])">
            <text:p/>
          </table:table-cell>
          <table:table-cell table:formula="of:=[base.W127]" office:value-type="float" office:value="0">
            <text:p>#N/A</text:p>
          </table:table-cell>
          <table:table-cell table:formula="of:=[base.X127]" office:value-type="float" office:value="0">
            <text:p>#N/A</text:p>
          </table:table-cell>
          <table:table-cell table:formula="of:=[base.N127]" office:value-type="float" office:value="0">
            <text:p>#N/A</text:p>
          </table:table-cell>
          <table:table-cell table:style-name="ce35" table:formula="of:=IF(ISBLANK([base.Z126]);&quot;&quot;;[base.Z126])">
            <text:p/>
          </table:table-cell>
          <table:table-cell table:style-name="ce35" table:formula="of:=IF(ISBLANK([base.AA126]);&quot;&quot;;[base.AA126])">
            <text:p/>
          </table:table-cell>
          <table:table-cell table:style-name="ce35" table:formula="of:=IF(ISBLANK([base.AB126]);&quot;&quot;;[base.AB126])">
            <text:p/>
          </table:table-cell>
          <table:table-cell table:style-name="ce35" table:formula="of:=IF(ISBLANK([base.AC126]);&quot;&quot;;[base.AC126])">
            <text:p/>
          </table:table-cell>
          <table:table-cell table:style-name="ce35" table:formula="of:=IF(ISBLANK([base.AD126]);&quot;&quot;;[base.AD126])">
            <text:p/>
          </table:table-cell>
          <table:table-cell table:style-name="ce35" table:formula="of:=IF(ISBLANK([base.AE126]);&quot;&quot;;[base.AE126])">
            <text:p/>
          </table:table-cell>
          <table:table-cell table:style-name="ce35" table:formula="of:=IF(ISBLANK([base.AF126]);&quot;&quot;;[base.AF126])">
            <text:p/>
          </table:table-cell>
          <table:table-cell table:style-name="ce35" table:formula="of:=IF(ISBLANK([base.AG126]);&quot;&quot;;[base.AG126])">
            <text:p/>
          </table:table-cell>
          <table:table-cell table:style-name="ce35" table:formula="of:=IF(ISBLANK([base.AH122]);&quot;&quot;;[base.AH122])">
            <text:p/>
          </table:table-cell>
          <table:table-cell table:style-name="ce35" table:formula="of:=IF(ISBLANK([base.AI122]);&quot;&quot;;[base.AI122])">
            <text:p/>
          </table:table-cell>
          <table:table-cell table:style-name="ce35" table:formula="of:=IF(ISBLANK([base.AJ126]);&quot;&quot;;[base.AJ126])">
            <text:p/>
          </table:table-cell>
          <table:table-cell table:style-name="ce35" table:formula="of:=IF(ISBLANK([base.AK126]);&quot;&quot;;[base.AK126])">
            <text:p/>
          </table:table-cell>
          <table:table-cell table:style-name="ce35" table:formula="of:=IF(ISBLANK([base.AL126]);&quot;&quot;;[base.AL126])" office:value-type="string" office:string-value="__L">
            <text:p>__L</text:p>
          </table:table-cell>
          <table:table-cell table:style-name="ce35" table:formula="of:=IF(ISBLANK([base.AM126]);&quot;&quot;;[base.AM126])">
            <text:p/>
          </table:table-cell>
          <table:table-cell table:style-name="ce35" table:formula="of:=IF(ISBLANK([base.AN126]);&quot;&quot;;[base.AN126])">
            <text:p/>
          </table:table-cell>
          <table:table-cell table:style-name="ce35" table:formula="of:=IF(ISBLANK([base.AO126]);&quot;&quot;;[base.AO126])">
            <text:p/>
          </table:table-cell>
          <table:table-cell table:style-name="ce35" table:formula="of:=IF(ISBLANK([base.AP126]);&quot;&quot;;[base.AP126])">
            <text:p/>
          </table:table-cell>
          <table:table-cell table:style-name="ce35" table:formula="of:=IF(ISBLANK([base.AQ126]);&quot;&quot;;[base.AQ126])">
            <text:p/>
          </table:table-cell>
          <table:table-cell table:style-name="ce35" table:formula="of:=IF(ISBLANK([base.AR126]);&quot;&quot;;[base.AR126])">
            <text:p/>
          </table:table-cell>
          <table:table-cell table:style-name="ce35" table:formula="of:=IF(ISBLANK([base.AS126]);&quot;&quot;;[base.AS126])">
            <text:p/>
          </table:table-cell>
          <table:table-cell table:style-name="ce35" table:formula="of:=IF(ISBLANK([base.AT126]);&quot;&quot;;[base.AT126])">
            <text:p/>
          </table:table-cell>
          <table:table-cell table:number-columns-repeated="997"/>
        </table:table-row>
        <table:table-row table:style-name="ro1">
          <table:table-cell table:formula="of:=[base.A128]" office:value-type="string" office:string-value="__L">
            <text:p>__L</text:p>
          </table:table-cell>
          <table:table-cell table:style-name="ce35" table:formula="of:=IF(ISBLANK([base.D128]);&quot;&quot;;[base.D128])">
            <text:p/>
          </table:table-cell>
          <table:table-cell table:style-name="ce35" table:formula="of:=IF(ISBLANK([base.E128]);&quot;&quot;;[base.E128])">
            <text:p/>
          </table:table-cell>
          <table:table-cell table:formula="of:=[base.W128]" office:value-type="float" office:value="0">
            <text:p>#N/A</text:p>
          </table:table-cell>
          <table:table-cell table:formula="of:=[base.X128]" office:value-type="float" office:value="0">
            <text:p>#N/A</text:p>
          </table:table-cell>
          <table:table-cell table:formula="of:=[base.N128]" office:value-type="float" office:value="0">
            <text:p>#N/A</text:p>
          </table:table-cell>
          <table:table-cell table:style-name="ce35" table:formula="of:=IF(ISBLANK([base.Z127]);&quot;&quot;;[base.Z127])">
            <text:p/>
          </table:table-cell>
          <table:table-cell table:style-name="ce35" table:formula="of:=IF(ISBLANK([base.AA127]);&quot;&quot;;[base.AA127])">
            <text:p/>
          </table:table-cell>
          <table:table-cell table:style-name="ce35" table:formula="of:=IF(ISBLANK([base.AB127]);&quot;&quot;;[base.AB127])">
            <text:p/>
          </table:table-cell>
          <table:table-cell table:style-name="ce35" table:formula="of:=IF(ISBLANK([base.AC127]);&quot;&quot;;[base.AC127])">
            <text:p/>
          </table:table-cell>
          <table:table-cell table:style-name="ce35" table:formula="of:=IF(ISBLANK([base.AD127]);&quot;&quot;;[base.AD127])">
            <text:p/>
          </table:table-cell>
          <table:table-cell table:style-name="ce35" table:formula="of:=IF(ISBLANK([base.AE127]);&quot;&quot;;[base.AE127])">
            <text:p/>
          </table:table-cell>
          <table:table-cell table:style-name="ce35" table:formula="of:=IF(ISBLANK([base.AF127]);&quot;&quot;;[base.AF127])">
            <text:p/>
          </table:table-cell>
          <table:table-cell table:style-name="ce35" table:formula="of:=IF(ISBLANK([base.AG127]);&quot;&quot;;[base.AG127])">
            <text:p/>
          </table:table-cell>
          <table:table-cell table:style-name="ce35" table:formula="of:=IF(ISBLANK([base.AH123]);&quot;&quot;;[base.AH123])">
            <text:p/>
          </table:table-cell>
          <table:table-cell table:style-name="ce35" table:formula="of:=IF(ISBLANK([base.AI123]);&quot;&quot;;[base.AI123])">
            <text:p/>
          </table:table-cell>
          <table:table-cell table:style-name="ce35" table:formula="of:=IF(ISBLANK([base.AJ127]);&quot;&quot;;[base.AJ127])">
            <text:p/>
          </table:table-cell>
          <table:table-cell table:style-name="ce35" table:formula="of:=IF(ISBLANK([base.AK127]);&quot;&quot;;[base.AK127])">
            <text:p/>
          </table:table-cell>
          <table:table-cell table:style-name="ce35" table:formula="of:=IF(ISBLANK([base.AL127]);&quot;&quot;;[base.AL127])" office:value-type="string" office:string-value="__L">
            <text:p>__L</text:p>
          </table:table-cell>
          <table:table-cell table:style-name="ce35" table:formula="of:=IF(ISBLANK([base.AM127]);&quot;&quot;;[base.AM127])">
            <text:p/>
          </table:table-cell>
          <table:table-cell table:style-name="ce35" table:formula="of:=IF(ISBLANK([base.AN127]);&quot;&quot;;[base.AN127])">
            <text:p/>
          </table:table-cell>
          <table:table-cell table:style-name="ce35" table:formula="of:=IF(ISBLANK([base.AO127]);&quot;&quot;;[base.AO127])">
            <text:p/>
          </table:table-cell>
          <table:table-cell table:style-name="ce35" table:formula="of:=IF(ISBLANK([base.AP127]);&quot;&quot;;[base.AP127])">
            <text:p/>
          </table:table-cell>
          <table:table-cell table:style-name="ce35" table:formula="of:=IF(ISBLANK([base.AQ127]);&quot;&quot;;[base.AQ127])">
            <text:p/>
          </table:table-cell>
          <table:table-cell table:style-name="ce35" table:formula="of:=IF(ISBLANK([base.AR127]);&quot;&quot;;[base.AR127])">
            <text:p/>
          </table:table-cell>
          <table:table-cell table:style-name="ce35" table:formula="of:=IF(ISBLANK([base.AS127]);&quot;&quot;;[base.AS127])">
            <text:p/>
          </table:table-cell>
          <table:table-cell table:style-name="ce35" table:formula="of:=IF(ISBLANK([base.AT127]);&quot;&quot;;[base.AT127])">
            <text:p/>
          </table:table-cell>
          <table:table-cell table:number-columns-repeated="997"/>
        </table:table-row>
        <table:table-row table:style-name="ro1">
          <table:table-cell table:formula="of:=[base.A129]" office:value-type="string" office:string-value="__L">
            <text:p>__L</text:p>
          </table:table-cell>
          <table:table-cell table:style-name="ce35" table:formula="of:=IF(ISBLANK([base.D129]);&quot;&quot;;[base.D129])">
            <text:p/>
          </table:table-cell>
          <table:table-cell table:style-name="ce35" table:formula="of:=IF(ISBLANK([base.E129]);&quot;&quot;;[base.E129])">
            <text:p/>
          </table:table-cell>
          <table:table-cell table:formula="of:=[base.W129]" office:value-type="float" office:value="0">
            <text:p>#N/A</text:p>
          </table:table-cell>
          <table:table-cell table:formula="of:=[base.X129]" office:value-type="float" office:value="0">
            <text:p>#N/A</text:p>
          </table:table-cell>
          <table:table-cell table:formula="of:=[base.N129]" office:value-type="float" office:value="0">
            <text:p>#N/A</text:p>
          </table:table-cell>
          <table:table-cell table:style-name="ce35" table:formula="of:=IF(ISBLANK([base.Z128]);&quot;&quot;;[base.Z128])">
            <text:p/>
          </table:table-cell>
          <table:table-cell table:style-name="ce35" table:formula="of:=IF(ISBLANK([base.AA128]);&quot;&quot;;[base.AA128])">
            <text:p/>
          </table:table-cell>
          <table:table-cell table:style-name="ce35" table:formula="of:=IF(ISBLANK([base.AB128]);&quot;&quot;;[base.AB128])">
            <text:p/>
          </table:table-cell>
          <table:table-cell table:style-name="ce35" table:formula="of:=IF(ISBLANK([base.AC128]);&quot;&quot;;[base.AC128])">
            <text:p/>
          </table:table-cell>
          <table:table-cell table:style-name="ce35" table:formula="of:=IF(ISBLANK([base.AD128]);&quot;&quot;;[base.AD128])">
            <text:p/>
          </table:table-cell>
          <table:table-cell table:style-name="ce35" table:formula="of:=IF(ISBLANK([base.AE128]);&quot;&quot;;[base.AE128])">
            <text:p/>
          </table:table-cell>
          <table:table-cell table:style-name="ce35" table:formula="of:=IF(ISBLANK([base.AF128]);&quot;&quot;;[base.AF128])">
            <text:p/>
          </table:table-cell>
          <table:table-cell table:style-name="ce35" table:formula="of:=IF(ISBLANK([base.AG128]);&quot;&quot;;[base.AG128])">
            <text:p/>
          </table:table-cell>
          <table:table-cell table:style-name="ce35" table:formula="of:=IF(ISBLANK([base.AH124]);&quot;&quot;;[base.AH124])">
            <text:p/>
          </table:table-cell>
          <table:table-cell table:style-name="ce35" table:formula="of:=IF(ISBLANK([base.AI124]);&quot;&quot;;[base.AI124])">
            <text:p/>
          </table:table-cell>
          <table:table-cell table:style-name="ce35" table:formula="of:=IF(ISBLANK([base.AJ128]);&quot;&quot;;[base.AJ128])">
            <text:p/>
          </table:table-cell>
          <table:table-cell table:style-name="ce35" table:formula="of:=IF(ISBLANK([base.AK128]);&quot;&quot;;[base.AK128])">
            <text:p/>
          </table:table-cell>
          <table:table-cell table:style-name="ce35" table:formula="of:=IF(ISBLANK([base.AL128]);&quot;&quot;;[base.AL128])" office:value-type="string" office:string-value="__L">
            <text:p>__L</text:p>
          </table:table-cell>
          <table:table-cell table:style-name="ce35" table:formula="of:=IF(ISBLANK([base.AM128]);&quot;&quot;;[base.AM128])">
            <text:p/>
          </table:table-cell>
          <table:table-cell table:style-name="ce35" table:formula="of:=IF(ISBLANK([base.AN128]);&quot;&quot;;[base.AN128])">
            <text:p/>
          </table:table-cell>
          <table:table-cell table:style-name="ce35" table:formula="of:=IF(ISBLANK([base.AO128]);&quot;&quot;;[base.AO128])">
            <text:p/>
          </table:table-cell>
          <table:table-cell table:style-name="ce35" table:formula="of:=IF(ISBLANK([base.AP128]);&quot;&quot;;[base.AP128])">
            <text:p/>
          </table:table-cell>
          <table:table-cell table:style-name="ce35" table:formula="of:=IF(ISBLANK([base.AQ128]);&quot;&quot;;[base.AQ128])">
            <text:p/>
          </table:table-cell>
          <table:table-cell table:style-name="ce35" table:formula="of:=IF(ISBLANK([base.AR128]);&quot;&quot;;[base.AR128])">
            <text:p/>
          </table:table-cell>
          <table:table-cell table:style-name="ce35" table:formula="of:=IF(ISBLANK([base.AS128]);&quot;&quot;;[base.AS128])">
            <text:p/>
          </table:table-cell>
          <table:table-cell table:style-name="ce35" table:formula="of:=IF(ISBLANK([base.AT128]);&quot;&quot;;[base.AT128])">
            <text:p/>
          </table:table-cell>
          <table:table-cell table:number-columns-repeated="997"/>
        </table:table-row>
        <table:table-row table:style-name="ro1">
          <table:table-cell table:formula="of:=[base.A130]" office:value-type="string" office:string-value="__L">
            <text:p>__L</text:p>
          </table:table-cell>
          <table:table-cell table:style-name="ce35" table:formula="of:=IF(ISBLANK([base.D130]);&quot;&quot;;[base.D130])">
            <text:p/>
          </table:table-cell>
          <table:table-cell table:style-name="ce35" table:formula="of:=IF(ISBLANK([base.E130]);&quot;&quot;;[base.E130])">
            <text:p/>
          </table:table-cell>
          <table:table-cell table:formula="of:=[base.W130]" office:value-type="float" office:value="0">
            <text:p>#N/A</text:p>
          </table:table-cell>
          <table:table-cell table:formula="of:=[base.X130]" office:value-type="float" office:value="0">
            <text:p>#N/A</text:p>
          </table:table-cell>
          <table:table-cell table:formula="of:=[base.N130]" office:value-type="float" office:value="0">
            <text:p>#N/A</text:p>
          </table:table-cell>
          <table:table-cell table:style-name="ce35" table:formula="of:=IF(ISBLANK([base.Z129]);&quot;&quot;;[base.Z129])">
            <text:p/>
          </table:table-cell>
          <table:table-cell table:style-name="ce35" table:formula="of:=IF(ISBLANK([base.AA129]);&quot;&quot;;[base.AA129])">
            <text:p/>
          </table:table-cell>
          <table:table-cell table:style-name="ce35" table:formula="of:=IF(ISBLANK([base.AB129]);&quot;&quot;;[base.AB129])">
            <text:p/>
          </table:table-cell>
          <table:table-cell table:style-name="ce35" table:formula="of:=IF(ISBLANK([base.AC129]);&quot;&quot;;[base.AC129])">
            <text:p/>
          </table:table-cell>
          <table:table-cell table:style-name="ce35" table:formula="of:=IF(ISBLANK([base.AD129]);&quot;&quot;;[base.AD129])">
            <text:p/>
          </table:table-cell>
          <table:table-cell table:style-name="ce35" table:formula="of:=IF(ISBLANK([base.AE129]);&quot;&quot;;[base.AE129])">
            <text:p/>
          </table:table-cell>
          <table:table-cell table:style-name="ce35" table:formula="of:=IF(ISBLANK([base.AF129]);&quot;&quot;;[base.AF129])">
            <text:p/>
          </table:table-cell>
          <table:table-cell table:style-name="ce35" table:formula="of:=IF(ISBLANK([base.AG129]);&quot;&quot;;[base.AG129])">
            <text:p/>
          </table:table-cell>
          <table:table-cell table:style-name="ce35" table:formula="of:=IF(ISBLANK([base.AH125]);&quot;&quot;;[base.AH125])">
            <text:p/>
          </table:table-cell>
          <table:table-cell table:style-name="ce35" table:formula="of:=IF(ISBLANK([base.AI125]);&quot;&quot;;[base.AI125])">
            <text:p/>
          </table:table-cell>
          <table:table-cell table:style-name="ce35" table:formula="of:=IF(ISBLANK([base.AJ129]);&quot;&quot;;[base.AJ129])">
            <text:p/>
          </table:table-cell>
          <table:table-cell table:style-name="ce35" table:formula="of:=IF(ISBLANK([base.AK129]);&quot;&quot;;[base.AK129])">
            <text:p/>
          </table:table-cell>
          <table:table-cell table:style-name="ce35" table:formula="of:=IF(ISBLANK([base.AL129]);&quot;&quot;;[base.AL129])" office:value-type="string" office:string-value="__L">
            <text:p>__L</text:p>
          </table:table-cell>
          <table:table-cell table:style-name="ce35" table:formula="of:=IF(ISBLANK([base.AM129]);&quot;&quot;;[base.AM129])">
            <text:p/>
          </table:table-cell>
          <table:table-cell table:style-name="ce35" table:formula="of:=IF(ISBLANK([base.AN129]);&quot;&quot;;[base.AN129])">
            <text:p/>
          </table:table-cell>
          <table:table-cell table:style-name="ce35" table:formula="of:=IF(ISBLANK([base.AO129]);&quot;&quot;;[base.AO129])">
            <text:p/>
          </table:table-cell>
          <table:table-cell table:style-name="ce35" table:formula="of:=IF(ISBLANK([base.AP129]);&quot;&quot;;[base.AP129])">
            <text:p/>
          </table:table-cell>
          <table:table-cell table:style-name="ce35" table:formula="of:=IF(ISBLANK([base.AQ129]);&quot;&quot;;[base.AQ129])">
            <text:p/>
          </table:table-cell>
          <table:table-cell table:style-name="ce35" table:formula="of:=IF(ISBLANK([base.AR129]);&quot;&quot;;[base.AR129])">
            <text:p/>
          </table:table-cell>
          <table:table-cell table:style-name="ce35" table:formula="of:=IF(ISBLANK([base.AS129]);&quot;&quot;;[base.AS129])">
            <text:p/>
          </table:table-cell>
          <table:table-cell table:style-name="ce35" table:formula="of:=IF(ISBLANK([base.AT129]);&quot;&quot;;[base.AT129])">
            <text:p/>
          </table:table-cell>
          <table:table-cell table:number-columns-repeated="997"/>
        </table:table-row>
        <table:table-row table:style-name="ro1">
          <table:table-cell table:formula="of:=[base.A131]" office:value-type="string" office:string-value="__L">
            <text:p>__L</text:p>
          </table:table-cell>
          <table:table-cell table:style-name="ce35" table:formula="of:=IF(ISBLANK([base.D131]);&quot;&quot;;[base.D131])">
            <text:p/>
          </table:table-cell>
          <table:table-cell table:style-name="ce35" table:formula="of:=IF(ISBLANK([base.E131]);&quot;&quot;;[base.E131])">
            <text:p/>
          </table:table-cell>
          <table:table-cell table:formula="of:=[base.W131]" office:value-type="float" office:value="0">
            <text:p>#N/A</text:p>
          </table:table-cell>
          <table:table-cell table:formula="of:=[base.X131]" office:value-type="float" office:value="0">
            <text:p>#N/A</text:p>
          </table:table-cell>
          <table:table-cell table:formula="of:=[base.N131]" office:value-type="float" office:value="0">
            <text:p>#N/A</text:p>
          </table:table-cell>
          <table:table-cell table:style-name="ce35" table:formula="of:=IF(ISBLANK([base.Z130]);&quot;&quot;;[base.Z130])">
            <text:p/>
          </table:table-cell>
          <table:table-cell table:style-name="ce35" table:formula="of:=IF(ISBLANK([base.AA130]);&quot;&quot;;[base.AA130])">
            <text:p/>
          </table:table-cell>
          <table:table-cell table:style-name="ce35" table:formula="of:=IF(ISBLANK([base.AB130]);&quot;&quot;;[base.AB130])">
            <text:p/>
          </table:table-cell>
          <table:table-cell table:style-name="ce35" table:formula="of:=IF(ISBLANK([base.AC130]);&quot;&quot;;[base.AC130])">
            <text:p/>
          </table:table-cell>
          <table:table-cell table:style-name="ce35" table:formula="of:=IF(ISBLANK([base.AD130]);&quot;&quot;;[base.AD130])">
            <text:p/>
          </table:table-cell>
          <table:table-cell table:style-name="ce35" table:formula="of:=IF(ISBLANK([base.AE130]);&quot;&quot;;[base.AE130])">
            <text:p/>
          </table:table-cell>
          <table:table-cell table:style-name="ce35" table:formula="of:=IF(ISBLANK([base.AF130]);&quot;&quot;;[base.AF130])">
            <text:p/>
          </table:table-cell>
          <table:table-cell table:style-name="ce35" table:formula="of:=IF(ISBLANK([base.AG130]);&quot;&quot;;[base.AG130])">
            <text:p/>
          </table:table-cell>
          <table:table-cell table:style-name="ce35" table:formula="of:=IF(ISBLANK([base.AH126]);&quot;&quot;;[base.AH126])">
            <text:p/>
          </table:table-cell>
          <table:table-cell table:style-name="ce35" table:formula="of:=IF(ISBLANK([base.AI126]);&quot;&quot;;[base.AI126])">
            <text:p/>
          </table:table-cell>
          <table:table-cell table:style-name="ce35" table:formula="of:=IF(ISBLANK([base.AJ130]);&quot;&quot;;[base.AJ130])">
            <text:p/>
          </table:table-cell>
          <table:table-cell table:style-name="ce35" table:formula="of:=IF(ISBLANK([base.AK130]);&quot;&quot;;[base.AK130])">
            <text:p/>
          </table:table-cell>
          <table:table-cell table:style-name="ce35" table:formula="of:=IF(ISBLANK([base.AL130]);&quot;&quot;;[base.AL130])" office:value-type="string" office:string-value="__L">
            <text:p>__L</text:p>
          </table:table-cell>
          <table:table-cell table:style-name="ce35" table:formula="of:=IF(ISBLANK([base.AM130]);&quot;&quot;;[base.AM130])">
            <text:p/>
          </table:table-cell>
          <table:table-cell table:style-name="ce35" table:formula="of:=IF(ISBLANK([base.AN130]);&quot;&quot;;[base.AN130])">
            <text:p/>
          </table:table-cell>
          <table:table-cell table:style-name="ce35" table:formula="of:=IF(ISBLANK([base.AO130]);&quot;&quot;;[base.AO130])">
            <text:p/>
          </table:table-cell>
          <table:table-cell table:style-name="ce35" table:formula="of:=IF(ISBLANK([base.AP130]);&quot;&quot;;[base.AP130])">
            <text:p/>
          </table:table-cell>
          <table:table-cell table:style-name="ce35" table:formula="of:=IF(ISBLANK([base.AQ130]);&quot;&quot;;[base.AQ130])">
            <text:p/>
          </table:table-cell>
          <table:table-cell table:style-name="ce35" table:formula="of:=IF(ISBLANK([base.AR130]);&quot;&quot;;[base.AR130])">
            <text:p/>
          </table:table-cell>
          <table:table-cell table:style-name="ce35" table:formula="of:=IF(ISBLANK([base.AS130]);&quot;&quot;;[base.AS130])">
            <text:p/>
          </table:table-cell>
          <table:table-cell table:style-name="ce35" table:formula="of:=IF(ISBLANK([base.AT130]);&quot;&quot;;[base.AT130])">
            <text:p/>
          </table:table-cell>
          <table:table-cell table:number-columns-repeated="997"/>
        </table:table-row>
        <table:table-row table:style-name="ro1">
          <table:table-cell table:formula="of:=[base.A132]" office:value-type="string" office:string-value="__L">
            <text:p>__L</text:p>
          </table:table-cell>
          <table:table-cell table:style-name="ce35" table:formula="of:=IF(ISBLANK([base.D132]);&quot;&quot;;[base.D132])">
            <text:p/>
          </table:table-cell>
          <table:table-cell table:style-name="ce35" table:formula="of:=IF(ISBLANK([base.E132]);&quot;&quot;;[base.E132])">
            <text:p/>
          </table:table-cell>
          <table:table-cell table:formula="of:=[base.W132]" office:value-type="float" office:value="0">
            <text:p>#N/A</text:p>
          </table:table-cell>
          <table:table-cell table:formula="of:=[base.X132]" office:value-type="float" office:value="0">
            <text:p>#N/A</text:p>
          </table:table-cell>
          <table:table-cell table:formula="of:=[base.N132]" office:value-type="float" office:value="0">
            <text:p>#N/A</text:p>
          </table:table-cell>
          <table:table-cell table:style-name="ce35" table:formula="of:=IF(ISBLANK([base.Z131]);&quot;&quot;;[base.Z131])">
            <text:p/>
          </table:table-cell>
          <table:table-cell table:style-name="ce35" table:formula="of:=IF(ISBLANK([base.AA131]);&quot;&quot;;[base.AA131])">
            <text:p/>
          </table:table-cell>
          <table:table-cell table:style-name="ce35" table:formula="of:=IF(ISBLANK([base.AB131]);&quot;&quot;;[base.AB131])">
            <text:p/>
          </table:table-cell>
          <table:table-cell table:style-name="ce35" table:formula="of:=IF(ISBLANK([base.AC131]);&quot;&quot;;[base.AC131])">
            <text:p/>
          </table:table-cell>
          <table:table-cell table:style-name="ce35" table:formula="of:=IF(ISBLANK([base.AD131]);&quot;&quot;;[base.AD131])">
            <text:p/>
          </table:table-cell>
          <table:table-cell table:style-name="ce35" table:formula="of:=IF(ISBLANK([base.AE131]);&quot;&quot;;[base.AE131])">
            <text:p/>
          </table:table-cell>
          <table:table-cell table:style-name="ce35" table:formula="of:=IF(ISBLANK([base.AF131]);&quot;&quot;;[base.AF131])">
            <text:p/>
          </table:table-cell>
          <table:table-cell table:style-name="ce35" table:formula="of:=IF(ISBLANK([base.AG131]);&quot;&quot;;[base.AG131])">
            <text:p/>
          </table:table-cell>
          <table:table-cell table:style-name="ce35" table:formula="of:=IF(ISBLANK([base.AH127]);&quot;&quot;;[base.AH127])">
            <text:p/>
          </table:table-cell>
          <table:table-cell table:style-name="ce35" table:formula="of:=IF(ISBLANK([base.AI127]);&quot;&quot;;[base.AI127])">
            <text:p/>
          </table:table-cell>
          <table:table-cell table:style-name="ce35" table:formula="of:=IF(ISBLANK([base.AJ131]);&quot;&quot;;[base.AJ131])">
            <text:p/>
          </table:table-cell>
          <table:table-cell table:style-name="ce35" table:formula="of:=IF(ISBLANK([base.AK131]);&quot;&quot;;[base.AK131])">
            <text:p/>
          </table:table-cell>
          <table:table-cell table:style-name="ce35" table:formula="of:=IF(ISBLANK([base.AL131]);&quot;&quot;;[base.AL131])" office:value-type="string" office:string-value="__L">
            <text:p>__L</text:p>
          </table:table-cell>
          <table:table-cell table:style-name="ce35" table:formula="of:=IF(ISBLANK([base.AM131]);&quot;&quot;;[base.AM131])">
            <text:p/>
          </table:table-cell>
          <table:table-cell table:style-name="ce35" table:formula="of:=IF(ISBLANK([base.AN131]);&quot;&quot;;[base.AN131])">
            <text:p/>
          </table:table-cell>
          <table:table-cell table:style-name="ce35" table:formula="of:=IF(ISBLANK([base.AO131]);&quot;&quot;;[base.AO131])">
            <text:p/>
          </table:table-cell>
          <table:table-cell table:style-name="ce35" table:formula="of:=IF(ISBLANK([base.AP131]);&quot;&quot;;[base.AP131])">
            <text:p/>
          </table:table-cell>
          <table:table-cell table:style-name="ce35" table:formula="of:=IF(ISBLANK([base.AQ131]);&quot;&quot;;[base.AQ131])">
            <text:p/>
          </table:table-cell>
          <table:table-cell table:style-name="ce35" table:formula="of:=IF(ISBLANK([base.AR131]);&quot;&quot;;[base.AR131])">
            <text:p/>
          </table:table-cell>
          <table:table-cell table:style-name="ce35" table:formula="of:=IF(ISBLANK([base.AS131]);&quot;&quot;;[base.AS131])">
            <text:p/>
          </table:table-cell>
          <table:table-cell table:style-name="ce35" table:formula="of:=IF(ISBLANK([base.AT131]);&quot;&quot;;[base.AT131])">
            <text:p/>
          </table:table-cell>
          <table:table-cell table:number-columns-repeated="997"/>
        </table:table-row>
        <table:table-row table:style-name="ro1">
          <table:table-cell table:formula="of:=[base.A133]" office:value-type="string" office:string-value="__L">
            <text:p>__L</text:p>
          </table:table-cell>
          <table:table-cell table:style-name="ce35" table:formula="of:=IF(ISBLANK([base.D133]);&quot;&quot;;[base.D133])">
            <text:p/>
          </table:table-cell>
          <table:table-cell table:style-name="ce35" table:formula="of:=IF(ISBLANK([base.E133]);&quot;&quot;;[base.E133])">
            <text:p/>
          </table:table-cell>
          <table:table-cell table:formula="of:=[base.W133]" office:value-type="float" office:value="0">
            <text:p>#N/A</text:p>
          </table:table-cell>
          <table:table-cell table:formula="of:=[base.X133]" office:value-type="float" office:value="0">
            <text:p>#N/A</text:p>
          </table:table-cell>
          <table:table-cell table:formula="of:=[base.N133]" office:value-type="float" office:value="0">
            <text:p>#N/A</text:p>
          </table:table-cell>
          <table:table-cell table:style-name="ce35" table:formula="of:=IF(ISBLANK([base.Z132]);&quot;&quot;;[base.Z132])">
            <text:p/>
          </table:table-cell>
          <table:table-cell table:style-name="ce35" table:formula="of:=IF(ISBLANK([base.AA132]);&quot;&quot;;[base.AA132])">
            <text:p/>
          </table:table-cell>
          <table:table-cell table:style-name="ce35" table:formula="of:=IF(ISBLANK([base.AB132]);&quot;&quot;;[base.AB132])">
            <text:p/>
          </table:table-cell>
          <table:table-cell table:style-name="ce35" table:formula="of:=IF(ISBLANK([base.AC132]);&quot;&quot;;[base.AC132])">
            <text:p/>
          </table:table-cell>
          <table:table-cell table:style-name="ce35" table:formula="of:=IF(ISBLANK([base.AD132]);&quot;&quot;;[base.AD132])">
            <text:p/>
          </table:table-cell>
          <table:table-cell table:style-name="ce35" table:formula="of:=IF(ISBLANK([base.AE132]);&quot;&quot;;[base.AE132])">
            <text:p/>
          </table:table-cell>
          <table:table-cell table:style-name="ce35" table:formula="of:=IF(ISBLANK([base.AF132]);&quot;&quot;;[base.AF132])">
            <text:p/>
          </table:table-cell>
          <table:table-cell table:style-name="ce35" table:formula="of:=IF(ISBLANK([base.AG132]);&quot;&quot;;[base.AG132])">
            <text:p/>
          </table:table-cell>
          <table:table-cell table:style-name="ce35" table:formula="of:=IF(ISBLANK([base.AH128]);&quot;&quot;;[base.AH128])">
            <text:p/>
          </table:table-cell>
          <table:table-cell table:style-name="ce35" table:formula="of:=IF(ISBLANK([base.AI128]);&quot;&quot;;[base.AI128])">
            <text:p/>
          </table:table-cell>
          <table:table-cell table:style-name="ce35" table:formula="of:=IF(ISBLANK([base.AJ132]);&quot;&quot;;[base.AJ132])">
            <text:p/>
          </table:table-cell>
          <table:table-cell table:style-name="ce35" table:formula="of:=IF(ISBLANK([base.AK132]);&quot;&quot;;[base.AK132])">
            <text:p/>
          </table:table-cell>
          <table:table-cell table:style-name="ce35" table:formula="of:=IF(ISBLANK([base.AL132]);&quot;&quot;;[base.AL132])" office:value-type="string" office:string-value="__L">
            <text:p>__L</text:p>
          </table:table-cell>
          <table:table-cell table:style-name="ce35" table:formula="of:=IF(ISBLANK([base.AM132]);&quot;&quot;;[base.AM132])">
            <text:p/>
          </table:table-cell>
          <table:table-cell table:style-name="ce35" table:formula="of:=IF(ISBLANK([base.AN132]);&quot;&quot;;[base.AN132])">
            <text:p/>
          </table:table-cell>
          <table:table-cell table:style-name="ce35" table:formula="of:=IF(ISBLANK([base.AO132]);&quot;&quot;;[base.AO132])">
            <text:p/>
          </table:table-cell>
          <table:table-cell table:style-name="ce35" table:formula="of:=IF(ISBLANK([base.AP132]);&quot;&quot;;[base.AP132])">
            <text:p/>
          </table:table-cell>
          <table:table-cell table:style-name="ce35" table:formula="of:=IF(ISBLANK([base.AQ132]);&quot;&quot;;[base.AQ132])">
            <text:p/>
          </table:table-cell>
          <table:table-cell table:style-name="ce35" table:formula="of:=IF(ISBLANK([base.AR132]);&quot;&quot;;[base.AR132])">
            <text:p/>
          </table:table-cell>
          <table:table-cell table:style-name="ce35" table:formula="of:=IF(ISBLANK([base.AS132]);&quot;&quot;;[base.AS132])">
            <text:p/>
          </table:table-cell>
          <table:table-cell table:style-name="ce35" table:formula="of:=IF(ISBLANK([base.AT132]);&quot;&quot;;[base.AT132])">
            <text:p/>
          </table:table-cell>
          <table:table-cell table:number-columns-repeated="997"/>
        </table:table-row>
        <table:table-row table:style-name="ro1">
          <table:table-cell table:formula="of:=[base.A134]" office:value-type="string" office:string-value="__L">
            <text:p>__L</text:p>
          </table:table-cell>
          <table:table-cell table:style-name="ce35" table:formula="of:=IF(ISBLANK([base.D134]);&quot;&quot;;[base.D134])">
            <text:p/>
          </table:table-cell>
          <table:table-cell table:style-name="ce35" table:formula="of:=IF(ISBLANK([base.E134]);&quot;&quot;;[base.E134])">
            <text:p/>
          </table:table-cell>
          <table:table-cell table:formula="of:=[base.W134]" office:value-type="float" office:value="0">
            <text:p>#N/A</text:p>
          </table:table-cell>
          <table:table-cell table:formula="of:=[base.X134]" office:value-type="float" office:value="0">
            <text:p>#N/A</text:p>
          </table:table-cell>
          <table:table-cell table:formula="of:=[base.N134]" office:value-type="float" office:value="0">
            <text:p>#N/A</text:p>
          </table:table-cell>
          <table:table-cell table:style-name="ce35" table:formula="of:=IF(ISBLANK([base.Z133]);&quot;&quot;;[base.Z133])">
            <text:p/>
          </table:table-cell>
          <table:table-cell table:style-name="ce35" table:formula="of:=IF(ISBLANK([base.AA133]);&quot;&quot;;[base.AA133])">
            <text:p/>
          </table:table-cell>
          <table:table-cell table:style-name="ce35" table:formula="of:=IF(ISBLANK([base.AB133]);&quot;&quot;;[base.AB133])">
            <text:p/>
          </table:table-cell>
          <table:table-cell table:style-name="ce35" table:formula="of:=IF(ISBLANK([base.AC133]);&quot;&quot;;[base.AC133])">
            <text:p/>
          </table:table-cell>
          <table:table-cell table:style-name="ce35" table:formula="of:=IF(ISBLANK([base.AD133]);&quot;&quot;;[base.AD133])">
            <text:p/>
          </table:table-cell>
          <table:table-cell table:style-name="ce35" table:formula="of:=IF(ISBLANK([base.AE133]);&quot;&quot;;[base.AE133])">
            <text:p/>
          </table:table-cell>
          <table:table-cell table:style-name="ce35" table:formula="of:=IF(ISBLANK([base.AF133]);&quot;&quot;;[base.AF133])">
            <text:p/>
          </table:table-cell>
          <table:table-cell table:style-name="ce35" table:formula="of:=IF(ISBLANK([base.AG133]);&quot;&quot;;[base.AG133])">
            <text:p/>
          </table:table-cell>
          <table:table-cell table:style-name="ce35" table:formula="of:=IF(ISBLANK([base.AH129]);&quot;&quot;;[base.AH129])">
            <text:p/>
          </table:table-cell>
          <table:table-cell table:style-name="ce35" table:formula="of:=IF(ISBLANK([base.AI129]);&quot;&quot;;[base.AI129])">
            <text:p/>
          </table:table-cell>
          <table:table-cell table:style-name="ce35" table:formula="of:=IF(ISBLANK([base.AJ133]);&quot;&quot;;[base.AJ133])">
            <text:p/>
          </table:table-cell>
          <table:table-cell table:style-name="ce35" table:formula="of:=IF(ISBLANK([base.AK133]);&quot;&quot;;[base.AK133])">
            <text:p/>
          </table:table-cell>
          <table:table-cell table:style-name="ce35" table:formula="of:=IF(ISBLANK([base.AL133]);&quot;&quot;;[base.AL133])" office:value-type="string" office:string-value="__L">
            <text:p>__L</text:p>
          </table:table-cell>
          <table:table-cell table:style-name="ce35" table:formula="of:=IF(ISBLANK([base.AM133]);&quot;&quot;;[base.AM133])">
            <text:p/>
          </table:table-cell>
          <table:table-cell table:style-name="ce35" table:formula="of:=IF(ISBLANK([base.AN133]);&quot;&quot;;[base.AN133])">
            <text:p/>
          </table:table-cell>
          <table:table-cell table:style-name="ce35" table:formula="of:=IF(ISBLANK([base.AO133]);&quot;&quot;;[base.AO133])">
            <text:p/>
          </table:table-cell>
          <table:table-cell table:style-name="ce35" table:formula="of:=IF(ISBLANK([base.AP133]);&quot;&quot;;[base.AP133])">
            <text:p/>
          </table:table-cell>
          <table:table-cell table:style-name="ce35" table:formula="of:=IF(ISBLANK([base.AQ133]);&quot;&quot;;[base.AQ133])">
            <text:p/>
          </table:table-cell>
          <table:table-cell table:style-name="ce35" table:formula="of:=IF(ISBLANK([base.AR133]);&quot;&quot;;[base.AR133])">
            <text:p/>
          </table:table-cell>
          <table:table-cell table:style-name="ce35" table:formula="of:=IF(ISBLANK([base.AS133]);&quot;&quot;;[base.AS133])">
            <text:p/>
          </table:table-cell>
          <table:table-cell table:style-name="ce35" table:formula="of:=IF(ISBLANK([base.AT133]);&quot;&quot;;[base.AT133])">
            <text:p/>
          </table:table-cell>
          <table:table-cell table:number-columns-repeated="997"/>
        </table:table-row>
        <table:table-row table:style-name="ro1">
          <table:table-cell table:formula="of:=[base.A135]" office:value-type="string" office:string-value="__L">
            <text:p>__L</text:p>
          </table:table-cell>
          <table:table-cell table:style-name="ce35" table:formula="of:=IF(ISBLANK([base.D135]);&quot;&quot;;[base.D135])">
            <text:p/>
          </table:table-cell>
          <table:table-cell table:style-name="ce35" table:formula="of:=IF(ISBLANK([base.E135]);&quot;&quot;;[base.E135])">
            <text:p/>
          </table:table-cell>
          <table:table-cell table:formula="of:=[base.W135]" office:value-type="float" office:value="0">
            <text:p>#N/A</text:p>
          </table:table-cell>
          <table:table-cell table:formula="of:=[base.X135]" office:value-type="float" office:value="0">
            <text:p>#N/A</text:p>
          </table:table-cell>
          <table:table-cell table:formula="of:=[base.N135]" office:value-type="float" office:value="0">
            <text:p>#N/A</text:p>
          </table:table-cell>
          <table:table-cell table:style-name="ce35" table:formula="of:=IF(ISBLANK([base.Z134]);&quot;&quot;;[base.Z134])">
            <text:p/>
          </table:table-cell>
          <table:table-cell table:style-name="ce35" table:formula="of:=IF(ISBLANK([base.AA134]);&quot;&quot;;[base.AA134])">
            <text:p/>
          </table:table-cell>
          <table:table-cell table:style-name="ce35" table:formula="of:=IF(ISBLANK([base.AB134]);&quot;&quot;;[base.AB134])">
            <text:p/>
          </table:table-cell>
          <table:table-cell table:style-name="ce35" table:formula="of:=IF(ISBLANK([base.AC134]);&quot;&quot;;[base.AC134])">
            <text:p/>
          </table:table-cell>
          <table:table-cell table:style-name="ce35" table:formula="of:=IF(ISBLANK([base.AD134]);&quot;&quot;;[base.AD134])">
            <text:p/>
          </table:table-cell>
          <table:table-cell table:style-name="ce35" table:formula="of:=IF(ISBLANK([base.AE134]);&quot;&quot;;[base.AE134])">
            <text:p/>
          </table:table-cell>
          <table:table-cell table:style-name="ce35" table:formula="of:=IF(ISBLANK([base.AF134]);&quot;&quot;;[base.AF134])">
            <text:p/>
          </table:table-cell>
          <table:table-cell table:style-name="ce35" table:formula="of:=IF(ISBLANK([base.AG134]);&quot;&quot;;[base.AG134])">
            <text:p/>
          </table:table-cell>
          <table:table-cell table:style-name="ce35" table:formula="of:=IF(ISBLANK([base.AH130]);&quot;&quot;;[base.AH130])">
            <text:p/>
          </table:table-cell>
          <table:table-cell table:style-name="ce35" table:formula="of:=IF(ISBLANK([base.AI130]);&quot;&quot;;[base.AI130])">
            <text:p/>
          </table:table-cell>
          <table:table-cell table:style-name="ce35" table:formula="of:=IF(ISBLANK([base.AJ134]);&quot;&quot;;[base.AJ134])">
            <text:p/>
          </table:table-cell>
          <table:table-cell table:style-name="ce35" table:formula="of:=IF(ISBLANK([base.AK134]);&quot;&quot;;[base.AK134])">
            <text:p/>
          </table:table-cell>
          <table:table-cell table:style-name="ce35" table:formula="of:=IF(ISBLANK([base.AL134]);&quot;&quot;;[base.AL134])" office:value-type="string" office:string-value="__L">
            <text:p>__L</text:p>
          </table:table-cell>
          <table:table-cell table:style-name="ce35" table:formula="of:=IF(ISBLANK([base.AM134]);&quot;&quot;;[base.AM134])">
            <text:p/>
          </table:table-cell>
          <table:table-cell table:style-name="ce35" table:formula="of:=IF(ISBLANK([base.AN134]);&quot;&quot;;[base.AN134])">
            <text:p/>
          </table:table-cell>
          <table:table-cell table:style-name="ce35" table:formula="of:=IF(ISBLANK([base.AO134]);&quot;&quot;;[base.AO134])">
            <text:p/>
          </table:table-cell>
          <table:table-cell table:style-name="ce35" table:formula="of:=IF(ISBLANK([base.AP134]);&quot;&quot;;[base.AP134])">
            <text:p/>
          </table:table-cell>
          <table:table-cell table:style-name="ce35" table:formula="of:=IF(ISBLANK([base.AQ134]);&quot;&quot;;[base.AQ134])">
            <text:p/>
          </table:table-cell>
          <table:table-cell table:style-name="ce35" table:formula="of:=IF(ISBLANK([base.AR134]);&quot;&quot;;[base.AR134])">
            <text:p/>
          </table:table-cell>
          <table:table-cell table:style-name="ce35" table:formula="of:=IF(ISBLANK([base.AS134]);&quot;&quot;;[base.AS134])">
            <text:p/>
          </table:table-cell>
          <table:table-cell table:style-name="ce35" table:formula="of:=IF(ISBLANK([base.AT134]);&quot;&quot;;[base.AT134])">
            <text:p/>
          </table:table-cell>
          <table:table-cell table:number-columns-repeated="997"/>
        </table:table-row>
        <table:table-row table:style-name="ro1">
          <table:table-cell table:formula="of:=[base.A136]" office:value-type="string" office:string-value="__L">
            <text:p>__L</text:p>
          </table:table-cell>
          <table:table-cell table:style-name="ce35" table:formula="of:=IF(ISBLANK([base.D136]);&quot;&quot;;[base.D136])">
            <text:p/>
          </table:table-cell>
          <table:table-cell table:style-name="ce35" table:formula="of:=IF(ISBLANK([base.E136]);&quot;&quot;;[base.E136])">
            <text:p/>
          </table:table-cell>
          <table:table-cell table:formula="of:=[base.W136]" office:value-type="float" office:value="0">
            <text:p>#N/A</text:p>
          </table:table-cell>
          <table:table-cell table:formula="of:=[base.X136]" office:value-type="float" office:value="0">
            <text:p>#N/A</text:p>
          </table:table-cell>
          <table:table-cell table:formula="of:=[base.N136]" office:value-type="float" office:value="0">
            <text:p>#N/A</text:p>
          </table:table-cell>
          <table:table-cell table:style-name="ce35" table:formula="of:=IF(ISBLANK([base.Z135]);&quot;&quot;;[base.Z135])">
            <text:p/>
          </table:table-cell>
          <table:table-cell table:style-name="ce35" table:formula="of:=IF(ISBLANK([base.AA135]);&quot;&quot;;[base.AA135])">
            <text:p/>
          </table:table-cell>
          <table:table-cell table:style-name="ce35" table:formula="of:=IF(ISBLANK([base.AB135]);&quot;&quot;;[base.AB135])">
            <text:p/>
          </table:table-cell>
          <table:table-cell table:style-name="ce35" table:formula="of:=IF(ISBLANK([base.AC135]);&quot;&quot;;[base.AC135])">
            <text:p/>
          </table:table-cell>
          <table:table-cell table:style-name="ce35" table:formula="of:=IF(ISBLANK([base.AD135]);&quot;&quot;;[base.AD135])">
            <text:p/>
          </table:table-cell>
          <table:table-cell table:style-name="ce35" table:formula="of:=IF(ISBLANK([base.AE135]);&quot;&quot;;[base.AE135])">
            <text:p/>
          </table:table-cell>
          <table:table-cell table:style-name="ce35" table:formula="of:=IF(ISBLANK([base.AF135]);&quot;&quot;;[base.AF135])">
            <text:p/>
          </table:table-cell>
          <table:table-cell table:style-name="ce35" table:formula="of:=IF(ISBLANK([base.AG135]);&quot;&quot;;[base.AG135])">
            <text:p/>
          </table:table-cell>
          <table:table-cell table:style-name="ce35" table:formula="of:=IF(ISBLANK([base.AH131]);&quot;&quot;;[base.AH131])">
            <text:p/>
          </table:table-cell>
          <table:table-cell table:style-name="ce35" table:formula="of:=IF(ISBLANK([base.AI131]);&quot;&quot;;[base.AI131])">
            <text:p/>
          </table:table-cell>
          <table:table-cell table:style-name="ce35" table:formula="of:=IF(ISBLANK([base.AJ135]);&quot;&quot;;[base.AJ135])">
            <text:p/>
          </table:table-cell>
          <table:table-cell table:style-name="ce35" table:formula="of:=IF(ISBLANK([base.AK135]);&quot;&quot;;[base.AK135])">
            <text:p/>
          </table:table-cell>
          <table:table-cell table:style-name="ce35" table:formula="of:=IF(ISBLANK([base.AL135]);&quot;&quot;;[base.AL135])" office:value-type="string" office:string-value="__L">
            <text:p>__L</text:p>
          </table:table-cell>
          <table:table-cell table:style-name="ce35" table:formula="of:=IF(ISBLANK([base.AM135]);&quot;&quot;;[base.AM135])">
            <text:p/>
          </table:table-cell>
          <table:table-cell table:style-name="ce35" table:formula="of:=IF(ISBLANK([base.AN135]);&quot;&quot;;[base.AN135])">
            <text:p/>
          </table:table-cell>
          <table:table-cell table:style-name="ce35" table:formula="of:=IF(ISBLANK([base.AO135]);&quot;&quot;;[base.AO135])">
            <text:p/>
          </table:table-cell>
          <table:table-cell table:style-name="ce35" table:formula="of:=IF(ISBLANK([base.AP135]);&quot;&quot;;[base.AP135])">
            <text:p/>
          </table:table-cell>
          <table:table-cell table:style-name="ce35" table:formula="of:=IF(ISBLANK([base.AQ135]);&quot;&quot;;[base.AQ135])">
            <text:p/>
          </table:table-cell>
          <table:table-cell table:style-name="ce35" table:formula="of:=IF(ISBLANK([base.AR135]);&quot;&quot;;[base.AR135])">
            <text:p/>
          </table:table-cell>
          <table:table-cell table:style-name="ce35" table:formula="of:=IF(ISBLANK([base.AS135]);&quot;&quot;;[base.AS135])">
            <text:p/>
          </table:table-cell>
          <table:table-cell table:style-name="ce35" table:formula="of:=IF(ISBLANK([base.AT135]);&quot;&quot;;[base.AT135])">
            <text:p/>
          </table:table-cell>
          <table:table-cell table:number-columns-repeated="997"/>
        </table:table-row>
        <table:table-row table:style-name="ro1">
          <table:table-cell table:formula="of:=[base.A137]" office:value-type="string" office:string-value="__L">
            <text:p>__L</text:p>
          </table:table-cell>
          <table:table-cell table:style-name="ce35" table:formula="of:=IF(ISBLANK([base.D137]);&quot;&quot;;[base.D137])">
            <text:p/>
          </table:table-cell>
          <table:table-cell table:style-name="ce35" table:formula="of:=IF(ISBLANK([base.E137]);&quot;&quot;;[base.E137])">
            <text:p/>
          </table:table-cell>
          <table:table-cell table:formula="of:=[base.W137]" office:value-type="float" office:value="0">
            <text:p>#N/A</text:p>
          </table:table-cell>
          <table:table-cell table:formula="of:=[base.X137]" office:value-type="float" office:value="0">
            <text:p>#N/A</text:p>
          </table:table-cell>
          <table:table-cell table:formula="of:=[base.N137]" office:value-type="float" office:value="0">
            <text:p>#N/A</text:p>
          </table:table-cell>
          <table:table-cell table:style-name="ce35" table:formula="of:=IF(ISBLANK([base.Z136]);&quot;&quot;;[base.Z136])">
            <text:p/>
          </table:table-cell>
          <table:table-cell table:style-name="ce35" table:formula="of:=IF(ISBLANK([base.AA136]);&quot;&quot;;[base.AA136])">
            <text:p/>
          </table:table-cell>
          <table:table-cell table:style-name="ce35" table:formula="of:=IF(ISBLANK([base.AB136]);&quot;&quot;;[base.AB136])">
            <text:p/>
          </table:table-cell>
          <table:table-cell table:style-name="ce35" table:formula="of:=IF(ISBLANK([base.AC136]);&quot;&quot;;[base.AC136])">
            <text:p/>
          </table:table-cell>
          <table:table-cell table:style-name="ce35" table:formula="of:=IF(ISBLANK([base.AD136]);&quot;&quot;;[base.AD136])">
            <text:p/>
          </table:table-cell>
          <table:table-cell table:style-name="ce35" table:formula="of:=IF(ISBLANK([base.AE136]);&quot;&quot;;[base.AE136])">
            <text:p/>
          </table:table-cell>
          <table:table-cell table:style-name="ce35" table:formula="of:=IF(ISBLANK([base.AF136]);&quot;&quot;;[base.AF136])">
            <text:p/>
          </table:table-cell>
          <table:table-cell table:style-name="ce35" table:formula="of:=IF(ISBLANK([base.AG136]);&quot;&quot;;[base.AG136])">
            <text:p/>
          </table:table-cell>
          <table:table-cell table:style-name="ce35" table:formula="of:=IF(ISBLANK([base.AH132]);&quot;&quot;;[base.AH132])">
            <text:p/>
          </table:table-cell>
          <table:table-cell table:style-name="ce35" table:formula="of:=IF(ISBLANK([base.AI132]);&quot;&quot;;[base.AI132])">
            <text:p/>
          </table:table-cell>
          <table:table-cell table:style-name="ce35" table:formula="of:=IF(ISBLANK([base.AJ136]);&quot;&quot;;[base.AJ136])">
            <text:p/>
          </table:table-cell>
          <table:table-cell table:style-name="ce35" table:formula="of:=IF(ISBLANK([base.AK136]);&quot;&quot;;[base.AK136])">
            <text:p/>
          </table:table-cell>
          <table:table-cell table:style-name="ce35" table:formula="of:=IF(ISBLANK([base.AL136]);&quot;&quot;;[base.AL136])" office:value-type="string" office:string-value="__L">
            <text:p>__L</text:p>
          </table:table-cell>
          <table:table-cell table:style-name="ce35" table:formula="of:=IF(ISBLANK([base.AM136]);&quot;&quot;;[base.AM136])">
            <text:p/>
          </table:table-cell>
          <table:table-cell table:style-name="ce35" table:formula="of:=IF(ISBLANK([base.AN136]);&quot;&quot;;[base.AN136])">
            <text:p/>
          </table:table-cell>
          <table:table-cell table:style-name="ce35" table:formula="of:=IF(ISBLANK([base.AO136]);&quot;&quot;;[base.AO136])">
            <text:p/>
          </table:table-cell>
          <table:table-cell table:style-name="ce35" table:formula="of:=IF(ISBLANK([base.AP136]);&quot;&quot;;[base.AP136])">
            <text:p/>
          </table:table-cell>
          <table:table-cell table:style-name="ce35" table:formula="of:=IF(ISBLANK([base.AQ136]);&quot;&quot;;[base.AQ136])">
            <text:p/>
          </table:table-cell>
          <table:table-cell table:style-name="ce35" table:formula="of:=IF(ISBLANK([base.AR136]);&quot;&quot;;[base.AR136])">
            <text:p/>
          </table:table-cell>
          <table:table-cell table:style-name="ce35" table:formula="of:=IF(ISBLANK([base.AS136]);&quot;&quot;;[base.AS136])">
            <text:p/>
          </table:table-cell>
          <table:table-cell table:style-name="ce35" table:formula="of:=IF(ISBLANK([base.AT136]);&quot;&quot;;[base.AT136])">
            <text:p/>
          </table:table-cell>
          <table:table-cell table:number-columns-repeated="997"/>
        </table:table-row>
        <table:table-row table:style-name="ro1">
          <table:table-cell table:formula="of:=[base.A138]" office:value-type="string" office:string-value="__L">
            <text:p>__L</text:p>
          </table:table-cell>
          <table:table-cell table:style-name="ce35" table:formula="of:=IF(ISBLANK([base.D138]);&quot;&quot;;[base.D138])">
            <text:p/>
          </table:table-cell>
          <table:table-cell table:style-name="ce35" table:formula="of:=IF(ISBLANK([base.E138]);&quot;&quot;;[base.E138])">
            <text:p/>
          </table:table-cell>
          <table:table-cell table:formula="of:=[base.W138]" office:value-type="float" office:value="0">
            <text:p>#N/A</text:p>
          </table:table-cell>
          <table:table-cell table:formula="of:=[base.X138]" office:value-type="float" office:value="0">
            <text:p>#N/A</text:p>
          </table:table-cell>
          <table:table-cell table:formula="of:=[base.N138]" office:value-type="float" office:value="0">
            <text:p>#N/A</text:p>
          </table:table-cell>
          <table:table-cell table:style-name="ce35" table:formula="of:=IF(ISBLANK([base.Z137]);&quot;&quot;;[base.Z137])">
            <text:p/>
          </table:table-cell>
          <table:table-cell table:style-name="ce35" table:formula="of:=IF(ISBLANK([base.AA137]);&quot;&quot;;[base.AA137])">
            <text:p/>
          </table:table-cell>
          <table:table-cell table:style-name="ce35" table:formula="of:=IF(ISBLANK([base.AB137]);&quot;&quot;;[base.AB137])">
            <text:p/>
          </table:table-cell>
          <table:table-cell table:style-name="ce35" table:formula="of:=IF(ISBLANK([base.AC137]);&quot;&quot;;[base.AC137])">
            <text:p/>
          </table:table-cell>
          <table:table-cell table:style-name="ce35" table:formula="of:=IF(ISBLANK([base.AD137]);&quot;&quot;;[base.AD137])">
            <text:p/>
          </table:table-cell>
          <table:table-cell table:style-name="ce35" table:formula="of:=IF(ISBLANK([base.AE137]);&quot;&quot;;[base.AE137])">
            <text:p/>
          </table:table-cell>
          <table:table-cell table:style-name="ce35" table:formula="of:=IF(ISBLANK([base.AF137]);&quot;&quot;;[base.AF137])">
            <text:p/>
          </table:table-cell>
          <table:table-cell table:style-name="ce35" table:formula="of:=IF(ISBLANK([base.AG137]);&quot;&quot;;[base.AG137])">
            <text:p/>
          </table:table-cell>
          <table:table-cell table:style-name="ce35" table:formula="of:=IF(ISBLANK([base.AH133]);&quot;&quot;;[base.AH133])">
            <text:p/>
          </table:table-cell>
          <table:table-cell table:style-name="ce35" table:formula="of:=IF(ISBLANK([base.AI133]);&quot;&quot;;[base.AI133])">
            <text:p/>
          </table:table-cell>
          <table:table-cell table:style-name="ce35" table:formula="of:=IF(ISBLANK([base.AJ137]);&quot;&quot;;[base.AJ137])">
            <text:p/>
          </table:table-cell>
          <table:table-cell table:style-name="ce35" table:formula="of:=IF(ISBLANK([base.AK137]);&quot;&quot;;[base.AK137])">
            <text:p/>
          </table:table-cell>
          <table:table-cell table:style-name="ce35" table:formula="of:=IF(ISBLANK([base.AL137]);&quot;&quot;;[base.AL137])" office:value-type="string" office:string-value="__L">
            <text:p>__L</text:p>
          </table:table-cell>
          <table:table-cell table:style-name="ce35" table:formula="of:=IF(ISBLANK([base.AM137]);&quot;&quot;;[base.AM137])">
            <text:p/>
          </table:table-cell>
          <table:table-cell table:style-name="ce35" table:formula="of:=IF(ISBLANK([base.AN137]);&quot;&quot;;[base.AN137])">
            <text:p/>
          </table:table-cell>
          <table:table-cell table:style-name="ce35" table:formula="of:=IF(ISBLANK([base.AO137]);&quot;&quot;;[base.AO137])">
            <text:p/>
          </table:table-cell>
          <table:table-cell table:style-name="ce35" table:formula="of:=IF(ISBLANK([base.AP137]);&quot;&quot;;[base.AP137])">
            <text:p/>
          </table:table-cell>
          <table:table-cell table:style-name="ce35" table:formula="of:=IF(ISBLANK([base.AQ137]);&quot;&quot;;[base.AQ137])">
            <text:p/>
          </table:table-cell>
          <table:table-cell table:style-name="ce35" table:formula="of:=IF(ISBLANK([base.AR137]);&quot;&quot;;[base.AR137])">
            <text:p/>
          </table:table-cell>
          <table:table-cell table:style-name="ce35" table:formula="of:=IF(ISBLANK([base.AS137]);&quot;&quot;;[base.AS137])">
            <text:p/>
          </table:table-cell>
          <table:table-cell table:style-name="ce35" table:formula="of:=IF(ISBLANK([base.AT137]);&quot;&quot;;[base.AT137])">
            <text:p/>
          </table:table-cell>
          <table:table-cell table:number-columns-repeated="997"/>
        </table:table-row>
        <table:table-row table:style-name="ro1">
          <table:table-cell table:formula="of:=[base.A139]" office:value-type="string" office:string-value="__L">
            <text:p>__L</text:p>
          </table:table-cell>
          <table:table-cell table:style-name="ce35" table:formula="of:=IF(ISBLANK([base.D139]);&quot;&quot;;[base.D139])">
            <text:p/>
          </table:table-cell>
          <table:table-cell table:style-name="ce35" table:formula="of:=IF(ISBLANK([base.E139]);&quot;&quot;;[base.E139])">
            <text:p/>
          </table:table-cell>
          <table:table-cell table:formula="of:=[base.W139]" office:value-type="float" office:value="0">
            <text:p>#N/A</text:p>
          </table:table-cell>
          <table:table-cell table:formula="of:=[base.X139]" office:value-type="float" office:value="0">
            <text:p>#N/A</text:p>
          </table:table-cell>
          <table:table-cell table:formula="of:=[base.N139]" office:value-type="float" office:value="0">
            <text:p>#N/A</text:p>
          </table:table-cell>
          <table:table-cell table:style-name="ce35" table:formula="of:=IF(ISBLANK([base.Z138]);&quot;&quot;;[base.Z138])">
            <text:p/>
          </table:table-cell>
          <table:table-cell table:style-name="ce35" table:formula="of:=IF(ISBLANK([base.AA138]);&quot;&quot;;[base.AA138])">
            <text:p/>
          </table:table-cell>
          <table:table-cell table:style-name="ce35" table:formula="of:=IF(ISBLANK([base.AB138]);&quot;&quot;;[base.AB138])">
            <text:p/>
          </table:table-cell>
          <table:table-cell table:style-name="ce35" table:formula="of:=IF(ISBLANK([base.AC138]);&quot;&quot;;[base.AC138])">
            <text:p/>
          </table:table-cell>
          <table:table-cell table:style-name="ce35" table:formula="of:=IF(ISBLANK([base.AD138]);&quot;&quot;;[base.AD138])">
            <text:p/>
          </table:table-cell>
          <table:table-cell table:style-name="ce35" table:formula="of:=IF(ISBLANK([base.AE138]);&quot;&quot;;[base.AE138])">
            <text:p/>
          </table:table-cell>
          <table:table-cell table:style-name="ce35" table:formula="of:=IF(ISBLANK([base.AF138]);&quot;&quot;;[base.AF138])">
            <text:p/>
          </table:table-cell>
          <table:table-cell table:style-name="ce35" table:formula="of:=IF(ISBLANK([base.AG138]);&quot;&quot;;[base.AG138])">
            <text:p/>
          </table:table-cell>
          <table:table-cell table:style-name="ce35" table:formula="of:=IF(ISBLANK([base.AH134]);&quot;&quot;;[base.AH134])">
            <text:p/>
          </table:table-cell>
          <table:table-cell table:style-name="ce35" table:formula="of:=IF(ISBLANK([base.AI134]);&quot;&quot;;[base.AI134])">
            <text:p/>
          </table:table-cell>
          <table:table-cell table:style-name="ce35" table:formula="of:=IF(ISBLANK([base.AJ138]);&quot;&quot;;[base.AJ138])">
            <text:p/>
          </table:table-cell>
          <table:table-cell table:style-name="ce35" table:formula="of:=IF(ISBLANK([base.AK138]);&quot;&quot;;[base.AK138])">
            <text:p/>
          </table:table-cell>
          <table:table-cell table:style-name="ce35" table:formula="of:=IF(ISBLANK([base.AL138]);&quot;&quot;;[base.AL138])" office:value-type="string" office:string-value="__L">
            <text:p>__L</text:p>
          </table:table-cell>
          <table:table-cell table:style-name="ce35" table:formula="of:=IF(ISBLANK([base.AM138]);&quot;&quot;;[base.AM138])">
            <text:p/>
          </table:table-cell>
          <table:table-cell table:style-name="ce35" table:formula="of:=IF(ISBLANK([base.AN138]);&quot;&quot;;[base.AN138])">
            <text:p/>
          </table:table-cell>
          <table:table-cell table:style-name="ce35" table:formula="of:=IF(ISBLANK([base.AO138]);&quot;&quot;;[base.AO138])">
            <text:p/>
          </table:table-cell>
          <table:table-cell table:style-name="ce35" table:formula="of:=IF(ISBLANK([base.AP138]);&quot;&quot;;[base.AP138])">
            <text:p/>
          </table:table-cell>
          <table:table-cell table:style-name="ce35" table:formula="of:=IF(ISBLANK([base.AQ138]);&quot;&quot;;[base.AQ138])">
            <text:p/>
          </table:table-cell>
          <table:table-cell table:style-name="ce35" table:formula="of:=IF(ISBLANK([base.AR138]);&quot;&quot;;[base.AR138])">
            <text:p/>
          </table:table-cell>
          <table:table-cell table:style-name="ce35" table:formula="of:=IF(ISBLANK([base.AS138]);&quot;&quot;;[base.AS138])">
            <text:p/>
          </table:table-cell>
          <table:table-cell table:style-name="ce35" table:formula="of:=IF(ISBLANK([base.AT138]);&quot;&quot;;[base.AT138])">
            <text:p/>
          </table:table-cell>
          <table:table-cell table:number-columns-repeated="997"/>
        </table:table-row>
        <table:table-row table:style-name="ro1">
          <table:table-cell table:formula="of:=[base.A140]" office:value-type="string" office:string-value="__L">
            <text:p>__L</text:p>
          </table:table-cell>
          <table:table-cell table:style-name="ce35" table:formula="of:=IF(ISBLANK([base.D140]);&quot;&quot;;[base.D140])">
            <text:p/>
          </table:table-cell>
          <table:table-cell table:style-name="ce35" table:formula="of:=IF(ISBLANK([base.E140]);&quot;&quot;;[base.E140])">
            <text:p/>
          </table:table-cell>
          <table:table-cell table:formula="of:=[base.W140]" office:value-type="float" office:value="0">
            <text:p>#N/A</text:p>
          </table:table-cell>
          <table:table-cell table:formula="of:=[base.X140]" office:value-type="float" office:value="0">
            <text:p>#N/A</text:p>
          </table:table-cell>
          <table:table-cell table:formula="of:=[base.N140]" office:value-type="float" office:value="0">
            <text:p>#N/A</text:p>
          </table:table-cell>
          <table:table-cell table:style-name="ce35" table:formula="of:=IF(ISBLANK([base.Z139]);&quot;&quot;;[base.Z139])">
            <text:p/>
          </table:table-cell>
          <table:table-cell table:style-name="ce35" table:formula="of:=IF(ISBLANK([base.AA139]);&quot;&quot;;[base.AA139])">
            <text:p/>
          </table:table-cell>
          <table:table-cell table:style-name="ce35" table:formula="of:=IF(ISBLANK([base.AB139]);&quot;&quot;;[base.AB139])">
            <text:p/>
          </table:table-cell>
          <table:table-cell table:style-name="ce35" table:formula="of:=IF(ISBLANK([base.AC139]);&quot;&quot;;[base.AC139])">
            <text:p/>
          </table:table-cell>
          <table:table-cell table:style-name="ce35" table:formula="of:=IF(ISBLANK([base.AD139]);&quot;&quot;;[base.AD139])">
            <text:p/>
          </table:table-cell>
          <table:table-cell table:style-name="ce35" table:formula="of:=IF(ISBLANK([base.AE139]);&quot;&quot;;[base.AE139])">
            <text:p/>
          </table:table-cell>
          <table:table-cell table:style-name="ce35" table:formula="of:=IF(ISBLANK([base.AF139]);&quot;&quot;;[base.AF139])">
            <text:p/>
          </table:table-cell>
          <table:table-cell table:style-name="ce35" table:formula="of:=IF(ISBLANK([base.AG139]);&quot;&quot;;[base.AG139])">
            <text:p/>
          </table:table-cell>
          <table:table-cell table:style-name="ce35" table:formula="of:=IF(ISBLANK([base.AH135]);&quot;&quot;;[base.AH135])">
            <text:p/>
          </table:table-cell>
          <table:table-cell table:style-name="ce35" table:formula="of:=IF(ISBLANK([base.AI135]);&quot;&quot;;[base.AI135])">
            <text:p/>
          </table:table-cell>
          <table:table-cell table:style-name="ce35" table:formula="of:=IF(ISBLANK([base.AJ139]);&quot;&quot;;[base.AJ139])">
            <text:p/>
          </table:table-cell>
          <table:table-cell table:style-name="ce35" table:formula="of:=IF(ISBLANK([base.AK139]);&quot;&quot;;[base.AK139])">
            <text:p/>
          </table:table-cell>
          <table:table-cell table:style-name="ce35" table:formula="of:=IF(ISBLANK([base.AL139]);&quot;&quot;;[base.AL139])" office:value-type="string" office:string-value="__L">
            <text:p>__L</text:p>
          </table:table-cell>
          <table:table-cell table:style-name="ce35" table:formula="of:=IF(ISBLANK([base.AM139]);&quot;&quot;;[base.AM139])">
            <text:p/>
          </table:table-cell>
          <table:table-cell table:style-name="ce35" table:formula="of:=IF(ISBLANK([base.AN139]);&quot;&quot;;[base.AN139])">
            <text:p/>
          </table:table-cell>
          <table:table-cell table:style-name="ce35" table:formula="of:=IF(ISBLANK([base.AO139]);&quot;&quot;;[base.AO139])">
            <text:p/>
          </table:table-cell>
          <table:table-cell table:style-name="ce35" table:formula="of:=IF(ISBLANK([base.AP139]);&quot;&quot;;[base.AP139])">
            <text:p/>
          </table:table-cell>
          <table:table-cell table:style-name="ce35" table:formula="of:=IF(ISBLANK([base.AQ139]);&quot;&quot;;[base.AQ139])">
            <text:p/>
          </table:table-cell>
          <table:table-cell table:style-name="ce35" table:formula="of:=IF(ISBLANK([base.AR139]);&quot;&quot;;[base.AR139])">
            <text:p/>
          </table:table-cell>
          <table:table-cell table:style-name="ce35" table:formula="of:=IF(ISBLANK([base.AS139]);&quot;&quot;;[base.AS139])">
            <text:p/>
          </table:table-cell>
          <table:table-cell table:style-name="ce35" table:formula="of:=IF(ISBLANK([base.AT139]);&quot;&quot;;[base.AT139])">
            <text:p/>
          </table:table-cell>
          <table:table-cell table:number-columns-repeated="997"/>
        </table:table-row>
        <table:table-row table:style-name="ro1">
          <table:table-cell table:formula="of:=[base.A141]" office:value-type="string" office:string-value="__L">
            <text:p>__L</text:p>
          </table:table-cell>
          <table:table-cell table:style-name="ce35" table:formula="of:=IF(ISBLANK([base.D141]);&quot;&quot;;[base.D141])">
            <text:p/>
          </table:table-cell>
          <table:table-cell table:style-name="ce35" table:formula="of:=IF(ISBLANK([base.E141]);&quot;&quot;;[base.E141])">
            <text:p/>
          </table:table-cell>
          <table:table-cell table:formula="of:=[base.W141]" office:value-type="float" office:value="0">
            <text:p>#N/A</text:p>
          </table:table-cell>
          <table:table-cell table:formula="of:=[base.X141]" office:value-type="float" office:value="0">
            <text:p>#N/A</text:p>
          </table:table-cell>
          <table:table-cell table:formula="of:=[base.N141]" office:value-type="float" office:value="0">
            <text:p>#N/A</text:p>
          </table:table-cell>
          <table:table-cell table:style-name="ce35" table:formula="of:=IF(ISBLANK([base.Z140]);&quot;&quot;;[base.Z140])">
            <text:p/>
          </table:table-cell>
          <table:table-cell table:style-name="ce35" table:formula="of:=IF(ISBLANK([base.AA140]);&quot;&quot;;[base.AA140])">
            <text:p/>
          </table:table-cell>
          <table:table-cell table:style-name="ce35" table:formula="of:=IF(ISBLANK([base.AB140]);&quot;&quot;;[base.AB140])">
            <text:p/>
          </table:table-cell>
          <table:table-cell table:style-name="ce35" table:formula="of:=IF(ISBLANK([base.AC140]);&quot;&quot;;[base.AC140])">
            <text:p/>
          </table:table-cell>
          <table:table-cell table:style-name="ce35" table:formula="of:=IF(ISBLANK([base.AD140]);&quot;&quot;;[base.AD140])">
            <text:p/>
          </table:table-cell>
          <table:table-cell table:style-name="ce35" table:formula="of:=IF(ISBLANK([base.AE140]);&quot;&quot;;[base.AE140])">
            <text:p/>
          </table:table-cell>
          <table:table-cell table:style-name="ce35" table:formula="of:=IF(ISBLANK([base.AF140]);&quot;&quot;;[base.AF140])">
            <text:p/>
          </table:table-cell>
          <table:table-cell table:style-name="ce35" table:formula="of:=IF(ISBLANK([base.AG140]);&quot;&quot;;[base.AG140])">
            <text:p/>
          </table:table-cell>
          <table:table-cell table:style-name="ce35" table:formula="of:=IF(ISBLANK([base.AH136]);&quot;&quot;;[base.AH136])">
            <text:p/>
          </table:table-cell>
          <table:table-cell table:style-name="ce35" table:formula="of:=IF(ISBLANK([base.AI136]);&quot;&quot;;[base.AI136])">
            <text:p/>
          </table:table-cell>
          <table:table-cell table:style-name="ce35" table:formula="of:=IF(ISBLANK([base.AJ140]);&quot;&quot;;[base.AJ140])">
            <text:p/>
          </table:table-cell>
          <table:table-cell table:style-name="ce35" table:formula="of:=IF(ISBLANK([base.AK140]);&quot;&quot;;[base.AK140])">
            <text:p/>
          </table:table-cell>
          <table:table-cell table:style-name="ce35" table:formula="of:=IF(ISBLANK([base.AL140]);&quot;&quot;;[base.AL140])" office:value-type="string" office:string-value="__L">
            <text:p>__L</text:p>
          </table:table-cell>
          <table:table-cell table:style-name="ce35" table:formula="of:=IF(ISBLANK([base.AM140]);&quot;&quot;;[base.AM140])">
            <text:p/>
          </table:table-cell>
          <table:table-cell table:style-name="ce35" table:formula="of:=IF(ISBLANK([base.AN140]);&quot;&quot;;[base.AN140])">
            <text:p/>
          </table:table-cell>
          <table:table-cell table:style-name="ce35" table:formula="of:=IF(ISBLANK([base.AO140]);&quot;&quot;;[base.AO140])">
            <text:p/>
          </table:table-cell>
          <table:table-cell table:style-name="ce35" table:formula="of:=IF(ISBLANK([base.AP140]);&quot;&quot;;[base.AP140])">
            <text:p/>
          </table:table-cell>
          <table:table-cell table:style-name="ce35" table:formula="of:=IF(ISBLANK([base.AQ140]);&quot;&quot;;[base.AQ140])">
            <text:p/>
          </table:table-cell>
          <table:table-cell table:style-name="ce35" table:formula="of:=IF(ISBLANK([base.AR140]);&quot;&quot;;[base.AR140])">
            <text:p/>
          </table:table-cell>
          <table:table-cell table:style-name="ce35" table:formula="of:=IF(ISBLANK([base.AS140]);&quot;&quot;;[base.AS140])">
            <text:p/>
          </table:table-cell>
          <table:table-cell table:style-name="ce35" table:formula="of:=IF(ISBLANK([base.AT140]);&quot;&quot;;[base.AT140])">
            <text:p/>
          </table:table-cell>
          <table:table-cell table:number-columns-repeated="997"/>
        </table:table-row>
        <table:table-row table:style-name="ro1">
          <table:table-cell table:formula="of:=[base.A142]" office:value-type="string" office:string-value="__L">
            <text:p>__L</text:p>
          </table:table-cell>
          <table:table-cell table:style-name="ce35" table:formula="of:=IF(ISBLANK([base.D142]);&quot;&quot;;[base.D142])">
            <text:p/>
          </table:table-cell>
          <table:table-cell table:style-name="ce35" table:formula="of:=IF(ISBLANK([base.E142]);&quot;&quot;;[base.E142])">
            <text:p/>
          </table:table-cell>
          <table:table-cell table:formula="of:=[base.W142]" office:value-type="float" office:value="0">
            <text:p>#N/A</text:p>
          </table:table-cell>
          <table:table-cell table:formula="of:=[base.X142]" office:value-type="float" office:value="0">
            <text:p>#N/A</text:p>
          </table:table-cell>
          <table:table-cell table:formula="of:=[base.N142]" office:value-type="float" office:value="0">
            <text:p>#N/A</text:p>
          </table:table-cell>
          <table:table-cell table:style-name="ce35" table:formula="of:=IF(ISBLANK([base.Z141]);&quot;&quot;;[base.Z141])">
            <text:p/>
          </table:table-cell>
          <table:table-cell table:style-name="ce35" table:formula="of:=IF(ISBLANK([base.AA141]);&quot;&quot;;[base.AA141])">
            <text:p/>
          </table:table-cell>
          <table:table-cell table:style-name="ce35" table:formula="of:=IF(ISBLANK([base.AB141]);&quot;&quot;;[base.AB141])">
            <text:p/>
          </table:table-cell>
          <table:table-cell table:style-name="ce35" table:formula="of:=IF(ISBLANK([base.AC141]);&quot;&quot;;[base.AC141])">
            <text:p/>
          </table:table-cell>
          <table:table-cell table:style-name="ce35" table:formula="of:=IF(ISBLANK([base.AD141]);&quot;&quot;;[base.AD141])">
            <text:p/>
          </table:table-cell>
          <table:table-cell table:style-name="ce35" table:formula="of:=IF(ISBLANK([base.AE141]);&quot;&quot;;[base.AE141])">
            <text:p/>
          </table:table-cell>
          <table:table-cell table:style-name="ce35" table:formula="of:=IF(ISBLANK([base.AF141]);&quot;&quot;;[base.AF141])">
            <text:p/>
          </table:table-cell>
          <table:table-cell table:style-name="ce35" table:formula="of:=IF(ISBLANK([base.AG141]);&quot;&quot;;[base.AG141])">
            <text:p/>
          </table:table-cell>
          <table:table-cell table:style-name="ce35" table:formula="of:=IF(ISBLANK([base.AH137]);&quot;&quot;;[base.AH137])">
            <text:p/>
          </table:table-cell>
          <table:table-cell table:style-name="ce35" table:formula="of:=IF(ISBLANK([base.AI137]);&quot;&quot;;[base.AI137])">
            <text:p/>
          </table:table-cell>
          <table:table-cell table:style-name="ce35" table:formula="of:=IF(ISBLANK([base.AJ141]);&quot;&quot;;[base.AJ141])">
            <text:p/>
          </table:table-cell>
          <table:table-cell table:style-name="ce35" table:formula="of:=IF(ISBLANK([base.AK141]);&quot;&quot;;[base.AK141])">
            <text:p/>
          </table:table-cell>
          <table:table-cell table:style-name="ce35" table:formula="of:=IF(ISBLANK([base.AL141]);&quot;&quot;;[base.AL141])" office:value-type="string" office:string-value="__L">
            <text:p>__L</text:p>
          </table:table-cell>
          <table:table-cell table:style-name="ce35" table:formula="of:=IF(ISBLANK([base.AM141]);&quot;&quot;;[base.AM141])">
            <text:p/>
          </table:table-cell>
          <table:table-cell table:style-name="ce35" table:formula="of:=IF(ISBLANK([base.AN141]);&quot;&quot;;[base.AN141])">
            <text:p/>
          </table:table-cell>
          <table:table-cell table:style-name="ce35" table:formula="of:=IF(ISBLANK([base.AO141]);&quot;&quot;;[base.AO141])">
            <text:p/>
          </table:table-cell>
          <table:table-cell table:style-name="ce35" table:formula="of:=IF(ISBLANK([base.AP141]);&quot;&quot;;[base.AP141])">
            <text:p/>
          </table:table-cell>
          <table:table-cell table:style-name="ce35" table:formula="of:=IF(ISBLANK([base.AQ141]);&quot;&quot;;[base.AQ141])">
            <text:p/>
          </table:table-cell>
          <table:table-cell table:style-name="ce35" table:formula="of:=IF(ISBLANK([base.AR141]);&quot;&quot;;[base.AR141])">
            <text:p/>
          </table:table-cell>
          <table:table-cell table:style-name="ce35" table:formula="of:=IF(ISBLANK([base.AS141]);&quot;&quot;;[base.AS141])">
            <text:p/>
          </table:table-cell>
          <table:table-cell table:style-name="ce35" table:formula="of:=IF(ISBLANK([base.AT141]);&quot;&quot;;[base.AT141])">
            <text:p/>
          </table:table-cell>
          <table:table-cell table:number-columns-repeated="997"/>
        </table:table-row>
        <table:table-row table:style-name="ro1">
          <table:table-cell table:formula="of:=[base.A143]" office:value-type="string" office:string-value="__L">
            <text:p>__L</text:p>
          </table:table-cell>
          <table:table-cell table:style-name="ce35" table:formula="of:=IF(ISBLANK([base.D143]);&quot;&quot;;[base.D143])">
            <text:p/>
          </table:table-cell>
          <table:table-cell table:style-name="ce35" table:formula="of:=IF(ISBLANK([base.E143]);&quot;&quot;;[base.E143])">
            <text:p/>
          </table:table-cell>
          <table:table-cell table:formula="of:=[base.W143]" office:value-type="float" office:value="0">
            <text:p>#N/A</text:p>
          </table:table-cell>
          <table:table-cell table:formula="of:=[base.X143]" office:value-type="float" office:value="0">
            <text:p>#N/A</text:p>
          </table:table-cell>
          <table:table-cell table:formula="of:=[base.N143]" office:value-type="float" office:value="0">
            <text:p>#N/A</text:p>
          </table:table-cell>
          <table:table-cell table:style-name="ce35" table:formula="of:=IF(ISBLANK([base.Z142]);&quot;&quot;;[base.Z142])">
            <text:p/>
          </table:table-cell>
          <table:table-cell table:style-name="ce35" table:formula="of:=IF(ISBLANK([base.AA142]);&quot;&quot;;[base.AA142])">
            <text:p/>
          </table:table-cell>
          <table:table-cell table:style-name="ce35" table:formula="of:=IF(ISBLANK([base.AB142]);&quot;&quot;;[base.AB142])">
            <text:p/>
          </table:table-cell>
          <table:table-cell table:style-name="ce35" table:formula="of:=IF(ISBLANK([base.AC142]);&quot;&quot;;[base.AC142])">
            <text:p/>
          </table:table-cell>
          <table:table-cell table:style-name="ce35" table:formula="of:=IF(ISBLANK([base.AD142]);&quot;&quot;;[base.AD142])">
            <text:p/>
          </table:table-cell>
          <table:table-cell table:style-name="ce35" table:formula="of:=IF(ISBLANK([base.AE142]);&quot;&quot;;[base.AE142])">
            <text:p/>
          </table:table-cell>
          <table:table-cell table:style-name="ce35" table:formula="of:=IF(ISBLANK([base.AF142]);&quot;&quot;;[base.AF142])">
            <text:p/>
          </table:table-cell>
          <table:table-cell table:style-name="ce35" table:formula="of:=IF(ISBLANK([base.AG142]);&quot;&quot;;[base.AG142])">
            <text:p/>
          </table:table-cell>
          <table:table-cell table:style-name="ce35" table:formula="of:=IF(ISBLANK([base.AH138]);&quot;&quot;;[base.AH138])">
            <text:p/>
          </table:table-cell>
          <table:table-cell table:style-name="ce35" table:formula="of:=IF(ISBLANK([base.AI138]);&quot;&quot;;[base.AI138])">
            <text:p/>
          </table:table-cell>
          <table:table-cell table:style-name="ce35" table:formula="of:=IF(ISBLANK([base.AJ142]);&quot;&quot;;[base.AJ142])">
            <text:p/>
          </table:table-cell>
          <table:table-cell table:style-name="ce35" table:formula="of:=IF(ISBLANK([base.AK142]);&quot;&quot;;[base.AK142])">
            <text:p/>
          </table:table-cell>
          <table:table-cell table:style-name="ce35" table:formula="of:=IF(ISBLANK([base.AL142]);&quot;&quot;;[base.AL142])" office:value-type="string" office:string-value="__L">
            <text:p>__L</text:p>
          </table:table-cell>
          <table:table-cell table:style-name="ce35" table:formula="of:=IF(ISBLANK([base.AM142]);&quot;&quot;;[base.AM142])">
            <text:p/>
          </table:table-cell>
          <table:table-cell table:style-name="ce35" table:formula="of:=IF(ISBLANK([base.AN142]);&quot;&quot;;[base.AN142])">
            <text:p/>
          </table:table-cell>
          <table:table-cell table:style-name="ce35" table:formula="of:=IF(ISBLANK([base.AO142]);&quot;&quot;;[base.AO142])">
            <text:p/>
          </table:table-cell>
          <table:table-cell table:style-name="ce35" table:formula="of:=IF(ISBLANK([base.AP142]);&quot;&quot;;[base.AP142])">
            <text:p/>
          </table:table-cell>
          <table:table-cell table:style-name="ce35" table:formula="of:=IF(ISBLANK([base.AQ142]);&quot;&quot;;[base.AQ142])">
            <text:p/>
          </table:table-cell>
          <table:table-cell table:style-name="ce35" table:formula="of:=IF(ISBLANK([base.AR142]);&quot;&quot;;[base.AR142])">
            <text:p/>
          </table:table-cell>
          <table:table-cell table:style-name="ce35" table:formula="of:=IF(ISBLANK([base.AS142]);&quot;&quot;;[base.AS142])">
            <text:p/>
          </table:table-cell>
          <table:table-cell table:style-name="ce35" table:formula="of:=IF(ISBLANK([base.AT142]);&quot;&quot;;[base.AT142])">
            <text:p/>
          </table:table-cell>
          <table:table-cell table:number-columns-repeated="997"/>
        </table:table-row>
        <table:table-row table:style-name="ro1">
          <table:table-cell table:formula="of:=[base.A144]" office:value-type="string" office:string-value="__L">
            <text:p>__L</text:p>
          </table:table-cell>
          <table:table-cell table:style-name="ce35" table:formula="of:=IF(ISBLANK([base.D144]);&quot;&quot;;[base.D144])">
            <text:p/>
          </table:table-cell>
          <table:table-cell table:style-name="ce35" table:formula="of:=IF(ISBLANK([base.E144]);&quot;&quot;;[base.E144])">
            <text:p/>
          </table:table-cell>
          <table:table-cell table:formula="of:=[base.W144]" office:value-type="float" office:value="0">
            <text:p>#N/A</text:p>
          </table:table-cell>
          <table:table-cell table:formula="of:=[base.X144]" office:value-type="float" office:value="0">
            <text:p>#N/A</text:p>
          </table:table-cell>
          <table:table-cell table:formula="of:=[base.N144]" office:value-type="float" office:value="0">
            <text:p>#N/A</text:p>
          </table:table-cell>
          <table:table-cell table:style-name="ce35" table:formula="of:=IF(ISBLANK([base.Z143]);&quot;&quot;;[base.Z143])">
            <text:p/>
          </table:table-cell>
          <table:table-cell table:style-name="ce35" table:formula="of:=IF(ISBLANK([base.AA143]);&quot;&quot;;[base.AA143])">
            <text:p/>
          </table:table-cell>
          <table:table-cell table:style-name="ce35" table:formula="of:=IF(ISBLANK([base.AB143]);&quot;&quot;;[base.AB143])">
            <text:p/>
          </table:table-cell>
          <table:table-cell table:style-name="ce35" table:formula="of:=IF(ISBLANK([base.AC143]);&quot;&quot;;[base.AC143])">
            <text:p/>
          </table:table-cell>
          <table:table-cell table:style-name="ce35" table:formula="of:=IF(ISBLANK([base.AD143]);&quot;&quot;;[base.AD143])">
            <text:p/>
          </table:table-cell>
          <table:table-cell table:style-name="ce35" table:formula="of:=IF(ISBLANK([base.AE143]);&quot;&quot;;[base.AE143])">
            <text:p/>
          </table:table-cell>
          <table:table-cell table:style-name="ce35" table:formula="of:=IF(ISBLANK([base.AF143]);&quot;&quot;;[base.AF143])">
            <text:p/>
          </table:table-cell>
          <table:table-cell table:style-name="ce35" table:formula="of:=IF(ISBLANK([base.AG143]);&quot;&quot;;[base.AG143])">
            <text:p/>
          </table:table-cell>
          <table:table-cell table:style-name="ce35" table:formula="of:=IF(ISBLANK([base.AH139]);&quot;&quot;;[base.AH139])">
            <text:p/>
          </table:table-cell>
          <table:table-cell table:style-name="ce35" table:formula="of:=IF(ISBLANK([base.AI139]);&quot;&quot;;[base.AI139])">
            <text:p/>
          </table:table-cell>
          <table:table-cell table:style-name="ce35" table:formula="of:=IF(ISBLANK([base.AJ143]);&quot;&quot;;[base.AJ143])">
            <text:p/>
          </table:table-cell>
          <table:table-cell table:style-name="ce35" table:formula="of:=IF(ISBLANK([base.AK143]);&quot;&quot;;[base.AK143])">
            <text:p/>
          </table:table-cell>
          <table:table-cell table:style-name="ce35" table:formula="of:=IF(ISBLANK([base.AL143]);&quot;&quot;;[base.AL143])" office:value-type="string" office:string-value="__L">
            <text:p>__L</text:p>
          </table:table-cell>
          <table:table-cell table:style-name="ce35" table:formula="of:=IF(ISBLANK([base.AM143]);&quot;&quot;;[base.AM143])">
            <text:p/>
          </table:table-cell>
          <table:table-cell table:style-name="ce35" table:formula="of:=IF(ISBLANK([base.AN143]);&quot;&quot;;[base.AN143])">
            <text:p/>
          </table:table-cell>
          <table:table-cell table:style-name="ce35" table:formula="of:=IF(ISBLANK([base.AO143]);&quot;&quot;;[base.AO143])">
            <text:p/>
          </table:table-cell>
          <table:table-cell table:style-name="ce35" table:formula="of:=IF(ISBLANK([base.AP143]);&quot;&quot;;[base.AP143])">
            <text:p/>
          </table:table-cell>
          <table:table-cell table:style-name="ce35" table:formula="of:=IF(ISBLANK([base.AQ143]);&quot;&quot;;[base.AQ143])">
            <text:p/>
          </table:table-cell>
          <table:table-cell table:style-name="ce35" table:formula="of:=IF(ISBLANK([base.AR143]);&quot;&quot;;[base.AR143])">
            <text:p/>
          </table:table-cell>
          <table:table-cell table:style-name="ce35" table:formula="of:=IF(ISBLANK([base.AS143]);&quot;&quot;;[base.AS143])">
            <text:p/>
          </table:table-cell>
          <table:table-cell table:style-name="ce35" table:formula="of:=IF(ISBLANK([base.AT143]);&quot;&quot;;[base.AT143])">
            <text:p/>
          </table:table-cell>
          <table:table-cell table:number-columns-repeated="997"/>
        </table:table-row>
        <table:table-row table:style-name="ro1">
          <table:table-cell table:formula="of:=[base.A145]" office:value-type="string" office:string-value="__L">
            <text:p>__L</text:p>
          </table:table-cell>
          <table:table-cell table:style-name="ce35" table:formula="of:=IF(ISBLANK([base.D145]);&quot;&quot;;[base.D145])">
            <text:p/>
          </table:table-cell>
          <table:table-cell table:style-name="ce35" table:formula="of:=IF(ISBLANK([base.E145]);&quot;&quot;;[base.E145])">
            <text:p/>
          </table:table-cell>
          <table:table-cell table:formula="of:=[base.W145]" office:value-type="float" office:value="0">
            <text:p>#N/A</text:p>
          </table:table-cell>
          <table:table-cell table:formula="of:=[base.X145]" office:value-type="float" office:value="0">
            <text:p>#N/A</text:p>
          </table:table-cell>
          <table:table-cell table:formula="of:=[base.N145]" office:value-type="float" office:value="0">
            <text:p>#N/A</text:p>
          </table:table-cell>
          <table:table-cell table:style-name="ce35" table:formula="of:=IF(ISBLANK([base.Z144]);&quot;&quot;;[base.Z144])">
            <text:p/>
          </table:table-cell>
          <table:table-cell table:style-name="ce35" table:formula="of:=IF(ISBLANK([base.AA144]);&quot;&quot;;[base.AA144])">
            <text:p/>
          </table:table-cell>
          <table:table-cell table:style-name="ce35" table:formula="of:=IF(ISBLANK([base.AB144]);&quot;&quot;;[base.AB144])">
            <text:p/>
          </table:table-cell>
          <table:table-cell table:style-name="ce35" table:formula="of:=IF(ISBLANK([base.AC144]);&quot;&quot;;[base.AC144])">
            <text:p/>
          </table:table-cell>
          <table:table-cell table:style-name="ce35" table:formula="of:=IF(ISBLANK([base.AD144]);&quot;&quot;;[base.AD144])">
            <text:p/>
          </table:table-cell>
          <table:table-cell table:style-name="ce35" table:formula="of:=IF(ISBLANK([base.AE144]);&quot;&quot;;[base.AE144])">
            <text:p/>
          </table:table-cell>
          <table:table-cell table:style-name="ce35" table:formula="of:=IF(ISBLANK([base.AF144]);&quot;&quot;;[base.AF144])">
            <text:p/>
          </table:table-cell>
          <table:table-cell table:style-name="ce35" table:formula="of:=IF(ISBLANK([base.AG144]);&quot;&quot;;[base.AG144])">
            <text:p/>
          </table:table-cell>
          <table:table-cell table:style-name="ce35" table:formula="of:=IF(ISBLANK([base.AH140]);&quot;&quot;;[base.AH140])">
            <text:p/>
          </table:table-cell>
          <table:table-cell table:style-name="ce35" table:formula="of:=IF(ISBLANK([base.AI140]);&quot;&quot;;[base.AI140])">
            <text:p/>
          </table:table-cell>
          <table:table-cell table:style-name="ce35" table:formula="of:=IF(ISBLANK([base.AJ144]);&quot;&quot;;[base.AJ144])">
            <text:p/>
          </table:table-cell>
          <table:table-cell table:style-name="ce35" table:formula="of:=IF(ISBLANK([base.AK144]);&quot;&quot;;[base.AK144])">
            <text:p/>
          </table:table-cell>
          <table:table-cell table:style-name="ce35" table:formula="of:=IF(ISBLANK([base.AL144]);&quot;&quot;;[base.AL144])" office:value-type="string" office:string-value="__L">
            <text:p>__L</text:p>
          </table:table-cell>
          <table:table-cell table:style-name="ce35" table:formula="of:=IF(ISBLANK([base.AM144]);&quot;&quot;;[base.AM144])">
            <text:p/>
          </table:table-cell>
          <table:table-cell table:style-name="ce35" table:formula="of:=IF(ISBLANK([base.AN144]);&quot;&quot;;[base.AN144])">
            <text:p/>
          </table:table-cell>
          <table:table-cell table:style-name="ce35" table:formula="of:=IF(ISBLANK([base.AO144]);&quot;&quot;;[base.AO144])">
            <text:p/>
          </table:table-cell>
          <table:table-cell table:style-name="ce35" table:formula="of:=IF(ISBLANK([base.AP144]);&quot;&quot;;[base.AP144])">
            <text:p/>
          </table:table-cell>
          <table:table-cell table:style-name="ce35" table:formula="of:=IF(ISBLANK([base.AQ144]);&quot;&quot;;[base.AQ144])">
            <text:p/>
          </table:table-cell>
          <table:table-cell table:style-name="ce35" table:formula="of:=IF(ISBLANK([base.AR144]);&quot;&quot;;[base.AR144])">
            <text:p/>
          </table:table-cell>
          <table:table-cell table:style-name="ce35" table:formula="of:=IF(ISBLANK([base.AS144]);&quot;&quot;;[base.AS144])">
            <text:p/>
          </table:table-cell>
          <table:table-cell table:style-name="ce35" table:formula="of:=IF(ISBLANK([base.AT144]);&quot;&quot;;[base.AT144])">
            <text:p/>
          </table:table-cell>
          <table:table-cell table:number-columns-repeated="997"/>
        </table:table-row>
        <table:table-row table:style-name="ro1">
          <table:table-cell table:formula="of:=[base.A146]" office:value-type="string" office:string-value="__L">
            <text:p>__L</text:p>
          </table:table-cell>
          <table:table-cell table:style-name="ce35" table:formula="of:=IF(ISBLANK([base.D146]);&quot;&quot;;[base.D146])">
            <text:p/>
          </table:table-cell>
          <table:table-cell table:style-name="ce35" table:formula="of:=IF(ISBLANK([base.E146]);&quot;&quot;;[base.E146])">
            <text:p/>
          </table:table-cell>
          <table:table-cell table:formula="of:=[base.W146]" office:value-type="float" office:value="0">
            <text:p>#N/A</text:p>
          </table:table-cell>
          <table:table-cell table:formula="of:=[base.X146]" office:value-type="float" office:value="0">
            <text:p>#N/A</text:p>
          </table:table-cell>
          <table:table-cell table:formula="of:=[base.N146]" office:value-type="float" office:value="0">
            <text:p>#N/A</text:p>
          </table:table-cell>
          <table:table-cell table:style-name="ce35" table:formula="of:=IF(ISBLANK([base.Z145]);&quot;&quot;;[base.Z145])">
            <text:p/>
          </table:table-cell>
          <table:table-cell table:style-name="ce35" table:formula="of:=IF(ISBLANK([base.AA145]);&quot;&quot;;[base.AA145])">
            <text:p/>
          </table:table-cell>
          <table:table-cell table:style-name="ce35" table:formula="of:=IF(ISBLANK([base.AB145]);&quot;&quot;;[base.AB145])">
            <text:p/>
          </table:table-cell>
          <table:table-cell table:style-name="ce35" table:formula="of:=IF(ISBLANK([base.AC145]);&quot;&quot;;[base.AC145])">
            <text:p/>
          </table:table-cell>
          <table:table-cell table:style-name="ce35" table:formula="of:=IF(ISBLANK([base.AD145]);&quot;&quot;;[base.AD145])">
            <text:p/>
          </table:table-cell>
          <table:table-cell table:style-name="ce35" table:formula="of:=IF(ISBLANK([base.AE145]);&quot;&quot;;[base.AE145])">
            <text:p/>
          </table:table-cell>
          <table:table-cell table:style-name="ce35" table:formula="of:=IF(ISBLANK([base.AF145]);&quot;&quot;;[base.AF145])">
            <text:p/>
          </table:table-cell>
          <table:table-cell table:style-name="ce35" table:formula="of:=IF(ISBLANK([base.AG145]);&quot;&quot;;[base.AG145])">
            <text:p/>
          </table:table-cell>
          <table:table-cell table:style-name="ce35" table:formula="of:=IF(ISBLANK([base.AH141]);&quot;&quot;;[base.AH141])">
            <text:p/>
          </table:table-cell>
          <table:table-cell table:style-name="ce35" table:formula="of:=IF(ISBLANK([base.AI141]);&quot;&quot;;[base.AI141])">
            <text:p/>
          </table:table-cell>
          <table:table-cell table:style-name="ce35" table:formula="of:=IF(ISBLANK([base.AJ145]);&quot;&quot;;[base.AJ145])">
            <text:p/>
          </table:table-cell>
          <table:table-cell table:style-name="ce35" table:formula="of:=IF(ISBLANK([base.AK145]);&quot;&quot;;[base.AK145])">
            <text:p/>
          </table:table-cell>
          <table:table-cell table:style-name="ce35" table:formula="of:=IF(ISBLANK([base.AL145]);&quot;&quot;;[base.AL145])" office:value-type="string" office:string-value="__L">
            <text:p>__L</text:p>
          </table:table-cell>
          <table:table-cell table:style-name="ce35" table:formula="of:=IF(ISBLANK([base.AM145]);&quot;&quot;;[base.AM145])">
            <text:p/>
          </table:table-cell>
          <table:table-cell table:style-name="ce35" table:formula="of:=IF(ISBLANK([base.AN145]);&quot;&quot;;[base.AN145])">
            <text:p/>
          </table:table-cell>
          <table:table-cell table:style-name="ce35" table:formula="of:=IF(ISBLANK([base.AO145]);&quot;&quot;;[base.AO145])">
            <text:p/>
          </table:table-cell>
          <table:table-cell table:style-name="ce35" table:formula="of:=IF(ISBLANK([base.AP145]);&quot;&quot;;[base.AP145])">
            <text:p/>
          </table:table-cell>
          <table:table-cell table:style-name="ce35" table:formula="of:=IF(ISBLANK([base.AQ145]);&quot;&quot;;[base.AQ145])">
            <text:p/>
          </table:table-cell>
          <table:table-cell table:style-name="ce35" table:formula="of:=IF(ISBLANK([base.AR145]);&quot;&quot;;[base.AR145])">
            <text:p/>
          </table:table-cell>
          <table:table-cell table:style-name="ce35" table:formula="of:=IF(ISBLANK([base.AS145]);&quot;&quot;;[base.AS145])">
            <text:p/>
          </table:table-cell>
          <table:table-cell table:style-name="ce35" table:formula="of:=IF(ISBLANK([base.AT145]);&quot;&quot;;[base.AT145])">
            <text:p/>
          </table:table-cell>
          <table:table-cell table:number-columns-repeated="997"/>
        </table:table-row>
        <table:table-row table:style-name="ro1">
          <table:table-cell table:formula="of:=[base.A147]" office:value-type="string" office:string-value="__L">
            <text:p>__L</text:p>
          </table:table-cell>
          <table:table-cell table:style-name="ce35" table:formula="of:=IF(ISBLANK([base.D147]);&quot;&quot;;[base.D147])">
            <text:p/>
          </table:table-cell>
          <table:table-cell table:style-name="ce35" table:formula="of:=IF(ISBLANK([base.E147]);&quot;&quot;;[base.E147])">
            <text:p/>
          </table:table-cell>
          <table:table-cell table:formula="of:=[base.W147]" office:value-type="float" office:value="0">
            <text:p>#N/A</text:p>
          </table:table-cell>
          <table:table-cell table:formula="of:=[base.X147]" office:value-type="float" office:value="0">
            <text:p>#N/A</text:p>
          </table:table-cell>
          <table:table-cell table:formula="of:=[base.N147]" office:value-type="float" office:value="0">
            <text:p>#N/A</text:p>
          </table:table-cell>
          <table:table-cell table:style-name="ce35" table:formula="of:=IF(ISBLANK([base.Z146]);&quot;&quot;;[base.Z146])">
            <text:p/>
          </table:table-cell>
          <table:table-cell table:style-name="ce35" table:formula="of:=IF(ISBLANK([base.AA146]);&quot;&quot;;[base.AA146])">
            <text:p/>
          </table:table-cell>
          <table:table-cell table:style-name="ce35" table:formula="of:=IF(ISBLANK([base.AB146]);&quot;&quot;;[base.AB146])">
            <text:p/>
          </table:table-cell>
          <table:table-cell table:style-name="ce35" table:formula="of:=IF(ISBLANK([base.AC146]);&quot;&quot;;[base.AC146])">
            <text:p/>
          </table:table-cell>
          <table:table-cell table:style-name="ce35" table:formula="of:=IF(ISBLANK([base.AD146]);&quot;&quot;;[base.AD146])">
            <text:p/>
          </table:table-cell>
          <table:table-cell table:style-name="ce35" table:formula="of:=IF(ISBLANK([base.AE146]);&quot;&quot;;[base.AE146])">
            <text:p/>
          </table:table-cell>
          <table:table-cell table:style-name="ce35" table:formula="of:=IF(ISBLANK([base.AF146]);&quot;&quot;;[base.AF146])">
            <text:p/>
          </table:table-cell>
          <table:table-cell table:style-name="ce35" table:formula="of:=IF(ISBLANK([base.AG146]);&quot;&quot;;[base.AG146])">
            <text:p/>
          </table:table-cell>
          <table:table-cell table:style-name="ce35" table:formula="of:=IF(ISBLANK([base.AH142]);&quot;&quot;;[base.AH142])">
            <text:p/>
          </table:table-cell>
          <table:table-cell table:style-name="ce35" table:formula="of:=IF(ISBLANK([base.AI142]);&quot;&quot;;[base.AI142])">
            <text:p/>
          </table:table-cell>
          <table:table-cell table:style-name="ce35" table:formula="of:=IF(ISBLANK([base.AJ146]);&quot;&quot;;[base.AJ146])">
            <text:p/>
          </table:table-cell>
          <table:table-cell table:style-name="ce35" table:formula="of:=IF(ISBLANK([base.AK146]);&quot;&quot;;[base.AK146])">
            <text:p/>
          </table:table-cell>
          <table:table-cell table:style-name="ce35" table:formula="of:=IF(ISBLANK([base.AL146]);&quot;&quot;;[base.AL146])" office:value-type="string" office:string-value="__L">
            <text:p>__L</text:p>
          </table:table-cell>
          <table:table-cell table:style-name="ce35" table:formula="of:=IF(ISBLANK([base.AM146]);&quot;&quot;;[base.AM146])">
            <text:p/>
          </table:table-cell>
          <table:table-cell table:style-name="ce35" table:formula="of:=IF(ISBLANK([base.AN146]);&quot;&quot;;[base.AN146])">
            <text:p/>
          </table:table-cell>
          <table:table-cell table:style-name="ce35" table:formula="of:=IF(ISBLANK([base.AO146]);&quot;&quot;;[base.AO146])">
            <text:p/>
          </table:table-cell>
          <table:table-cell table:style-name="ce35" table:formula="of:=IF(ISBLANK([base.AP146]);&quot;&quot;;[base.AP146])">
            <text:p/>
          </table:table-cell>
          <table:table-cell table:style-name="ce35" table:formula="of:=IF(ISBLANK([base.AQ146]);&quot;&quot;;[base.AQ146])">
            <text:p/>
          </table:table-cell>
          <table:table-cell table:style-name="ce35" table:formula="of:=IF(ISBLANK([base.AR146]);&quot;&quot;;[base.AR146])">
            <text:p/>
          </table:table-cell>
          <table:table-cell table:style-name="ce35" table:formula="of:=IF(ISBLANK([base.AS146]);&quot;&quot;;[base.AS146])">
            <text:p/>
          </table:table-cell>
          <table:table-cell table:style-name="ce35" table:formula="of:=IF(ISBLANK([base.AT146]);&quot;&quot;;[base.AT146])">
            <text:p/>
          </table:table-cell>
          <table:table-cell table:number-columns-repeated="997"/>
        </table:table-row>
        <table:table-row table:style-name="ro1">
          <table:table-cell table:formula="of:=[base.A148]" office:value-type="string" office:string-value="__L">
            <text:p>__L</text:p>
          </table:table-cell>
          <table:table-cell table:style-name="ce35" table:formula="of:=IF(ISBLANK([base.D148]);&quot;&quot;;[base.D148])">
            <text:p/>
          </table:table-cell>
          <table:table-cell table:style-name="ce35" table:formula="of:=IF(ISBLANK([base.E148]);&quot;&quot;;[base.E148])">
            <text:p/>
          </table:table-cell>
          <table:table-cell table:formula="of:=[base.W148]" office:value-type="float" office:value="0">
            <text:p>#N/A</text:p>
          </table:table-cell>
          <table:table-cell table:formula="of:=[base.X148]" office:value-type="float" office:value="0">
            <text:p>#N/A</text:p>
          </table:table-cell>
          <table:table-cell table:formula="of:=[base.N148]" office:value-type="float" office:value="0">
            <text:p>#N/A</text:p>
          </table:table-cell>
          <table:table-cell table:style-name="ce35" table:formula="of:=IF(ISBLANK([base.Z147]);&quot;&quot;;[base.Z147])">
            <text:p/>
          </table:table-cell>
          <table:table-cell table:style-name="ce35" table:formula="of:=IF(ISBLANK([base.AA147]);&quot;&quot;;[base.AA147])">
            <text:p/>
          </table:table-cell>
          <table:table-cell table:style-name="ce35" table:formula="of:=IF(ISBLANK([base.AB147]);&quot;&quot;;[base.AB147])">
            <text:p/>
          </table:table-cell>
          <table:table-cell table:style-name="ce35" table:formula="of:=IF(ISBLANK([base.AC147]);&quot;&quot;;[base.AC147])">
            <text:p/>
          </table:table-cell>
          <table:table-cell table:style-name="ce35" table:formula="of:=IF(ISBLANK([base.AD147]);&quot;&quot;;[base.AD147])">
            <text:p/>
          </table:table-cell>
          <table:table-cell table:style-name="ce35" table:formula="of:=IF(ISBLANK([base.AE147]);&quot;&quot;;[base.AE147])">
            <text:p/>
          </table:table-cell>
          <table:table-cell table:style-name="ce35" table:formula="of:=IF(ISBLANK([base.AF147]);&quot;&quot;;[base.AF147])">
            <text:p/>
          </table:table-cell>
          <table:table-cell table:style-name="ce35" table:formula="of:=IF(ISBLANK([base.AG147]);&quot;&quot;;[base.AG147])">
            <text:p/>
          </table:table-cell>
          <table:table-cell table:style-name="ce35" table:formula="of:=IF(ISBLANK([base.AH143]);&quot;&quot;;[base.AH143])">
            <text:p/>
          </table:table-cell>
          <table:table-cell table:style-name="ce35" table:formula="of:=IF(ISBLANK([base.AI143]);&quot;&quot;;[base.AI143])">
            <text:p/>
          </table:table-cell>
          <table:table-cell table:style-name="ce35" table:formula="of:=IF(ISBLANK([base.AJ147]);&quot;&quot;;[base.AJ147])">
            <text:p/>
          </table:table-cell>
          <table:table-cell table:style-name="ce35" table:formula="of:=IF(ISBLANK([base.AK147]);&quot;&quot;;[base.AK147])">
            <text:p/>
          </table:table-cell>
          <table:table-cell table:style-name="ce35" table:formula="of:=IF(ISBLANK([base.AL147]);&quot;&quot;;[base.AL147])" office:value-type="string" office:string-value="__L">
            <text:p>__L</text:p>
          </table:table-cell>
          <table:table-cell table:style-name="ce35" table:formula="of:=IF(ISBLANK([base.AM147]);&quot;&quot;;[base.AM147])">
            <text:p/>
          </table:table-cell>
          <table:table-cell table:style-name="ce35" table:formula="of:=IF(ISBLANK([base.AN147]);&quot;&quot;;[base.AN147])">
            <text:p/>
          </table:table-cell>
          <table:table-cell table:style-name="ce35" table:formula="of:=IF(ISBLANK([base.AO147]);&quot;&quot;;[base.AO147])">
            <text:p/>
          </table:table-cell>
          <table:table-cell table:style-name="ce35" table:formula="of:=IF(ISBLANK([base.AP147]);&quot;&quot;;[base.AP147])">
            <text:p/>
          </table:table-cell>
          <table:table-cell table:style-name="ce35" table:formula="of:=IF(ISBLANK([base.AQ147]);&quot;&quot;;[base.AQ147])">
            <text:p/>
          </table:table-cell>
          <table:table-cell table:style-name="ce35" table:formula="of:=IF(ISBLANK([base.AR147]);&quot;&quot;;[base.AR147])">
            <text:p/>
          </table:table-cell>
          <table:table-cell table:style-name="ce35" table:formula="of:=IF(ISBLANK([base.AS147]);&quot;&quot;;[base.AS147])">
            <text:p/>
          </table:table-cell>
          <table:table-cell table:style-name="ce35" table:formula="of:=IF(ISBLANK([base.AT147]);&quot;&quot;;[base.AT147])">
            <text:p/>
          </table:table-cell>
          <table:table-cell table:number-columns-repeated="997"/>
        </table:table-row>
        <table:table-row table:style-name="ro1">
          <table:table-cell table:formula="of:=[base.A149]" office:value-type="string" office:string-value="__L">
            <text:p>__L</text:p>
          </table:table-cell>
          <table:table-cell table:style-name="ce35" table:formula="of:=IF(ISBLANK([base.D149]);&quot;&quot;;[base.D149])">
            <text:p/>
          </table:table-cell>
          <table:table-cell table:style-name="ce35" table:formula="of:=IF(ISBLANK([base.E149]);&quot;&quot;;[base.E149])">
            <text:p/>
          </table:table-cell>
          <table:table-cell table:formula="of:=[base.W149]" office:value-type="float" office:value="0">
            <text:p>#N/A</text:p>
          </table:table-cell>
          <table:table-cell table:formula="of:=[base.X149]" office:value-type="float" office:value="0">
            <text:p>#N/A</text:p>
          </table:table-cell>
          <table:table-cell table:formula="of:=[base.N149]" office:value-type="float" office:value="0">
            <text:p>#N/A</text:p>
          </table:table-cell>
          <table:table-cell table:style-name="ce35" table:formula="of:=IF(ISBLANK([base.Z148]);&quot;&quot;;[base.Z148])">
            <text:p/>
          </table:table-cell>
          <table:table-cell table:style-name="ce35" table:formula="of:=IF(ISBLANK([base.AA148]);&quot;&quot;;[base.AA148])">
            <text:p/>
          </table:table-cell>
          <table:table-cell table:style-name="ce35" table:formula="of:=IF(ISBLANK([base.AB148]);&quot;&quot;;[base.AB148])">
            <text:p/>
          </table:table-cell>
          <table:table-cell table:style-name="ce35" table:formula="of:=IF(ISBLANK([base.AC148]);&quot;&quot;;[base.AC148])">
            <text:p/>
          </table:table-cell>
          <table:table-cell table:style-name="ce35" table:formula="of:=IF(ISBLANK([base.AD148]);&quot;&quot;;[base.AD148])">
            <text:p/>
          </table:table-cell>
          <table:table-cell table:style-name="ce35" table:formula="of:=IF(ISBLANK([base.AE148]);&quot;&quot;;[base.AE148])">
            <text:p/>
          </table:table-cell>
          <table:table-cell table:style-name="ce35" table:formula="of:=IF(ISBLANK([base.AF148]);&quot;&quot;;[base.AF148])">
            <text:p/>
          </table:table-cell>
          <table:table-cell table:style-name="ce35" table:formula="of:=IF(ISBLANK([base.AG148]);&quot;&quot;;[base.AG148])">
            <text:p/>
          </table:table-cell>
          <table:table-cell table:style-name="ce35" table:formula="of:=IF(ISBLANK([base.AH144]);&quot;&quot;;[base.AH144])">
            <text:p/>
          </table:table-cell>
          <table:table-cell table:style-name="ce35" table:formula="of:=IF(ISBLANK([base.AI144]);&quot;&quot;;[base.AI144])">
            <text:p/>
          </table:table-cell>
          <table:table-cell table:style-name="ce35" table:formula="of:=IF(ISBLANK([base.AJ148]);&quot;&quot;;[base.AJ148])">
            <text:p/>
          </table:table-cell>
          <table:table-cell table:style-name="ce35" table:formula="of:=IF(ISBLANK([base.AK148]);&quot;&quot;;[base.AK148])">
            <text:p/>
          </table:table-cell>
          <table:table-cell table:style-name="ce35" table:formula="of:=IF(ISBLANK([base.AL148]);&quot;&quot;;[base.AL148])" office:value-type="string" office:string-value="__L">
            <text:p>__L</text:p>
          </table:table-cell>
          <table:table-cell table:style-name="ce35" table:formula="of:=IF(ISBLANK([base.AM148]);&quot;&quot;;[base.AM148])">
            <text:p/>
          </table:table-cell>
          <table:table-cell table:style-name="ce35" table:formula="of:=IF(ISBLANK([base.AN148]);&quot;&quot;;[base.AN148])">
            <text:p/>
          </table:table-cell>
          <table:table-cell table:style-name="ce35" table:formula="of:=IF(ISBLANK([base.AO148]);&quot;&quot;;[base.AO148])">
            <text:p/>
          </table:table-cell>
          <table:table-cell table:style-name="ce35" table:formula="of:=IF(ISBLANK([base.AP148]);&quot;&quot;;[base.AP148])">
            <text:p/>
          </table:table-cell>
          <table:table-cell table:style-name="ce35" table:formula="of:=IF(ISBLANK([base.AQ148]);&quot;&quot;;[base.AQ148])">
            <text:p/>
          </table:table-cell>
          <table:table-cell table:style-name="ce35" table:formula="of:=IF(ISBLANK([base.AR148]);&quot;&quot;;[base.AR148])">
            <text:p/>
          </table:table-cell>
          <table:table-cell table:style-name="ce35" table:formula="of:=IF(ISBLANK([base.AS148]);&quot;&quot;;[base.AS148])">
            <text:p/>
          </table:table-cell>
          <table:table-cell table:style-name="ce35" table:formula="of:=IF(ISBLANK([base.AT148]);&quot;&quot;;[base.AT148])">
            <text:p/>
          </table:table-cell>
          <table:table-cell table:number-columns-repeated="997"/>
        </table:table-row>
        <table:table-row table:style-name="ro1">
          <table:table-cell table:formula="of:=[base.A150]" office:value-type="float" office:value="0">
            <text:p>0</text:p>
          </table:table-cell>
          <table:table-cell table:style-name="ce35" table:formula="of:=IF(ISBLANK([base.D150]);&quot;&quot;;[base.D150])">
            <text:p/>
          </table:table-cell>
          <table:table-cell table:style-name="ce35" table:formula="of:=IF(ISBLANK([base.E150]);&quot;&quot;;[base.E150])">
            <text:p/>
          </table:table-cell>
          <table:table-cell table:formula="of:=[base.W150]" office:value-type="float" office:value="0">
            <text:p>0</text:p>
          </table:table-cell>
          <table:table-cell table:formula="of:=[base.X150]" office:value-type="float" office:value="0">
            <text:p>0</text:p>
          </table:table-cell>
          <table:table-cell table:formula="of:=[base.N150]" office:value-type="float" office:value="0">
            <text:p>0</text:p>
          </table:table-cell>
          <table:table-cell table:style-name="ce35" table:formula="of:=IF(ISBLANK([base.Z149]);&quot;&quot;;[base.Z149])">
            <text:p/>
          </table:table-cell>
          <table:table-cell table:style-name="ce35" table:formula="of:=IF(ISBLANK([base.AA149]);&quot;&quot;;[base.AA149])">
            <text:p/>
          </table:table-cell>
          <table:table-cell table:style-name="ce35" table:formula="of:=IF(ISBLANK([base.AB149]);&quot;&quot;;[base.AB149])">
            <text:p/>
          </table:table-cell>
          <table:table-cell table:style-name="ce35" table:formula="of:=IF(ISBLANK([base.AC149]);&quot;&quot;;[base.AC149])">
            <text:p/>
          </table:table-cell>
          <table:table-cell table:style-name="ce35" table:formula="of:=IF(ISBLANK([base.AD149]);&quot;&quot;;[base.AD149])">
            <text:p/>
          </table:table-cell>
          <table:table-cell table:style-name="ce35" table:formula="of:=IF(ISBLANK([base.AE149]);&quot;&quot;;[base.AE149])">
            <text:p/>
          </table:table-cell>
          <table:table-cell table:style-name="ce35" table:formula="of:=IF(ISBLANK([base.AF149]);&quot;&quot;;[base.AF149])">
            <text:p/>
          </table:table-cell>
          <table:table-cell table:style-name="ce35" table:formula="of:=IF(ISBLANK([base.AG149]);&quot;&quot;;[base.AG149])">
            <text:p/>
          </table:table-cell>
          <table:table-cell table:style-name="ce35" table:formula="of:=IF(ISBLANK([base.AH145]);&quot;&quot;;[base.AH145])">
            <text:p/>
          </table:table-cell>
          <table:table-cell table:style-name="ce35" table:formula="of:=IF(ISBLANK([base.AI145]);&quot;&quot;;[base.AI145])">
            <text:p/>
          </table:table-cell>
          <table:table-cell table:style-name="ce35" table:formula="of:=IF(ISBLANK([base.AJ149]);&quot;&quot;;[base.AJ149])">
            <text:p/>
          </table:table-cell>
          <table:table-cell table:style-name="ce35" table:formula="of:=IF(ISBLANK([base.AK149]);&quot;&quot;;[base.AK149])">
            <text:p/>
          </table:table-cell>
          <table:table-cell table:style-name="ce35" table:formula="of:=IF(ISBLANK([base.AL149]);&quot;&quot;;[base.AL149])" office:value-type="string" office:string-value="__L">
            <text:p>__L</text:p>
          </table:table-cell>
          <table:table-cell table:style-name="ce35" table:formula="of:=IF(ISBLANK([base.AM149]);&quot;&quot;;[base.AM149])">
            <text:p/>
          </table:table-cell>
          <table:table-cell table:style-name="ce35" table:formula="of:=IF(ISBLANK([base.AN149]);&quot;&quot;;[base.AN149])">
            <text:p/>
          </table:table-cell>
          <table:table-cell table:style-name="ce35" table:formula="of:=IF(ISBLANK([base.AO149]);&quot;&quot;;[base.AO149])">
            <text:p/>
          </table:table-cell>
          <table:table-cell table:style-name="ce35" table:formula="of:=IF(ISBLANK([base.AP149]);&quot;&quot;;[base.AP149])">
            <text:p/>
          </table:table-cell>
          <table:table-cell table:style-name="ce35" table:formula="of:=IF(ISBLANK([base.AQ149]);&quot;&quot;;[base.AQ149])">
            <text:p/>
          </table:table-cell>
          <table:table-cell table:style-name="ce35" table:formula="of:=IF(ISBLANK([base.AR149]);&quot;&quot;;[base.AR149])">
            <text:p/>
          </table:table-cell>
          <table:table-cell table:style-name="ce35" table:formula="of:=IF(ISBLANK([base.AS149]);&quot;&quot;;[base.AS149])">
            <text:p/>
          </table:table-cell>
          <table:table-cell table:style-name="ce35" table:formula="of:=IF(ISBLANK([base.AT149]);&quot;&quot;;[base.AT149])">
            <text:p/>
          </table:table-cell>
          <table:table-cell table:number-columns-repeated="997"/>
        </table:table-row>
        <table:table-row table:style-name="ro1">
          <table:table-cell table:formula="of:=[base.A151]" office:value-type="float" office:value="0">
            <text:p>0</text:p>
          </table:table-cell>
          <table:table-cell table:style-name="ce35" table:formula="of:=IF(ISBLANK([base.D151]);&quot;&quot;;[base.D151])">
            <text:p/>
          </table:table-cell>
          <table:table-cell table:style-name="ce35" table:formula="of:=IF(ISBLANK([base.E151]);&quot;&quot;;[base.E151])">
            <text:p/>
          </table:table-cell>
          <table:table-cell table:formula="of:=[base.W151]" office:value-type="float" office:value="0">
            <text:p>0</text:p>
          </table:table-cell>
          <table:table-cell table:formula="of:=[base.X151]" office:value-type="float" office:value="0">
            <text:p>0</text:p>
          </table:table-cell>
          <table:table-cell table:formula="of:=[base.N151]" office:value-type="float" office:value="0">
            <text:p>0</text:p>
          </table:table-cell>
          <table:table-cell table:style-name="ce35" table:formula="of:=IF(ISBLANK([base.Z150]);&quot;&quot;;[base.Z150])">
            <text:p/>
          </table:table-cell>
          <table:table-cell table:style-name="ce35" table:formula="of:=IF(ISBLANK([base.AA150]);&quot;&quot;;[base.AA150])">
            <text:p/>
          </table:table-cell>
          <table:table-cell table:style-name="ce35" table:formula="of:=IF(ISBLANK([base.AB150]);&quot;&quot;;[base.AB150])">
            <text:p/>
          </table:table-cell>
          <table:table-cell table:style-name="ce35" table:formula="of:=IF(ISBLANK([base.AC150]);&quot;&quot;;[base.AC150])">
            <text:p/>
          </table:table-cell>
          <table:table-cell table:style-name="ce35" table:formula="of:=IF(ISBLANK([base.AD150]);&quot;&quot;;[base.AD150])">
            <text:p/>
          </table:table-cell>
          <table:table-cell table:style-name="ce35" table:formula="of:=IF(ISBLANK([base.AE150]);&quot;&quot;;[base.AE150])">
            <text:p/>
          </table:table-cell>
          <table:table-cell table:style-name="ce35" table:formula="of:=IF(ISBLANK([base.AF150]);&quot;&quot;;[base.AF150])">
            <text:p/>
          </table:table-cell>
          <table:table-cell table:style-name="ce35" table:formula="of:=IF(ISBLANK([base.AG150]);&quot;&quot;;[base.AG150])">
            <text:p/>
          </table:table-cell>
          <table:table-cell table:style-name="ce35" table:formula="of:=IF(ISBLANK([base.AH146]);&quot;&quot;;[base.AH146])">
            <text:p/>
          </table:table-cell>
          <table:table-cell table:style-name="ce35" table:formula="of:=IF(ISBLANK([base.AI146]);&quot;&quot;;[base.AI146])">
            <text:p/>
          </table:table-cell>
          <table:table-cell table:style-name="ce35" table:formula="of:=IF(ISBLANK([base.AJ150]);&quot;&quot;;[base.AJ150])">
            <text:p/>
          </table:table-cell>
          <table:table-cell table:style-name="ce35" table:formula="of:=IF(ISBLANK([base.AK150]);&quot;&quot;;[base.AK150])">
            <text:p/>
          </table:table-cell>
          <table:table-cell table:style-name="ce35" table:formula="of:=IF(ISBLANK([base.AL150]);&quot;&quot;;[base.AL150])">
            <text:p/>
          </table:table-cell>
          <table:table-cell table:style-name="ce35" table:formula="of:=IF(ISBLANK([base.AM150]);&quot;&quot;;[base.AM150])">
            <text:p/>
          </table:table-cell>
          <table:table-cell table:style-name="ce35" table:formula="of:=IF(ISBLANK([base.AN150]);&quot;&quot;;[base.AN150])">
            <text:p/>
          </table:table-cell>
          <table:table-cell table:style-name="ce35" table:formula="of:=IF(ISBLANK([base.AO150]);&quot;&quot;;[base.AO150])">
            <text:p/>
          </table:table-cell>
          <table:table-cell table:style-name="ce35" table:formula="of:=IF(ISBLANK([base.AP150]);&quot;&quot;;[base.AP150])">
            <text:p/>
          </table:table-cell>
          <table:table-cell table:style-name="ce35" table:formula="of:=IF(ISBLANK([base.AQ150]);&quot;&quot;;[base.AQ150])">
            <text:p/>
          </table:table-cell>
          <table:table-cell table:style-name="ce35" table:formula="of:=IF(ISBLANK([base.AR150]);&quot;&quot;;[base.AR150])">
            <text:p/>
          </table:table-cell>
          <table:table-cell table:style-name="ce35" table:formula="of:=IF(ISBLANK([base.AS150]);&quot;&quot;;[base.AS150])">
            <text:p/>
          </table:table-cell>
          <table:table-cell table:style-name="ce35" table:formula="of:=IF(ISBLANK([base.AT150]);&quot;&quot;;[base.AT150])">
            <text:p/>
          </table:table-cell>
          <table:table-cell table:number-columns-repeated="997"/>
        </table:table-row>
        <table:table-row table:style-name="ro1">
          <table:table-cell table:formula="of:=[base.A152]" office:value-type="float" office:value="0">
            <text:p>0</text:p>
          </table:table-cell>
          <table:table-cell table:style-name="ce35" table:formula="of:=IF(ISBLANK([base.D152]);&quot;&quot;;[base.D152])">
            <text:p/>
          </table:table-cell>
          <table:table-cell table:style-name="ce35" table:formula="of:=IF(ISBLANK([base.E152]);&quot;&quot;;[base.E152])">
            <text:p/>
          </table:table-cell>
          <table:table-cell table:formula="of:=[base.W152]" office:value-type="float" office:value="0">
            <text:p>0</text:p>
          </table:table-cell>
          <table:table-cell table:formula="of:=[base.X152]" office:value-type="float" office:value="0">
            <text:p>0</text:p>
          </table:table-cell>
          <table:table-cell table:formula="of:=[base.N152]" office:value-type="float" office:value="0">
            <text:p>0</text:p>
          </table:table-cell>
          <table:table-cell table:style-name="ce35" table:formula="of:=IF(ISBLANK([base.Z151]);&quot;&quot;;[base.Z151])">
            <text:p/>
          </table:table-cell>
          <table:table-cell table:style-name="ce35" table:formula="of:=IF(ISBLANK([base.AA151]);&quot;&quot;;[base.AA151])">
            <text:p/>
          </table:table-cell>
          <table:table-cell table:style-name="ce35" table:formula="of:=IF(ISBLANK([base.AB151]);&quot;&quot;;[base.AB151])">
            <text:p/>
          </table:table-cell>
          <table:table-cell table:style-name="ce35" table:formula="of:=IF(ISBLANK([base.AC151]);&quot;&quot;;[base.AC151])">
            <text:p/>
          </table:table-cell>
          <table:table-cell table:style-name="ce35" table:formula="of:=IF(ISBLANK([base.AD151]);&quot;&quot;;[base.AD151])">
            <text:p/>
          </table:table-cell>
          <table:table-cell table:style-name="ce35" table:formula="of:=IF(ISBLANK([base.AE151]);&quot;&quot;;[base.AE151])">
            <text:p/>
          </table:table-cell>
          <table:table-cell table:style-name="ce35" table:formula="of:=IF(ISBLANK([base.AF151]);&quot;&quot;;[base.AF151])">
            <text:p/>
          </table:table-cell>
          <table:table-cell table:style-name="ce35" table:formula="of:=IF(ISBLANK([base.AG151]);&quot;&quot;;[base.AG151])">
            <text:p/>
          </table:table-cell>
          <table:table-cell table:style-name="ce35" table:formula="of:=IF(ISBLANK([base.AH147]);&quot;&quot;;[base.AH147])">
            <text:p/>
          </table:table-cell>
          <table:table-cell table:style-name="ce35" table:formula="of:=IF(ISBLANK([base.AI147]);&quot;&quot;;[base.AI147])">
            <text:p/>
          </table:table-cell>
          <table:table-cell table:style-name="ce35" table:formula="of:=IF(ISBLANK([base.AJ151]);&quot;&quot;;[base.AJ151])">
            <text:p/>
          </table:table-cell>
          <table:table-cell table:style-name="ce35" table:formula="of:=IF(ISBLANK([base.AK151]);&quot;&quot;;[base.AK151])">
            <text:p/>
          </table:table-cell>
          <table:table-cell table:style-name="ce35" table:formula="of:=IF(ISBLANK([base.AL151]);&quot;&quot;;[base.AL151])">
            <text:p/>
          </table:table-cell>
          <table:table-cell table:style-name="ce35" table:formula="of:=IF(ISBLANK([base.AM151]);&quot;&quot;;[base.AM151])">
            <text:p/>
          </table:table-cell>
          <table:table-cell table:style-name="ce35" table:formula="of:=IF(ISBLANK([base.AN151]);&quot;&quot;;[base.AN151])">
            <text:p/>
          </table:table-cell>
          <table:table-cell table:style-name="ce35" table:formula="of:=IF(ISBLANK([base.AO151]);&quot;&quot;;[base.AO151])">
            <text:p/>
          </table:table-cell>
          <table:table-cell table:style-name="ce35" table:formula="of:=IF(ISBLANK([base.AP151]);&quot;&quot;;[base.AP151])">
            <text:p/>
          </table:table-cell>
          <table:table-cell table:style-name="ce35" table:formula="of:=IF(ISBLANK([base.AQ151]);&quot;&quot;;[base.AQ151])">
            <text:p/>
          </table:table-cell>
          <table:table-cell table:style-name="ce35" table:formula="of:=IF(ISBLANK([base.AR151]);&quot;&quot;;[base.AR151])">
            <text:p/>
          </table:table-cell>
          <table:table-cell table:style-name="ce35" table:formula="of:=IF(ISBLANK([base.AS151]);&quot;&quot;;[base.AS151])">
            <text:p/>
          </table:table-cell>
          <table:table-cell table:style-name="ce35" table:formula="of:=IF(ISBLANK([base.AT151]);&quot;&quot;;[base.AT151])">
            <text:p/>
          </table:table-cell>
          <table:table-cell table:number-columns-repeated="997"/>
        </table:table-row>
        <table:table-row table:style-name="ro1">
          <table:table-cell table:formula="of:=[base.A153]" office:value-type="float" office:value="0">
            <text:p>0</text:p>
          </table:table-cell>
          <table:table-cell table:style-name="ce35" table:formula="of:=IF(ISBLANK([base.D153]);&quot;&quot;;[base.D153])">
            <text:p/>
          </table:table-cell>
          <table:table-cell table:style-name="ce35" table:formula="of:=IF(ISBLANK([base.E153]);&quot;&quot;;[base.E153])">
            <text:p/>
          </table:table-cell>
          <table:table-cell table:formula="of:=[base.W153]" office:value-type="float" office:value="0">
            <text:p>0</text:p>
          </table:table-cell>
          <table:table-cell table:formula="of:=[base.X153]" office:value-type="float" office:value="0">
            <text:p>0</text:p>
          </table:table-cell>
          <table:table-cell table:formula="of:=[base.N153]" office:value-type="float" office:value="0">
            <text:p>0</text:p>
          </table:table-cell>
          <table:table-cell table:style-name="ce35" table:formula="of:=IF(ISBLANK([base.Z152]);&quot;&quot;;[base.Z152])">
            <text:p/>
          </table:table-cell>
          <table:table-cell table:style-name="ce35" table:formula="of:=IF(ISBLANK([base.AA152]);&quot;&quot;;[base.AA152])">
            <text:p/>
          </table:table-cell>
          <table:table-cell table:style-name="ce35" table:formula="of:=IF(ISBLANK([base.AB152]);&quot;&quot;;[base.AB152])">
            <text:p/>
          </table:table-cell>
          <table:table-cell table:style-name="ce35" table:formula="of:=IF(ISBLANK([base.AC152]);&quot;&quot;;[base.AC152])">
            <text:p/>
          </table:table-cell>
          <table:table-cell table:style-name="ce35" table:formula="of:=IF(ISBLANK([base.AD152]);&quot;&quot;;[base.AD152])">
            <text:p/>
          </table:table-cell>
          <table:table-cell table:style-name="ce35" table:formula="of:=IF(ISBLANK([base.AE152]);&quot;&quot;;[base.AE152])">
            <text:p/>
          </table:table-cell>
          <table:table-cell table:style-name="ce35" table:formula="of:=IF(ISBLANK([base.AF152]);&quot;&quot;;[base.AF152])">
            <text:p/>
          </table:table-cell>
          <table:table-cell table:style-name="ce35" table:formula="of:=IF(ISBLANK([base.AG152]);&quot;&quot;;[base.AG152])">
            <text:p/>
          </table:table-cell>
          <table:table-cell table:style-name="ce35" table:formula="of:=IF(ISBLANK([base.AH148]);&quot;&quot;;[base.AH148])">
            <text:p/>
          </table:table-cell>
          <table:table-cell table:style-name="ce35" table:formula="of:=IF(ISBLANK([base.AI148]);&quot;&quot;;[base.AI148])">
            <text:p/>
          </table:table-cell>
          <table:table-cell table:style-name="ce35" table:formula="of:=IF(ISBLANK([base.AJ152]);&quot;&quot;;[base.AJ152])">
            <text:p/>
          </table:table-cell>
          <table:table-cell table:style-name="ce35" table:formula="of:=IF(ISBLANK([base.AK152]);&quot;&quot;;[base.AK152])">
            <text:p/>
          </table:table-cell>
          <table:table-cell table:style-name="ce35" table:formula="of:=IF(ISBLANK([base.AL152]);&quot;&quot;;[base.AL152])">
            <text:p/>
          </table:table-cell>
          <table:table-cell table:style-name="ce35" table:formula="of:=IF(ISBLANK([base.AM152]);&quot;&quot;;[base.AM152])">
            <text:p/>
          </table:table-cell>
          <table:table-cell table:style-name="ce35" table:formula="of:=IF(ISBLANK([base.AN152]);&quot;&quot;;[base.AN152])">
            <text:p/>
          </table:table-cell>
          <table:table-cell table:style-name="ce35" table:formula="of:=IF(ISBLANK([base.AO152]);&quot;&quot;;[base.AO152])">
            <text:p/>
          </table:table-cell>
          <table:table-cell table:style-name="ce35" table:formula="of:=IF(ISBLANK([base.AP152]);&quot;&quot;;[base.AP152])">
            <text:p/>
          </table:table-cell>
          <table:table-cell table:style-name="ce35" table:formula="of:=IF(ISBLANK([base.AQ152]);&quot;&quot;;[base.AQ152])">
            <text:p/>
          </table:table-cell>
          <table:table-cell table:style-name="ce35" table:formula="of:=IF(ISBLANK([base.AR152]);&quot;&quot;;[base.AR152])">
            <text:p/>
          </table:table-cell>
          <table:table-cell table:style-name="ce35" table:formula="of:=IF(ISBLANK([base.AS152]);&quot;&quot;;[base.AS152])">
            <text:p/>
          </table:table-cell>
          <table:table-cell table:style-name="ce35" table:formula="of:=IF(ISBLANK([base.AT152]);&quot;&quot;;[base.AT152])">
            <text:p/>
          </table:table-cell>
          <table:table-cell table:number-columns-repeated="997"/>
        </table:table-row>
        <table:table-row table:style-name="ro1">
          <table:table-cell table:formula="of:=[base.A154]" office:value-type="float" office:value="0">
            <text:p>0</text:p>
          </table:table-cell>
          <table:table-cell table:style-name="ce35" table:formula="of:=IF(ISBLANK([base.D154]);&quot;&quot;;[base.D154])">
            <text:p/>
          </table:table-cell>
          <table:table-cell table:style-name="ce35" table:formula="of:=IF(ISBLANK([base.E154]);&quot;&quot;;[base.E154])">
            <text:p/>
          </table:table-cell>
          <table:table-cell table:formula="of:=[base.W154]" office:value-type="float" office:value="0">
            <text:p>0</text:p>
          </table:table-cell>
          <table:table-cell table:formula="of:=[base.X154]" office:value-type="float" office:value="0">
            <text:p>0</text:p>
          </table:table-cell>
          <table:table-cell table:formula="of:=[base.N154]" office:value-type="float" office:value="0">
            <text:p>0</text:p>
          </table:table-cell>
          <table:table-cell table:style-name="ce35" table:formula="of:=IF(ISBLANK([base.Z153]);&quot;&quot;;[base.Z153])">
            <text:p/>
          </table:table-cell>
          <table:table-cell table:style-name="ce35" table:formula="of:=IF(ISBLANK([base.AA153]);&quot;&quot;;[base.AA153])">
            <text:p/>
          </table:table-cell>
          <table:table-cell table:style-name="ce35" table:formula="of:=IF(ISBLANK([base.AB153]);&quot;&quot;;[base.AB153])">
            <text:p/>
          </table:table-cell>
          <table:table-cell table:style-name="ce35" table:formula="of:=IF(ISBLANK([base.AC153]);&quot;&quot;;[base.AC153])">
            <text:p/>
          </table:table-cell>
          <table:table-cell table:style-name="ce35" table:formula="of:=IF(ISBLANK([base.AD153]);&quot;&quot;;[base.AD153])">
            <text:p/>
          </table:table-cell>
          <table:table-cell table:style-name="ce35" table:formula="of:=IF(ISBLANK([base.AE153]);&quot;&quot;;[base.AE153])">
            <text:p/>
          </table:table-cell>
          <table:table-cell table:style-name="ce35" table:formula="of:=IF(ISBLANK([base.AF153]);&quot;&quot;;[base.AF153])">
            <text:p/>
          </table:table-cell>
          <table:table-cell table:style-name="ce35" table:formula="of:=IF(ISBLANK([base.AG153]);&quot;&quot;;[base.AG153])">
            <text:p/>
          </table:table-cell>
          <table:table-cell table:style-name="ce35" table:formula="of:=IF(ISBLANK([base.AH149]);&quot;&quot;;[base.AH149])">
            <text:p/>
          </table:table-cell>
          <table:table-cell table:style-name="ce35" table:formula="of:=IF(ISBLANK([base.AI149]);&quot;&quot;;[base.AI149])">
            <text:p/>
          </table:table-cell>
          <table:table-cell table:style-name="ce35" table:formula="of:=IF(ISBLANK([base.AJ153]);&quot;&quot;;[base.AJ153])">
            <text:p/>
          </table:table-cell>
          <table:table-cell table:style-name="ce35" table:formula="of:=IF(ISBLANK([base.AK153]);&quot;&quot;;[base.AK153])">
            <text:p/>
          </table:table-cell>
          <table:table-cell table:style-name="ce35" table:formula="of:=IF(ISBLANK([base.AL153]);&quot;&quot;;[base.AL153])">
            <text:p/>
          </table:table-cell>
          <table:table-cell table:style-name="ce35" table:formula="of:=IF(ISBLANK([base.AM153]);&quot;&quot;;[base.AM153])">
            <text:p/>
          </table:table-cell>
          <table:table-cell table:style-name="ce35" table:formula="of:=IF(ISBLANK([base.AN153]);&quot;&quot;;[base.AN153])">
            <text:p/>
          </table:table-cell>
          <table:table-cell table:style-name="ce35" table:formula="of:=IF(ISBLANK([base.AO153]);&quot;&quot;;[base.AO153])">
            <text:p/>
          </table:table-cell>
          <table:table-cell table:style-name="ce35" table:formula="of:=IF(ISBLANK([base.AP153]);&quot;&quot;;[base.AP153])">
            <text:p/>
          </table:table-cell>
          <table:table-cell table:style-name="ce35" table:formula="of:=IF(ISBLANK([base.AQ153]);&quot;&quot;;[base.AQ153])">
            <text:p/>
          </table:table-cell>
          <table:table-cell table:style-name="ce35" table:formula="of:=IF(ISBLANK([base.AR153]);&quot;&quot;;[base.AR153])">
            <text:p/>
          </table:table-cell>
          <table:table-cell table:style-name="ce35" table:formula="of:=IF(ISBLANK([base.AS153]);&quot;&quot;;[base.AS153])">
            <text:p/>
          </table:table-cell>
          <table:table-cell table:style-name="ce35" table:formula="of:=IF(ISBLANK([base.AT153]);&quot;&quot;;[base.AT153])">
            <text:p/>
          </table:table-cell>
          <table:table-cell table:number-columns-repeated="997"/>
        </table:table-row>
        <table:table-row table:style-name="ro1">
          <table:table-cell table:formula="of:=[base.A155]" office:value-type="float" office:value="0">
            <text:p>0</text:p>
          </table:table-cell>
          <table:table-cell table:style-name="ce35" table:formula="of:=IF(ISBLANK([base.D155]);&quot;&quot;;[base.D155])">
            <text:p/>
          </table:table-cell>
          <table:table-cell table:style-name="ce35" table:formula="of:=IF(ISBLANK([base.E155]);&quot;&quot;;[base.E155])">
            <text:p/>
          </table:table-cell>
          <table:table-cell table:formula="of:=[base.W155]" office:value-type="float" office:value="0">
            <text:p>0</text:p>
          </table:table-cell>
          <table:table-cell table:formula="of:=[base.X155]" office:value-type="float" office:value="0">
            <text:p>0</text:p>
          </table:table-cell>
          <table:table-cell table:formula="of:=[base.N155]" office:value-type="float" office:value="0">
            <text:p>0</text:p>
          </table:table-cell>
          <table:table-cell table:style-name="ce35" table:formula="of:=IF(ISBLANK([base.Z154]);&quot;&quot;;[base.Z154])">
            <text:p/>
          </table:table-cell>
          <table:table-cell table:style-name="ce35" table:formula="of:=IF(ISBLANK([base.AA154]);&quot;&quot;;[base.AA154])">
            <text:p/>
          </table:table-cell>
          <table:table-cell table:style-name="ce35" table:formula="of:=IF(ISBLANK([base.AB154]);&quot;&quot;;[base.AB154])">
            <text:p/>
          </table:table-cell>
          <table:table-cell table:style-name="ce35" table:formula="of:=IF(ISBLANK([base.AC154]);&quot;&quot;;[base.AC154])">
            <text:p/>
          </table:table-cell>
          <table:table-cell table:style-name="ce35" table:formula="of:=IF(ISBLANK([base.AD154]);&quot;&quot;;[base.AD154])">
            <text:p/>
          </table:table-cell>
          <table:table-cell table:style-name="ce35" table:formula="of:=IF(ISBLANK([base.AE154]);&quot;&quot;;[base.AE154])">
            <text:p/>
          </table:table-cell>
          <table:table-cell table:style-name="ce35" table:formula="of:=IF(ISBLANK([base.AF154]);&quot;&quot;;[base.AF154])">
            <text:p/>
          </table:table-cell>
          <table:table-cell table:style-name="ce35" table:formula="of:=IF(ISBLANK([base.AG154]);&quot;&quot;;[base.AG154])">
            <text:p/>
          </table:table-cell>
          <table:table-cell table:style-name="ce35" table:formula="of:=IF(ISBLANK([base.AH150]);&quot;&quot;;[base.AH150])">
            <text:p/>
          </table:table-cell>
          <table:table-cell table:style-name="ce35" table:formula="of:=IF(ISBLANK([base.AI150]);&quot;&quot;;[base.AI150])">
            <text:p/>
          </table:table-cell>
          <table:table-cell table:style-name="ce35" table:formula="of:=IF(ISBLANK([base.AJ154]);&quot;&quot;;[base.AJ154])">
            <text:p/>
          </table:table-cell>
          <table:table-cell table:style-name="ce35" table:formula="of:=IF(ISBLANK([base.AK154]);&quot;&quot;;[base.AK154])">
            <text:p/>
          </table:table-cell>
          <table:table-cell table:style-name="ce35" table:formula="of:=IF(ISBLANK([base.AL154]);&quot;&quot;;[base.AL154])">
            <text:p/>
          </table:table-cell>
          <table:table-cell table:style-name="ce35" table:formula="of:=IF(ISBLANK([base.AM154]);&quot;&quot;;[base.AM154])">
            <text:p/>
          </table:table-cell>
          <table:table-cell table:style-name="ce35" table:formula="of:=IF(ISBLANK([base.AN154]);&quot;&quot;;[base.AN154])">
            <text:p/>
          </table:table-cell>
          <table:table-cell table:style-name="ce35" table:formula="of:=IF(ISBLANK([base.AO154]);&quot;&quot;;[base.AO154])">
            <text:p/>
          </table:table-cell>
          <table:table-cell table:style-name="ce35" table:formula="of:=IF(ISBLANK([base.AP154]);&quot;&quot;;[base.AP154])">
            <text:p/>
          </table:table-cell>
          <table:table-cell table:style-name="ce35" table:formula="of:=IF(ISBLANK([base.AQ154]);&quot;&quot;;[base.AQ154])">
            <text:p/>
          </table:table-cell>
          <table:table-cell table:style-name="ce35" table:formula="of:=IF(ISBLANK([base.AR154]);&quot;&quot;;[base.AR154])">
            <text:p/>
          </table:table-cell>
          <table:table-cell table:style-name="ce35" table:formula="of:=IF(ISBLANK([base.AS154]);&quot;&quot;;[base.AS154])">
            <text:p/>
          </table:table-cell>
          <table:table-cell table:style-name="ce35" table:formula="of:=IF(ISBLANK([base.AT154]);&quot;&quot;;[base.AT154])">
            <text:p/>
          </table:table-cell>
          <table:table-cell table:number-columns-repeated="997"/>
        </table:table-row>
        <table:table-row table:style-name="ro1">
          <table:table-cell table:formula="of:=[base.A156]" office:value-type="float" office:value="0">
            <text:p>0</text:p>
          </table:table-cell>
          <table:table-cell table:style-name="ce35" table:formula="of:=IF(ISBLANK([base.D156]);&quot;&quot;;[base.D156])">
            <text:p/>
          </table:table-cell>
          <table:table-cell table:style-name="ce35" table:formula="of:=IF(ISBLANK([base.E156]);&quot;&quot;;[base.E156])">
            <text:p/>
          </table:table-cell>
          <table:table-cell table:formula="of:=[base.W156]" office:value-type="float" office:value="0">
            <text:p>0</text:p>
          </table:table-cell>
          <table:table-cell table:formula="of:=[base.X156]" office:value-type="float" office:value="0">
            <text:p>0</text:p>
          </table:table-cell>
          <table:table-cell table:formula="of:=[base.N156]" office:value-type="float" office:value="0">
            <text:p>0</text:p>
          </table:table-cell>
          <table:table-cell table:style-name="ce35" table:formula="of:=IF(ISBLANK([base.Z155]);&quot;&quot;;[base.Z155])">
            <text:p/>
          </table:table-cell>
          <table:table-cell table:style-name="ce35" table:formula="of:=IF(ISBLANK([base.AA155]);&quot;&quot;;[base.AA155])">
            <text:p/>
          </table:table-cell>
          <table:table-cell table:style-name="ce35" table:formula="of:=IF(ISBLANK([base.AB155]);&quot;&quot;;[base.AB155])">
            <text:p/>
          </table:table-cell>
          <table:table-cell table:style-name="ce35" table:formula="of:=IF(ISBLANK([base.AC155]);&quot;&quot;;[base.AC155])">
            <text:p/>
          </table:table-cell>
          <table:table-cell table:style-name="ce35" table:formula="of:=IF(ISBLANK([base.AD155]);&quot;&quot;;[base.AD155])">
            <text:p/>
          </table:table-cell>
          <table:table-cell table:style-name="ce35" table:formula="of:=IF(ISBLANK([base.AE155]);&quot;&quot;;[base.AE155])">
            <text:p/>
          </table:table-cell>
          <table:table-cell table:style-name="ce35" table:formula="of:=IF(ISBLANK([base.AF155]);&quot;&quot;;[base.AF155])">
            <text:p/>
          </table:table-cell>
          <table:table-cell table:style-name="ce35" table:formula="of:=IF(ISBLANK([base.AG155]);&quot;&quot;;[base.AG155])">
            <text:p/>
          </table:table-cell>
          <table:table-cell table:style-name="ce35" table:formula="of:=IF(ISBLANK([base.AH151]);&quot;&quot;;[base.AH151])">
            <text:p/>
          </table:table-cell>
          <table:table-cell table:style-name="ce35" table:formula="of:=IF(ISBLANK([base.AI151]);&quot;&quot;;[base.AI151])">
            <text:p/>
          </table:table-cell>
          <table:table-cell table:style-name="ce35" table:formula="of:=IF(ISBLANK([base.AJ155]);&quot;&quot;;[base.AJ155])">
            <text:p/>
          </table:table-cell>
          <table:table-cell table:style-name="ce35" table:formula="of:=IF(ISBLANK([base.AK155]);&quot;&quot;;[base.AK155])">
            <text:p/>
          </table:table-cell>
          <table:table-cell table:style-name="ce35" table:formula="of:=IF(ISBLANK([base.AL155]);&quot;&quot;;[base.AL155])">
            <text:p/>
          </table:table-cell>
          <table:table-cell table:style-name="ce35" table:formula="of:=IF(ISBLANK([base.AM155]);&quot;&quot;;[base.AM155])">
            <text:p/>
          </table:table-cell>
          <table:table-cell table:style-name="ce35" table:formula="of:=IF(ISBLANK([base.AN155]);&quot;&quot;;[base.AN155])">
            <text:p/>
          </table:table-cell>
          <table:table-cell table:style-name="ce35" table:formula="of:=IF(ISBLANK([base.AO155]);&quot;&quot;;[base.AO155])">
            <text:p/>
          </table:table-cell>
          <table:table-cell table:style-name="ce35" table:formula="of:=IF(ISBLANK([base.AP155]);&quot;&quot;;[base.AP155])">
            <text:p/>
          </table:table-cell>
          <table:table-cell table:style-name="ce35" table:formula="of:=IF(ISBLANK([base.AQ155]);&quot;&quot;;[base.AQ155])">
            <text:p/>
          </table:table-cell>
          <table:table-cell table:style-name="ce35" table:formula="of:=IF(ISBLANK([base.AR155]);&quot;&quot;;[base.AR155])">
            <text:p/>
          </table:table-cell>
          <table:table-cell table:style-name="ce35" table:formula="of:=IF(ISBLANK([base.AS155]);&quot;&quot;;[base.AS155])">
            <text:p/>
          </table:table-cell>
          <table:table-cell table:style-name="ce35" table:formula="of:=IF(ISBLANK([base.AT155]);&quot;&quot;;[base.AT155])">
            <text:p/>
          </table:table-cell>
          <table:table-cell table:number-columns-repeated="997"/>
        </table:table-row>
        <table:table-row table:style-name="ro1">
          <table:table-cell table:formula="of:=[base.A157]" office:value-type="float" office:value="0">
            <text:p>0</text:p>
          </table:table-cell>
          <table:table-cell table:style-name="ce35" table:formula="of:=IF(ISBLANK([base.D157]);&quot;&quot;;[base.D157])">
            <text:p/>
          </table:table-cell>
          <table:table-cell table:style-name="ce35" table:formula="of:=IF(ISBLANK([base.E157]);&quot;&quot;;[base.E157])">
            <text:p/>
          </table:table-cell>
          <table:table-cell table:formula="of:=[base.W157]" office:value-type="float" office:value="0">
            <text:p>0</text:p>
          </table:table-cell>
          <table:table-cell table:formula="of:=[base.X157]" office:value-type="float" office:value="0">
            <text:p>0</text:p>
          </table:table-cell>
          <table:table-cell table:formula="of:=[base.N157]" office:value-type="float" office:value="0">
            <text:p>0</text:p>
          </table:table-cell>
          <table:table-cell table:style-name="ce35" table:formula="of:=IF(ISBLANK([base.Z156]);&quot;&quot;;[base.Z156])">
            <text:p/>
          </table:table-cell>
          <table:table-cell table:style-name="ce35" table:formula="of:=IF(ISBLANK([base.AA156]);&quot;&quot;;[base.AA156])">
            <text:p/>
          </table:table-cell>
          <table:table-cell table:style-name="ce35" table:formula="of:=IF(ISBLANK([base.AB156]);&quot;&quot;;[base.AB156])">
            <text:p/>
          </table:table-cell>
          <table:table-cell table:style-name="ce35" table:formula="of:=IF(ISBLANK([base.AC156]);&quot;&quot;;[base.AC156])">
            <text:p/>
          </table:table-cell>
          <table:table-cell table:style-name="ce35" table:formula="of:=IF(ISBLANK([base.AD156]);&quot;&quot;;[base.AD156])">
            <text:p/>
          </table:table-cell>
          <table:table-cell table:style-name="ce35" table:formula="of:=IF(ISBLANK([base.AE156]);&quot;&quot;;[base.AE156])">
            <text:p/>
          </table:table-cell>
          <table:table-cell table:style-name="ce35" table:formula="of:=IF(ISBLANK([base.AF156]);&quot;&quot;;[base.AF156])">
            <text:p/>
          </table:table-cell>
          <table:table-cell table:style-name="ce35" table:formula="of:=IF(ISBLANK([base.AG156]);&quot;&quot;;[base.AG156])">
            <text:p/>
          </table:table-cell>
          <table:table-cell table:style-name="ce35" table:formula="of:=IF(ISBLANK([base.AH152]);&quot;&quot;;[base.AH152])">
            <text:p/>
          </table:table-cell>
          <table:table-cell table:style-name="ce35" table:formula="of:=IF(ISBLANK([base.AI152]);&quot;&quot;;[base.AI152])">
            <text:p/>
          </table:table-cell>
          <table:table-cell table:style-name="ce35" table:formula="of:=IF(ISBLANK([base.AJ156]);&quot;&quot;;[base.AJ156])">
            <text:p/>
          </table:table-cell>
          <table:table-cell table:style-name="ce35" table:formula="of:=IF(ISBLANK([base.AK156]);&quot;&quot;;[base.AK156])">
            <text:p/>
          </table:table-cell>
          <table:table-cell table:style-name="ce35" table:formula="of:=IF(ISBLANK([base.AL156]);&quot;&quot;;[base.AL156])">
            <text:p/>
          </table:table-cell>
          <table:table-cell table:style-name="ce35" table:formula="of:=IF(ISBLANK([base.AM156]);&quot;&quot;;[base.AM156])">
            <text:p/>
          </table:table-cell>
          <table:table-cell table:style-name="ce35" table:formula="of:=IF(ISBLANK([base.AN156]);&quot;&quot;;[base.AN156])">
            <text:p/>
          </table:table-cell>
          <table:table-cell table:style-name="ce35" table:formula="of:=IF(ISBLANK([base.AO156]);&quot;&quot;;[base.AO156])">
            <text:p/>
          </table:table-cell>
          <table:table-cell table:style-name="ce35" table:formula="of:=IF(ISBLANK([base.AP156]);&quot;&quot;;[base.AP156])">
            <text:p/>
          </table:table-cell>
          <table:table-cell table:style-name="ce35" table:formula="of:=IF(ISBLANK([base.AQ156]);&quot;&quot;;[base.AQ156])">
            <text:p/>
          </table:table-cell>
          <table:table-cell table:style-name="ce35" table:formula="of:=IF(ISBLANK([base.AR156]);&quot;&quot;;[base.AR156])">
            <text:p/>
          </table:table-cell>
          <table:table-cell table:style-name="ce35" table:formula="of:=IF(ISBLANK([base.AS156]);&quot;&quot;;[base.AS156])">
            <text:p/>
          </table:table-cell>
          <table:table-cell table:style-name="ce35" table:formula="of:=IF(ISBLANK([base.AT156]);&quot;&quot;;[base.AT156])">
            <text:p/>
          </table:table-cell>
          <table:table-cell table:number-columns-repeated="997"/>
        </table:table-row>
        <table:table-row table:style-name="ro1">
          <table:table-cell table:formula="of:=[base.A158]" office:value-type="float" office:value="0">
            <text:p>0</text:p>
          </table:table-cell>
          <table:table-cell table:style-name="ce35" table:formula="of:=IF(ISBLANK([base.D158]);&quot;&quot;;[base.D158])">
            <text:p/>
          </table:table-cell>
          <table:table-cell table:style-name="ce35" table:formula="of:=IF(ISBLANK([base.E158]);&quot;&quot;;[base.E158])">
            <text:p/>
          </table:table-cell>
          <table:table-cell table:formula="of:=[base.W158]" office:value-type="float" office:value="0">
            <text:p>0</text:p>
          </table:table-cell>
          <table:table-cell table:formula="of:=[base.X158]" office:value-type="float" office:value="0">
            <text:p>0</text:p>
          </table:table-cell>
          <table:table-cell table:formula="of:=[base.N158]" office:value-type="float" office:value="0">
            <text:p>0</text:p>
          </table:table-cell>
          <table:table-cell table:style-name="ce35" table:formula="of:=IF(ISBLANK([base.Z157]);&quot;&quot;;[base.Z157])">
            <text:p/>
          </table:table-cell>
          <table:table-cell table:style-name="ce35" table:formula="of:=IF(ISBLANK([base.AA157]);&quot;&quot;;[base.AA157])">
            <text:p/>
          </table:table-cell>
          <table:table-cell table:style-name="ce35" table:formula="of:=IF(ISBLANK([base.AB157]);&quot;&quot;;[base.AB157])">
            <text:p/>
          </table:table-cell>
          <table:table-cell table:style-name="ce35" table:formula="of:=IF(ISBLANK([base.AC157]);&quot;&quot;;[base.AC157])">
            <text:p/>
          </table:table-cell>
          <table:table-cell table:style-name="ce35" table:formula="of:=IF(ISBLANK([base.AD157]);&quot;&quot;;[base.AD157])">
            <text:p/>
          </table:table-cell>
          <table:table-cell table:style-name="ce35" table:formula="of:=IF(ISBLANK([base.AE157]);&quot;&quot;;[base.AE157])">
            <text:p/>
          </table:table-cell>
          <table:table-cell table:style-name="ce35" table:formula="of:=IF(ISBLANK([base.AF157]);&quot;&quot;;[base.AF157])">
            <text:p/>
          </table:table-cell>
          <table:table-cell table:style-name="ce35" table:formula="of:=IF(ISBLANK([base.AG157]);&quot;&quot;;[base.AG157])">
            <text:p/>
          </table:table-cell>
          <table:table-cell table:style-name="ce35" table:formula="of:=IF(ISBLANK([base.AH153]);&quot;&quot;;[base.AH153])">
            <text:p/>
          </table:table-cell>
          <table:table-cell table:style-name="ce35" table:formula="of:=IF(ISBLANK([base.AI153]);&quot;&quot;;[base.AI153])">
            <text:p/>
          </table:table-cell>
          <table:table-cell table:style-name="ce35" table:formula="of:=IF(ISBLANK([base.AJ157]);&quot;&quot;;[base.AJ157])">
            <text:p/>
          </table:table-cell>
          <table:table-cell table:style-name="ce35" table:formula="of:=IF(ISBLANK([base.AK157]);&quot;&quot;;[base.AK157])">
            <text:p/>
          </table:table-cell>
          <table:table-cell table:style-name="ce35" table:formula="of:=IF(ISBLANK([base.AL157]);&quot;&quot;;[base.AL157])">
            <text:p/>
          </table:table-cell>
          <table:table-cell table:style-name="ce35" table:formula="of:=IF(ISBLANK([base.AM157]);&quot;&quot;;[base.AM157])">
            <text:p/>
          </table:table-cell>
          <table:table-cell table:style-name="ce35" table:formula="of:=IF(ISBLANK([base.AN157]);&quot;&quot;;[base.AN157])">
            <text:p/>
          </table:table-cell>
          <table:table-cell table:style-name="ce35" table:formula="of:=IF(ISBLANK([base.AO157]);&quot;&quot;;[base.AO157])">
            <text:p/>
          </table:table-cell>
          <table:table-cell table:style-name="ce35" table:formula="of:=IF(ISBLANK([base.AP157]);&quot;&quot;;[base.AP157])">
            <text:p/>
          </table:table-cell>
          <table:table-cell table:style-name="ce35" table:formula="of:=IF(ISBLANK([base.AQ157]);&quot;&quot;;[base.AQ157])">
            <text:p/>
          </table:table-cell>
          <table:table-cell table:style-name="ce35" table:formula="of:=IF(ISBLANK([base.AR157]);&quot;&quot;;[base.AR157])">
            <text:p/>
          </table:table-cell>
          <table:table-cell table:style-name="ce35" table:formula="of:=IF(ISBLANK([base.AS157]);&quot;&quot;;[base.AS157])">
            <text:p/>
          </table:table-cell>
          <table:table-cell table:style-name="ce35" table:formula="of:=IF(ISBLANK([base.AT157]);&quot;&quot;;[base.AT157])">
            <text:p/>
          </table:table-cell>
          <table:table-cell table:number-columns-repeated="997"/>
        </table:table-row>
        <table:table-row table:style-name="ro1">
          <table:table-cell table:formula="of:=[base.A159]" office:value-type="float" office:value="0">
            <text:p>0</text:p>
          </table:table-cell>
          <table:table-cell table:style-name="ce35" table:formula="of:=IF(ISBLANK([base.D159]);&quot;&quot;;[base.D159])">
            <text:p/>
          </table:table-cell>
          <table:table-cell table:style-name="ce35" table:formula="of:=IF(ISBLANK([base.E159]);&quot;&quot;;[base.E159])">
            <text:p/>
          </table:table-cell>
          <table:table-cell table:formula="of:=[base.W159]" office:value-type="float" office:value="0">
            <text:p>0</text:p>
          </table:table-cell>
          <table:table-cell table:formula="of:=[base.X159]" office:value-type="float" office:value="0">
            <text:p>0</text:p>
          </table:table-cell>
          <table:table-cell table:formula="of:=[base.N159]" office:value-type="float" office:value="0">
            <text:p>0</text:p>
          </table:table-cell>
          <table:table-cell table:style-name="ce35" table:formula="of:=IF(ISBLANK([base.Z158]);&quot;&quot;;[base.Z158])">
            <text:p/>
          </table:table-cell>
          <table:table-cell table:style-name="ce35" table:formula="of:=IF(ISBLANK([base.AA158]);&quot;&quot;;[base.AA158])">
            <text:p/>
          </table:table-cell>
          <table:table-cell table:style-name="ce35" table:formula="of:=IF(ISBLANK([base.AB158]);&quot;&quot;;[base.AB158])">
            <text:p/>
          </table:table-cell>
          <table:table-cell table:style-name="ce35" table:formula="of:=IF(ISBLANK([base.AC158]);&quot;&quot;;[base.AC158])">
            <text:p/>
          </table:table-cell>
          <table:table-cell table:style-name="ce35" table:formula="of:=IF(ISBLANK([base.AD158]);&quot;&quot;;[base.AD158])">
            <text:p/>
          </table:table-cell>
          <table:table-cell table:style-name="ce35" table:formula="of:=IF(ISBLANK([base.AE158]);&quot;&quot;;[base.AE158])">
            <text:p/>
          </table:table-cell>
          <table:table-cell table:style-name="ce35" table:formula="of:=IF(ISBLANK([base.AF158]);&quot;&quot;;[base.AF158])">
            <text:p/>
          </table:table-cell>
          <table:table-cell table:style-name="ce35" table:formula="of:=IF(ISBLANK([base.AG158]);&quot;&quot;;[base.AG158])">
            <text:p/>
          </table:table-cell>
          <table:table-cell table:style-name="ce35" table:formula="of:=IF(ISBLANK([base.AH154]);&quot;&quot;;[base.AH154])">
            <text:p/>
          </table:table-cell>
          <table:table-cell table:style-name="ce35" table:formula="of:=IF(ISBLANK([base.AI154]);&quot;&quot;;[base.AI154])">
            <text:p/>
          </table:table-cell>
          <table:table-cell table:style-name="ce35" table:formula="of:=IF(ISBLANK([base.AJ158]);&quot;&quot;;[base.AJ158])">
            <text:p/>
          </table:table-cell>
          <table:table-cell table:style-name="ce35" table:formula="of:=IF(ISBLANK([base.AK158]);&quot;&quot;;[base.AK158])">
            <text:p/>
          </table:table-cell>
          <table:table-cell table:style-name="ce35" table:formula="of:=IF(ISBLANK([base.AL158]);&quot;&quot;;[base.AL158])">
            <text:p/>
          </table:table-cell>
          <table:table-cell table:style-name="ce35" table:formula="of:=IF(ISBLANK([base.AM158]);&quot;&quot;;[base.AM158])">
            <text:p/>
          </table:table-cell>
          <table:table-cell table:style-name="ce35" table:formula="of:=IF(ISBLANK([base.AN158]);&quot;&quot;;[base.AN158])">
            <text:p/>
          </table:table-cell>
          <table:table-cell table:style-name="ce35" table:formula="of:=IF(ISBLANK([base.AO158]);&quot;&quot;;[base.AO158])">
            <text:p/>
          </table:table-cell>
          <table:table-cell table:style-name="ce35" table:formula="of:=IF(ISBLANK([base.AP158]);&quot;&quot;;[base.AP158])">
            <text:p/>
          </table:table-cell>
          <table:table-cell table:style-name="ce35" table:formula="of:=IF(ISBLANK([base.AQ158]);&quot;&quot;;[base.AQ158])">
            <text:p/>
          </table:table-cell>
          <table:table-cell table:style-name="ce35" table:formula="of:=IF(ISBLANK([base.AR158]);&quot;&quot;;[base.AR158])">
            <text:p/>
          </table:table-cell>
          <table:table-cell table:style-name="ce35" table:formula="of:=IF(ISBLANK([base.AS158]);&quot;&quot;;[base.AS158])">
            <text:p/>
          </table:table-cell>
          <table:table-cell table:style-name="ce35" table:formula="of:=IF(ISBLANK([base.AT158]);&quot;&quot;;[base.AT158])">
            <text:p/>
          </table:table-cell>
          <table:table-cell table:number-columns-repeated="997"/>
        </table:table-row>
        <table:table-row table:style-name="ro1">
          <table:table-cell table:formula="of:=[base.A160]" office:value-type="float" office:value="0">
            <text:p>0</text:p>
          </table:table-cell>
          <table:table-cell table:style-name="ce35" table:formula="of:=IF(ISBLANK([base.D160]);&quot;&quot;;[base.D160])">
            <text:p/>
          </table:table-cell>
          <table:table-cell table:style-name="ce35" table:formula="of:=IF(ISBLANK([base.E160]);&quot;&quot;;[base.E160])">
            <text:p/>
          </table:table-cell>
          <table:table-cell table:formula="of:=[base.W160]" office:value-type="float" office:value="0">
            <text:p>0</text:p>
          </table:table-cell>
          <table:table-cell table:formula="of:=[base.X160]" office:value-type="float" office:value="0">
            <text:p>0</text:p>
          </table:table-cell>
          <table:table-cell table:formula="of:=[base.N160]" office:value-type="float" office:value="0">
            <text:p>0</text:p>
          </table:table-cell>
          <table:table-cell table:style-name="ce35" table:formula="of:=IF(ISBLANK([base.Z159]);&quot;&quot;;[base.Z159])">
            <text:p/>
          </table:table-cell>
          <table:table-cell table:style-name="ce35" table:formula="of:=IF(ISBLANK([base.AA159]);&quot;&quot;;[base.AA159])">
            <text:p/>
          </table:table-cell>
          <table:table-cell table:style-name="ce35" table:formula="of:=IF(ISBLANK([base.AB159]);&quot;&quot;;[base.AB159])">
            <text:p/>
          </table:table-cell>
          <table:table-cell table:style-name="ce35" table:formula="of:=IF(ISBLANK([base.AC159]);&quot;&quot;;[base.AC159])">
            <text:p/>
          </table:table-cell>
          <table:table-cell table:style-name="ce35" table:formula="of:=IF(ISBLANK([base.AD159]);&quot;&quot;;[base.AD159])">
            <text:p/>
          </table:table-cell>
          <table:table-cell table:style-name="ce35" table:formula="of:=IF(ISBLANK([base.AE159]);&quot;&quot;;[base.AE159])">
            <text:p/>
          </table:table-cell>
          <table:table-cell table:style-name="ce35" table:formula="of:=IF(ISBLANK([base.AF159]);&quot;&quot;;[base.AF159])">
            <text:p/>
          </table:table-cell>
          <table:table-cell table:style-name="ce35" table:formula="of:=IF(ISBLANK([base.AG159]);&quot;&quot;;[base.AG159])">
            <text:p/>
          </table:table-cell>
          <table:table-cell table:style-name="ce35" table:formula="of:=IF(ISBLANK([base.AH155]);&quot;&quot;;[base.AH155])">
            <text:p/>
          </table:table-cell>
          <table:table-cell table:style-name="ce35" table:formula="of:=IF(ISBLANK([base.AI155]);&quot;&quot;;[base.AI155])">
            <text:p/>
          </table:table-cell>
          <table:table-cell table:style-name="ce35" table:formula="of:=IF(ISBLANK([base.AJ159]);&quot;&quot;;[base.AJ159])">
            <text:p/>
          </table:table-cell>
          <table:table-cell table:style-name="ce35" table:formula="of:=IF(ISBLANK([base.AK159]);&quot;&quot;;[base.AK159])">
            <text:p/>
          </table:table-cell>
          <table:table-cell table:style-name="ce35" table:formula="of:=IF(ISBLANK([base.AL159]);&quot;&quot;;[base.AL159])">
            <text:p/>
          </table:table-cell>
          <table:table-cell table:style-name="ce35" table:formula="of:=IF(ISBLANK([base.AM159]);&quot;&quot;;[base.AM159])">
            <text:p/>
          </table:table-cell>
          <table:table-cell table:style-name="ce35" table:formula="of:=IF(ISBLANK([base.AN159]);&quot;&quot;;[base.AN159])">
            <text:p/>
          </table:table-cell>
          <table:table-cell table:style-name="ce35" table:formula="of:=IF(ISBLANK([base.AO159]);&quot;&quot;;[base.AO159])">
            <text:p/>
          </table:table-cell>
          <table:table-cell table:style-name="ce35" table:formula="of:=IF(ISBLANK([base.AP159]);&quot;&quot;;[base.AP159])">
            <text:p/>
          </table:table-cell>
          <table:table-cell table:style-name="ce35" table:formula="of:=IF(ISBLANK([base.AQ159]);&quot;&quot;;[base.AQ159])">
            <text:p/>
          </table:table-cell>
          <table:table-cell table:style-name="ce35" table:formula="of:=IF(ISBLANK([base.AR159]);&quot;&quot;;[base.AR159])">
            <text:p/>
          </table:table-cell>
          <table:table-cell table:style-name="ce35" table:formula="of:=IF(ISBLANK([base.AS159]);&quot;&quot;;[base.AS159])">
            <text:p/>
          </table:table-cell>
          <table:table-cell table:style-name="ce35" table:formula="of:=IF(ISBLANK([base.AT159]);&quot;&quot;;[base.AT159])">
            <text:p/>
          </table:table-cell>
          <table:table-cell table:number-columns-repeated="997"/>
        </table:table-row>
        <table:table-row table:style-name="ro1">
          <table:table-cell table:formula="of:=[base.A161]" office:value-type="float" office:value="0">
            <text:p>0</text:p>
          </table:table-cell>
          <table:table-cell table:style-name="ce35" table:formula="of:=IF(ISBLANK([base.D161]);&quot;&quot;;[base.D161])">
            <text:p/>
          </table:table-cell>
          <table:table-cell table:style-name="ce35" table:formula="of:=IF(ISBLANK([base.E161]);&quot;&quot;;[base.E161])">
            <text:p/>
          </table:table-cell>
          <table:table-cell table:formula="of:=[base.W161]" office:value-type="float" office:value="0">
            <text:p>0</text:p>
          </table:table-cell>
          <table:table-cell table:formula="of:=[base.X161]" office:value-type="float" office:value="0">
            <text:p>0</text:p>
          </table:table-cell>
          <table:table-cell table:formula="of:=[base.N161]" office:value-type="float" office:value="0">
            <text:p>0</text:p>
          </table:table-cell>
          <table:table-cell table:style-name="ce35" table:formula="of:=IF(ISBLANK([base.Z160]);&quot;&quot;;[base.Z160])">
            <text:p/>
          </table:table-cell>
          <table:table-cell table:style-name="ce35" table:formula="of:=IF(ISBLANK([base.AA160]);&quot;&quot;;[base.AA160])">
            <text:p/>
          </table:table-cell>
          <table:table-cell table:style-name="ce35" table:formula="of:=IF(ISBLANK([base.AB160]);&quot;&quot;;[base.AB160])">
            <text:p/>
          </table:table-cell>
          <table:table-cell table:style-name="ce35" table:formula="of:=IF(ISBLANK([base.AC160]);&quot;&quot;;[base.AC160])">
            <text:p/>
          </table:table-cell>
          <table:table-cell table:style-name="ce35" table:formula="of:=IF(ISBLANK([base.AD160]);&quot;&quot;;[base.AD160])">
            <text:p/>
          </table:table-cell>
          <table:table-cell table:style-name="ce35" table:formula="of:=IF(ISBLANK([base.AE160]);&quot;&quot;;[base.AE160])">
            <text:p/>
          </table:table-cell>
          <table:table-cell table:style-name="ce35" table:formula="of:=IF(ISBLANK([base.AF160]);&quot;&quot;;[base.AF160])">
            <text:p/>
          </table:table-cell>
          <table:table-cell table:style-name="ce35" table:formula="of:=IF(ISBLANK([base.AG160]);&quot;&quot;;[base.AG160])">
            <text:p/>
          </table:table-cell>
          <table:table-cell table:style-name="ce35" table:formula="of:=IF(ISBLANK([base.AH156]);&quot;&quot;;[base.AH156])">
            <text:p/>
          </table:table-cell>
          <table:table-cell table:style-name="ce35" table:formula="of:=IF(ISBLANK([base.AI156]);&quot;&quot;;[base.AI156])">
            <text:p/>
          </table:table-cell>
          <table:table-cell table:style-name="ce35" table:formula="of:=IF(ISBLANK([base.AJ160]);&quot;&quot;;[base.AJ160])">
            <text:p/>
          </table:table-cell>
          <table:table-cell table:style-name="ce35" table:formula="of:=IF(ISBLANK([base.AK160]);&quot;&quot;;[base.AK160])">
            <text:p/>
          </table:table-cell>
          <table:table-cell table:style-name="ce35" table:formula="of:=IF(ISBLANK([base.AL160]);&quot;&quot;;[base.AL160])">
            <text:p/>
          </table:table-cell>
          <table:table-cell table:style-name="ce35" table:formula="of:=IF(ISBLANK([base.AM160]);&quot;&quot;;[base.AM160])">
            <text:p/>
          </table:table-cell>
          <table:table-cell table:style-name="ce35" table:formula="of:=IF(ISBLANK([base.AN160]);&quot;&quot;;[base.AN160])">
            <text:p/>
          </table:table-cell>
          <table:table-cell table:style-name="ce35" table:formula="of:=IF(ISBLANK([base.AO160]);&quot;&quot;;[base.AO160])">
            <text:p/>
          </table:table-cell>
          <table:table-cell table:style-name="ce35" table:formula="of:=IF(ISBLANK([base.AP160]);&quot;&quot;;[base.AP160])">
            <text:p/>
          </table:table-cell>
          <table:table-cell table:style-name="ce35" table:formula="of:=IF(ISBLANK([base.AQ160]);&quot;&quot;;[base.AQ160])">
            <text:p/>
          </table:table-cell>
          <table:table-cell table:style-name="ce35" table:formula="of:=IF(ISBLANK([base.AR160]);&quot;&quot;;[base.AR160])">
            <text:p/>
          </table:table-cell>
          <table:table-cell table:style-name="ce35" table:formula="of:=IF(ISBLANK([base.AS160]);&quot;&quot;;[base.AS160])">
            <text:p/>
          </table:table-cell>
          <table:table-cell table:style-name="ce35" table:formula="of:=IF(ISBLANK([base.AT160]);&quot;&quot;;[base.AT160])">
            <text:p/>
          </table:table-cell>
          <table:table-cell table:number-columns-repeated="997"/>
        </table:table-row>
        <table:table-row table:style-name="ro1">
          <table:table-cell table:formula="of:=[base.A162]" office:value-type="float" office:value="0">
            <text:p>0</text:p>
          </table:table-cell>
          <table:table-cell table:style-name="ce35" table:formula="of:=IF(ISBLANK([base.D162]);&quot;&quot;;[base.D162])">
            <text:p/>
          </table:table-cell>
          <table:table-cell table:style-name="ce35" table:formula="of:=IF(ISBLANK([base.E162]);&quot;&quot;;[base.E162])">
            <text:p/>
          </table:table-cell>
          <table:table-cell table:formula="of:=[base.W162]" office:value-type="float" office:value="0">
            <text:p>0</text:p>
          </table:table-cell>
          <table:table-cell table:formula="of:=[base.X162]" office:value-type="float" office:value="0">
            <text:p>0</text:p>
          </table:table-cell>
          <table:table-cell table:formula="of:=[base.N162]" office:value-type="float" office:value="0">
            <text:p>0</text:p>
          </table:table-cell>
          <table:table-cell table:style-name="ce35" table:formula="of:=IF(ISBLANK([base.Z161]);&quot;&quot;;[base.Z161])">
            <text:p/>
          </table:table-cell>
          <table:table-cell table:style-name="ce35" table:formula="of:=IF(ISBLANK([base.AA161]);&quot;&quot;;[base.AA161])">
            <text:p/>
          </table:table-cell>
          <table:table-cell table:style-name="ce35" table:formula="of:=IF(ISBLANK([base.AB161]);&quot;&quot;;[base.AB161])">
            <text:p/>
          </table:table-cell>
          <table:table-cell table:style-name="ce35" table:formula="of:=IF(ISBLANK([base.AC161]);&quot;&quot;;[base.AC161])">
            <text:p/>
          </table:table-cell>
          <table:table-cell table:style-name="ce35" table:formula="of:=IF(ISBLANK([base.AD161]);&quot;&quot;;[base.AD161])">
            <text:p/>
          </table:table-cell>
          <table:table-cell table:style-name="ce35" table:formula="of:=IF(ISBLANK([base.AE161]);&quot;&quot;;[base.AE161])">
            <text:p/>
          </table:table-cell>
          <table:table-cell table:style-name="ce35" table:formula="of:=IF(ISBLANK([base.AF161]);&quot;&quot;;[base.AF161])">
            <text:p/>
          </table:table-cell>
          <table:table-cell table:style-name="ce35" table:formula="of:=IF(ISBLANK([base.AG161]);&quot;&quot;;[base.AG161])">
            <text:p/>
          </table:table-cell>
          <table:table-cell table:style-name="ce35" table:formula="of:=IF(ISBLANK([base.AH157]);&quot;&quot;;[base.AH157])">
            <text:p/>
          </table:table-cell>
          <table:table-cell table:style-name="ce35" table:formula="of:=IF(ISBLANK([base.AI157]);&quot;&quot;;[base.AI157])">
            <text:p/>
          </table:table-cell>
          <table:table-cell table:style-name="ce35" table:formula="of:=IF(ISBLANK([base.AJ161]);&quot;&quot;;[base.AJ161])">
            <text:p/>
          </table:table-cell>
          <table:table-cell table:style-name="ce35" table:formula="of:=IF(ISBLANK([base.AK161]);&quot;&quot;;[base.AK161])">
            <text:p/>
          </table:table-cell>
          <table:table-cell table:style-name="ce35" table:formula="of:=IF(ISBLANK([base.AL161]);&quot;&quot;;[base.AL161])">
            <text:p/>
          </table:table-cell>
          <table:table-cell table:style-name="ce35" table:formula="of:=IF(ISBLANK([base.AM161]);&quot;&quot;;[base.AM161])">
            <text:p/>
          </table:table-cell>
          <table:table-cell table:style-name="ce35" table:formula="of:=IF(ISBLANK([base.AN161]);&quot;&quot;;[base.AN161])">
            <text:p/>
          </table:table-cell>
          <table:table-cell table:style-name="ce35" table:formula="of:=IF(ISBLANK([base.AO161]);&quot;&quot;;[base.AO161])">
            <text:p/>
          </table:table-cell>
          <table:table-cell table:style-name="ce35" table:formula="of:=IF(ISBLANK([base.AP161]);&quot;&quot;;[base.AP161])">
            <text:p/>
          </table:table-cell>
          <table:table-cell table:style-name="ce35" table:formula="of:=IF(ISBLANK([base.AQ161]);&quot;&quot;;[base.AQ161])">
            <text:p/>
          </table:table-cell>
          <table:table-cell table:style-name="ce35" table:formula="of:=IF(ISBLANK([base.AR161]);&quot;&quot;;[base.AR161])">
            <text:p/>
          </table:table-cell>
          <table:table-cell table:style-name="ce35" table:formula="of:=IF(ISBLANK([base.AS161]);&quot;&quot;;[base.AS161])">
            <text:p/>
          </table:table-cell>
          <table:table-cell table:style-name="ce35" table:formula="of:=IF(ISBLANK([base.AT161]);&quot;&quot;;[base.AT161])">
            <text:p/>
          </table:table-cell>
          <table:table-cell table:number-columns-repeated="997"/>
        </table:table-row>
        <table:table-row table:style-name="ro1">
          <table:table-cell table:formula="of:=[base.A163]" office:value-type="float" office:value="0">
            <text:p>0</text:p>
          </table:table-cell>
          <table:table-cell table:style-name="ce35" table:formula="of:=IF(ISBLANK([base.D163]);&quot;&quot;;[base.D163])">
            <text:p/>
          </table:table-cell>
          <table:table-cell table:style-name="ce35" table:formula="of:=IF(ISBLANK([base.E163]);&quot;&quot;;[base.E163])">
            <text:p/>
          </table:table-cell>
          <table:table-cell table:formula="of:=[base.W163]" office:value-type="float" office:value="0">
            <text:p>0</text:p>
          </table:table-cell>
          <table:table-cell table:formula="of:=[base.X163]" office:value-type="float" office:value="0">
            <text:p>0</text:p>
          </table:table-cell>
          <table:table-cell table:formula="of:=[base.N163]" office:value-type="float" office:value="0">
            <text:p>0</text:p>
          </table:table-cell>
          <table:table-cell table:style-name="ce35" table:formula="of:=IF(ISBLANK([base.Z162]);&quot;&quot;;[base.Z162])">
            <text:p/>
          </table:table-cell>
          <table:table-cell table:style-name="ce35" table:formula="of:=IF(ISBLANK([base.AA162]);&quot;&quot;;[base.AA162])">
            <text:p/>
          </table:table-cell>
          <table:table-cell table:style-name="ce35" table:formula="of:=IF(ISBLANK([base.AB162]);&quot;&quot;;[base.AB162])">
            <text:p/>
          </table:table-cell>
          <table:table-cell table:style-name="ce35" table:formula="of:=IF(ISBLANK([base.AC162]);&quot;&quot;;[base.AC162])">
            <text:p/>
          </table:table-cell>
          <table:table-cell table:style-name="ce35" table:formula="of:=IF(ISBLANK([base.AD162]);&quot;&quot;;[base.AD162])">
            <text:p/>
          </table:table-cell>
          <table:table-cell table:style-name="ce35" table:formula="of:=IF(ISBLANK([base.AE162]);&quot;&quot;;[base.AE162])">
            <text:p/>
          </table:table-cell>
          <table:table-cell table:style-name="ce35" table:formula="of:=IF(ISBLANK([base.AF162]);&quot;&quot;;[base.AF162])">
            <text:p/>
          </table:table-cell>
          <table:table-cell table:style-name="ce35" table:formula="of:=IF(ISBLANK([base.AG162]);&quot;&quot;;[base.AG162])">
            <text:p/>
          </table:table-cell>
          <table:table-cell table:style-name="ce35" table:formula="of:=IF(ISBLANK([base.AH158]);&quot;&quot;;[base.AH158])">
            <text:p/>
          </table:table-cell>
          <table:table-cell table:style-name="ce35" table:formula="of:=IF(ISBLANK([base.AI158]);&quot;&quot;;[base.AI158])">
            <text:p/>
          </table:table-cell>
          <table:table-cell table:style-name="ce35" table:formula="of:=IF(ISBLANK([base.AJ162]);&quot;&quot;;[base.AJ162])">
            <text:p/>
          </table:table-cell>
          <table:table-cell table:style-name="ce35" table:formula="of:=IF(ISBLANK([base.AK162]);&quot;&quot;;[base.AK162])">
            <text:p/>
          </table:table-cell>
          <table:table-cell table:style-name="ce35" table:formula="of:=IF(ISBLANK([base.AL162]);&quot;&quot;;[base.AL162])">
            <text:p/>
          </table:table-cell>
          <table:table-cell table:style-name="ce35" table:formula="of:=IF(ISBLANK([base.AM162]);&quot;&quot;;[base.AM162])">
            <text:p/>
          </table:table-cell>
          <table:table-cell table:style-name="ce35" table:formula="of:=IF(ISBLANK([base.AN162]);&quot;&quot;;[base.AN162])">
            <text:p/>
          </table:table-cell>
          <table:table-cell table:style-name="ce35" table:formula="of:=IF(ISBLANK([base.AO162]);&quot;&quot;;[base.AO162])">
            <text:p/>
          </table:table-cell>
          <table:table-cell table:style-name="ce35" table:formula="of:=IF(ISBLANK([base.AP162]);&quot;&quot;;[base.AP162])">
            <text:p/>
          </table:table-cell>
          <table:table-cell table:style-name="ce35" table:formula="of:=IF(ISBLANK([base.AQ162]);&quot;&quot;;[base.AQ162])">
            <text:p/>
          </table:table-cell>
          <table:table-cell table:style-name="ce35" table:formula="of:=IF(ISBLANK([base.AR162]);&quot;&quot;;[base.AR162])">
            <text:p/>
          </table:table-cell>
          <table:table-cell table:style-name="ce35" table:formula="of:=IF(ISBLANK([base.AS162]);&quot;&quot;;[base.AS162])">
            <text:p/>
          </table:table-cell>
          <table:table-cell table:style-name="ce35" table:formula="of:=IF(ISBLANK([base.AT162]);&quot;&quot;;[base.AT162])">
            <text:p/>
          </table:table-cell>
          <table:table-cell table:number-columns-repeated="997"/>
        </table:table-row>
        <table:table-row table:style-name="ro1">
          <table:table-cell table:formula="of:=[base.A164]" office:value-type="float" office:value="0">
            <text:p>0</text:p>
          </table:table-cell>
          <table:table-cell table:style-name="ce35" table:formula="of:=IF(ISBLANK([base.D164]);&quot;&quot;;[base.D164])">
            <text:p/>
          </table:table-cell>
          <table:table-cell table:style-name="ce35" table:formula="of:=IF(ISBLANK([base.E164]);&quot;&quot;;[base.E164])">
            <text:p/>
          </table:table-cell>
          <table:table-cell table:formula="of:=[base.W164]" office:value-type="float" office:value="0">
            <text:p>0</text:p>
          </table:table-cell>
          <table:table-cell table:formula="of:=[base.X164]" office:value-type="float" office:value="0">
            <text:p>0</text:p>
          </table:table-cell>
          <table:table-cell table:formula="of:=[base.N164]" office:value-type="float" office:value="0">
            <text:p>0</text:p>
          </table:table-cell>
          <table:table-cell table:style-name="ce35" table:formula="of:=IF(ISBLANK([base.Z163]);&quot;&quot;;[base.Z163])">
            <text:p/>
          </table:table-cell>
          <table:table-cell table:style-name="ce35" table:formula="of:=IF(ISBLANK([base.AA163]);&quot;&quot;;[base.AA163])">
            <text:p/>
          </table:table-cell>
          <table:table-cell table:style-name="ce35" table:formula="of:=IF(ISBLANK([base.AB163]);&quot;&quot;;[base.AB163])">
            <text:p/>
          </table:table-cell>
          <table:table-cell table:style-name="ce35" table:formula="of:=IF(ISBLANK([base.AC163]);&quot;&quot;;[base.AC163])">
            <text:p/>
          </table:table-cell>
          <table:table-cell table:style-name="ce35" table:formula="of:=IF(ISBLANK([base.AD163]);&quot;&quot;;[base.AD163])">
            <text:p/>
          </table:table-cell>
          <table:table-cell table:style-name="ce35" table:formula="of:=IF(ISBLANK([base.AE163]);&quot;&quot;;[base.AE163])">
            <text:p/>
          </table:table-cell>
          <table:table-cell table:style-name="ce35" table:formula="of:=IF(ISBLANK([base.AF163]);&quot;&quot;;[base.AF163])">
            <text:p/>
          </table:table-cell>
          <table:table-cell table:style-name="ce35" table:formula="of:=IF(ISBLANK([base.AG163]);&quot;&quot;;[base.AG163])">
            <text:p/>
          </table:table-cell>
          <table:table-cell table:style-name="ce35" table:formula="of:=IF(ISBLANK([base.AH159]);&quot;&quot;;[base.AH159])">
            <text:p/>
          </table:table-cell>
          <table:table-cell table:style-name="ce35" table:formula="of:=IF(ISBLANK([base.AI159]);&quot;&quot;;[base.AI159])">
            <text:p/>
          </table:table-cell>
          <table:table-cell table:style-name="ce35" table:formula="of:=IF(ISBLANK([base.AJ163]);&quot;&quot;;[base.AJ163])">
            <text:p/>
          </table:table-cell>
          <table:table-cell table:style-name="ce35" table:formula="of:=IF(ISBLANK([base.AK163]);&quot;&quot;;[base.AK163])">
            <text:p/>
          </table:table-cell>
          <table:table-cell table:style-name="ce35" table:formula="of:=IF(ISBLANK([base.AL163]);&quot;&quot;;[base.AL163])">
            <text:p/>
          </table:table-cell>
          <table:table-cell table:style-name="ce35" table:formula="of:=IF(ISBLANK([base.AM163]);&quot;&quot;;[base.AM163])">
            <text:p/>
          </table:table-cell>
          <table:table-cell table:style-name="ce35" table:formula="of:=IF(ISBLANK([base.AN163]);&quot;&quot;;[base.AN163])">
            <text:p/>
          </table:table-cell>
          <table:table-cell table:style-name="ce35" table:formula="of:=IF(ISBLANK([base.AO163]);&quot;&quot;;[base.AO163])">
            <text:p/>
          </table:table-cell>
          <table:table-cell table:style-name="ce35" table:formula="of:=IF(ISBLANK([base.AP163]);&quot;&quot;;[base.AP163])">
            <text:p/>
          </table:table-cell>
          <table:table-cell table:style-name="ce35" table:formula="of:=IF(ISBLANK([base.AQ163]);&quot;&quot;;[base.AQ163])">
            <text:p/>
          </table:table-cell>
          <table:table-cell table:style-name="ce35" table:formula="of:=IF(ISBLANK([base.AR163]);&quot;&quot;;[base.AR163])">
            <text:p/>
          </table:table-cell>
          <table:table-cell table:style-name="ce35" table:formula="of:=IF(ISBLANK([base.AS163]);&quot;&quot;;[base.AS163])">
            <text:p/>
          </table:table-cell>
          <table:table-cell table:style-name="ce35" table:formula="of:=IF(ISBLANK([base.AT163]);&quot;&quot;;[base.AT163])">
            <text:p/>
          </table:table-cell>
          <table:table-cell table:number-columns-repeated="997"/>
        </table:table-row>
        <table:table-row table:style-name="ro1">
          <table:table-cell table:formula="of:=[base.A165]" office:value-type="float" office:value="0">
            <text:p>0</text:p>
          </table:table-cell>
          <table:table-cell table:style-name="ce35" table:formula="of:=IF(ISBLANK([base.D165]);&quot;&quot;;[base.D165])">
            <text:p/>
          </table:table-cell>
          <table:table-cell table:style-name="ce35" table:formula="of:=IF(ISBLANK([base.E165]);&quot;&quot;;[base.E165])">
            <text:p/>
          </table:table-cell>
          <table:table-cell table:formula="of:=[base.W165]" office:value-type="float" office:value="0">
            <text:p>0</text:p>
          </table:table-cell>
          <table:table-cell table:formula="of:=[base.X165]" office:value-type="float" office:value="0">
            <text:p>0</text:p>
          </table:table-cell>
          <table:table-cell table:formula="of:=[base.N165]" office:value-type="float" office:value="0">
            <text:p>0</text:p>
          </table:table-cell>
          <table:table-cell table:style-name="ce35" table:formula="of:=IF(ISBLANK([base.Z164]);&quot;&quot;;[base.Z164])">
            <text:p/>
          </table:table-cell>
          <table:table-cell table:style-name="ce35" table:formula="of:=IF(ISBLANK([base.AA164]);&quot;&quot;;[base.AA164])">
            <text:p/>
          </table:table-cell>
          <table:table-cell table:style-name="ce35" table:formula="of:=IF(ISBLANK([base.AB164]);&quot;&quot;;[base.AB164])">
            <text:p/>
          </table:table-cell>
          <table:table-cell table:style-name="ce35" table:formula="of:=IF(ISBLANK([base.AC164]);&quot;&quot;;[base.AC164])">
            <text:p/>
          </table:table-cell>
          <table:table-cell table:style-name="ce35" table:formula="of:=IF(ISBLANK([base.AD164]);&quot;&quot;;[base.AD164])">
            <text:p/>
          </table:table-cell>
          <table:table-cell table:style-name="ce35" table:formula="of:=IF(ISBLANK([base.AE164]);&quot;&quot;;[base.AE164])">
            <text:p/>
          </table:table-cell>
          <table:table-cell table:style-name="ce35" table:formula="of:=IF(ISBLANK([base.AF164]);&quot;&quot;;[base.AF164])">
            <text:p/>
          </table:table-cell>
          <table:table-cell table:style-name="ce35" table:formula="of:=IF(ISBLANK([base.AG164]);&quot;&quot;;[base.AG164])">
            <text:p/>
          </table:table-cell>
          <table:table-cell table:style-name="ce35" table:formula="of:=IF(ISBLANK([base.AH160]);&quot;&quot;;[base.AH160])">
            <text:p/>
          </table:table-cell>
          <table:table-cell table:style-name="ce35" table:formula="of:=IF(ISBLANK([base.AI160]);&quot;&quot;;[base.AI160])">
            <text:p/>
          </table:table-cell>
          <table:table-cell table:style-name="ce35" table:formula="of:=IF(ISBLANK([base.AJ164]);&quot;&quot;;[base.AJ164])">
            <text:p/>
          </table:table-cell>
          <table:table-cell table:style-name="ce35" table:formula="of:=IF(ISBLANK([base.AK164]);&quot;&quot;;[base.AK164])">
            <text:p/>
          </table:table-cell>
          <table:table-cell table:style-name="ce35" table:formula="of:=IF(ISBLANK([base.AL164]);&quot;&quot;;[base.AL164])">
            <text:p/>
          </table:table-cell>
          <table:table-cell table:style-name="ce35" table:formula="of:=IF(ISBLANK([base.AM164]);&quot;&quot;;[base.AM164])">
            <text:p/>
          </table:table-cell>
          <table:table-cell table:style-name="ce35" table:formula="of:=IF(ISBLANK([base.AN164]);&quot;&quot;;[base.AN164])">
            <text:p/>
          </table:table-cell>
          <table:table-cell table:style-name="ce35" table:formula="of:=IF(ISBLANK([base.AO164]);&quot;&quot;;[base.AO164])">
            <text:p/>
          </table:table-cell>
          <table:table-cell table:style-name="ce35" table:formula="of:=IF(ISBLANK([base.AP164]);&quot;&quot;;[base.AP164])">
            <text:p/>
          </table:table-cell>
          <table:table-cell table:style-name="ce35" table:formula="of:=IF(ISBLANK([base.AQ164]);&quot;&quot;;[base.AQ164])">
            <text:p/>
          </table:table-cell>
          <table:table-cell table:style-name="ce35" table:formula="of:=IF(ISBLANK([base.AR164]);&quot;&quot;;[base.AR164])">
            <text:p/>
          </table:table-cell>
          <table:table-cell table:style-name="ce35" table:formula="of:=IF(ISBLANK([base.AS164]);&quot;&quot;;[base.AS164])">
            <text:p/>
          </table:table-cell>
          <table:table-cell table:style-name="ce35" table:formula="of:=IF(ISBLANK([base.AT164]);&quot;&quot;;[base.AT164])">
            <text:p/>
          </table:table-cell>
          <table:table-cell table:number-columns-repeated="997"/>
        </table:table-row>
        <table:table-row table:style-name="ro1">
          <table:table-cell table:formula="of:=[base.A166]" office:value-type="float" office:value="0">
            <text:p>0</text:p>
          </table:table-cell>
          <table:table-cell table:style-name="ce35" table:formula="of:=IF(ISBLANK([base.D166]);&quot;&quot;;[base.D166])">
            <text:p/>
          </table:table-cell>
          <table:table-cell table:style-name="ce35" table:formula="of:=IF(ISBLANK([base.E166]);&quot;&quot;;[base.E166])">
            <text:p/>
          </table:table-cell>
          <table:table-cell table:formula="of:=[base.W166]" office:value-type="float" office:value="0">
            <text:p>0</text:p>
          </table:table-cell>
          <table:table-cell table:formula="of:=[base.X166]" office:value-type="float" office:value="0">
            <text:p>0</text:p>
          </table:table-cell>
          <table:table-cell table:formula="of:=[base.N166]" office:value-type="float" office:value="0">
            <text:p>0</text:p>
          </table:table-cell>
          <table:table-cell table:style-name="ce35" table:formula="of:=IF(ISBLANK([base.Z165]);&quot;&quot;;[base.Z165])">
            <text:p/>
          </table:table-cell>
          <table:table-cell table:style-name="ce35" table:formula="of:=IF(ISBLANK([base.AA165]);&quot;&quot;;[base.AA165])">
            <text:p/>
          </table:table-cell>
          <table:table-cell table:style-name="ce35" table:formula="of:=IF(ISBLANK([base.AB165]);&quot;&quot;;[base.AB165])">
            <text:p/>
          </table:table-cell>
          <table:table-cell table:style-name="ce35" table:formula="of:=IF(ISBLANK([base.AC165]);&quot;&quot;;[base.AC165])">
            <text:p/>
          </table:table-cell>
          <table:table-cell table:style-name="ce35" table:formula="of:=IF(ISBLANK([base.AD165]);&quot;&quot;;[base.AD165])">
            <text:p/>
          </table:table-cell>
          <table:table-cell table:style-name="ce35" table:formula="of:=IF(ISBLANK([base.AE165]);&quot;&quot;;[base.AE165])">
            <text:p/>
          </table:table-cell>
          <table:table-cell table:style-name="ce35" table:formula="of:=IF(ISBLANK([base.AF165]);&quot;&quot;;[base.AF165])">
            <text:p/>
          </table:table-cell>
          <table:table-cell table:style-name="ce35" table:formula="of:=IF(ISBLANK([base.AG165]);&quot;&quot;;[base.AG165])">
            <text:p/>
          </table:table-cell>
          <table:table-cell table:style-name="ce35" table:formula="of:=IF(ISBLANK([base.AH161]);&quot;&quot;;[base.AH161])">
            <text:p/>
          </table:table-cell>
          <table:table-cell table:style-name="ce35" table:formula="of:=IF(ISBLANK([base.AI161]);&quot;&quot;;[base.AI161])">
            <text:p/>
          </table:table-cell>
          <table:table-cell table:style-name="ce35" table:formula="of:=IF(ISBLANK([base.AJ165]);&quot;&quot;;[base.AJ165])">
            <text:p/>
          </table:table-cell>
          <table:table-cell table:style-name="ce35" table:formula="of:=IF(ISBLANK([base.AK165]);&quot;&quot;;[base.AK165])">
            <text:p/>
          </table:table-cell>
          <table:table-cell table:style-name="ce35" table:formula="of:=IF(ISBLANK([base.AL165]);&quot;&quot;;[base.AL165])">
            <text:p/>
          </table:table-cell>
          <table:table-cell table:style-name="ce35" table:formula="of:=IF(ISBLANK([base.AM165]);&quot;&quot;;[base.AM165])">
            <text:p/>
          </table:table-cell>
          <table:table-cell table:style-name="ce35" table:formula="of:=IF(ISBLANK([base.AN165]);&quot;&quot;;[base.AN165])">
            <text:p/>
          </table:table-cell>
          <table:table-cell table:style-name="ce35" table:formula="of:=IF(ISBLANK([base.AO165]);&quot;&quot;;[base.AO165])">
            <text:p/>
          </table:table-cell>
          <table:table-cell table:style-name="ce35" table:formula="of:=IF(ISBLANK([base.AP165]);&quot;&quot;;[base.AP165])">
            <text:p/>
          </table:table-cell>
          <table:table-cell table:style-name="ce35" table:formula="of:=IF(ISBLANK([base.AQ165]);&quot;&quot;;[base.AQ165])">
            <text:p/>
          </table:table-cell>
          <table:table-cell table:style-name="ce35" table:formula="of:=IF(ISBLANK([base.AR165]);&quot;&quot;;[base.AR165])">
            <text:p/>
          </table:table-cell>
          <table:table-cell table:style-name="ce35" table:formula="of:=IF(ISBLANK([base.AS165]);&quot;&quot;;[base.AS165])">
            <text:p/>
          </table:table-cell>
          <table:table-cell table:style-name="ce35" table:formula="of:=IF(ISBLANK([base.AT165]);&quot;&quot;;[base.AT165])">
            <text:p/>
          </table:table-cell>
          <table:table-cell table:number-columns-repeated="997"/>
        </table:table-row>
        <table:table-row table:style-name="ro1">
          <table:table-cell table:formula="of:=[base.A167]" office:value-type="float" office:value="0">
            <text:p>0</text:p>
          </table:table-cell>
          <table:table-cell table:style-name="ce35" table:formula="of:=IF(ISBLANK([base.D167]);&quot;&quot;;[base.D167])">
            <text:p/>
          </table:table-cell>
          <table:table-cell table:style-name="ce35" table:formula="of:=IF(ISBLANK([base.E167]);&quot;&quot;;[base.E167])">
            <text:p/>
          </table:table-cell>
          <table:table-cell table:formula="of:=[base.W167]" office:value-type="float" office:value="0">
            <text:p>0</text:p>
          </table:table-cell>
          <table:table-cell table:formula="of:=[base.X167]" office:value-type="float" office:value="0">
            <text:p>0</text:p>
          </table:table-cell>
          <table:table-cell table:formula="of:=[base.N167]" office:value-type="float" office:value="0">
            <text:p>0</text:p>
          </table:table-cell>
          <table:table-cell table:style-name="ce35" table:formula="of:=IF(ISBLANK([base.Z166]);&quot;&quot;;[base.Z166])">
            <text:p/>
          </table:table-cell>
          <table:table-cell table:style-name="ce35" table:formula="of:=IF(ISBLANK([base.AA166]);&quot;&quot;;[base.AA166])">
            <text:p/>
          </table:table-cell>
          <table:table-cell table:style-name="ce35" table:formula="of:=IF(ISBLANK([base.AB166]);&quot;&quot;;[base.AB166])">
            <text:p/>
          </table:table-cell>
          <table:table-cell table:style-name="ce35" table:formula="of:=IF(ISBLANK([base.AC166]);&quot;&quot;;[base.AC166])">
            <text:p/>
          </table:table-cell>
          <table:table-cell table:style-name="ce35" table:formula="of:=IF(ISBLANK([base.AD166]);&quot;&quot;;[base.AD166])">
            <text:p/>
          </table:table-cell>
          <table:table-cell table:style-name="ce35" table:formula="of:=IF(ISBLANK([base.AE166]);&quot;&quot;;[base.AE166])">
            <text:p/>
          </table:table-cell>
          <table:table-cell table:style-name="ce35" table:formula="of:=IF(ISBLANK([base.AF166]);&quot;&quot;;[base.AF166])">
            <text:p/>
          </table:table-cell>
          <table:table-cell table:style-name="ce35" table:formula="of:=IF(ISBLANK([base.AG166]);&quot;&quot;;[base.AG166])">
            <text:p/>
          </table:table-cell>
          <table:table-cell table:style-name="ce35" table:formula="of:=IF(ISBLANK([base.AH162]);&quot;&quot;;[base.AH162])">
            <text:p/>
          </table:table-cell>
          <table:table-cell table:style-name="ce35" table:formula="of:=IF(ISBLANK([base.AI162]);&quot;&quot;;[base.AI162])">
            <text:p/>
          </table:table-cell>
          <table:table-cell table:style-name="ce35" table:formula="of:=IF(ISBLANK([base.AJ166]);&quot;&quot;;[base.AJ166])">
            <text:p/>
          </table:table-cell>
          <table:table-cell table:style-name="ce35" table:formula="of:=IF(ISBLANK([base.AK166]);&quot;&quot;;[base.AK166])">
            <text:p/>
          </table:table-cell>
          <table:table-cell table:style-name="ce35" table:formula="of:=IF(ISBLANK([base.AL166]);&quot;&quot;;[base.AL166])">
            <text:p/>
          </table:table-cell>
          <table:table-cell table:style-name="ce35" table:formula="of:=IF(ISBLANK([base.AM166]);&quot;&quot;;[base.AM166])">
            <text:p/>
          </table:table-cell>
          <table:table-cell table:style-name="ce35" table:formula="of:=IF(ISBLANK([base.AN166]);&quot;&quot;;[base.AN166])">
            <text:p/>
          </table:table-cell>
          <table:table-cell table:style-name="ce35" table:formula="of:=IF(ISBLANK([base.AO166]);&quot;&quot;;[base.AO166])">
            <text:p/>
          </table:table-cell>
          <table:table-cell table:style-name="ce35" table:formula="of:=IF(ISBLANK([base.AP166]);&quot;&quot;;[base.AP166])">
            <text:p/>
          </table:table-cell>
          <table:table-cell table:style-name="ce35" table:formula="of:=IF(ISBLANK([base.AQ166]);&quot;&quot;;[base.AQ166])">
            <text:p/>
          </table:table-cell>
          <table:table-cell table:style-name="ce35" table:formula="of:=IF(ISBLANK([base.AR166]);&quot;&quot;;[base.AR166])">
            <text:p/>
          </table:table-cell>
          <table:table-cell table:style-name="ce35" table:formula="of:=IF(ISBLANK([base.AS166]);&quot;&quot;;[base.AS166])">
            <text:p/>
          </table:table-cell>
          <table:table-cell table:style-name="ce35" table:formula="of:=IF(ISBLANK([base.AT166]);&quot;&quot;;[base.AT166])">
            <text:p/>
          </table:table-cell>
          <table:table-cell table:number-columns-repeated="997"/>
        </table:table-row>
        <table:table-row table:style-name="ro1">
          <table:table-cell table:formula="of:=[base.A168]" office:value-type="float" office:value="0">
            <text:p>0</text:p>
          </table:table-cell>
          <table:table-cell table:style-name="ce35" table:formula="of:=IF(ISBLANK([base.D168]);&quot;&quot;;[base.D168])">
            <text:p/>
          </table:table-cell>
          <table:table-cell table:style-name="ce35" table:formula="of:=IF(ISBLANK([base.E168]);&quot;&quot;;[base.E168])">
            <text:p/>
          </table:table-cell>
          <table:table-cell table:formula="of:=[base.W168]" office:value-type="float" office:value="0">
            <text:p>0</text:p>
          </table:table-cell>
          <table:table-cell table:formula="of:=[base.X168]" office:value-type="float" office:value="0">
            <text:p>0</text:p>
          </table:table-cell>
          <table:table-cell table:formula="of:=[base.N168]" office:value-type="float" office:value="0">
            <text:p>0</text:p>
          </table:table-cell>
          <table:table-cell table:style-name="ce35" table:formula="of:=IF(ISBLANK([base.Z167]);&quot;&quot;;[base.Z167])">
            <text:p/>
          </table:table-cell>
          <table:table-cell table:style-name="ce35" table:formula="of:=IF(ISBLANK([base.AA167]);&quot;&quot;;[base.AA167])">
            <text:p/>
          </table:table-cell>
          <table:table-cell table:style-name="ce35" table:formula="of:=IF(ISBLANK([base.AB167]);&quot;&quot;;[base.AB167])">
            <text:p/>
          </table:table-cell>
          <table:table-cell table:style-name="ce35" table:formula="of:=IF(ISBLANK([base.AC167]);&quot;&quot;;[base.AC167])">
            <text:p/>
          </table:table-cell>
          <table:table-cell table:style-name="ce35" table:formula="of:=IF(ISBLANK([base.AD167]);&quot;&quot;;[base.AD167])">
            <text:p/>
          </table:table-cell>
          <table:table-cell table:style-name="ce35" table:formula="of:=IF(ISBLANK([base.AE167]);&quot;&quot;;[base.AE167])">
            <text:p/>
          </table:table-cell>
          <table:table-cell table:style-name="ce35" table:formula="of:=IF(ISBLANK([base.AF167]);&quot;&quot;;[base.AF167])">
            <text:p/>
          </table:table-cell>
          <table:table-cell table:style-name="ce35" table:formula="of:=IF(ISBLANK([base.AG167]);&quot;&quot;;[base.AG167])">
            <text:p/>
          </table:table-cell>
          <table:table-cell table:style-name="ce35" table:formula="of:=IF(ISBLANK([base.AH163]);&quot;&quot;;[base.AH163])">
            <text:p/>
          </table:table-cell>
          <table:table-cell table:style-name="ce35" table:formula="of:=IF(ISBLANK([base.AI163]);&quot;&quot;;[base.AI163])">
            <text:p/>
          </table:table-cell>
          <table:table-cell table:style-name="ce35" table:formula="of:=IF(ISBLANK([base.AJ167]);&quot;&quot;;[base.AJ167])">
            <text:p/>
          </table:table-cell>
          <table:table-cell table:style-name="ce35" table:formula="of:=IF(ISBLANK([base.AK167]);&quot;&quot;;[base.AK167])">
            <text:p/>
          </table:table-cell>
          <table:table-cell table:style-name="ce35" table:formula="of:=IF(ISBLANK([base.AL167]);&quot;&quot;;[base.AL167])">
            <text:p/>
          </table:table-cell>
          <table:table-cell table:style-name="ce35" table:formula="of:=IF(ISBLANK([base.AM167]);&quot;&quot;;[base.AM167])">
            <text:p/>
          </table:table-cell>
          <table:table-cell table:style-name="ce35" table:formula="of:=IF(ISBLANK([base.AN167]);&quot;&quot;;[base.AN167])">
            <text:p/>
          </table:table-cell>
          <table:table-cell table:style-name="ce35" table:formula="of:=IF(ISBLANK([base.AO167]);&quot;&quot;;[base.AO167])">
            <text:p/>
          </table:table-cell>
          <table:table-cell table:style-name="ce35" table:formula="of:=IF(ISBLANK([base.AP167]);&quot;&quot;;[base.AP167])">
            <text:p/>
          </table:table-cell>
          <table:table-cell table:style-name="ce35" table:formula="of:=IF(ISBLANK([base.AQ167]);&quot;&quot;;[base.AQ167])">
            <text:p/>
          </table:table-cell>
          <table:table-cell table:style-name="ce35" table:formula="of:=IF(ISBLANK([base.AR167]);&quot;&quot;;[base.AR167])">
            <text:p/>
          </table:table-cell>
          <table:table-cell table:style-name="ce35" table:formula="of:=IF(ISBLANK([base.AS167]);&quot;&quot;;[base.AS167])">
            <text:p/>
          </table:table-cell>
          <table:table-cell table:style-name="ce35" table:formula="of:=IF(ISBLANK([base.AT167]);&quot;&quot;;[base.AT167])">
            <text:p/>
          </table:table-cell>
          <table:table-cell table:number-columns-repeated="997"/>
        </table:table-row>
        <table:table-row table:style-name="ro1">
          <table:table-cell table:formula="of:=[base.A169]" office:value-type="float" office:value="0">
            <text:p>0</text:p>
          </table:table-cell>
          <table:table-cell table:style-name="ce35" table:formula="of:=IF(ISBLANK([base.D169]);&quot;&quot;;[base.D169])">
            <text:p/>
          </table:table-cell>
          <table:table-cell table:style-name="ce35" table:formula="of:=IF(ISBLANK([base.E169]);&quot;&quot;;[base.E169])">
            <text:p/>
          </table:table-cell>
          <table:table-cell table:formula="of:=[base.W169]" office:value-type="float" office:value="0">
            <text:p>0</text:p>
          </table:table-cell>
          <table:table-cell table:formula="of:=[base.X169]" office:value-type="float" office:value="0">
            <text:p>0</text:p>
          </table:table-cell>
          <table:table-cell table:formula="of:=[base.N169]" office:value-type="float" office:value="0">
            <text:p>0</text:p>
          </table:table-cell>
          <table:table-cell table:style-name="ce35" table:formula="of:=IF(ISBLANK([base.Z168]);&quot;&quot;;[base.Z168])">
            <text:p/>
          </table:table-cell>
          <table:table-cell table:style-name="ce35" table:formula="of:=IF(ISBLANK([base.AA168]);&quot;&quot;;[base.AA168])">
            <text:p/>
          </table:table-cell>
          <table:table-cell table:style-name="ce35" table:formula="of:=IF(ISBLANK([base.AB168]);&quot;&quot;;[base.AB168])">
            <text:p/>
          </table:table-cell>
          <table:table-cell table:style-name="ce35" table:formula="of:=IF(ISBLANK([base.AC168]);&quot;&quot;;[base.AC168])">
            <text:p/>
          </table:table-cell>
          <table:table-cell table:style-name="ce35" table:formula="of:=IF(ISBLANK([base.AD168]);&quot;&quot;;[base.AD168])">
            <text:p/>
          </table:table-cell>
          <table:table-cell table:style-name="ce35" table:formula="of:=IF(ISBLANK([base.AE168]);&quot;&quot;;[base.AE168])">
            <text:p/>
          </table:table-cell>
          <table:table-cell table:style-name="ce35" table:formula="of:=IF(ISBLANK([base.AF168]);&quot;&quot;;[base.AF168])">
            <text:p/>
          </table:table-cell>
          <table:table-cell table:style-name="ce35" table:formula="of:=IF(ISBLANK([base.AG168]);&quot;&quot;;[base.AG168])">
            <text:p/>
          </table:table-cell>
          <table:table-cell table:style-name="ce35" table:formula="of:=IF(ISBLANK([base.AH164]);&quot;&quot;;[base.AH164])">
            <text:p/>
          </table:table-cell>
          <table:table-cell table:style-name="ce35" table:formula="of:=IF(ISBLANK([base.AI164]);&quot;&quot;;[base.AI164])">
            <text:p/>
          </table:table-cell>
          <table:table-cell table:style-name="ce35" table:formula="of:=IF(ISBLANK([base.AJ168]);&quot;&quot;;[base.AJ168])">
            <text:p/>
          </table:table-cell>
          <table:table-cell table:style-name="ce35" table:formula="of:=IF(ISBLANK([base.AK168]);&quot;&quot;;[base.AK168])">
            <text:p/>
          </table:table-cell>
          <table:table-cell table:style-name="ce35" table:formula="of:=IF(ISBLANK([base.AL168]);&quot;&quot;;[base.AL168])">
            <text:p/>
          </table:table-cell>
          <table:table-cell table:style-name="ce35" table:formula="of:=IF(ISBLANK([base.AM168]);&quot;&quot;;[base.AM168])">
            <text:p/>
          </table:table-cell>
          <table:table-cell table:style-name="ce35" table:formula="of:=IF(ISBLANK([base.AN168]);&quot;&quot;;[base.AN168])">
            <text:p/>
          </table:table-cell>
          <table:table-cell table:style-name="ce35" table:formula="of:=IF(ISBLANK([base.AO168]);&quot;&quot;;[base.AO168])">
            <text:p/>
          </table:table-cell>
          <table:table-cell table:style-name="ce35" table:formula="of:=IF(ISBLANK([base.AP168]);&quot;&quot;;[base.AP168])">
            <text:p/>
          </table:table-cell>
          <table:table-cell table:style-name="ce35" table:formula="of:=IF(ISBLANK([base.AQ168]);&quot;&quot;;[base.AQ168])">
            <text:p/>
          </table:table-cell>
          <table:table-cell table:style-name="ce35" table:formula="of:=IF(ISBLANK([base.AR168]);&quot;&quot;;[base.AR168])">
            <text:p/>
          </table:table-cell>
          <table:table-cell table:style-name="ce35" table:formula="of:=IF(ISBLANK([base.AS168]);&quot;&quot;;[base.AS168])">
            <text:p/>
          </table:table-cell>
          <table:table-cell table:style-name="ce35" table:formula="of:=IF(ISBLANK([base.AT168]);&quot;&quot;;[base.AT168])">
            <text:p/>
          </table:table-cell>
          <table:table-cell table:number-columns-repeated="997"/>
        </table:table-row>
        <table:table-row table:style-name="ro1">
          <table:table-cell table:formula="of:=[base.A170]" office:value-type="float" office:value="0">
            <text:p>0</text:p>
          </table:table-cell>
          <table:table-cell table:style-name="ce35" table:formula="of:=IF(ISBLANK([base.D170]);&quot;&quot;;[base.D170])">
            <text:p/>
          </table:table-cell>
          <table:table-cell table:style-name="ce35" table:formula="of:=IF(ISBLANK([base.E170]);&quot;&quot;;[base.E170])">
            <text:p/>
          </table:table-cell>
          <table:table-cell table:formula="of:=[base.W170]" office:value-type="float" office:value="0">
            <text:p>0</text:p>
          </table:table-cell>
          <table:table-cell table:formula="of:=[base.X170]" office:value-type="float" office:value="0">
            <text:p>0</text:p>
          </table:table-cell>
          <table:table-cell table:formula="of:=[base.N170]" office:value-type="float" office:value="0">
            <text:p>0</text:p>
          </table:table-cell>
          <table:table-cell table:style-name="ce35" table:formula="of:=IF(ISBLANK([base.Z169]);&quot;&quot;;[base.Z169])">
            <text:p/>
          </table:table-cell>
          <table:table-cell table:style-name="ce35" table:formula="of:=IF(ISBLANK([base.AA169]);&quot;&quot;;[base.AA169])">
            <text:p/>
          </table:table-cell>
          <table:table-cell table:style-name="ce35" table:formula="of:=IF(ISBLANK([base.AB169]);&quot;&quot;;[base.AB169])">
            <text:p/>
          </table:table-cell>
          <table:table-cell table:style-name="ce35" table:formula="of:=IF(ISBLANK([base.AC169]);&quot;&quot;;[base.AC169])">
            <text:p/>
          </table:table-cell>
          <table:table-cell table:style-name="ce35" table:formula="of:=IF(ISBLANK([base.AD169]);&quot;&quot;;[base.AD169])">
            <text:p/>
          </table:table-cell>
          <table:table-cell table:style-name="ce35" table:formula="of:=IF(ISBLANK([base.AE169]);&quot;&quot;;[base.AE169])">
            <text:p/>
          </table:table-cell>
          <table:table-cell table:style-name="ce35" table:formula="of:=IF(ISBLANK([base.AF169]);&quot;&quot;;[base.AF169])">
            <text:p/>
          </table:table-cell>
          <table:table-cell table:style-name="ce35" table:formula="of:=IF(ISBLANK([base.AG169]);&quot;&quot;;[base.AG169])">
            <text:p/>
          </table:table-cell>
          <table:table-cell table:style-name="ce35" table:formula="of:=IF(ISBLANK([base.AH165]);&quot;&quot;;[base.AH165])">
            <text:p/>
          </table:table-cell>
          <table:table-cell table:style-name="ce35" table:formula="of:=IF(ISBLANK([base.AI165]);&quot;&quot;;[base.AI165])">
            <text:p/>
          </table:table-cell>
          <table:table-cell table:style-name="ce35" table:formula="of:=IF(ISBLANK([base.AJ169]);&quot;&quot;;[base.AJ169])">
            <text:p/>
          </table:table-cell>
          <table:table-cell table:style-name="ce35" table:formula="of:=IF(ISBLANK([base.AK169]);&quot;&quot;;[base.AK169])">
            <text:p/>
          </table:table-cell>
          <table:table-cell table:style-name="ce35" table:formula="of:=IF(ISBLANK([base.AL169]);&quot;&quot;;[base.AL169])">
            <text:p/>
          </table:table-cell>
          <table:table-cell table:style-name="ce35" table:formula="of:=IF(ISBLANK([base.AM169]);&quot;&quot;;[base.AM169])">
            <text:p/>
          </table:table-cell>
          <table:table-cell table:style-name="ce35" table:formula="of:=IF(ISBLANK([base.AN169]);&quot;&quot;;[base.AN169])">
            <text:p/>
          </table:table-cell>
          <table:table-cell table:style-name="ce35" table:formula="of:=IF(ISBLANK([base.AO169]);&quot;&quot;;[base.AO169])">
            <text:p/>
          </table:table-cell>
          <table:table-cell table:style-name="ce35" table:formula="of:=IF(ISBLANK([base.AP169]);&quot;&quot;;[base.AP169])">
            <text:p/>
          </table:table-cell>
          <table:table-cell table:style-name="ce35" table:formula="of:=IF(ISBLANK([base.AQ169]);&quot;&quot;;[base.AQ169])">
            <text:p/>
          </table:table-cell>
          <table:table-cell table:style-name="ce35" table:formula="of:=IF(ISBLANK([base.AR169]);&quot;&quot;;[base.AR169])">
            <text:p/>
          </table:table-cell>
          <table:table-cell table:style-name="ce35" table:formula="of:=IF(ISBLANK([base.AS169]);&quot;&quot;;[base.AS169])">
            <text:p/>
          </table:table-cell>
          <table:table-cell table:style-name="ce35" table:formula="of:=IF(ISBLANK([base.AT169]);&quot;&quot;;[base.AT169])">
            <text:p/>
          </table:table-cell>
          <table:table-cell table:number-columns-repeated="997"/>
        </table:table-row>
        <table:table-row table:style-name="ro1">
          <table:table-cell table:formula="of:=[base.A171]" office:value-type="float" office:value="0">
            <text:p>0</text:p>
          </table:table-cell>
          <table:table-cell table:style-name="ce35" table:formula="of:=IF(ISBLANK([base.D171]);&quot;&quot;;[base.D171])">
            <text:p/>
          </table:table-cell>
          <table:table-cell table:style-name="ce35" table:formula="of:=IF(ISBLANK([base.E171]);&quot;&quot;;[base.E171])">
            <text:p/>
          </table:table-cell>
          <table:table-cell table:formula="of:=[base.W171]" office:value-type="float" office:value="0">
            <text:p>0</text:p>
          </table:table-cell>
          <table:table-cell table:formula="of:=[base.X171]" office:value-type="float" office:value="0">
            <text:p>0</text:p>
          </table:table-cell>
          <table:table-cell table:formula="of:=[base.N171]" office:value-type="float" office:value="0">
            <text:p>0</text:p>
          </table:table-cell>
          <table:table-cell table:style-name="ce35" table:formula="of:=IF(ISBLANK([base.Z170]);&quot;&quot;;[base.Z170])">
            <text:p/>
          </table:table-cell>
          <table:table-cell table:style-name="ce35" table:formula="of:=IF(ISBLANK([base.AA170]);&quot;&quot;;[base.AA170])">
            <text:p/>
          </table:table-cell>
          <table:table-cell table:style-name="ce35" table:formula="of:=IF(ISBLANK([base.AB170]);&quot;&quot;;[base.AB170])">
            <text:p/>
          </table:table-cell>
          <table:table-cell table:style-name="ce35" table:formula="of:=IF(ISBLANK([base.AC170]);&quot;&quot;;[base.AC170])">
            <text:p/>
          </table:table-cell>
          <table:table-cell table:style-name="ce35" table:formula="of:=IF(ISBLANK([base.AD170]);&quot;&quot;;[base.AD170])">
            <text:p/>
          </table:table-cell>
          <table:table-cell table:style-name="ce35" table:formula="of:=IF(ISBLANK([base.AE170]);&quot;&quot;;[base.AE170])">
            <text:p/>
          </table:table-cell>
          <table:table-cell table:style-name="ce35" table:formula="of:=IF(ISBLANK([base.AF170]);&quot;&quot;;[base.AF170])">
            <text:p/>
          </table:table-cell>
          <table:table-cell table:style-name="ce35" table:formula="of:=IF(ISBLANK([base.AG170]);&quot;&quot;;[base.AG170])">
            <text:p/>
          </table:table-cell>
          <table:table-cell table:style-name="ce35" table:formula="of:=IF(ISBLANK([base.AH166]);&quot;&quot;;[base.AH166])">
            <text:p/>
          </table:table-cell>
          <table:table-cell table:style-name="ce35" table:formula="of:=IF(ISBLANK([base.AI166]);&quot;&quot;;[base.AI166])">
            <text:p/>
          </table:table-cell>
          <table:table-cell table:style-name="ce35" table:formula="of:=IF(ISBLANK([base.AJ170]);&quot;&quot;;[base.AJ170])">
            <text:p/>
          </table:table-cell>
          <table:table-cell table:style-name="ce35" table:formula="of:=IF(ISBLANK([base.AK170]);&quot;&quot;;[base.AK170])">
            <text:p/>
          </table:table-cell>
          <table:table-cell table:style-name="ce35" table:formula="of:=IF(ISBLANK([base.AL170]);&quot;&quot;;[base.AL170])">
            <text:p/>
          </table:table-cell>
          <table:table-cell table:style-name="ce35" table:formula="of:=IF(ISBLANK([base.AM170]);&quot;&quot;;[base.AM170])">
            <text:p/>
          </table:table-cell>
          <table:table-cell table:style-name="ce35" table:formula="of:=IF(ISBLANK([base.AN170]);&quot;&quot;;[base.AN170])">
            <text:p/>
          </table:table-cell>
          <table:table-cell table:style-name="ce35" table:formula="of:=IF(ISBLANK([base.AO170]);&quot;&quot;;[base.AO170])">
            <text:p/>
          </table:table-cell>
          <table:table-cell table:style-name="ce35" table:formula="of:=IF(ISBLANK([base.AP170]);&quot;&quot;;[base.AP170])">
            <text:p/>
          </table:table-cell>
          <table:table-cell table:style-name="ce35" table:formula="of:=IF(ISBLANK([base.AQ170]);&quot;&quot;;[base.AQ170])">
            <text:p/>
          </table:table-cell>
          <table:table-cell table:style-name="ce35" table:formula="of:=IF(ISBLANK([base.AR170]);&quot;&quot;;[base.AR170])">
            <text:p/>
          </table:table-cell>
          <table:table-cell table:style-name="ce35" table:formula="of:=IF(ISBLANK([base.AS170]);&quot;&quot;;[base.AS170])">
            <text:p/>
          </table:table-cell>
          <table:table-cell table:style-name="ce35" table:formula="of:=IF(ISBLANK([base.AT170]);&quot;&quot;;[base.AT170])">
            <text:p/>
          </table:table-cell>
          <table:table-cell table:number-columns-repeated="997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6/01/2016</text:date>, <text:time>22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6-01-06T22:02:25.32</dc:date>
    <meta:editing-duration>PT12H46M9S</meta:editing-duration>
    <meta:editing-cycles>13</meta:editing-cycles>
    <meta:generator>OpenOffice/4.0.0$Win32 OpenOffice.org_project/400m3$Build-9702</meta:generator>
    <meta:document-statistic meta:table-count="2" meta:cell-count="7197" meta:object-count="0"/>
  </office:meta>
</office:document-meta>
</file>